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Neutral" style:data-style-name="N0">
      <style:table-cell-properties fo:background-color="#FFEB9C"/>
      <style:text-properties fo:color="#9C65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statvalue meaning</text:p>
          </table:table-cell>
          <table:table-cell office:value-type="string" table:style-name="ce1">
            <text:p>1:rest,</text:p>
          </table:table-cell>
          <table:table-cell office:value-type="string" table:style-name="ce1">
            <text:p>2:Queuing,</text:p>
          </table:table-cell>
          <table:table-cell office:value-type="string" table:style-name="ce1">
            <text:p>3:walking.</text:p>
          </table:table-cell>
          <table:table-cell table:style-name="ce1"/>
          <table:table-cell table:style-name="ce2"/>
          <table:table-cell table:style-name="ce1"/>
          <table:table-cell office:value-type="string" table:style-name="ce3">
            <text:p>Fast fourrier Transform</text:p>
          </table:table-cell>
          <table:table-cell table:number-columns-repeated="2" table:style-name="ce3"/>
          <table:table-cell table:number-columns-repeated="2" table:style-name="ce1"/>
          <table:table-cell office:value-type="string" table:style-name="ce1">
            <text:p>Fast fourrier half set</text:p>
          </table:table-cell>
          <table:table-cell table:number-columns-repeated="3" table:style-name="ce1"/>
          <table:table-cell table:style-name="ce1">
            <draw:frame draw:z-index="4" draw:id="id3" draw:style-name="a3" draw:name="Chart 6" svg:x="0.3125in" svg:y="0.1562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1" draw:id="id0" draw:style-name="a0" draw:name="Chart 4" svg:x="0.6875in" svg:y="0.2083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2">
          <table:table-cell office:value-type="string" table:style-name="ce1">
            <text:p>SampleNum</text:p>
          </table:table-cell>
          <table:table-cell office:value-type="string" table:style-name="ce1">
            <text:p>statValu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2">
            <text:p>Vector magnitude</text:p>
          </table:table-cell>
          <table:table-cell table:style-name="ce1"/>
          <table:table-cell office:value-type="string" table:style-name="ce1">
            <text:p>Step</text:p>
          </table:table-cell>
          <table:table-cell office:value-type="string" table:style-name="ce1">
            <text:p>Magnitude</text:p>
          </table:table-cell>
          <table:table-cell office:value-type="string" table:style-name="ce1">
            <text:p>Phase</text:p>
          </table:table-cell>
          <table:table-cell office:value-type="string" table:style-name="ce1">
            <text:p>IDTF</text:p>
          </table:table-cell>
          <table:table-cell table:style-name="ce1"/>
          <table:table-cell office:value-type="string" table:style-name="ce1">
            <text:p>step</text:p>
          </table:table-cell>
          <table:table-cell office:value-type="string" table:style-name="ce1">
            <text:p>magnitude</text:p>
          </table:table-cell>
          <table:table-cell office:value-type="string" table:style-name="ce1">
            <text:p>phase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-1.2497733" table:style-name="ce1">
            <text:p>-1,2497733</text:p>
          </table:table-cell>
          <table:table-cell office:value-type="float" office:value="2.3032219999999999" table:style-name="ce1">
            <text:p>2,303222</text:p>
          </table:table-cell>
          <table:table-cell office:value-type="float" office:value="9.54209" table:style-name="ce1">
            <text:p>9,54209</text:p>
          </table:table-cell>
          <table:table-cell office:value-type="float" office:value="9.8953648973030237" table:formula="of:=SQRT(([.C3]*[.C3])+([.D3]*[.D3])+([.E3]*[.E3]))" table:style-name="ce2">
            <text:p>9,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583.0187988487073" table:formula="of:=_xll.DFT([.F3:.F360];1;[.H3];1)" table:style-name="ce1">
            <text:p>3583,018799</text:p>
          </table:table-cell>
          <table:table-cell office:value-type="float" office:value="0" table:formula="of:=_xll.DFT([.F3:.F360];1;[.H3];2)" table:style-name="ce1">
            <text:p>0</text:p>
          </table:table-cell>
          <table:table-cell office:value-type="float" office:value="20.433604180946165" table:formula="of:=_xll.IDFT([.I3:.I360];[.J3:.J360];359)" table:number-matrix-columns-spanned="1" table:number-matrix-rows-spanned="358" table:style-name="ce1">
            <text:p>20,433604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_xll.DFT([.F3:.F183];1;[.$M3];1)" table:style-name="ce1">
            <text:p>#NUM!</text:p>
          </table:table-cell>
          <table:table-cell table:number-columns-repeated="1637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-1.2773066" table:style-name="ce1">
            <text:p>-1,2773066</text:p>
          </table:table-cell>
          <table:table-cell office:value-type="float" office:value="2.0410569000000001" table:style-name="ce1">
            <text:p>2,0410569</text:p>
          </table:table-cell>
          <table:table-cell office:value-type="float" office:value="9.0740239999999996" table:style-name="ce1">
            <text:p>9,074024</text:p>
          </table:table-cell>
          <table:table-cell office:value-type="float" office:value="9.3880422331824409" table:formula="of:=SQRT(([.C4]*[.C4])+([.D4]*[.D4])+([.E4]*[.E4]))" table:style-name="ce2">
            <text:p>9,3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.708986645397459" table:formula="of:=_xll.DFT([.F4:.F361];1;[.H4];1)" table:style-name="ce1">
            <text:p>70,70898665</text:p>
          </table:table-cell>
          <table:table-cell office:value-type="float" office:value="2.588387402713753" table:formula="of:=_xll.DFT([.F4:.F361];1;[.H4];2)" table:style-name="ce1">
            <text:p>2,588387403</text:p>
          </table:table-cell>
          <table:table-cell office:value-type="float" office:value="-1.8868626590712492E-2" table:style-name="ce1">
            <text:p>-0,01886862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4.077279107987685" table:formula="of:=_xll.DFT([.F4:.F184];1;[.$M4];1)" table:style-name="ce1">
            <text:p>44,07727911</text:p>
          </table:table-cell>
          <table:table-cell table:number-columns-repeated="1637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-0.72664019999999996" table:style-name="ce1">
            <text:p>-0,7266402</text:p>
          </table:table-cell>
          <table:table-cell office:value-type="float" office:value="2.4827870999999999" table:style-name="ce1">
            <text:p>2,4827871</text:p>
          </table:table-cell>
          <table:table-cell office:value-type="float" office:value="8.8405900000000006" table:style-name="ce1">
            <text:p>8,84059</text:p>
          </table:table-cell>
          <table:table-cell office:value-type="float" office:value="9.2113120299055371" table:formula="of:=SQRT(([.C5]*[.C5])+([.D5]*[.D5])+([.E5]*[.E5]))" table:style-name="ce2">
            <text:p>9,2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3.550965451621607" table:formula="of:=_xll.DFT([.F5:.F362];1;[.H5];1)" table:style-name="ce1">
            <text:p>33,55096545</text:p>
          </table:table-cell>
          <table:table-cell office:value-type="float" office:value="2.3553032347375544" table:formula="of:=_xll.DFT([.F5:.F362];1;[.H5];2)" table:style-name="ce1">
            <text:p>2,355303235</text:p>
          </table:table-cell>
          <table:table-cell office:value-type="float" office:value="21.496163367631997" table:style-name="ce1">
            <text:p>21,49616337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.4938599731974485" table:formula="of:=_xll.DFT([.F5:.F185];1;[.$M5];1)" table:style-name="ce1">
            <text:p>9,493859973</text:p>
          </table:table-cell>
          <table:table-cell table:number-columns-repeated="1637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-0.82719666000000003" table:style-name="ce1">
            <text:p>-0,82719666</text:p>
          </table:table-cell>
          <table:table-cell office:value-type="float" office:value="2.9113492999999999" table:style-name="ce1">
            <text:p>2,9113493</text:p>
          </table:table-cell>
          <table:table-cell office:value-type="float" office:value="9.4331549999999993" table:style-name="ce1">
            <text:p>9,433155</text:p>
          </table:table-cell>
          <table:table-cell office:value-type="float" office:value="9.9067967736776872" table:formula="of:=SQRT(([.C6]*[.C6])+([.D6]*[.D6])+([.E6]*[.E6]))" table:style-name="ce2">
            <text:p>9,9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8.952486132902656" table:formula="of:=_xll.DFT([.F6:.F363];1;[.H6];1)" table:style-name="ce1">
            <text:p>48,95248613</text:p>
          </table:table-cell>
          <table:table-cell office:value-type="float" office:value="-1.2889488769248976" table:formula="of:=_xll.DFT([.F6:.F363];1;[.H6];2)" table:style-name="ce1">
            <text:p>-1,288948877</text:p>
          </table:table-cell>
          <table:table-cell office:value-type="float" office:value="-0.73658814995773014" table:style-name="ce1">
            <text:p>-0,7365881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0.387918299436361" table:formula="of:=_xll.DFT([.F6:.F186];1;[.$M6];1)" table:style-name="ce1">
            <text:p>30,3879183</text:p>
          </table:table-cell>
          <table:table-cell table:number-columns-repeated="1637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-0.92655604999999996" table:style-name="ce1">
            <text:p>-0,92655605</text:p>
          </table:table-cell>
          <table:table-cell office:value-type="float" office:value="1.8076223" table:style-name="ce1">
            <text:p>1,8076223</text:p>
          </table:table-cell>
          <table:table-cell office:value-type="float" office:value="10.311826999999999" table:style-name="ce1">
            <text:p>10,311827</text:p>
          </table:table-cell>
          <table:table-cell office:value-type="float" office:value="10.509984803565507" table:formula="of:=SQRT(([.C7]*[.C7])+([.D7]*[.D7])+([.E7]*[.E7]))" table:style-name="ce2">
            <text:p>10,5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6.35579887293428" table:formula="of:=_xll.DFT([.F7:.F364];1;[.H7];1)" table:style-name="ce1">
            <text:p>26,35579887</text:p>
          </table:table-cell>
          <table:table-cell office:value-type="float" office:value="-0.64055018890678972" table:formula="of:=_xll.DFT([.F7:.F364];1;[.H7];2)" table:style-name="ce1">
            <text:p>-0,640550189</text:p>
          </table:table-cell>
          <table:table-cell office:value-type="float" office:value="19.675880325728905" table:style-name="ce1">
            <text:p>19,6758803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7.371253996962281" table:formula="of:=_xll.DFT([.F7:.F187];1;[.$M7];1)" table:style-name="ce1">
            <text:p>27,371254</text:p>
          </table:table-cell>
          <table:table-cell table:number-columns-repeated="1637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-2.3702597999999999" table:style-name="ce1">
            <text:p>-2,3702598</text:p>
          </table:table-cell>
          <table:table-cell office:value-type="float" office:value="1.0295067" table:style-name="ce1">
            <text:p>1,0295067</text:p>
          </table:table-cell>
          <table:table-cell office:value-type="float" office:value="9.3014740000000007" table:style-name="ce1">
            <text:p>9,301474</text:p>
          </table:table-cell>
          <table:table-cell office:value-type="float" office:value="9.6537782312168812" table:formula="of:=SQRT(([.C8]*[.C8])+([.D8]*[.D8])+([.E8]*[.E8]))" table:style-name="ce2">
            <text:p>9,6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0.686793410808754" table:formula="of:=_xll.DFT([.F8:.F365];1;[.H8];1)" table:style-name="ce1">
            <text:p>20,68679341</text:p>
          </table:table-cell>
          <table:table-cell office:value-type="float" office:value="3.9505992297761421" table:formula="of:=_xll.DFT([.F8:.F365];1;[.H8];2)" table:style-name="ce1">
            <text:p>3,95059923</text:p>
          </table:table-cell>
          <table:table-cell office:value-type="float" office:value="-1.8705634620983538" table:style-name="ce1">
            <text:p>-1,87056346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8.489908982704453" table:formula="of:=_xll.DFT([.F8:.F188];1;[.$M8];1)" table:style-name="ce1">
            <text:p>28,48990898</text:p>
          </table:table-cell>
          <table:table-cell table:number-columns-repeated="16370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-1.8626889" table:style-name="ce1">
            <text:p>-1,8626889</text:p>
          </table:table-cell>
          <table:table-cell office:value-type="float" office:value="2.0266917000000002" table:style-name="ce1">
            <text:p>2,0266917</text:p>
          </table:table-cell>
          <table:table-cell office:value-type="float" office:value="7.9978309999999997" table:style-name="ce1">
            <text:p>7,997831</text:p>
          </table:table-cell>
          <table:table-cell office:value-type="float" office:value="8.4582734579577821" table:formula="of:=SQRT(([.C9]*[.C9])+([.D9]*[.D9])+([.E9]*[.E9]))" table:style-name="ce2">
            <text:p>8,4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5.353125980018" table:formula="of:=_xll.DFT([.F9:.F366];1;[.H9];1)" table:style-name="ce1">
            <text:p>45,35312598</text:p>
          </table:table-cell>
          <table:table-cell office:value-type="float" office:value="0.70588381998368488" table:formula="of:=_xll.DFT([.F9:.F366];1;[.H9];2)" table:style-name="ce1">
            <text:p>0,70588382</text:p>
          </table:table-cell>
          <table:table-cell office:value-type="float" office:value="21.628246512092648" table:style-name="ce1">
            <text:p>21,6282465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3.755034138528156" table:formula="of:=_xll.DFT([.F9:.F189];1;[.$M9];1)" table:style-name="ce1">
            <text:p>23,75503414</text:p>
          </table:table-cell>
          <table:table-cell table:number-columns-repeated="16370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-0.92535895000000001" table:style-name="ce1">
            <text:p>-0,92535895</text:p>
          </table:table-cell>
          <table:table-cell office:value-type="float" office:value="2.4791957999999998" table:style-name="ce1">
            <text:p>2,4791958</text:p>
          </table:table-cell>
          <table:table-cell office:value-type="float" office:value="8.4275900000000004" table:style-name="ce1">
            <text:p>8,42759</text:p>
          </table:table-cell>
          <table:table-cell office:value-type="float" office:value="8.8332878482014134" table:formula="of:=SQRT(([.C10]*[.C10])+([.D10]*[.D10])+([.E10]*[.E10]))" table:style-name="ce2">
            <text:p>8,8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5.944534455215436" table:formula="of:=_xll.DFT([.F10:.F367];1;[.H10];1)" table:style-name="ce1">
            <text:p>25,94453446</text:p>
          </table:table-cell>
          <table:table-cell office:value-type="float" office:value="-1.3398657385544375" table:formula="of:=_xll.DFT([.F10:.F367];1;[.H10];2)" table:style-name="ce1">
            <text:p>-1,339865739</text:p>
          </table:table-cell>
          <table:table-cell office:value-type="float" office:value="0.9223551677073285" table:style-name="ce1">
            <text:p>0,922355168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6.17054802600812" table:formula="of:=_xll.DFT([.F10:.F190];1;[.$M10];1)" table:style-name="ce1">
            <text:p>26,17054803</text:p>
          </table:table-cell>
          <table:table-cell table:number-columns-repeated="16370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-1.0283096" table:style-name="ce1">
            <text:p>-1,0283096</text:p>
          </table:table-cell>
          <table:table-cell office:value-type="float" office:value="2.802413" table:style-name="ce1">
            <text:p>2,802413</text:p>
          </table:table-cell>
          <table:table-cell office:value-type="float" office:value="9.6833489999999998" table:style-name="ce1">
            <text:p>9,683349</text:p>
          </table:table-cell>
          <table:table-cell office:value-type="float" office:value="10.133024578664662" table:formula="of:=SQRT(([.C11]*[.C11])+([.D11]*[.D11])+([.E11]*[.E11]))" table:style-name="ce2">
            <text:p>10,13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3.507674666308095" table:formula="of:=_xll.DFT([.F11:.F368];1;[.H11];1)" table:style-name="ce1">
            <text:p>23,50767467</text:p>
          </table:table-cell>
          <table:table-cell office:value-type="float" office:value="2.3854614850879248" table:formula="of:=_xll.DFT([.F11:.F368];1;[.H11];2)" table:style-name="ce1">
            <text:p>2,385461485</text:p>
          </table:table-cell>
          <table:table-cell office:value-type="float" office:value="20.035313957317339" table:style-name="ce1">
            <text:p>20,0353139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9.880063790409519" table:formula="of:=_xll.DFT([.F11:.F191];1;[.$M11];1)" table:style-name="ce1">
            <text:p>9,88006379</text:p>
          </table:table-cell>
          <table:table-cell table:number-columns-repeated="16370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.66678519999999997" table:style-name="ce1">
            <text:p>0,6667852</text:p>
          </table:table-cell>
          <table:table-cell office:value-type="float" office:value="0.13407530000000001" table:style-name="ce1">
            <text:p>0,1340753</text:p>
          </table:table-cell>
          <table:table-cell office:value-type="float" office:value="11.597512999999999" table:style-name="ce1">
            <text:p>11,597513</text:p>
          </table:table-cell>
          <table:table-cell office:value-type="float" office:value="11.61743889478994" table:formula="of:=SQRT(([.C12]*[.C12])+([.D12]*[.D12])+([.E12]*[.E12]))" table:style-name="ce2">
            <text:p>11,6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7.053599979528116" table:formula="of:=_xll.DFT([.F12:.F369];1;[.H12];1)" table:style-name="ce1">
            <text:p>37,05359998</text:p>
          </table:table-cell>
          <table:table-cell office:value-type="float" office:value="0.42783076070976661" table:formula="of:=_xll.DFT([.F12:.F369];1;[.H12];2)" table:style-name="ce1">
            <text:p>0,427830761</text:p>
          </table:table-cell>
          <table:table-cell office:value-type="float" office:value="-1.1725136216156016" table:style-name="ce1">
            <text:p>-1,17251362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3.384119295902639" table:formula="of:=_xll.DFT([.F12:.F192];1;[.$M12];1)" table:style-name="ce1">
            <text:p>23,3841193</text:p>
          </table:table-cell>
          <table:table-cell table:number-columns-repeated="16370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-0.29927522000000001" table:style-name="ce1">
            <text:p>-0,29927522</text:p>
          </table:table-cell>
          <table:table-cell office:value-type="float" office:value="1.3275849" table:style-name="ce1">
            <text:p>1,3275849</text:p>
          </table:table-cell>
          <table:table-cell office:value-type="float" office:value="9.6594069999999999" table:style-name="ce1">
            <text:p>9,659407</text:p>
          </table:table-cell>
          <table:table-cell office:value-type="float" office:value="9.7548034790898299" table:formula="of:=SQRT(([.C13]*[.C13])+([.D13]*[.D13])+([.E13]*[.E13]))" table:style-name="ce2">
            <text:p>9,7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2.162607152745014" table:formula="of:=_xll.DFT([.F13:.F370];1;[.H13];1)" table:style-name="ce1">
            <text:p>22,16260715</text:p>
          </table:table-cell>
          <table:table-cell office:value-type="float" office:value="4.2001384138015858" table:formula="of:=_xll.DFT([.F13:.F370];1;[.H13];2)" table:style-name="ce1">
            <text:p>4,200138414</text:p>
          </table:table-cell>
          <table:table-cell office:value-type="float" office:value="18.365343893860594" table:style-name="ce1">
            <text:p>18,3653438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8.579855030184227" table:formula="of:=_xll.DFT([.F13:.F193];1;[.$M13];1)" table:style-name="ce1">
            <text:p>38,57985503</text:p>
          </table:table-cell>
          <table:table-cell table:number-columns-repeated="16370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-0.46447513000000001" table:style-name="ce1">
            <text:p>-0,46447513</text:p>
          </table:table-cell>
          <table:table-cell office:value-type="float" office:value="2.6491842000000001" table:style-name="ce1">
            <text:p>2,6491842</text:p>
          </table:table-cell>
          <table:table-cell office:value-type="float" office:value="8.9267810000000001" table:style-name="ce1">
            <text:p>8,926781</text:p>
          </table:table-cell>
          <table:table-cell office:value-type="float" office:value="9.3231611105825678" table:formula="of:=SQRT(([.C14]*[.C14])+([.D14]*[.D14])+([.E14]*[.E14]))" table:style-name="ce2">
            <text:p>9,3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3.821688975390455" table:formula="of:=_xll.DFT([.F14:.F371];1;[.H14];1)" table:style-name="ce1">
            <text:p>23,82168898</text:p>
          </table:table-cell>
          <table:table-cell office:value-type="float" office:value="2.3679520593618975" table:formula="of:=_xll.DFT([.F14:.F371];1;[.H14];2)" table:style-name="ce1">
            <text:p>2,367952059</text:p>
          </table:table-cell>
          <table:table-cell office:value-type="float" office:value="-8.0580927083329271E-2" table:style-name="ce1">
            <text:p>-0,08058092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4.408198582693119" table:formula="of:=_xll.DFT([.F14:.F194];1;[.$M14];1)" table:style-name="ce1">
            <text:p>14,40819858</text:p>
          </table:table-cell>
          <table:table-cell table:number-columns-repeated="16370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-0.81642276000000003" table:style-name="ce1">
            <text:p>-0,81642276</text:p>
          </table:table-cell>
          <table:table-cell office:value-type="float" office:value="2.5558101999999998" table:style-name="ce1">
            <text:p>2,5558102</text:p>
          </table:table-cell>
          <table:table-cell office:value-type="float" office:value="11.608287000000001" table:style-name="ce1">
            <text:p>11,608287</text:p>
          </table:table-cell>
          <table:table-cell office:value-type="float" office:value="11.914320751760844" table:formula="of:=SQRT(([.C15]*[.C15])+([.D15]*[.D15])+([.E15]*[.E15]))" table:style-name="ce2">
            <text:p>11,9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4.394714988825427" table:formula="of:=_xll.DFT([.F15:.F372];1;[.H15];1)" table:style-name="ce1">
            <text:p>34,39471499</text:p>
          </table:table-cell>
          <table:table-cell office:value-type="float" office:value="-0.56917141558709961" table:formula="of:=_xll.DFT([.F15:.F372];1;[.H15];2)" table:style-name="ce1">
            <text:p>-0,569171416</text:p>
          </table:table-cell>
          <table:table-cell office:value-type="float" office:value="18.907649739153126" table:style-name="ce1">
            <text:p>18,9076497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4.776444926795733" table:formula="of:=_xll.DFT([.F15:.F195];1;[.$M15];1)" table:style-name="ce1">
            <text:p>24,77644493</text:p>
          </table:table-cell>
          <table:table-cell table:number-columns-repeated="16370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-1.1599907" table:style-name="ce1">
            <text:p>-1,1599907</text:p>
          </table:table-cell>
          <table:table-cell office:value-type="float" office:value="1.0187328" table:style-name="ce1">
            <text:p>1,0187328</text:p>
          </table:table-cell>
          <table:table-cell office:value-type="float" office:value="9.7659479999999999" table:style-name="ce1">
            <text:p>9,765948</text:p>
          </table:table-cell>
          <table:table-cell office:value-type="float" office:value="9.8872208067073295" table:formula="of:=SQRT(([.C16]*[.C16])+([.D16]*[.D16])+([.E16]*[.E16]))" table:style-name="ce2">
            <text:p>9,8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7.92471564540913" table:formula="of:=_xll.DFT([.F16:.F373];1;[.H16];1)" table:style-name="ce1">
            <text:p>27,92471565</text:p>
          </table:table-cell>
          <table:table-cell office:value-type="float" office:value="3.8767315485621885" table:formula="of:=_xll.DFT([.F16:.F373];1;[.H16];2)" table:style-name="ce1">
            <text:p>3,876731549</text:p>
          </table:table-cell>
          <table:table-cell office:value-type="float" office:value="2.5003855412967453" table:style-name="ce1">
            <text:p>2,500385541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0.705109723562259" table:formula="of:=_xll.DFT([.F16:.F196];1;[.$M16];1)" table:style-name="ce1">
            <text:p>20,70510972</text:p>
          </table:table-cell>
          <table:table-cell table:number-columns-repeated="16370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-0.74339960000000005" table:style-name="ce1">
            <text:p>-0,7433996</text:p>
          </table:table-cell>
          <table:table-cell office:value-type="float" office:value="1.8854337999999999" table:style-name="ce1">
            <text:p>1,8854338</text:p>
          </table:table-cell>
          <table:table-cell office:value-type="float" office:value="8.1390890000000002" table:style-name="ce1">
            <text:p>8,139089</text:p>
          </table:table-cell>
          <table:table-cell office:value-type="float" office:value="8.3876262034847269" table:formula="of:=SQRT(([.C17]*[.C17])+([.D17]*[.D17])+([.E17]*[.E17]))" table:style-name="ce2">
            <text:p>8,39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3.852293391464261" table:formula="of:=_xll.DFT([.F17:.F374];1;[.H17];1)" table:style-name="ce1">
            <text:p>23,85229339</text:p>
          </table:table-cell>
          <table:table-cell office:value-type="float" office:value="1.4137875121149801" table:formula="of:=_xll.DFT([.F17:.F374];1;[.H17];2)" table:style-name="ce1">
            <text:p>1,413787512</text:p>
          </table:table-cell>
          <table:table-cell office:value-type="float" office:value="21.343912196664231" table:style-name="ce1">
            <text:p>21,343912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5.8114239395255449" table:formula="of:=_xll.DFT([.F17:.F197];1;[.$M17];1)" table:style-name="ce1">
            <text:p>5,81142394</text:p>
          </table:table-cell>
          <table:table-cell table:number-columns-repeated="1637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-0.66439099999999995" table:style-name="ce1">
            <text:p>-0,664391</text:p>
          </table:table-cell>
          <table:table-cell office:value-type="float" office:value="2.3678656" table:style-name="ce1">
            <text:p>2,3678656</text:p>
          </table:table-cell>
          <table:table-cell office:value-type="float" office:value="10.250774" table:style-name="ce1">
            <text:p>10,250774</text:p>
          </table:table-cell>
          <table:table-cell office:value-type="float" office:value="10.541658811573269" table:formula="of:=SQRT(([.C18]*[.C18])+([.D18]*[.D18])+([.E18]*[.E18]))" table:style-name="ce2">
            <text:p>10,5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7.285757844310858" table:formula="of:=_xll.DFT([.F18:.F375];1;[.H18];1)" table:style-name="ce1">
            <text:p>17,28575784</text:p>
          </table:table-cell>
          <table:table-cell office:value-type="float" office:value="0.45573117568244359" table:formula="of:=_xll.DFT([.F18:.F375];1;[.H18];2)" table:style-name="ce1">
            <text:p>0,455731176</text:p>
          </table:table-cell>
          <table:table-cell office:value-type="float" office:value="-5.4307814882335803" table:style-name="ce1">
            <text:p>-5,43078148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7.477602367287499" table:formula="of:=_xll.DFT([.F18:.F198];1;[.$M18];1)" table:style-name="ce1">
            <text:p>17,47760237</text:p>
          </table:table-cell>
          <table:table-cell table:number-columns-repeated="2"/>
          <table:table-cell table:style-name="ce1">
            <draw:frame draw:z-index="3" draw:id="id2" draw:style-name="a2" draw:name="Chart 4" svg:x="0.33333in" svg:y="0.0885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">
            <draw:frame draw:z-index="2" draw:id="id1" draw:style-name="a1" draw:name="Chart 6" svg:x="0.02083in" svg:y="0.03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5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.6759412000000001E-2" table:style-name="ce1">
            <text:p>0,016759412</text:p>
          </table:table-cell>
          <table:table-cell office:value-type="float" office:value="0.44891282999999998" table:style-name="ce1">
            <text:p>0,44891283</text:p>
          </table:table-cell>
          <table:table-cell office:value-type="float" office:value="9.6007490000000004" table:style-name="ce1">
            <text:p>9,600749</text:p>
          </table:table-cell>
          <table:table-cell office:value-type="float" office:value="9.6112530383831949" table:formula="of:=SQRT(([.C19]*[.C19])+([.D19]*[.D19])+([.E19]*[.E19]))" table:style-name="ce2">
            <text:p>9,6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93030573697844" table:formula="of:=_xll.DFT([.F19:.F376];1;[.H19];1)" table:style-name="ce1">
            <text:p>1,930305737</text:p>
          </table:table-cell>
          <table:table-cell office:value-type="float" office:value="1.3354365859008879" table:formula="of:=_xll.DFT([.F19:.F376];1;[.H19];2)" table:style-name="ce1">
            <text:p>1,335436586</text:p>
          </table:table-cell>
          <table:table-cell office:value-type="float" office:value="21.260928972372312" table:style-name="ce1">
            <text:p>21,2609289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0.532049434779577" table:formula="of:=_xll.DFT([.F19:.F199];1;[.$M19];1)" table:style-name="ce1">
            <text:p>20,53204943</text:p>
          </table:table-cell>
          <table:table-cell table:number-columns-repeated="1637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.4381389" table:style-name="ce1">
            <text:p>0,4381389</text:p>
          </table:table-cell>
          <table:table-cell office:value-type="float" office:value="1.4484919999999999" table:style-name="ce1">
            <text:p>1,448492</text:p>
          </table:table-cell>
          <table:table-cell office:value-type="float" office:value="8.9124154999999998" table:style-name="ce1">
            <text:p>8,9124155</text:p>
          </table:table-cell>
          <table:table-cell office:value-type="float" office:value="9.0399803547572741" table:formula="of:=SQRT(([.C20]*[.C20])+([.D20]*[.D20])+([.E20]*[.E20]))" table:style-name="ce2">
            <text:p>9,0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5.803214974504165" table:formula="of:=_xll.DFT([.F20:.F377];1;[.H20];1)" table:style-name="ce1">
            <text:p>35,80321497</text:p>
          </table:table-cell>
          <table:table-cell office:value-type="float" office:value="4.0844075871605092" table:formula="of:=_xll.DFT([.F20:.F377];1;[.H20];2)" table:style-name="ce1">
            <text:p>4,084407587</text:p>
          </table:table-cell>
          <table:table-cell office:value-type="float" office:value="1.0956938068932061" table:style-name="ce1">
            <text:p>1,09569380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8.6005641199407563" table:formula="of:=_xll.DFT([.F20:.F200];1;[.$M20];1)" table:style-name="ce1">
            <text:p>8,60056412</text:p>
          </table:table-cell>
          <table:table-cell table:number-columns-repeated="1637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.51834464000000002" table:style-name="ce1">
            <text:p>0,51834464</text:p>
          </table:table-cell>
          <table:table-cell office:value-type="float" office:value="3.2118215999999999" table:style-name="ce1">
            <text:p>3,2118216</text:p>
          </table:table-cell>
          <table:table-cell office:value-type="float" office:value="9.4570969999999992" table:style-name="ce1">
            <text:p>9,457097</text:p>
          </table:table-cell>
          <table:table-cell office:value-type="float" office:value="10.0010580851954" table:formula="of:=SQRT(([.C21]*[.C21])+([.D21]*[.D21])+([.E21]*[.E21]))" table:style-name="ce2">
            <text:p>10,0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9.409671660936027" table:formula="of:=_xll.DFT([.F21:.F378];1;[.H21];1)" table:style-name="ce1">
            <text:p>29,40967166</text:p>
          </table:table-cell>
          <table:table-cell office:value-type="float" office:value="2.1297984890241937" table:formula="of:=_xll.DFT([.F21:.F378];1;[.H21];2)" table:style-name="ce1">
            <text:p>2,129798489</text:p>
          </table:table-cell>
          <table:table-cell office:value-type="float" office:value="20.172754130590821" table:style-name="ce1">
            <text:p>20,1727541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8.1133116657219322" table:formula="of:=_xll.DFT([.F21:.F201];1;[.$M21];1)" table:style-name="ce1">
            <text:p>8,113311666</text:p>
          </table:table-cell>
          <table:table-cell table:number-columns-repeated="1637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-2.5139117999999998E-2" table:style-name="ce1">
            <text:p>-0,025139118</text:p>
          </table:table-cell>
          <table:table-cell office:value-type="float" office:value="2.1835119999999999" table:style-name="ce1">
            <text:p>2,183512</text:p>
          </table:table-cell>
          <table:table-cell office:value-type="float" office:value="10.817003" table:style-name="ce1">
            <text:p>10,817003</text:p>
          </table:table-cell>
          <table:table-cell office:value-type="float" office:value="11.03521230114794" table:formula="of:=SQRT(([.C22]*[.C22])+([.D22]*[.D22])+([.E22]*[.E22]))" table:style-name="ce2">
            <text:p>11,04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5.029185018918433" table:formula="of:=_xll.DFT([.F22:.F379];1;[.H22];1)" table:style-name="ce1">
            <text:p>45,02918502</text:p>
          </table:table-cell>
          <table:table-cell office:value-type="float" office:value="-0.15977856675446178" table:formula="of:=_xll.DFT([.F22:.F379];1;[.H22];2)" table:style-name="ce1">
            <text:p>-0,159778567</text:p>
          </table:table-cell>
          <table:table-cell office:value-type="float" office:value="-3.83398460250547" table:style-name="ce1">
            <text:p>-3,83398460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.9925357353813911" table:formula="of:=_xll.DFT([.F22:.F202];1;[.$M22];1)" table:style-name="ce1">
            <text:p>1,992535735</text:p>
          </table:table-cell>
          <table:table-cell table:number-columns-repeated="1637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-0.40222587999999998" table:style-name="ce1">
            <text:p>-0,40222588</text:p>
          </table:table-cell>
          <table:table-cell office:value-type="float" office:value="0.62368953000000005" table:style-name="ce1">
            <text:p>0,62368953</text:p>
          </table:table-cell>
          <table:table-cell office:value-type="float" office:value="10.359711000000001" table:style-name="ce1">
            <text:p>10,359711</text:p>
          </table:table-cell>
          <table:table-cell office:value-type="float" office:value="10.38625949473122" table:formula="of:=SQRT(([.C23]*[.C23])+([.D23]*[.D23])+([.E23]*[.E23]))" table:style-name="ce2">
            <text:p>10,3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9.705759711107699" table:formula="of:=_xll.DFT([.F23:.F380];1;[.H23];1)" table:style-name="ce1">
            <text:p>19,70575971</text:p>
          </table:table-cell>
          <table:table-cell office:value-type="float" office:value="-0.25413609897378819" table:formula="of:=_xll.DFT([.F23:.F380];1;[.H23];2)" table:style-name="ce1">
            <text:p>-0,254136099</text:p>
          </table:table-cell>
          <table:table-cell office:value-type="float" office:value="20.937254258973397" table:style-name="ce1">
            <text:p>20,9372542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4.583543387511584" table:formula="of:=_xll.DFT([.F23:.F203];1;[.$M23];1)" table:style-name="ce1">
            <text:p>14,58354339</text:p>
          </table:table-cell>
          <table:table-cell table:number-columns-repeated="1637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-0.31723170000000001" table:style-name="ce1">
            <text:p>-0,3172317</text:p>
          </table:table-cell>
          <table:table-cell office:value-type="float" office:value="1.5191209000000001" table:style-name="ce1">
            <text:p>1,5191209</text:p>
          </table:table-cell>
          <table:table-cell office:value-type="float" office:value="9.0393089999999994" table:style-name="ce1">
            <text:p>9,039309</text:p>
          </table:table-cell>
          <table:table-cell office:value-type="float" office:value="9.1715577443410723" table:formula="of:=SQRT(([.C24]*[.C24])+([.D24]*[.D24])+([.E24]*[.E24]))" table:style-name="ce2">
            <text:p>9,17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34.200446740516632" table:formula="of:=_xll.DFT([.F24:.F381];1;[.H24];1)" table:style-name="ce1">
            <text:p>34,20044674</text:p>
          </table:table-cell>
          <table:table-cell office:value-type="float" office:value="3.1446714801590407" table:formula="of:=_xll.DFT([.F24:.F381];1;[.H24];2)" table:style-name="ce1">
            <text:p>3,14467148</text:p>
          </table:table-cell>
          <table:table-cell office:value-type="float" office:value="1.4531499692252876" table:style-name="ce1">
            <text:p>1,45314996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8.559685924057636" table:formula="of:=_xll.DFT([.F24:.F204];1;[.$M24];1)" table:style-name="ce1">
            <text:p>28,55968592</text:p>
          </table:table-cell>
          <table:table-cell table:number-columns-repeated="1637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-0.21428105" table:style-name="ce1">
            <text:p>-0,21428105</text:p>
          </table:table-cell>
          <table:table-cell office:value-type="float" office:value="1.3850456" table:style-name="ce1">
            <text:p>1,3850456</text:p>
          </table:table-cell>
          <table:table-cell office:value-type="float" office:value="10.544064499999999" table:style-name="ce1">
            <text:p>10,5440645</text:p>
          </table:table-cell>
          <table:table-cell office:value-type="float" office:value="10.636802332591722" table:formula="of:=SQRT(([.C25]*[.C25])+([.D25]*[.D25])+([.E25]*[.E25]))" table:style-name="ce2">
            <text:p>10,64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39.044499288538468" table:formula="of:=_xll.DFT([.F25:.F382];1;[.H25];1)" table:style-name="ce1">
            <text:p>39,04449929</text:p>
          </table:table-cell>
          <table:table-cell office:value-type="float" office:value="3.8936281628651406" table:formula="of:=_xll.DFT([.F25:.F382];1;[.H25];2)" table:style-name="ce1">
            <text:p>3,893628163</text:p>
          </table:table-cell>
          <table:table-cell office:value-type="float" office:value="19.477926590870219" table:style-name="ce1">
            <text:p>19,47792659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37.710796152494034" table:formula="of:=_xll.DFT([.F25:.F205];1;[.$M25];1)" table:style-name="ce1">
            <text:p>37,71079615</text:p>
          </table:table-cell>
          <table:table-cell table:number-columns-repeated="1637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-0.48841715000000002" table:style-name="ce1">
            <text:p>-0,48841715</text:p>
          </table:table-cell>
          <table:table-cell office:value-type="float" office:value="0.91219085" table:style-name="ce1">
            <text:p>0,91219085</text:p>
          </table:table-cell>
          <table:table-cell office:value-type="float" office:value="8.1462719999999997" table:style-name="ce1">
            <text:p>8,146272</text:p>
          </table:table-cell>
          <table:table-cell office:value-type="float" office:value="8.2117227764472087" table:formula="of:=SQRT(([.C26]*[.C26])+([.D26]*[.D26])+([.E26]*[.E26]))" table:style-name="ce2">
            <text:p>8,2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3.594915914549546" table:formula="of:=_xll.DFT([.F26:.F383];1;[.H26];1)" table:style-name="ce1">
            <text:p>53,59491591</text:p>
          </table:table-cell>
          <table:table-cell office:value-type="float" office:value="0.53751157146281214" table:formula="of:=_xll.DFT([.F26:.F383];1;[.H26];2)" table:style-name="ce1">
            <text:p>0,537511571</text:p>
          </table:table-cell>
          <table:table-cell office:value-type="float" office:value="-0.9860244001916475" table:style-name="ce1">
            <text:p>-0,986024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6.9441336103145828" table:formula="of:=_xll.DFT([.F26:.F206];1;[.$M26];1)" table:style-name="ce1">
            <text:p>6,94413361</text:p>
          </table:table-cell>
          <table:table-cell table:number-columns-repeated="1637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.26815060000000002" table:style-name="ce1">
            <text:p>0,2681506</text:p>
          </table:table-cell>
          <table:table-cell office:value-type="float" office:value="1.2892777" table:style-name="ce1">
            <text:p>1,2892777</text:p>
          </table:table-cell>
          <table:table-cell office:value-type="float" office:value="9.6665899999999993" table:style-name="ce1">
            <text:p>9,66659</text:p>
          </table:table-cell>
          <table:table-cell office:value-type="float" office:value="9.7558753559123357" table:formula="of:=SQRT(([.C27]*[.C27])+([.D27]*[.D27])+([.E27]*[.E27]))" table:style-name="ce2">
            <text:p>9,7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.867008377548739" table:formula="of:=_xll.DFT([.F27:.F384];1;[.H27];1)" table:style-name="ce1">
            <text:p>10,86700838</text:p>
          </table:table-cell>
          <table:table-cell office:value-type="float" office:value="1.3451585021832615" table:formula="of:=_xll.DFT([.F27:.F384];1;[.H27];2)" table:style-name="ce1">
            <text:p>1,345158502</text:p>
          </table:table-cell>
          <table:table-cell office:value-type="float" office:value="19.405815860565024" table:style-name="ce1">
            <text:p>19,4058158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32.632097693167843" table:formula="of:=_xll.DFT([.F27:.F207];1;[.$M27];1)" table:style-name="ce1">
            <text:p>32,63209769</text:p>
          </table:table-cell>
          <table:table-cell table:number-columns-repeated="1637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-0.70748659999999997" table:style-name="ce1">
            <text:p>-0,7074866</text:p>
          </table:table-cell>
          <table:table-cell office:value-type="float" office:value="2.4037785999999999" table:style-name="ce1">
            <text:p>2,4037786</text:p>
          </table:table-cell>
          <table:table-cell office:value-type="float" office:value="9.3721029999999992" table:style-name="ce1">
            <text:p>9,372103</text:p>
          </table:table-cell>
          <table:table-cell office:value-type="float" office:value="9.7012887540577051" table:formula="of:=SQRT(([.C28]*[.C28])+([.D28]*[.D28])+([.E28]*[.E28]))" table:style-name="ce2">
            <text:p>9,7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5.340420961833786" table:formula="of:=_xll.DFT([.F28:.F385];1;[.H28];1)" table:style-name="ce1">
            <text:p>35,34042096</text:p>
          </table:table-cell>
          <table:table-cell office:value-type="float" office:value="3.8503354767047768" table:formula="of:=_xll.DFT([.F28:.F385];1;[.H28];2)" table:style-name="ce1">
            <text:p>3,850335477</text:p>
          </table:table-cell>
          <table:table-cell office:value-type="float" office:value="0.49683954729776247" table:style-name="ce1">
            <text:p>0,49683954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0.918717401202933" table:formula="of:=_xll.DFT([.F28:.F208];1;[.$M28];1)" table:style-name="ce1">
            <text:p>20,9187174</text:p>
          </table:table-cell>
          <table:table-cell table:number-columns-repeated="1637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-0.99598790000000004" table:style-name="ce1">
            <text:p>-0,9959879</text:p>
          </table:table-cell>
          <table:table-cell office:value-type="float" office:value="9.9359370000000002E-2" table:style-name="ce1">
            <text:p>0,09935937</text:p>
          </table:table-cell>
          <table:table-cell office:value-type="float" office:value="10.830171999999999" table:style-name="ce1">
            <text:p>10,830172</text:p>
          </table:table-cell>
          <table:table-cell office:value-type="float" office:value="10.876327033099786" table:formula="of:=SQRT(([.C29]*[.C29])+([.D29]*[.D29])+([.E29]*[.E29]))" table:style-name="ce2">
            <text:p>10,8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9.5946949108877497" table:formula="of:=_xll.DFT([.F29:.F386];1;[.H29];1)" table:style-name="ce1">
            <text:p>9,594694911</text:p>
          </table:table-cell>
          <table:table-cell office:value-type="float" office:value="2.6073888377297996" table:formula="of:=_xll.DFT([.F29:.F386];1;[.H29];2)" table:style-name="ce1">
            <text:p>2,607388838</text:p>
          </table:table-cell>
          <table:table-cell office:value-type="float" office:value="21.317072039762444" table:style-name="ce1">
            <text:p>21,3170720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9.5011136166395964" table:formula="of:=_xll.DFT([.F29:.F209];1;[.$M29];1)" table:style-name="ce1">
            <text:p>9,501113617</text:p>
          </table:table-cell>
          <table:table-cell table:number-columns-repeated="1637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-1.4879963" table:style-name="ce1">
            <text:p>-1,4879963</text:p>
          </table:table-cell>
          <table:table-cell office:value-type="float" office:value="-0.65242" table:style-name="ce1">
            <text:p>-0,65242</text:p>
          </table:table-cell>
          <table:table-cell office:value-type="float" office:value="8.5532859999999999" table:style-name="ce1">
            <text:p>8,553286</text:p>
          </table:table-cell>
          <table:table-cell office:value-type="float" office:value="8.7062326090571283" table:formula="of:=SQRT(([.C30]*[.C30])+([.D30]*[.D30])+([.E30]*[.E30]))" table:style-name="ce2">
            <text:p>8,7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6.856431118676547" table:formula="of:=_xll.DFT([.F30:.F387];1;[.H30];1)" table:style-name="ce1">
            <text:p>36,85643112</text:p>
          </table:table-cell>
          <table:table-cell office:value-type="float" office:value="3.7646773785896253" table:formula="of:=_xll.DFT([.F30:.F387];1;[.H30];2)" table:style-name="ce1">
            <text:p>3,764677379</text:p>
          </table:table-cell>
          <table:table-cell office:value-type="float" office:value="-3.5624597314115394" table:style-name="ce1">
            <text:p>-3,56245973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8.5453600425931082" table:formula="of:=_xll.DFT([.F30:.F210];1;[.$M30];1)" table:style-name="ce1">
            <text:p>8,545360043</text:p>
          </table:table-cell>
          <table:table-cell table:number-columns-repeated="1637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-0.21547815000000001" table:style-name="ce1">
            <text:p>-0,21547815</text:p>
          </table:table-cell>
          <table:table-cell office:value-type="float" office:value="1.352724" table:style-name="ce1">
            <text:p>1,352724</text:p>
          </table:table-cell>
          <table:table-cell office:value-type="float" office:value="9.3098539999999996" table:style-name="ce1">
            <text:p>9,309854</text:p>
          </table:table-cell>
          <table:table-cell office:value-type="float" office:value="9.4100836635292158" table:formula="of:=SQRT(([.C31]*[.C31])+([.D31]*[.D31])+([.E31]*[.E31]))" table:style-name="ce2">
            <text:p>9,4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34.595296029238732" table:formula="of:=_xll.DFT([.F31:.F388];1;[.H31];1)" table:style-name="ce1">
            <text:p>34,59529603</text:p>
          </table:table-cell>
          <table:table-cell office:value-type="float" office:value="6.5264643690151877E-2" table:formula="of:=_xll.DFT([.F31:.F388];1;[.H31];2)" table:style-name="ce1">
            <text:p>0,065264644</text:p>
          </table:table-cell>
          <table:table-cell office:value-type="float" office:value="16.98486962937649" table:style-name="ce1">
            <text:p>16,98486963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9.012377022236215" table:formula="of:=_xll.DFT([.F31:.F211];1;[.$M31];1)" table:style-name="ce1">
            <text:p>29,01237702</text:p>
          </table:table-cell>
          <table:table-cell table:number-columns-repeated="1637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-0.81043726000000005" table:style-name="ce1">
            <text:p>-0,81043726</text:p>
          </table:table-cell>
          <table:table-cell office:value-type="float" office:value="2.147599" table:style-name="ce1">
            <text:p>2,147599</text:p>
          </table:table-cell>
          <table:table-cell office:value-type="float" office:value="8.3162590000000005" table:style-name="ce1">
            <text:p>8,316259</text:p>
          </table:table-cell>
          <table:table-cell office:value-type="float" office:value="8.6272332628878381" table:formula="of:=SQRT(([.C32]*[.C32])+([.D32]*[.D32])+([.E32]*[.E32]))" table:style-name="ce2">
            <text:p>8,6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7.603598905968266" table:formula="of:=_xll.DFT([.F32:.F389];1;[.H32];1)" table:style-name="ce1">
            <text:p>17,60359891</text:p>
          </table:table-cell>
          <table:table-cell office:value-type="float" office:value="-0.76263599588408226" table:formula="of:=_xll.DFT([.F32:.F389];1;[.H32];2)" table:style-name="ce1">
            <text:p>-0,762635996</text:p>
          </table:table-cell>
          <table:table-cell office:value-type="float" office:value="1.1127821080192557" table:style-name="ce1">
            <text:p>1,11278210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7.432044026640693" table:formula="of:=_xll.DFT([.F32:.F212];1;[.$M32];1)" table:style-name="ce1">
            <text:p>17,43204403</text:p>
          </table:table-cell>
          <table:table-cell table:number-columns-repeated="1637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-1.2342109999999999" table:style-name="ce1">
            <text:p>-1,234211</text:p>
          </table:table-cell>
          <table:table-cell office:value-type="float" office:value="3.4081461000000002" table:style-name="ce1">
            <text:p>3,4081461</text:p>
          </table:table-cell>
          <table:table-cell office:value-type="float" office:value="7.9044569999999998" table:style-name="ce1">
            <text:p>7,904457</text:p>
          </table:table-cell>
          <table:table-cell office:value-type="float" office:value="8.6959287655957258" table:formula="of:=SQRT(([.C33]*[.C33])+([.D33]*[.D33])+([.E33]*[.E33]))" table:style-name="ce2">
            <text:p>8,7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3.552995684049128" table:formula="of:=_xll.DFT([.F33:.F390];1;[.H33];1)" table:style-name="ce1">
            <text:p>13,55299568</text:p>
          </table:table-cell>
          <table:table-cell office:value-type="float" office:value="1.1699358424879189" table:formula="of:=_xll.DFT([.F33:.F390];1;[.H33];2)" table:style-name="ce1">
            <text:p>1,169935842</text:p>
          </table:table-cell>
          <table:table-cell office:value-type="float" office:value="22.20224092882281" table:style-name="ce1">
            <text:p>22,2022409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9.3665168015548925" table:formula="of:=_xll.DFT([.F33:.F213];1;[.$M33];1)" table:style-name="ce1">
            <text:p>9,366516802</text:p>
          </table:table-cell>
          <table:table-cell table:number-columns-repeated="1637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-9.8162269999999996E-2" table:style-name="ce1">
            <text:p>-0,09816227</text:p>
          </table:table-cell>
          <table:table-cell office:value-type="float" office:value="2.2457612" table:style-name="ce1">
            <text:p>2,2457612</text:p>
          </table:table-cell>
          <table:table-cell office:value-type="float" office:value="10.125078999999999" table:style-name="ce1">
            <text:p>10,125079</text:p>
          </table:table-cell>
          <table:table-cell office:value-type="float" office:value="10.37161048029273" table:formula="of:=SQRT(([.C34]*[.C34])+([.D34]*[.D34])+([.E34]*[.E34]))" table:style-name="ce2">
            <text:p>10,3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6.9400519191364767" table:formula="of:=_xll.DFT([.F34:.F391];1;[.H34];1)" table:style-name="ce1">
            <text:p>6,940051919</text:p>
          </table:table-cell>
          <table:table-cell office:value-type="float" office:value="3.8273594071176631" table:formula="of:=_xll.DFT([.F34:.F391];1;[.H34];2)" table:style-name="ce1">
            <text:p>3,827359407</text:p>
          </table:table-cell>
          <table:table-cell office:value-type="float" office:value="0.27045243430136495" table:style-name="ce1">
            <text:p>0,27045243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6.349731438289798" table:formula="of:=_xll.DFT([.F34:.F214];1;[.$M34];1)" table:style-name="ce1">
            <text:p>26,34973144</text:p>
          </table:table-cell>
          <table:table-cell table:number-columns-repeated="1637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0.12928688999999999" table:style-name="ce1">
            <text:p>0,12928689</text:p>
          </table:table-cell>
          <table:table-cell office:value-type="float" office:value="0.91578214999999996" table:style-name="ce1">
            <text:p>0,91578215</text:p>
          </table:table-cell>
          <table:table-cell office:value-type="float" office:value="10.284293" table:style-name="ce1">
            <text:p>10,284293</text:p>
          </table:table-cell>
          <table:table-cell office:value-type="float" office:value="10.325795589494957" table:formula="of:=SQRT(([.C35]*[.C35])+([.D35]*[.D35])+([.E35]*[.E35]))" table:style-name="ce2">
            <text:p>10,3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7.513124286712916" table:formula="of:=_xll.DFT([.F35:.F392];1;[.H35];1)" table:style-name="ce1">
            <text:p>27,51312429</text:p>
          </table:table-cell>
          <table:table-cell office:value-type="float" office:value="-0.67721183151553022" table:formula="of:=_xll.DFT([.F35:.F392];1;[.H35];2)" table:style-name="ce1">
            <text:p>-0,677211832</text:p>
          </table:table-cell>
          <table:table-cell office:value-type="float" office:value="18.079554973739587" table:style-name="ce1">
            <text:p>18,07955497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34.201013069653506" table:formula="of:=_xll.DFT([.F35:.F215];1;[.$M35];1)" table:style-name="ce1">
            <text:p>34,20101307</text:p>
          </table:table-cell>
          <table:table-cell table:number-columns-repeated="1637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-0.59615624" table:style-name="ce1">
            <text:p>-0,59615624</text:p>
          </table:table-cell>
          <table:table-cell office:value-type="float" office:value="2.2804769999999999" table:style-name="ce1">
            <text:p>2,280477</text:p>
          </table:table-cell>
          <table:table-cell office:value-type="float" office:value="8.5377240000000008" table:style-name="ce1">
            <text:p>8,537724</text:p>
          </table:table-cell>
          <table:table-cell office:value-type="float" office:value="8.857127565424129" table:formula="of:=SQRT(([.C36]*[.C36])+([.D36]*[.D36])+([.E36]*[.E36]))" table:style-name="ce2">
            <text:p>8,8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2.619706428564051" table:formula="of:=_xll.DFT([.F36:.F393];1;[.H36];1)" table:style-name="ce1">
            <text:p>12,61970643</text:p>
          </table:table-cell>
          <table:table-cell office:value-type="float" office:value="0.56908581824157878" table:formula="of:=_xll.DFT([.F36:.F393];1;[.H36];2)" table:style-name="ce1">
            <text:p>0,569085818</text:p>
          </table:table-cell>
          <table:table-cell office:value-type="float" office:value="-0.60988919903414351" table:style-name="ce1">
            <text:p>-0,609889199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30.357882310133405" table:formula="of:=_xll.DFT([.F36:.F216];1;[.$M36];1)" table:style-name="ce1">
            <text:p>30,35788231</text:p>
          </table:table-cell>
          <table:table-cell table:number-columns-repeated="1637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-1.9859903000000001" table:style-name="ce1">
            <text:p>-1,9859903</text:p>
          </table:table-cell>
          <table:table-cell office:value-type="float" office:value="2.5857380000000001" table:style-name="ce1">
            <text:p>2,585738</text:p>
          </table:table-cell>
          <table:table-cell office:value-type="float" office:value="10.277111" table:style-name="ce1">
            <text:p>10,277111</text:p>
          </table:table-cell>
          <table:table-cell office:value-type="float" office:value="10.781892643810691" table:formula="of:=SQRT(([.C37]*[.C37])+([.D37]*[.D37])+([.E37]*[.E37]))" table:style-name="ce2">
            <text:p>10,78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2.513586154301795" table:formula="of:=_xll.DFT([.F37:.F394];1;[.H37];1)" table:style-name="ce1">
            <text:p>22,51358615</text:p>
          </table:table-cell>
          <table:table-cell office:value-type="float" office:value="2.3491708760371059" table:formula="of:=_xll.DFT([.F37:.F394];1;[.H37];2)" table:style-name="ce1">
            <text:p>2,349170876</text:p>
          </table:table-cell>
          <table:table-cell office:value-type="float" office:value="19.792478775291453" table:style-name="ce1">
            <text:p>19,79247878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6.7287153458444733" table:formula="of:=_xll.DFT([.F37:.F217];1;[.$M37];1)" table:style-name="ce1">
            <text:p>6,728715346</text:p>
          </table:table-cell>
          <table:table-cell table:number-columns-repeated="1637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-1.2617442999999999" table:style-name="ce1">
            <text:p>-1,2617443</text:p>
          </table:table-cell>
          <table:table-cell office:value-type="float" office:value="0.31723170000000001" table:style-name="ce1">
            <text:p>0,3172317</text:p>
          </table:table-cell>
          <table:table-cell office:value-type="float" office:value="10.0508585" table:style-name="ce1">
            <text:p>10,0508585</text:p>
          </table:table-cell>
          <table:table-cell office:value-type="float" office:value="10.134712192119203" table:formula="of:=SQRT(([.C38]*[.C38])+([.D38]*[.D38])+([.E38]*[.E38]))" table:style-name="ce2">
            <text:p>10,1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6.651729830818162" table:formula="of:=_xll.DFT([.F38:.F395];1;[.H38];1)" table:style-name="ce1">
            <text:p>16,65172983</text:p>
          </table:table-cell>
          <table:table-cell office:value-type="float" office:value="4.0503139199248093" table:formula="of:=_xll.DFT([.F38:.F395];1;[.H38];2)" table:style-name="ce1">
            <text:p>4,05031392</text:p>
          </table:table-cell>
          <table:table-cell office:value-type="float" office:value="-1.2709106933793628" table:style-name="ce1">
            <text:p>-1,27091069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4.447387606522231" table:formula="of:=_xll.DFT([.F38:.F218];1;[.$M38];1)" table:style-name="ce1">
            <text:p>24,44738761</text:p>
          </table:table-cell>
          <table:table-cell table:number-columns-repeated="16370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0.110133275" table:style-name="ce1">
            <text:p>0,110133275</text:p>
          </table:table-cell>
          <table:table-cell office:value-type="float" office:value="1.7082629" table:style-name="ce1">
            <text:p>1,7082629</text:p>
          </table:table-cell>
          <table:table-cell office:value-type="float" office:value="8.5377240000000008" table:style-name="ce1">
            <text:p>8,537724</text:p>
          </table:table-cell>
          <table:table-cell office:value-type="float" office:value="8.7076416195175739" table:formula="of:=SQRT(([.C39]*[.C39])+([.D39]*[.D39])+([.E39]*[.E39]))" table:style-name="ce2">
            <text:p>8,71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4.070326094575179" table:formula="of:=_xll.DFT([.F39:.F396];1;[.H39];1)" table:style-name="ce1">
            <text:p>34,07032609</text:p>
          </table:table-cell>
          <table:table-cell office:value-type="float" office:value="1.1968777734258724" table:formula="of:=_xll.DFT([.F39:.F396];1;[.H39];2)" table:style-name="ce1">
            <text:p>1,196877773</text:p>
          </table:table-cell>
          <table:table-cell office:value-type="float" office:value="17.169448269217003" table:style-name="ce1">
            <text:p>17,16944827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7.280039374328396" table:formula="of:=_xll.DFT([.F39:.F219];1;[.$M39];1)" table:style-name="ce1">
            <text:p>37,28003937</text:p>
          </table:table-cell>
          <table:table-cell table:number-columns-repeated="16370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-0.27892450000000002" table:style-name="ce1">
            <text:p>-0,2789245</text:p>
          </table:table-cell>
          <table:table-cell office:value-type="float" office:value="1.5107412" table:style-name="ce1">
            <text:p>1,5107412</text:p>
          </table:table-cell>
          <table:table-cell office:value-type="float" office:value="10.704475" table:style-name="ce1">
            <text:p>10,704475</text:p>
          </table:table-cell>
          <table:table-cell office:value-type="float" office:value="10.814153821529574" table:formula="of:=SQRT(([.C40]*[.C40])+([.D40]*[.D40])+([.E40]*[.E40]))" table:style-name="ce2">
            <text:p>10,81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7.980468178698462" table:formula="of:=_xll.DFT([.F40:.F397];1;[.H40];1)" table:style-name="ce1">
            <text:p>17,98046818</text:p>
          </table:table-cell>
          <table:table-cell office:value-type="float" office:value="1.1876133215103135" table:formula="of:=_xll.DFT([.F40:.F397];1;[.H40];2)" table:style-name="ce1">
            <text:p>1,187613322</text:p>
          </table:table-cell>
          <table:table-cell office:value-type="float" office:value="1.4619218509532121" table:style-name="ce1">
            <text:p>1,461921851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2.051953584829434" table:formula="of:=_xll.DFT([.F40:.F220];1;[.$M40];1)" table:style-name="ce1">
            <text:p>22,05195358</text:p>
          </table:table-cell>
          <table:table-cell table:number-columns-repeated="1637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-0.79607207000000002" table:style-name="ce1">
            <text:p>-0,79607207</text:p>
          </table:table-cell>
          <table:table-cell office:value-type="float" office:value="-0.41539399999999999" table:style-name="ce1">
            <text:p>-0,415394</text:p>
          </table:table-cell>
          <table:table-cell office:value-type="float" office:value="8.7364420000000003" table:style-name="ce1">
            <text:p>8,736442</text:p>
          </table:table-cell>
          <table:table-cell office:value-type="float" office:value="8.7824655840620345" table:formula="of:=SQRT(([.C41]*[.C41])+([.D41]*[.D41])+([.E41]*[.E41]))" table:style-name="ce2">
            <text:p>8,7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2.823015388050962" table:formula="of:=_xll.DFT([.F41:.F398];1;[.H41];1)" table:style-name="ce1">
            <text:p>32,82301539</text:p>
          </table:table-cell>
          <table:table-cell office:value-type="float" office:value="-0.95076825031542511" table:formula="of:=_xll.DFT([.F41:.F398];1;[.H41];2)" table:style-name="ce1">
            <text:p>-0,95076825</text:p>
          </table:table-cell>
          <table:table-cell office:value-type="float" office:value="21.290935636263757" table:style-name="ce1">
            <text:p>21,29093564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7.5006721611646237" table:formula="of:=_xll.DFT([.F41:.F221];1;[.$M41];1)" table:style-name="ce1">
            <text:p>7,500672161</text:p>
          </table:table-cell>
          <table:table-cell table:number-columns-repeated="1637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-0.36631286000000002" table:style-name="ce1">
            <text:p>-0,36631286</text:p>
          </table:table-cell>
          <table:table-cell office:value-type="float" office:value="0.6428431" table:style-name="ce1">
            <text:p>0,6428431</text:p>
          </table:table-cell>
          <table:table-cell office:value-type="float" office:value="8.5927900000000008" table:style-name="ce1">
            <text:p>8,59279</text:p>
          </table:table-cell>
          <table:table-cell office:value-type="float" office:value="8.6245853434654478" table:formula="of:=SQRT(([.C42]*[.C42])+([.D42]*[.D42])+([.E42]*[.E42]))" table:style-name="ce2">
            <text:p>8,62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38.945057501742326" table:formula="of:=_xll.DFT([.F42:.F399];1;[.H42];1)" table:style-name="ce1">
            <text:p>38,9450575</text:p>
          </table:table-cell>
          <table:table-cell office:value-type="float" office:value="3.998969966316527" table:formula="of:=_xll.DFT([.F42:.F399];1;[.H42];2)" table:style-name="ce1">
            <text:p>3,998969966</text:p>
          </table:table-cell>
          <table:table-cell office:value-type="float" office:value="3.9964196475340654" table:style-name="ce1">
            <text:p>3,996419648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24.176471307872205" table:formula="of:=_xll.DFT([.F42:.F222];1;[.$M42];1)" table:style-name="ce1">
            <text:p>24,17647131</text:p>
          </table:table-cell>
          <table:table-cell table:number-columns-repeated="1637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-1.0953473" table:style-name="ce1">
            <text:p>-1,0953473</text:p>
          </table:table-cell>
          <table:table-cell office:value-type="float" office:value="1.0749966" table:style-name="ce1">
            <text:p>1,0749966</text:p>
          </table:table-cell>
          <table:table-cell office:value-type="float" office:value="8.3425960000000003" table:style-name="ce1">
            <text:p>8,342596</text:p>
          </table:table-cell>
          <table:table-cell office:value-type="float" office:value="8.4825887214248965" table:formula="of:=SQRT(([.C43]*[.C43])+([.D43]*[.D43])+([.E43]*[.E43]))" table:style-name="ce2">
            <text:p>8,48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2.767868114130614" table:formula="of:=_xll.DFT([.F43:.F400];1;[.H43];1)" table:style-name="ce1">
            <text:p>42,76786811</text:p>
          </table:table-cell>
          <table:table-cell office:value-type="float" office:value="1.2765622266586694" table:formula="of:=_xll.DFT([.F43:.F400];1;[.H43];2)" table:style-name="ce1">
            <text:p>1,276562227</text:p>
          </table:table-cell>
          <table:table-cell office:value-type="float" office:value="19.00758904590046" table:style-name="ce1">
            <text:p>19,0075890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.84192367123503" table:formula="of:=_xll.DFT([.F43:.F223];1;[.$M43];1)" table:style-name="ce1">
            <text:p>35,84192367</text:p>
          </table:table-cell>
          <table:table-cell table:number-columns-repeated="1637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-2.5797523999999998" table:style-name="ce1">
            <text:p>-2,5797524</text:p>
          </table:table-cell>
          <table:table-cell office:value-type="float" office:value="2.9101522000000002" table:style-name="ce1">
            <text:p>2,9101522</text:p>
          </table:table-cell>
          <table:table-cell office:value-type="float" office:value="11.285069" table:style-name="ce1">
            <text:p>11,285069</text:p>
          </table:table-cell>
          <table:table-cell office:value-type="float" office:value="11.936368401118978" table:formula="of:=SQRT(([.C44]*[.C44])+([.D44]*[.D44])+([.E44]*[.E44]))" table:style-name="ce2">
            <text:p>11,94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0.056456303513954" table:formula="of:=_xll.DFT([.F44:.F401];1;[.H44];1)" table:style-name="ce1">
            <text:p>20,0564563</text:p>
          </table:table-cell>
          <table:table-cell office:value-type="float" office:value="3.3629132640372408" table:formula="of:=_xll.DFT([.F44:.F401];1;[.H44];2)" table:style-name="ce1">
            <text:p>3,362913264</text:p>
          </table:table-cell>
          <table:table-cell office:value-type="float" office:value="-3.9128039642892687" table:style-name="ce1">
            <text:p>-3,912803964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6.2380470563603696" table:formula="of:=_xll.DFT([.F44:.F224];1;[.$M44];1)" table:style-name="ce1">
            <text:p>6,238047056</text:p>
          </table:table-cell>
          <table:table-cell table:number-columns-repeated="1637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0.71706340000000002" table:style-name="ce1">
            <text:p>0,7170634</text:p>
          </table:table-cell>
          <table:table-cell office:value-type="float" office:value="2.5821466000000002" table:style-name="ce1">
            <text:p>2,5821466</text:p>
          </table:table-cell>
          <table:table-cell office:value-type="float" office:value="8.2216880000000003" table:style-name="ce1">
            <text:p>8,221688</text:p>
          </table:table-cell>
          <table:table-cell office:value-type="float" office:value="8.6474166404108885" table:formula="of:=SQRT(([.C45]*[.C45])+([.D45]*[.D45])+([.E45]*[.E45]))" table:style-name="ce2">
            <text:p>8,65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7.995016296191494" table:formula="of:=_xll.DFT([.F45:.F402];1;[.H45];1)" table:style-name="ce1">
            <text:p>37,9950163</text:p>
          </table:table-cell>
          <table:table-cell office:value-type="float" office:value="3.3236722150921114" table:formula="of:=_xll.DFT([.F45:.F402];1;[.H45];2)" table:style-name="ce1">
            <text:p>3,323672215</text:p>
          </table:table-cell>
          <table:table-cell office:value-type="float" office:value="17.833778213759995" table:style-name="ce1">
            <text:p>17,83377821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47.988508950033506" table:formula="of:=_xll.DFT([.F45:.F225];1;[.$M45];1)" table:style-name="ce1">
            <text:p>47,98850895</text:p>
          </table:table-cell>
          <table:table-cell table:number-columns-repeated="16370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0.50876783999999997" table:style-name="ce1">
            <text:p>0,50876784</text:p>
          </table:table-cell>
          <table:table-cell office:value-type="float" office:value="2.7437550000000002" table:style-name="ce1">
            <text:p>2,743755</text:p>
          </table:table-cell>
          <table:table-cell office:value-type="float" office:value="8.7484129999999993" table:style-name="ce1">
            <text:p>8,748413</text:p>
          </table:table-cell>
          <table:table-cell office:value-type="float" office:value="9.1826883990263042" table:formula="of:=SQRT(([.C46]*[.C46])+([.D46]*[.D46])+([.E46]*[.E46]))" table:style-name="ce2">
            <text:p>9,18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1.257527554131919" table:formula="of:=_xll.DFT([.F46:.F403];1;[.H46];1)" table:style-name="ce1">
            <text:p>41,25752755</text:p>
          </table:table-cell>
          <table:table-cell office:value-type="float" office:value="2.5079436787901574" table:formula="of:=_xll.DFT([.F46:.F403];1;[.H46];2)" table:style-name="ce1">
            <text:p>2,507943679</text:p>
          </table:table-cell>
          <table:table-cell office:value-type="float" office:value="0.19290855103885973" table:style-name="ce1">
            <text:p>0,192908551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32.707317986399794" table:formula="of:=_xll.DFT([.F46:.F226];1;[.$M46];1)" table:style-name="ce1">
            <text:p>32,70731799</text:p>
          </table:table-cell>
          <table:table-cell table:number-columns-repeated="16370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.5913024999999999E-3" table:style-name="ce1">
            <text:p>0,003591303</text:p>
          </table:table-cell>
          <table:table-cell office:value-type="float" office:value="3.714604" table:style-name="ce1">
            <text:p>3,714604</text:p>
          </table:table-cell>
          <table:table-cell office:value-type="float" office:value="10.854113999999999" table:style-name="ce1">
            <text:p>10,854114</text:p>
          </table:table-cell>
          <table:table-cell office:value-type="float" office:value="11.472143936477856" table:formula="of:=SQRT(([.C47]*[.C47])+([.D47]*[.D47])+([.E47]*[.E47]))" table:style-name="ce2">
            <text:p>11,47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26.195701528179232" table:formula="of:=_xll.DFT([.F47:.F404];1;[.H47];1)" table:style-name="ce1">
            <text:p>26,19570153</text:p>
          </table:table-cell>
          <table:table-cell office:value-type="float" office:value="3.493939865984713" table:formula="of:=_xll.DFT([.F47:.F404];1;[.H47];2)" table:style-name="ce1">
            <text:p>3,493939866</text:p>
          </table:table-cell>
          <table:table-cell office:value-type="float" office:value="19.532363948541665" table:style-name="ce1">
            <text:p>19,5323639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25.053694730294257" table:formula="of:=_xll.DFT([.F47:.F227];1;[.$M47];1)" table:style-name="ce1">
            <text:p>25,05369473</text:p>
          </table:table-cell>
          <table:table-cell table:number-columns-repeated="16370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-0.33638533999999998" table:style-name="ce1">
            <text:p>-0,33638534</text:p>
          </table:table-cell>
          <table:table-cell office:value-type="float" office:value="0.29568391999999999" table:style-name="ce1">
            <text:p>0,29568392</text:p>
          </table:table-cell>
          <table:table-cell office:value-type="float" office:value="10.006565999999999" table:style-name="ce1">
            <text:p>10,006566</text:p>
          </table:table-cell>
          <table:table-cell office:value-type="float" office:value="10.016583608689615" table:formula="of:=SQRT(([.C48]*[.C48])+([.D48]*[.D48])+([.E48]*[.E48]))" table:style-name="ce2">
            <text:p>10,0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3.347148396005604" table:formula="of:=_xll.DFT([.F48:.F405];1;[.H48];1)" table:style-name="ce1">
            <text:p>23,3471484</text:p>
          </table:table-cell>
          <table:table-cell office:value-type="float" office:value="0.37890804091292185" table:formula="of:=_xll.DFT([.F48:.F405];1;[.H48];2)" table:style-name="ce1">
            <text:p>0,378908041</text:p>
          </table:table-cell>
          <table:table-cell office:value-type="float" office:value="2.5538259673035872" table:style-name="ce1">
            <text:p>2,553825967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4.15885143734006" table:formula="of:=_xll.DFT([.F48:.F228];1;[.$M48];1)" table:style-name="ce1">
            <text:p>14,15885144</text:p>
          </table:table-cell>
          <table:table-cell table:number-columns-repeated="16370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0.79726916999999997" table:style-name="ce1">
            <text:p>0,79726917</text:p>
          </table:table-cell>
          <table:table-cell office:value-type="float" office:value="1.2078747999999999" table:style-name="ce1">
            <text:p>1,2078748</text:p>
          </table:table-cell>
          <table:table-cell office:value-type="float" office:value="9.0261399999999998" table:style-name="ce1">
            <text:p>9,02614</text:p>
          </table:table-cell>
          <table:table-cell office:value-type="float" office:value="9.1414333100180478" table:formula="of:=SQRT(([.C49]*[.C49])+([.D49]*[.D49])+([.E49]*[.E49]))" table:style-name="ce2">
            <text:p>9,14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6.79424104028411" table:formula="of:=_xll.DFT([.F49:.F406];1;[.H49];1)" table:style-name="ce1">
            <text:p>16,79424104</text:p>
          </table:table-cell>
          <table:table-cell office:value-type="float" office:value="3.7721734900052866" table:formula="of:=_xll.DFT([.F49:.F406];1;[.H49];2)" table:style-name="ce1">
            <text:p>3,77217349</text:p>
          </table:table-cell>
          <table:table-cell office:value-type="float" office:value="17.996214165161302" table:style-name="ce1">
            <text:p>17,99621417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8.683910093396761" table:formula="of:=_xll.DFT([.F49:.F229];1;[.$M49];1)" table:style-name="ce1">
            <text:p>18,68391009</text:p>
          </table:table-cell>
          <table:table-cell table:number-columns-repeated="16370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.70509242999999999" table:style-name="ce1">
            <text:p>0,70509243</text:p>
          </table:table-cell>
          <table:table-cell office:value-type="float" office:value="2.5474304999999999" table:style-name="ce1">
            <text:p>2,5474305</text:p>
          </table:table-cell>
          <table:table-cell office:value-type="float" office:value="8.3449899999999992" table:style-name="ce1">
            <text:p>8,34499</text:p>
          </table:table-cell>
          <table:table-cell office:value-type="float" office:value="8.7535944381307456" table:formula="of:=SQRT(([.C50]*[.C50])+([.D50]*[.D50])+([.E50]*[.E50]))" table:style-name="ce2">
            <text:p>8,7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44.322003702623839" table:formula="of:=_xll.DFT([.F50:.F407];1;[.H50];1)" table:style-name="ce1">
            <text:p>44,3220037</text:p>
          </table:table-cell>
          <table:table-cell office:value-type="float" office:value="1.3902414979272072E-2" table:formula="of:=_xll.DFT([.F50:.F407];1;[.H50];2)" table:style-name="ce1">
            <text:p>0,013902415</text:p>
          </table:table-cell>
          <table:table-cell office:value-type="float" office:value="-0.92016071348608419" table:style-name="ce1">
            <text:p>-0,920160713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4.0942492758004478" table:formula="of:=_xll.DFT([.F50:.F230];1;[.$M50];1)" table:style-name="ce1">
            <text:p>4,094249276</text:p>
          </table:table-cell>
          <table:table-cell table:number-columns-repeated="1637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-0.15442601" table:style-name="ce1">
            <text:p>-0,15442601</text:p>
          </table:table-cell>
          <table:table-cell office:value-type="float" office:value="2.9676130000000001" table:style-name="ce1">
            <text:p>2,967613</text:p>
          </table:table-cell>
          <table:table-cell office:value-type="float" office:value="9.1901440000000001" table:style-name="ce1">
            <text:p>9,190144</text:p>
          </table:table-cell>
          <table:table-cell office:value-type="float" office:value="9.6586397101801822" table:formula="of:=SQRT(([.C51]*[.C51])+([.D51]*[.D51])+([.E51]*[.E51]))" table:style-name="ce2">
            <text:p>9,66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.2992506471733138" table:formula="of:=_xll.DFT([.F51:.F408];1;[.H51];1)" table:style-name="ce1">
            <text:p>4,299250647</text:p>
          </table:table-cell>
          <table:table-cell office:value-type="float" office:value="9.2736194373805494E-2" table:formula="of:=_xll.DFT([.F51:.F408];1;[.H51];2)" table:style-name="ce1">
            <text:p>0,092736194</text:p>
          </table:table-cell>
          <table:table-cell office:value-type="float" office:value="20.32664107216576" table:style-name="ce1">
            <text:p>20,32664107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8.933689040125152" table:formula="of:=_xll.DFT([.F51:.F231];1;[.$M51];1)" table:style-name="ce1">
            <text:p>28,93368904</text:p>
          </table:table-cell>
          <table:table-cell table:number-columns-repeated="1637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0.15322891" table:style-name="ce1">
            <text:p>0,15322891</text:p>
          </table:table-cell>
          <table:table-cell office:value-type="float" office:value="0.60094464000000003" table:style-name="ce1">
            <text:p>0,60094464</text:p>
          </table:table-cell>
          <table:table-cell office:value-type="float" office:value="9.0237464999999997" table:style-name="ce1">
            <text:p>9,0237465</text:p>
          </table:table-cell>
          <table:table-cell office:value-type="float" office:value="9.0450325845442237" table:formula="of:=SQRT(([.C52]*[.C52])+([.D52]*[.D52])+([.E52]*[.E52]))" table:style-name="ce2">
            <text:p>9,05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8.957420027871699" table:formula="of:=_xll.DFT([.F52:.F409];1;[.H52];1)" table:style-name="ce1">
            <text:p>28,95742003</text:p>
          </table:table-cell>
          <table:table-cell office:value-type="float" office:value="-1.2916224881358895" table:formula="of:=_xll.DFT([.F52:.F409];1;[.H52];2)" table:style-name="ce1">
            <text:p>-1,291622488</text:p>
          </table:table-cell>
          <table:table-cell office:value-type="float" office:value="1.4090984462627008" table:style-name="ce1">
            <text:p>1,409098446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32.079187170705787" table:formula="of:=_xll.DFT([.F52:.F232];1;[.$M52];1)" table:style-name="ce1">
            <text:p>32,07918717</text:p>
          </table:table-cell>
          <table:table-cell table:number-columns-repeated="1637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1.1360486999999999" table:style-name="ce1">
            <text:p>1,1360487</text:p>
          </table:table-cell>
          <table:table-cell office:value-type="float" office:value="2.0254946" table:style-name="ce1">
            <text:p>2,0254946</text:p>
          </table:table-cell>
          <table:table-cell office:value-type="float" office:value="8.6526449999999997" table:style-name="ce1">
            <text:p>8,652645</text:p>
          </table:table-cell>
          <table:table-cell office:value-type="float" office:value="8.958878306988316" table:formula="of:=SQRT(([.C53]*[.C53])+([.D53]*[.D53])+([.E53]*[.E53]))" table:style-name="ce2">
            <text:p>8,9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.7635983720465465" table:formula="of:=_xll.DFT([.F53:.F410];1;[.H53];1)" table:style-name="ce1">
            <text:p>7,763598372</text:p>
          </table:table-cell>
          <table:table-cell office:value-type="float" office:value="-0.75457522203471461" table:formula="of:=_xll.DFT([.F53:.F410];1;[.H53];2)" table:style-name="ce1">
            <text:p>-0,754575222</text:p>
          </table:table-cell>
          <table:table-cell office:value-type="float" office:value="16.748425298768165" table:style-name="ce1">
            <text:p>16,748425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6.963689723899066" table:formula="of:=_xll.DFT([.F53:.F233];1;[.$M53];1)" table:style-name="ce1">
            <text:p>46,96368972</text:p>
          </table:table-cell>
          <table:table-cell table:number-columns-repeated="1637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1.0295067" table:style-name="ce1">
            <text:p>1,0295067</text:p>
          </table:table-cell>
          <table:table-cell office:value-type="float" office:value="1.9500773" table:style-name="ce1">
            <text:p>1,9500773</text:p>
          </table:table-cell>
          <table:table-cell office:value-type="float" office:value="10.788273" table:style-name="ce1">
            <text:p>10,788273</text:p>
          </table:table-cell>
          <table:table-cell office:value-type="float" office:value="11.011335969983351" table:formula="of:=SQRT(([.C54]*[.C54])+([.D54]*[.D54])+([.E54]*[.E54]))" table:style-name="ce2">
            <text:p>11,0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4.980815833696592" table:formula="of:=_xll.DFT([.F54:.F411];1;[.H54];1)" table:style-name="ce1">
            <text:p>24,98081583</text:p>
          </table:table-cell>
          <table:table-cell office:value-type="float" office:value="4.6727319518779478" table:formula="of:=_xll.DFT([.F54:.F411];1;[.H54];2)" table:style-name="ce1">
            <text:p>4,672731952</text:p>
          </table:table-cell>
          <table:table-cell office:value-type="float" office:value="-0.35874338975313891" table:style-name="ce1">
            <text:p>-0,35874339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2.643562994844299" table:formula="of:=_xll.DFT([.F54:.F234];1;[.$M54];1)" table:style-name="ce1">
            <text:p>12,64356299</text:p>
          </table:table-cell>
          <table:table-cell table:number-columns-repeated="1637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-0.21906945" table:style-name="ce1">
            <text:p>-0,21906945</text:p>
          </table:table-cell>
          <table:table-cell office:value-type="float" office:value="-9.4570965000000007E-2" table:style-name="ce1">
            <text:p>-0,094570965</text:p>
          </table:table-cell>
          <table:table-cell office:value-type="float" office:value="8.8980499999999996" table:style-name="ce1">
            <text:p>8,89805</text:p>
          </table:table-cell>
          <table:table-cell office:value-type="float" office:value="8.9012487266587677" table:formula="of:=SQRT(([.C55]*[.C55])+([.D55]*[.D55])+([.E55]*[.E55]))" table:style-name="ce2">
            <text:p>8,9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2.626222299978592" table:formula="of:=_xll.DFT([.F55:.F412];1;[.H55];1)" table:style-name="ce1">
            <text:p>12,6262223</text:p>
          </table:table-cell>
          <table:table-cell office:value-type="float" office:value="3.3921939428441119" table:formula="of:=_xll.DFT([.F55:.F412];1;[.H55];2)" table:style-name="ce1">
            <text:p>3,392193943</text:p>
          </table:table-cell>
          <table:table-cell office:value-type="float" office:value="20.708815781098025" table:style-name="ce1">
            <text:p>20,70881578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88.044806680390053" table:formula="of:=_xll.DFT([.F55:.F235];1;[.$M55];1)" table:style-name="ce1">
            <text:p>88,04480668</text:p>
          </table:table-cell>
          <table:table-cell table:number-columns-repeated="16370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0.14006080000000001" table:style-name="ce1">
            <text:p>0,1400608</text:p>
          </table:table-cell>
          <table:table-cell office:value-type="float" office:value="0.83677349999999995" table:style-name="ce1">
            <text:p>0,8367735</text:p>
          </table:table-cell>
          <table:table-cell office:value-type="float" office:value="9.6031429999999993" table:style-name="ce1">
            <text:p>9,603143</text:p>
          </table:table-cell>
          <table:table-cell office:value-type="float" office:value="9.6405478265733375" table:formula="of:=SQRT(([.C56]*[.C56])+([.D56]*[.D56])+([.E56]*[.E56]))" table:style-name="ce2">
            <text:p>9,64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46.269091174429349" table:formula="of:=_xll.DFT([.F56:.F413];1;[.H56];1)" table:style-name="ce1">
            <text:p>46,26909117</text:p>
          </table:table-cell>
          <table:table-cell office:value-type="float" office:value="3.5652129854997061" table:formula="of:=_xll.DFT([.F56:.F413];1;[.H56];2)" table:style-name="ce1">
            <text:p>3,565212985</text:p>
          </table:table-cell>
          <table:table-cell office:value-type="float" office:value="-0.97469394595667158" table:style-name="ce1">
            <text:p>-0,974693946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44.628646682126124" table:formula="of:=_xll.DFT([.F56:.F236];1;[.$M56];1)" table:style-name="ce1">
            <text:p>44,62864668</text:p>
          </table:table-cell>
          <table:table-cell table:number-columns-repeated="16370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-0.22266077000000001" table:style-name="ce1">
            <text:p>-0,22266077</text:p>
          </table:table-cell>
          <table:table-cell office:value-type="float" office:value="1.9321208000000001" table:style-name="ce1">
            <text:p>1,9321208</text:p>
          </table:table-cell>
          <table:table-cell office:value-type="float" office:value="9.2727430000000002" table:style-name="ce1">
            <text:p>9,272743</text:p>
          </table:table-cell>
          <table:table-cell office:value-type="float" office:value="9.4745148344566239" table:formula="of:=SQRT(([.C57]*[.C57])+([.D57]*[.D57])+([.E57]*[.E57]))" table:style-name="ce2">
            <text:p>9,47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8.566563410380613" table:formula="of:=_xll.DFT([.F57:.F414];1;[.H57];1)" table:style-name="ce1">
            <text:p>28,56656341</text:p>
          </table:table-cell>
          <table:table-cell office:value-type="float" office:value="1.0707858670599275" table:formula="of:=_xll.DFT([.F57:.F414];1;[.H57];2)" table:style-name="ce1">
            <text:p>1,070785867</text:p>
          </table:table-cell>
          <table:table-cell office:value-type="float" office:value="16.23204124798108" table:style-name="ce1">
            <text:p>16,2320412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6.114928831176499" table:formula="of:=_xll.DFT([.F57:.F237];1;[.$M57];1)" table:style-name="ce1">
            <text:p>16,11492883</text:p>
          </table:table-cell>
          <table:table-cell table:number-columns-repeated="16370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-1.0594342999999999" table:style-name="ce1">
            <text:p>-1,0594343</text:p>
          </table:table-cell>
          <table:table-cell office:value-type="float" office:value="0.56622870000000003" table:style-name="ce1">
            <text:p>0,5662287</text:p>
          </table:table-cell>
          <table:table-cell office:value-type="float" office:value="11.281478999999999" table:style-name="ce1">
            <text:p>11,281479</text:p>
          </table:table-cell>
          <table:table-cell office:value-type="float" office:value="11.345253827224896" table:formula="of:=SQRT(([.C58]*[.C58])+([.D58]*[.D58])+([.E58]*[.E58]))" table:style-name="ce2">
            <text:p>11,35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6.281792723799271" table:formula="of:=_xll.DFT([.F58:.F415];1;[.H58];1)" table:style-name="ce1">
            <text:p>36,28179272</text:p>
          </table:table-cell>
          <table:table-cell office:value-type="float" office:value="0.25696791133552049" table:formula="of:=_xll.DFT([.F58:.F415];1;[.H58];2)" table:style-name="ce1">
            <text:p>0,256967911</text:p>
          </table:table-cell>
          <table:table-cell office:value-type="float" office:value="0.81476622021401279" table:style-name="ce1">
            <text:p>0,81476622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1.881466257928729" table:formula="of:=_xll.DFT([.F58:.F238];1;[.$M58];1)" table:style-name="ce1">
            <text:p>41,88146626</text:p>
          </table:table-cell>
          <table:table-cell table:number-columns-repeated="16370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-0.50397943999999995" table:style-name="ce1">
            <text:p>-0,50397944</text:p>
          </table:table-cell>
          <table:table-cell office:value-type="float" office:value="0.27892450000000002" table:style-name="ce1">
            <text:p>0,2789245</text:p>
          </table:table-cell>
          <table:table-cell office:value-type="float" office:value="9.2009170000000005" table:style-name="ce1">
            <text:p>9,200917</text:p>
          </table:table-cell>
          <table:table-cell office:value-type="float" office:value="9.2189298616234172" table:formula="of:=SQRT(([.C59]*[.C59])+([.D59]*[.D59])+([.E59]*[.E59]))" table:style-name="ce2">
            <text:p>9,22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9.5433636787441" table:formula="of:=_xll.DFT([.F59:.F416];1;[.H59];1)" table:style-name="ce1">
            <text:p>29,54336368</text:p>
          </table:table-cell>
          <table:table-cell office:value-type="float" office:value="-0.17903214966165362" table:formula="of:=_xll.DFT([.F59:.F416];1;[.H59];2)" table:style-name="ce1">
            <text:p>-0,17903215</text:p>
          </table:table-cell>
          <table:table-cell office:value-type="float" office:value="19.272039464492565" table:style-name="ce1">
            <text:p>19,27203946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36.592832910222562" table:formula="of:=_xll.DFT([.F59:.F239];1;[.$M59];1)" table:style-name="ce1">
            <text:p>36,59283291</text:p>
          </table:table-cell>
          <table:table-cell table:number-columns-repeated="16370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-0.12808979000000001" table:style-name="ce1">
            <text:p>-0,12808979</text:p>
          </table:table-cell>
          <table:table-cell office:value-type="float" office:value="1.5107412" table:style-name="ce1">
            <text:p>1,5107412</text:p>
          </table:table-cell>
          <table:table-cell office:value-type="float" office:value="8.8705180000000006" table:style-name="ce1">
            <text:p>8,870518</text:p>
          </table:table-cell>
          <table:table-cell office:value-type="float" office:value="8.9991574914546124" table:formula="of:=SQRT(([.C60]*[.C60])+([.D60]*[.D60])+([.E60]*[.E60]))" table:style-name="ce2">
            <text:p>9,0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8.0998618801513942" table:formula="of:=_xll.DFT([.F60:.F417];1;[.H60];1)" table:style-name="ce1">
            <text:p>8,09986188</text:p>
          </table:table-cell>
          <table:table-cell office:value-type="float" office:value="3.8591530526795328" table:formula="of:=_xll.DFT([.F60:.F417];1;[.H60];2)" table:style-name="ce1">
            <text:p>3,859153053</text:p>
          </table:table-cell>
          <table:table-cell office:value-type="float" office:value="-2.7161521794320902E-3" table:style-name="ce1">
            <text:p>-0,002716152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5.280460473509354" table:formula="of:=_xll.DFT([.F60:.F240];1;[.$M60];1)" table:style-name="ce1">
            <text:p>15,28046047</text:p>
          </table:table-cell>
          <table:table-cell table:number-columns-repeated="16370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1.8974047999999999" table:style-name="ce1">
            <text:p>1,8974048</text:p>
          </table:table-cell>
          <table:table-cell office:value-type="float" office:value="1.4832080000000001" table:style-name="ce1">
            <text:p>1,483208</text:p>
          </table:table-cell>
          <table:table-cell office:value-type="float" office:value="9.1530330000000006" table:style-name="ce1">
            <text:p>9,153033</text:p>
          </table:table-cell>
          <table:table-cell office:value-type="float" office:value="9.4645688779476931" table:formula="of:=SQRT(([.C61]*[.C61])+([.D61]*[.D61])+([.E61]*[.E61]))" table:style-name="ce2">
            <text:p>9,46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1.66280362968245" table:formula="of:=_xll.DFT([.F61:.F418];1;[.H61];1)" table:style-name="ce1">
            <text:p>51,66280363</text:p>
          </table:table-cell>
          <table:table-cell office:value-type="float" office:value="-0.20690243131416222" table:formula="of:=_xll.DFT([.F61:.F418];1;[.H61];2)" table:style-name="ce1">
            <text:p>-0,206902431</text:p>
          </table:table-cell>
          <table:table-cell office:value-type="float" office:value="19.164872082336618" table:style-name="ce1">
            <text:p>19,1648720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62.384645984423074" table:formula="of:=_xll.DFT([.F61:.F241];1;[.$M61];1)" table:style-name="ce1">
            <text:p>62,38464598</text:p>
          </table:table-cell>
          <table:table-cell table:number-columns-repeated="16370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.7872716" table:style-name="ce1">
            <text:p>1,7872716</text:p>
          </table:table-cell>
          <table:table-cell office:value-type="float" office:value="-0.33638533999999998" table:style-name="ce1">
            <text:p>-0,33638534</text:p>
          </table:table-cell>
          <table:table-cell office:value-type="float" office:value="8.9459339999999994" table:style-name="ce1">
            <text:p>8,945934</text:p>
          </table:table-cell>
          <table:table-cell office:value-type="float" office:value="9.1289227185626611" table:formula="of:=SQRT(([.C62]*[.C62])+([.D62]*[.D62])+([.E62]*[.E62]))" table:style-name="ce2">
            <text:p>9,1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0.498602136969943" table:formula="of:=_xll.DFT([.F62:.F419];1;[.H62];1)" table:style-name="ce1">
            <text:p>10,49860214</text:p>
          </table:table-cell>
          <table:table-cell office:value-type="float" office:value="3.9788671541992282" table:formula="of:=_xll.DFT([.F62:.F419];1;[.H62];2)" table:style-name="ce1">
            <text:p>3,978867154</text:p>
          </table:table-cell>
          <table:table-cell office:value-type="float" office:value="4.4588554472337414" table:style-name="ce1">
            <text:p>4,458855447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1.936775456991011" table:formula="of:=_xll.DFT([.F62:.F242];1;[.$M62];1)" table:style-name="ce1">
            <text:p>21,93677546</text:p>
          </table:table-cell>
          <table:table-cell table:number-columns-repeated="16370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0.65002579999999999" table:style-name="ce1">
            <text:p>0,6500258</text:p>
          </table:table-cell>
          <table:table-cell office:value-type="float" office:value="1.0965444" table:style-name="ce1">
            <text:p>1,0965444</text:p>
          </table:table-cell>
          <table:table-cell office:value-type="float" office:value="8.2587989999999998" table:style-name="ce1">
            <text:p>8,258799</text:p>
          </table:table-cell>
          <table:table-cell office:value-type="float" office:value="8.3565964413891614" table:formula="of:=SQRT(([.C63]*[.C63])+([.D63]*[.D63])+([.E63]*[.E63]))" table:style-name="ce2">
            <text:p>8,3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0.69132461046113" table:formula="of:=_xll.DFT([.F63:.F420];1;[.H63];1)" table:style-name="ce1">
            <text:p>40,69132461</text:p>
          </table:table-cell>
          <table:table-cell office:value-type="float" office:value="4.4646469361472372" table:formula="of:=_xll.DFT([.F63:.F420];1;[.H63];2)" table:style-name="ce1">
            <text:p>4,464646936</text:p>
          </table:table-cell>
          <table:table-cell office:value-type="float" office:value="15.421724885792946" table:style-name="ce1">
            <text:p>15,42172489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7.097144265253323" table:formula="of:=_xll.DFT([.F63:.F243];1;[.$M63];1)" table:style-name="ce1">
            <text:p>17,09714427</text:p>
          </table:table-cell>
          <table:table-cell table:number-columns-repeated="16370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1.4712369999999999" table:style-name="ce1">
            <text:p>1,471237</text:p>
          </table:table-cell>
          <table:table-cell office:value-type="float" office:value="0.84395609999999999" table:style-name="ce1">
            <text:p>0,8439561</text:p>
          </table:table-cell>
          <table:table-cell office:value-type="float" office:value="11.122263999999999" table:style-name="ce1">
            <text:p>11,122264</text:p>
          </table:table-cell>
          <table:table-cell office:value-type="float" office:value="11.250846932324349" table:formula="of:=SQRT(([.C64]*[.C64])+([.D64]*[.D64])+([.E64]*[.E64]))" table:style-name="ce2">
            <text:p>11,25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8.287312421602849" table:formula="of:=_xll.DFT([.F64:.F421];1;[.H64];1)" table:style-name="ce1">
            <text:p>18,28731242</text:p>
          </table:table-cell>
          <table:table-cell office:value-type="float" office:value="3.7948856886165356" table:formula="of:=_xll.DFT([.F64:.F421];1;[.H64];2)" table:style-name="ce1">
            <text:p>3,794885689</text:p>
          </table:table-cell>
          <table:table-cell office:value-type="float" office:value="-1.5937307191043704" table:style-name="ce1">
            <text:p>-1,593730719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22.982041231433197" table:formula="of:=_xll.DFT([.F64:.F244];1;[.$M64];1)" table:style-name="ce1">
            <text:p>22,98204123</text:p>
          </table:table-cell>
          <table:table-cell table:number-columns-repeated="16370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0.22026655000000001" table:style-name="ce1">
            <text:p>0,22026655</text:p>
          </table:table-cell>
          <table:table-cell office:value-type="float" office:value="-0.85113870000000003" table:style-name="ce1">
            <text:p>-0,8511387</text:p>
          </table:table-cell>
          <table:table-cell office:value-type="float" office:value="10.4171715" table:style-name="ce1">
            <text:p>10,4171715</text:p>
          </table:table-cell>
          <table:table-cell office:value-type="float" office:value="10.454205684799723" table:formula="of:=SQRT(([.C65]*[.C65])+([.D65]*[.D65])+([.E65]*[.E65]))" table:style-name="ce2">
            <text:p>10,4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7.8556396468329863" table:formula="of:=_xll.DFT([.F65:.F422];1;[.H65];1)" table:style-name="ce1">
            <text:p>7,855639647</text:p>
          </table:table-cell>
          <table:table-cell office:value-type="float" office:value="3.6680542705388737" table:formula="of:=_xll.DFT([.F65:.F422];1;[.H65];2)" table:style-name="ce1">
            <text:p>3,668054271</text:p>
          </table:table-cell>
          <table:table-cell office:value-type="float" office:value="21.167952488042967" table:style-name="ce1">
            <text:p>21,16795249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8.418534151556106" table:formula="of:=_xll.DFT([.F65:.F245];1;[.$M65];1)" table:style-name="ce1">
            <text:p>18,41853415</text:p>
          </table:table-cell>
          <table:table-cell table:number-columns-repeated="16370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0.53390700000000002" table:style-name="ce1">
            <text:p>0,533907</text:p>
          </table:table-cell>
          <table:table-cell office:value-type="float" office:value="8.8585466000000002E-2" table:style-name="ce1">
            <text:p>0,088585466</text:p>
          </table:table-cell>
          <table:table-cell office:value-type="float" office:value="8.4862479999999998" table:style-name="ce1">
            <text:p>8,486248</text:p>
          </table:table-cell>
          <table:table-cell office:value-type="float" office:value="8.5034880600221587" table:formula="of:=SQRT(([.C66]*[.C66])+([.D66]*[.D66])+([.E66]*[.E66]))" table:style-name="ce2">
            <text:p>8,5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22.693700184259168" table:formula="of:=_xll.DFT([.F66:.F423];1;[.H66];1)" table:style-name="ce1">
            <text:p>22,69370018</text:p>
          </table:table-cell>
          <table:table-cell office:value-type="float" office:value="-1.4044503311754806" table:formula="of:=_xll.DFT([.F66:.F423];1;[.H66];2)" table:style-name="ce1">
            <text:p>-1,404450331</text:p>
          </table:table-cell>
          <table:table-cell office:value-type="float" office:value="0.87223962685628997" table:style-name="ce1">
            <text:p>0,872239627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2.361552501465559" table:formula="of:=_xll.DFT([.F66:.F246];1;[.$M66];1)" table:style-name="ce1">
            <text:p>12,3615525</text:p>
          </table:table-cell>
          <table:table-cell table:number-columns-repeated="16370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0.82480246000000002" table:style-name="ce1">
            <text:p>0,82480246</text:p>
          </table:table-cell>
          <table:table-cell office:value-type="float" office:value="1.0761936999999999" table:style-name="ce1">
            <text:p>1,0761937</text:p>
          </table:table-cell>
          <table:table-cell office:value-type="float" office:value="8.2300679999999993" table:style-name="ce1">
            <text:p>8,230068</text:p>
          </table:table-cell>
          <table:table-cell office:value-type="float" office:value="8.3410138030437118" table:formula="of:=SQRT(([.C67]*[.C67])+([.D67]*[.D67])+([.E67]*[.E67]))" table:style-name="ce2">
            <text:p>8,34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0.118135144729443" table:formula="of:=_xll.DFT([.F67:.F424];1;[.H67];1)" table:style-name="ce1">
            <text:p>50,11813514</text:p>
          </table:table-cell>
          <table:table-cell office:value-type="float" office:value="-1.0650792535832707" table:formula="of:=_xll.DFT([.F67:.F424];1;[.H67];2)" table:style-name="ce1">
            <text:p>-1,065079254</text:p>
          </table:table-cell>
          <table:table-cell office:value-type="float" office:value="15.84657013563548" table:style-name="ce1">
            <text:p>15,84657014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3.887499744524391" table:formula="of:=_xll.DFT([.F67:.F247];1;[.$M67];1)" table:style-name="ce1">
            <text:p>63,88749974</text:p>
          </table:table-cell>
          <table:table-cell table:number-columns-repeated="16370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0.30047232000000001" table:style-name="ce1">
            <text:p>0,30047232</text:p>
          </table:table-cell>
          <table:table-cell office:value-type="float" office:value="1.2988545" table:style-name="ce1">
            <text:p>1,2988545</text:p>
          </table:table-cell>
          <table:table-cell office:value-type="float" office:value="9.6474360000000008" table:style-name="ce1">
            <text:p>9,647436</text:p>
          </table:table-cell>
          <table:table-cell office:value-type="float" office:value="9.739113306731392" table:formula="of:=SQRT(([.C68]*[.C68])+([.D68]*[.D68])+([.E68]*[.E68]))" table:style-name="ce2">
            <text:p>9,74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30.330959754989674" table:formula="of:=_xll.DFT([.F68:.F425];1;[.H68];1)" table:style-name="ce1">
            <text:p>30,33095975</text:p>
          </table:table-cell>
          <table:table-cell office:value-type="float" office:value="-0.74436797688035938" table:formula="of:=_xll.DFT([.F68:.F425];1;[.H68];2)" table:style-name="ce1">
            <text:p>-0,744367977</text:p>
          </table:table-cell>
          <table:table-cell office:value-type="float" office:value="0.71312350996722651" table:style-name="ce1">
            <text:p>0,7131235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20.834235877336894" table:formula="of:=_xll.DFT([.F68:.F248];1;[.$M68];1)" table:style-name="ce1">
            <text:p>20,83423588</text:p>
          </table:table-cell>
          <table:table-cell table:number-columns-repeated="16370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0.37708676000000002" table:style-name="ce1">
            <text:p>0,37708676</text:p>
          </table:table-cell>
          <table:table-cell office:value-type="float" office:value="0.17597382" table:style-name="ce1">
            <text:p>0,17597382</text:p>
          </table:table-cell>
          <table:table-cell office:value-type="float" office:value="8.3952679999999997" table:style-name="ce1">
            <text:p>8,395268</text:p>
          </table:table-cell>
          <table:table-cell office:value-type="float" office:value="8.4055746978845338" table:formula="of:=SQRT(([.C69]*[.C69])+([.D69]*[.D69])+([.E69]*[.E69]))" table:style-name="ce2">
            <text:p>8,4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3.9242371741003" table:formula="of:=_xll.DFT([.F69:.F426];1;[.H69];1)" table:style-name="ce1">
            <text:p>13,92423717</text:p>
          </table:table-cell>
          <table:table-cell office:value-type="float" office:value="3.8852873892045707" table:formula="of:=_xll.DFT([.F69:.F426];1;[.H69];2)" table:style-name="ce1">
            <text:p>3,885287389</text:p>
          </table:table-cell>
          <table:table-cell office:value-type="float" office:value="16.650182471907389" table:style-name="ce1">
            <text:p>16,65018247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9.227776039162748" table:formula="of:=_xll.DFT([.F69:.F249];1;[.$M69];1)" table:style-name="ce1">
            <text:p>19,22777604</text:p>
          </table:table-cell>
          <table:table-cell table:number-columns-repeated="16370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-8.9782565999999994E-2" table:style-name="ce1">
            <text:p>-0,089782566</text:p>
          </table:table-cell>
          <table:table-cell office:value-type="float" office:value="1.4053963" table:style-name="ce1">
            <text:p>1,4053963</text:p>
          </table:table-cell>
          <table:table-cell office:value-type="float" office:value="9.3325990000000001" table:style-name="ce1">
            <text:p>9,332599</text:p>
          </table:table-cell>
          <table:table-cell office:value-type="float" office:value="9.4382521561999102" table:formula="of:=SQRT(([.C70]*[.C70])+([.D70]*[.D70])+([.E70]*[.E70]))" table:style-name="ce2">
            <text:p>9,44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47.243810326459453" table:formula="of:=_xll.DFT([.F70:.F427];1;[.H70];1)" table:style-name="ce1">
            <text:p>47,24381033</text:p>
          </table:table-cell>
          <table:table-cell office:value-type="float" office:value="0.22358464623931143" table:formula="of:=_xll.DFT([.F70:.F427];1;[.H70];2)" table:style-name="ce1">
            <text:p>0,223584646</text:p>
          </table:table-cell>
          <table:table-cell office:value-type="float" office:value="3.0241795001399514" table:style-name="ce1">
            <text:p>3,0241795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25.994587942720511" table:formula="of:=_xll.DFT([.F70:.F250];1;[.$M70];1)" table:style-name="ce1">
            <text:p>25,99458794</text:p>
          </table:table-cell>
          <table:table-cell table:number-columns-repeated="16370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1.4856020999999999" table:style-name="ce1">
            <text:p>1,4856021</text:p>
          </table:table-cell>
          <table:table-cell office:value-type="float" office:value="2.991555" table:style-name="ce1">
            <text:p>2,991555</text:p>
          </table:table-cell>
          <table:table-cell office:value-type="float" office:value="8.4287869999999998" table:style-name="ce1">
            <text:p>8,428787</text:p>
          </table:table-cell>
          <table:table-cell office:value-type="float" office:value="9.0664692802059612" table:formula="of:=SQRT(([.C71]*[.C71])+([.D71]*[.D71])+([.E71]*[.E71]))" table:style-name="ce2">
            <text:p>9,07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72.735754663412507" table:formula="of:=_xll.DFT([.F71:.F428];1;[.H71];1)" table:style-name="ce1">
            <text:p>72,73575466</text:p>
          </table:table-cell>
          <table:table-cell office:value-type="float" office:value="4.4934039738674159" table:formula="of:=_xll.DFT([.F71:.F428];1;[.H71];2)" table:style-name="ce1">
            <text:p>4,493403974</text:p>
          </table:table-cell>
          <table:table-cell office:value-type="float" office:value="16.593386860987167" table:style-name="ce1">
            <text:p>16,59338686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26.907812823054957" table:formula="of:=_xll.DFT([.F71:.F251];1;[.$M71];1)" table:style-name="ce1">
            <text:p>26,90781282</text:p>
          </table:table-cell>
          <table:table-cell table:number-columns-repeated="16370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0.58897363999999996" table:style-name="ce1">
            <text:p>0,58897364</text:p>
          </table:table-cell>
          <table:table-cell office:value-type="float" office:value="1.364695" table:style-name="ce1">
            <text:p>1,364695</text:p>
          </table:table-cell>
          <table:table-cell office:value-type="float" office:value="11.537658" table:style-name="ce1">
            <text:p>11,537658</text:p>
          </table:table-cell>
          <table:table-cell office:value-type="float" office:value="11.633006254472825" table:formula="of:=SQRT(([.C72]*[.C72])+([.D72]*[.D72])+([.E72]*[.E72]))" table:style-name="ce2">
            <text:p>11,63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31.838158018702721" table:formula="of:=_xll.DFT([.F72:.F429];1;[.H72];1)" table:style-name="ce1">
            <text:p>31,83815802</text:p>
          </table:table-cell>
          <table:table-cell office:value-type="float" office:value="1.6570244410933237" table:formula="of:=_xll.DFT([.F72:.F429];1;[.H72];2)" table:style-name="ce1">
            <text:p>1,657024441</text:p>
          </table:table-cell>
          <table:table-cell office:value-type="float" office:value="0.34140354429532421" table:style-name="ce1">
            <text:p>0,341403544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27.369887309780673" table:formula="of:=_xll.DFT([.F72:.F252];1;[.$M72];1)" table:style-name="ce1">
            <text:p>27,36988731</text:p>
          </table:table-cell>
          <table:table-cell table:number-columns-repeated="16370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5.1475334999999997E-2" table:style-name="ce1">
            <text:p>0,051475335</text:p>
          </table:table-cell>
          <table:table-cell office:value-type="float" office:value="0.84036480000000002" table:style-name="ce1">
            <text:p>0,8403648</text:p>
          </table:table-cell>
          <table:table-cell office:value-type="float" office:value="8.8393929999999994" table:style-name="ce1">
            <text:p>8,839393</text:p>
          </table:table-cell>
          <table:table-cell office:value-type="float" office:value="8.8793992654706866" table:formula="of:=SQRT(([.C73]*[.C73])+([.D73]*[.D73])+([.E73]*[.E73]))" table:style-name="ce2">
            <text:p>8,8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.111786033771548" table:formula="of:=_xll.DFT([.F73:.F430];1;[.H73];1)" table:style-name="ce1">
            <text:p>12,11178603</text:p>
          </table:table-cell>
          <table:table-cell office:value-type="float" office:value="-1.2869932007986653" table:formula="of:=_xll.DFT([.F73:.F430];1;[.H73];2)" table:style-name="ce1">
            <text:p>-1,286993201</text:p>
          </table:table-cell>
          <table:table-cell office:value-type="float" office:value="17.496904953721991" table:style-name="ce1">
            <text:p>17,4969049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.0697036022775102" table:formula="of:=_xll.DFT([.F73:.F253];1;[.$M73];1)" table:style-name="ce1">
            <text:p>7,069703602</text:p>
          </table:table-cell>
          <table:table-cell table:number-columns-repeated="16370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0.70509242999999999" table:style-name="ce1">
            <text:p>0,70509243</text:p>
          </table:table-cell>
          <table:table-cell office:value-type="float" office:value="2.3942017999999998" table:style-name="ce1">
            <text:p>2,3942018</text:p>
          </table:table-cell>
          <table:table-cell office:value-type="float" office:value="7.4495586999999999" table:style-name="ce1">
            <text:p>7,4495587</text:p>
          </table:table-cell>
          <table:table-cell office:value-type="float" office:value="7.8565439232980951" table:formula="of:=SQRT(([.C74]*[.C74])+([.D74]*[.D74])+([.E74]*[.E74]))" table:style-name="ce2">
            <text:p>7,86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3.578515052474163" table:formula="of:=_xll.DFT([.F74:.F431];1;[.H74];1)" table:style-name="ce1">
            <text:p>23,57851505</text:p>
          </table:table-cell>
          <table:table-cell office:value-type="float" office:value="-1.1913601328625851" table:formula="of:=_xll.DFT([.F74:.F431];1;[.H74];2)" table:style-name="ce1">
            <text:p>-1,191360133</text:p>
          </table:table-cell>
          <table:table-cell office:value-type="float" office:value="2.3431292005753224" table:style-name="ce1">
            <text:p>2,34312920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49.865845659021893" table:formula="of:=_xll.DFT([.F74:.F254];1;[.$M74];1)" table:style-name="ce1">
            <text:p>49,86584566</text:p>
          </table:table-cell>
          <table:table-cell table:number-columns-repeated="16370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1.2653356" table:style-name="ce1">
            <text:p>1,2653356</text:p>
          </table:table-cell>
          <table:table-cell office:value-type="float" office:value="2.1883004000000001" table:style-name="ce1">
            <text:p>2,1883004</text:p>
          </table:table-cell>
          <table:table-cell office:value-type="float" office:value="10.285489999999999" table:style-name="ce1">
            <text:p>10,28549</text:p>
          </table:table-cell>
          <table:table-cell office:value-type="float" office:value="10.591555002046087" table:formula="of:=SQRT(([.C75]*[.C75])+([.D75]*[.D75])+([.E75]*[.E75]))" table:style-name="ce2">
            <text:p>10,59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7.542484628078334" table:formula="of:=_xll.DFT([.F75:.F432];1;[.H75];1)" table:style-name="ce1">
            <text:p>27,54248463</text:p>
          </table:table-cell>
          <table:table-cell office:value-type="float" office:value="1.2015253070964018" table:formula="of:=_xll.DFT([.F75:.F432];1;[.H75];2)" table:style-name="ce1">
            <text:p>1,201525307</text:p>
          </table:table-cell>
          <table:table-cell office:value-type="float" office:value="19.122194533730372" table:style-name="ce1">
            <text:p>19,12219453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2.907782694695811" table:formula="of:=_xll.DFT([.F75:.F255];1;[.$M75];1)" table:style-name="ce1">
            <text:p>52,90778269</text:p>
          </table:table-cell>
          <table:table-cell table:number-columns-repeated="16370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1.4281413999999999" table:style-name="ce1">
            <text:p>1,4281414</text:p>
          </table:table-cell>
          <table:table-cell office:value-type="float" office:value="0.94451255000000001" table:style-name="ce1">
            <text:p>0,94451255</text:p>
          </table:table-cell>
          <table:table-cell office:value-type="float" office:value="9.0452940000000002" table:style-name="ce1">
            <text:p>9,045294</text:p>
          </table:table-cell>
          <table:table-cell office:value-type="float" office:value="9.205923927664049" table:formula="of:=SQRT(([.C76]*[.C76])+([.D76]*[.D76])+([.E76]*[.E76]))" table:style-name="ce2">
            <text:p>9,21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5.350654462101093" table:formula="of:=_xll.DFT([.F76:.F433];1;[.H76];1)" table:style-name="ce1">
            <text:p>5,350654462</text:p>
          </table:table-cell>
          <table:table-cell office:value-type="float" office:value="4.4219582956451289" table:formula="of:=_xll.DFT([.F76:.F433];1;[.H76];2)" table:style-name="ce1">
            <text:p>4,421958296</text:p>
          </table:table-cell>
          <table:table-cell office:value-type="float" office:value="1.6583494577457625" table:style-name="ce1">
            <text:p>1,658349458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41.65238456462523" table:formula="of:=_xll.DFT([.F76:.F256];1;[.$M76];1)" table:style-name="ce1">
            <text:p>41,65238456</text:p>
          </table:table-cell>
          <table:table-cell table:number-columns-repeated="16370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0.83677349999999995" table:style-name="ce1">
            <text:p>0,8367735</text:p>
          </table:table-cell>
          <table:table-cell office:value-type="float" office:value="1.5921441000000001" table:style-name="ce1">
            <text:p>1,5921441</text:p>
          </table:table-cell>
          <table:table-cell office:value-type="float" office:value="8.8597429999999999" table:style-name="ce1">
            <text:p>8,859743</text:p>
          </table:table-cell>
          <table:table-cell office:value-type="float" office:value="9.040473369880365" table:formula="of:=SQRT(([.C77]*[.C77])+([.D77]*[.D77])+([.E77]*[.E77]))" table:style-name="ce2">
            <text:p>9,04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2.767174715167872" table:formula="of:=_xll.DFT([.F77:.F434];1;[.H77];1)" table:style-name="ce1">
            <text:p>12,76717472</text:p>
          </table:table-cell>
          <table:table-cell office:value-type="float" office:value="-0.72589193219900083" table:formula="of:=_xll.DFT([.F77:.F434];1;[.H77];2)" table:style-name="ce1">
            <text:p>-0,725891932</text:p>
          </table:table-cell>
          <table:table-cell office:value-type="float" office:value="16.044180563905563" table:style-name="ce1">
            <text:p>16,04418056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61.249277200506114" table:formula="of:=_xll.DFT([.F77:.F257];1;[.$M77];1)" table:style-name="ce1">
            <text:p>61,2492772</text:p>
          </table:table-cell>
          <table:table-cell table:number-columns-repeated="16370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1.4197617" table:style-name="ce1">
            <text:p>1,4197617</text:p>
          </table:table-cell>
          <table:table-cell office:value-type="float" office:value="2.4911667999999998" table:style-name="ce1">
            <text:p>2,4911668</text:p>
          </table:table-cell>
          <table:table-cell office:value-type="float" office:value="9.5444849999999999" table:style-name="ce1">
            <text:p>9,544485</text:p>
          </table:table-cell>
          <table:table-cell office:value-type="float" office:value="9.9658832636868731" table:formula="of:=SQRT(([.C78]*[.C78])+([.D78]*[.D78])+([.E78]*[.E78]))" table:style-name="ce2">
            <text:p>9,9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49.607549359239123" table:formula="of:=_xll.DFT([.F78:.F435];1;[.H78];1)" table:style-name="ce1">
            <text:p>49,60754936</text:p>
          </table:table-cell>
          <table:table-cell office:value-type="float" office:value="0.36708569730694346" table:formula="of:=_xll.DFT([.F78:.F435];1;[.H78];2)" table:style-name="ce1">
            <text:p>0,367085697</text:p>
          </table:table-cell>
          <table:table-cell office:value-type="float" office:value="1.8010527430832108" table:style-name="ce1">
            <text:p>1,801052743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39.084761208129464" table:formula="of:=_xll.DFT([.F78:.F258];1;[.$M78];1)" table:style-name="ce1">
            <text:p>39,08476121</text:p>
          </table:table-cell>
          <table:table-cell table:number-columns-repeated="16370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1.174356" table:style-name="ce1">
            <text:p>1,174356</text:p>
          </table:table-cell>
          <table:table-cell office:value-type="float" office:value="2.0171149000000002" table:style-name="ce1">
            <text:p>2,0171149</text:p>
          </table:table-cell>
          <table:table-cell office:value-type="float" office:value="11.08276" table:style-name="ce1">
            <text:p>11,08276</text:p>
          </table:table-cell>
          <table:table-cell office:value-type="float" office:value="11.325874524827565" table:formula="of:=SQRT(([.C79]*[.C79])+([.D79]*[.D79])+([.E79]*[.E79]))" table:style-name="ce2">
            <text:p>11,33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28.173009302632391" table:formula="of:=_xll.DFT([.F79:.F436];1;[.H79];1)" table:style-name="ce1">
            <text:p>28,1730093</text:p>
          </table:table-cell>
          <table:table-cell office:value-type="float" office:value="4.3583923333929135" table:formula="of:=_xll.DFT([.F79:.F436];1;[.H79];2)" table:style-name="ce1">
            <text:p>4,358392333</text:p>
          </table:table-cell>
          <table:table-cell office:value-type="float" office:value="22.798796440140507" table:style-name="ce1">
            <text:p>22,79879644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46.143921614911271" table:formula="of:=_xll.DFT([.F79:.F259];1;[.$M79];1)" table:style-name="ce1">
            <text:p>46,14392161</text:p>
          </table:table-cell>
          <table:table-cell table:number-columns-repeated="16370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0.76494740000000006" table:style-name="ce1">
            <text:p>0,7649474</text:p>
          </table:table-cell>
          <table:table-cell office:value-type="float" office:value="0.76375029999999999" table:style-name="ce1">
            <text:p>0,7637503</text:p>
          </table:table-cell>
          <table:table-cell office:value-type="float" office:value="8.6706020000000006" table:style-name="ce1">
            <text:p>8,670602</text:p>
          </table:table-cell>
          <table:table-cell office:value-type="float" office:value="8.7377227060556724" table:formula="of:=SQRT(([.C80]*[.C80])+([.D80]*[.D80])+([.E80]*[.E80]))" table:style-name="ce2">
            <text:p>8,7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33.813624755241023" table:formula="of:=_xll.DFT([.F80:.F437];1;[.H80];1)" table:style-name="ce1">
            <text:p>33,81362476</text:p>
          </table:table-cell>
          <table:table-cell office:value-type="float" office:value="3.2629983205758726" table:formula="of:=_xll.DFT([.F80:.F437];1;[.H80];2)" table:style-name="ce1">
            <text:p>3,262998321</text:p>
          </table:table-cell>
          <table:table-cell office:value-type="float" office:value="-0.55126426408232088" table:style-name="ce1">
            <text:p>-0,55126426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23.206235037939003" table:formula="of:=_xll.DFT([.F80:.F260];1;[.$M80];1)" table:style-name="ce1">
            <text:p>23,20623504</text:p>
          </table:table-cell>
          <table:table-cell table:number-columns-repeated="16370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0.55784900000000004" table:style-name="ce1">
            <text:p>0,557849</text:p>
          </table:table-cell>
          <table:table-cell office:value-type="float" office:value="1.6328454999999999" table:style-name="ce1">
            <text:p>1,6328455</text:p>
          </table:table-cell>
          <table:table-cell office:value-type="float" office:value="8.7053174999999996" table:style-name="ce1">
            <text:p>8,7053175</text:p>
          </table:table-cell>
          <table:table-cell office:value-type="float" office:value="8.8746793017819794" table:formula="of:=SQRT(([.C81]*[.C81])+([.D81]*[.D81])+([.E81]*[.E81]))" table:style-name="ce2">
            <text:p>8,87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50.04615499339473" table:formula="of:=_xll.DFT([.F81:.F438];1;[.H81];1)" table:style-name="ce1">
            <text:p>50,04615499</text:p>
          </table:table-cell>
          <table:table-cell office:value-type="float" office:value="3.3066899854952529" table:formula="of:=_xll.DFT([.F81:.F438];1;[.H81];2)" table:style-name="ce1">
            <text:p>3,306689985</text:p>
          </table:table-cell>
          <table:table-cell office:value-type="float" office:value="16.89214317516829" table:style-name="ce1">
            <text:p>16,89214318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22.338892014569929" table:formula="of:=_xll.DFT([.F81:.F261];1;[.$M81];1)" table:style-name="ce1">
            <text:p>22,33889201</text:p>
          </table:table-cell>
          <table:table-cell table:number-columns-repeated="16370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1.2030863999999999" table:style-name="ce1">
            <text:p>1,2030864</text:p>
          </table:table-cell>
          <table:table-cell office:value-type="float" office:value="1.7058686999999999" table:style-name="ce1">
            <text:p>1,7058687</text:p>
          </table:table-cell>
          <table:table-cell office:value-type="float" office:value="9.7647510000000004" table:style-name="ce1">
            <text:p>9,764751</text:p>
          </table:table-cell>
          <table:table-cell office:value-type="float" office:value="9.9853776593329542" table:formula="of:=SQRT(([.C82]*[.C82])+([.D82]*[.D82])+([.E82]*[.E82]))" table:style-name="ce2">
            <text:p>9,99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25.217289948452553" table:formula="of:=_xll.DFT([.F82:.F439];1;[.H82];1)" table:style-name="ce1">
            <text:p>25,21728995</text:p>
          </table:table-cell>
          <table:table-cell office:value-type="float" office:value="1.8410919272935391" table:formula="of:=_xll.DFT([.F82:.F439];1;[.H82];2)" table:style-name="ce1">
            <text:p>1,841091927</text:p>
          </table:table-cell>
          <table:table-cell office:value-type="float" office:value="3.4051553355105848" table:style-name="ce1">
            <text:p>3,405155336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42.069172561927971" table:formula="of:=_xll.DFT([.F82:.F262];1;[.$M82];1)" table:style-name="ce1">
            <text:p>42,06917256</text:p>
          </table:table-cell>
          <table:table-cell table:number-columns-repeated="16370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.9776106" table:style-name="ce1">
            <text:p>1,9776106</text:p>
          </table:table-cell>
          <table:table-cell office:value-type="float" office:value="0.73501989999999995" table:style-name="ce1">
            <text:p>0,7350199</text:p>
          </table:table-cell>
          <table:table-cell office:value-type="float" office:value="8.8824880000000004" table:style-name="ce1">
            <text:p>8,882488</text:p>
          </table:table-cell>
          <table:table-cell office:value-type="float" office:value="9.1296106712593375" table:formula="of:=SQRT(([.C83]*[.C83])+([.D83]*[.D83])+([.E83]*[.E83]))" table:style-name="ce2">
            <text:p>9,1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46.367597491525544" table:formula="of:=_xll.DFT([.F83:.F440];1;[.H83];1)" table:style-name="ce1">
            <text:p>46,36759749</text:p>
          </table:table-cell>
          <table:table-cell office:value-type="float" office:value="1.8143694218238831" table:formula="of:=_xll.DFT([.F83:.F440];1;[.H83];2)" table:style-name="ce1">
            <text:p>1,814369422</text:p>
          </table:table-cell>
          <table:table-cell office:value-type="float" office:value="18.954652563721059" table:style-name="ce1">
            <text:p>18,95465256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.048435995286624" table:formula="of:=_xll.DFT([.F83:.F263];1;[.$M83];1)" table:style-name="ce1">
            <text:p>18,048436</text:p>
          </table:table-cell>
          <table:table-cell table:number-columns-repeated="16370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0.97324299999999997" table:style-name="ce1">
            <text:p>0,973243</text:p>
          </table:table-cell>
          <table:table-cell office:value-type="float" office:value="1.0749966" table:style-name="ce1">
            <text:p>1,0749966</text:p>
          </table:table-cell>
          <table:table-cell office:value-type="float" office:value="8.63828" table:style-name="ce1">
            <text:p>8,63828</text:p>
          </table:table-cell>
          <table:table-cell office:value-type="float" office:value="8.7591495583452925" table:formula="of:=SQRT(([.C84]*[.C84])+([.D84]*[.D84])+([.E84]*[.E84]))" table:style-name="ce2">
            <text:p>8,76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96.718832830907544" table:formula="of:=_xll.DFT([.F84:.F441];1;[.H84];1)" table:style-name="ce1">
            <text:p>96,71883283</text:p>
          </table:table-cell>
          <table:table-cell office:value-type="float" office:value="0.98285561022141543" table:formula="of:=_xll.DFT([.F84:.F441];1;[.H84];2)" table:style-name="ce1">
            <text:p>0,98285561</text:p>
          </table:table-cell>
          <table:table-cell office:value-type="float" office:value="-0.55388102236441439" table:style-name="ce1">
            <text:p>-0,553881022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66.300079930202372" table:formula="of:=_xll.DFT([.F84:.F264];1;[.$M84];1)" table:style-name="ce1">
            <text:p>66,30007993</text:p>
          </table:table-cell>
          <table:table-cell table:number-columns-repeated="16370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1.4221558999999999" table:style-name="ce1">
            <text:p>1,4221559</text:p>
          </table:table-cell>
          <table:table-cell office:value-type="float" office:value="1.697489" table:style-name="ce1">
            <text:p>1,697489</text:p>
          </table:table-cell>
          <table:table-cell office:value-type="float" office:value="9.4379430000000006" table:style-name="ce1">
            <text:p>9,437943</text:p>
          </table:table-cell>
          <table:table-cell office:value-type="float" office:value="9.6942645095063718" table:formula="of:=SQRT(([.C85]*[.C85])+([.D85]*[.D85])+([.E85]*[.E85]))" table:style-name="ce2">
            <text:p>9,6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26.420940988595465" table:formula="of:=_xll.DFT([.F85:.F442];1;[.H85];1)" table:style-name="ce1">
            <text:p>26,42094099</text:p>
          </table:table-cell>
          <table:table-cell office:value-type="float" office:value="-1.4661030481986272" table:formula="of:=_xll.DFT([.F85:.F442];1;[.H85];2)" table:style-name="ce1">
            <text:p>-1,466103048</text:p>
          </table:table-cell>
          <table:table-cell office:value-type="float" office:value="13.370090733940039" table:style-name="ce1">
            <text:p>13,37009073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31.224810841918842" table:formula="of:=_xll.DFT([.F85:.F265];1;[.$M85];1)" table:style-name="ce1">
            <text:p>31,22481084</text:p>
          </table:table-cell>
          <table:table-cell table:number-columns-repeated="16370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1.7513585" table:style-name="ce1">
            <text:p>1,7513585</text:p>
          </table:table-cell>
          <table:table-cell office:value-type="float" office:value="1.1911153999999999" table:style-name="ce1">
            <text:p>1,1911154</text:p>
          </table:table-cell>
          <table:table-cell office:value-type="float" office:value="10.420763000000001" table:style-name="ce1">
            <text:p>10,420763</text:p>
          </table:table-cell>
          <table:table-cell office:value-type="float" office:value="10.63382875514781" table:formula="of:=SQRT(([.C86]*[.C86])+([.D86]*[.D86])+([.E86]*[.E86]))" table:style-name="ce2">
            <text:p>10,63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3.874382326745121" table:formula="of:=_xll.DFT([.F86:.F443];1;[.H86];1)" table:style-name="ce1">
            <text:p>43,87438233</text:p>
          </table:table-cell>
          <table:table-cell office:value-type="float" office:value="1.5322086184848689" table:formula="of:=_xll.DFT([.F86:.F443];1;[.H86];2)" table:style-name="ce1">
            <text:p>1,532208618</text:p>
          </table:table-cell>
          <table:table-cell office:value-type="float" office:value="-0.98418367177282051" table:style-name="ce1">
            <text:p>-0,984183672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0.613664561120373" table:formula="of:=_xll.DFT([.F86:.F266];1;[.$M86];1)" table:style-name="ce1">
            <text:p>40,61366456</text:p>
          </table:table-cell>
          <table:table-cell table:number-columns-repeated="16370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1.1839328" table:style-name="ce1">
            <text:p>1,1839328</text:p>
          </table:table-cell>
          <table:table-cell office:value-type="float" office:value="0.70868370000000003" table:style-name="ce1">
            <text:p>0,7086837</text:p>
          </table:table-cell>
          <table:table-cell office:value-type="float" office:value="9.8557310000000005" table:style-name="ce1">
            <text:p>9,855731</text:p>
          </table:table-cell>
          <table:table-cell office:value-type="float" office:value="9.9518522399562652" table:formula="of:=SQRT(([.C87]*[.C87])+([.D87]*[.D87])+([.E87]*[.E87]))" table:style-name="ce2">
            <text:p>9,9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57.003860461826541" table:formula="of:=_xll.DFT([.F87:.F444];1;[.H87];1)" table:style-name="ce1">
            <text:p>57,00386046</text:p>
          </table:table-cell>
          <table:table-cell office:value-type="float" office:value="1.1461704589374646" table:formula="of:=_xll.DFT([.F87:.F444];1;[.H87];2)" table:style-name="ce1">
            <text:p>1,146170459</text:p>
          </table:table-cell>
          <table:table-cell office:value-type="float" office:value="15.849127670025275" table:style-name="ce1">
            <text:p>15,84912767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27.432301523892082" table:formula="of:=_xll.DFT([.F87:.F267];1;[.$M87];1)" table:style-name="ce1">
            <text:p>27,43230152</text:p>
          </table:table-cell>
          <table:table-cell table:number-columns-repeated="16370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0.49799395000000002" table:style-name="ce1">
            <text:p>0,49799395</text:p>
          </table:table-cell>
          <table:table-cell office:value-type="float" office:value="1.5646108000000001" table:style-name="ce1">
            <text:p>1,5646108</text:p>
          </table:table-cell>
          <table:table-cell office:value-type="float" office:value="8.6837689999999998" table:style-name="ce1">
            <text:p>8,683769</text:p>
          </table:table-cell>
          <table:table-cell office:value-type="float" office:value="8.8376382011866852" table:formula="of:=SQRT(([.C88]*[.C88])+([.D88]*[.D88])+([.E88]*[.E88]))" table:style-name="ce2">
            <text:p>8,84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.9476306038667772" table:formula="of:=_xll.DFT([.F88:.F445];1;[.H88];1)" table:style-name="ce1">
            <text:p>8,947630604</text:p>
          </table:table-cell>
          <table:table-cell office:value-type="float" office:value="2.5058034345103115" table:formula="of:=_xll.DFT([.F88:.F445];1;[.H88];2)" table:style-name="ce1">
            <text:p>2,505803435</text:p>
          </table:table-cell>
          <table:table-cell office:value-type="float" office:value="2.0735077194573823" table:style-name="ce1">
            <text:p>2,07350771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31.474585379957869" table:formula="of:=_xll.DFT([.F88:.F268];1;[.$M88];1)" table:style-name="ce1">
            <text:p>31,47458538</text:p>
          </table:table-cell>
          <table:table-cell table:number-columns-repeated="16370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0.10295066999999999" table:style-name="ce1">
            <text:p>0,10295067</text:p>
          </table:table-cell>
          <table:table-cell office:value-type="float" office:value="0.98641109999999999" table:style-name="ce1">
            <text:p>0,9864111</text:p>
          </table:table-cell>
          <table:table-cell office:value-type="float" office:value="9.4989950000000007" table:style-name="ce1">
            <text:p>9,498995</text:p>
          </table:table-cell>
          <table:table-cell office:value-type="float" office:value="9.550628864566022" table:formula="of:=SQRT(([.C89]*[.C89])+([.D89]*[.D89])+([.E89]*[.E89]))" table:style-name="ce2">
            <text:p>9,55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47.252871400956884" table:formula="of:=_xll.DFT([.F89:.F446];1;[.H89];1)" table:style-name="ce1">
            <text:p>47,2528714</text:p>
          </table:table-cell>
          <table:table-cell office:value-type="float" office:value="-0.93802436254455956" table:formula="of:=_xll.DFT([.F89:.F446];1;[.H89];2)" table:style-name="ce1">
            <text:p>-0,938024363</text:p>
          </table:table-cell>
          <table:table-cell office:value-type="float" office:value="16.365429154007185" table:style-name="ce1">
            <text:p>16,36542915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7.5035158669102513" table:formula="of:=_xll.DFT([.F89:.F269];1;[.$M89];1)" table:style-name="ce1">
            <text:p>7,503515867</text:p>
          </table:table-cell>
          <table:table-cell table:number-columns-repeated="16370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2.4815900000000002" table:style-name="ce1">
            <text:p>2,48159</text:p>
          </table:table-cell>
          <table:table-cell office:value-type="float" office:value="-5.0278234999999998E-2" table:style-name="ce1">
            <text:p>-0,050278235</text:p>
          </table:table-cell>
          <table:table-cell office:value-type="float" office:value="10.231621000000001" table:style-name="ce1">
            <text:p>10,231621</text:p>
          </table:table-cell>
          <table:table-cell office:value-type="float" office:value="10.528384734452656" table:formula="of:=SQRT(([.C90]*[.C90])+([.D90]*[.D90])+([.E90]*[.E90]))" table:style-name="ce2">
            <text:p>10,53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48.360421424302338" table:formula="of:=_xll.DFT([.F90:.F447];1;[.H90];1)" table:style-name="ce1">
            <text:p>48,36042142</text:p>
          </table:table-cell>
          <table:table-cell office:value-type="float" office:value="4.4993553108196789" table:formula="of:=_xll.DFT([.F90:.F447];1;[.H90];2)" table:style-name="ce1">
            <text:p>4,499355311</text:p>
          </table:table-cell>
          <table:table-cell office:value-type="float" office:value="3.1687289244771599" table:style-name="ce1">
            <text:p>3,168728924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27.596176104858763" table:formula="of:=_xll.DFT([.F90:.F270];1;[.$M90];1)" table:style-name="ce1">
            <text:p>27,5961761</text:p>
          </table:table-cell>
          <table:table-cell table:number-columns-repeated="16370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0.63206923000000004" table:style-name="ce1">
            <text:p>0,63206923</text:p>
          </table:table-cell>
          <table:table-cell office:value-type="float" office:value="0.81522565999999996" table:style-name="ce1">
            <text:p>0,81522566</text:p>
          </table:table-cell>
          <table:table-cell office:value-type="float" office:value="8.2240830000000003" table:style-name="ce1">
            <text:p>8,224083</text:p>
          </table:table-cell>
          <table:table-cell office:value-type="float" office:value="8.288524933854287" table:formula="of:=SQRT(([.C91]*[.C91])+([.D91]*[.D91])+([.E91]*[.E91]))" table:style-name="ce2">
            <text:p>8,2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36.763559686692695" table:formula="of:=_xll.DFT([.F91:.F448];1;[.H91];1)" table:style-name="ce1">
            <text:p>36,76355969</text:p>
          </table:table-cell>
          <table:table-cell office:value-type="float" office:value="3.9745252507525719" table:formula="of:=_xll.DFT([.F91:.F448];1;[.H91];2)" table:style-name="ce1">
            <text:p>3,974525251</text:p>
          </table:table-cell>
          <table:table-cell office:value-type="float" office:value="17.033805412890228" table:style-name="ce1">
            <text:p>17,03380541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39.235635192139107" table:formula="of:=_xll.DFT([.F91:.F271];1;[.$M91];1)" table:style-name="ce1">
            <text:p>39,23563519</text:p>
          </table:table-cell>
          <table:table-cell table:number-columns-repeated="16370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0.68953010000000003" table:style-name="ce1">
            <text:p>0,6895301</text:p>
          </table:table-cell>
          <table:table-cell office:value-type="float" office:value="1.4101849" table:style-name="ce1">
            <text:p>1,4101849</text:p>
          </table:table-cell>
          <table:table-cell office:value-type="float" office:value="9.9431200000000004" table:style-name="ce1">
            <text:p>9,94312</text:p>
          </table:table-cell>
          <table:table-cell office:value-type="float" office:value="10.066265868999984" table:formula="of:=SQRT(([.C92]*[.C92])+([.D92]*[.D92])+([.E92]*[.E92]))" table:style-name="ce2">
            <text:p>10,07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32.012955765503342" table:formula="of:=_xll.DFT([.F92:.F449];1;[.H92];1)" table:style-name="ce1">
            <text:p>32,01295577</text:p>
          </table:table-cell>
          <table:table-cell office:value-type="float" office:value="0.61552952042392561" table:formula="of:=_xll.DFT([.F92:.F449];1;[.H92];2)" table:style-name="ce1">
            <text:p>0,61552952</text:p>
          </table:table-cell>
          <table:table-cell office:value-type="float" office:value="1.7715555693669007" table:style-name="ce1">
            <text:p>1,771555569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34.222722589820222" table:formula="of:=_xll.DFT([.F92:.F272];1;[.$M92];1)" table:style-name="ce1">
            <text:p>34,22272259</text:p>
          </table:table-cell>
          <table:table-cell table:number-columns-repeated="16370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0.41539399999999999" table:style-name="ce1">
            <text:p>0,415394</text:p>
          </table:table-cell>
          <table:table-cell office:value-type="float" office:value="0.88824879999999995" table:style-name="ce1">
            <text:p>0,8882488</text:p>
          </table:table-cell>
          <table:table-cell office:value-type="float" office:value="9.5097690000000004" table:style-name="ce1">
            <text:p>9,509769</text:p>
          </table:table-cell>
          <table:table-cell office:value-type="float" office:value="9.5601906120797846" table:formula="of:=SQRT(([.C93]*[.C93])+([.D93]*[.D93])+([.E93]*[.E93]))" table:style-name="ce2">
            <text:p>9,56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43.171476262477853" table:formula="of:=_xll.DFT([.F93:.F450];1;[.H93];1)" table:style-name="ce1">
            <text:p>43,17147626</text:p>
          </table:table-cell>
          <table:table-cell office:value-type="float" office:value="3.7246502624585247" table:formula="of:=_xll.DFT([.F93:.F450];1;[.H93];2)" table:style-name="ce1">
            <text:p>3,724650262</text:p>
          </table:table-cell>
          <table:table-cell office:value-type="float" office:value="18.601343130372292" table:style-name="ce1">
            <text:p>18,6013431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2.918139509557058" table:formula="of:=_xll.DFT([.F93:.F273];1;[.$M93];1)" table:style-name="ce1">
            <text:p>52,91813951</text:p>
          </table:table-cell>
          <table:table-cell table:number-columns-repeated="16370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3" table:style-name="ce1">
            <text:p>3</text:p>
          </table:table-cell>
          <table:table-cell office:value-type="float" office:value="0.93134444999999999" table:style-name="ce1">
            <text:p>0,93134445</text:p>
          </table:table-cell>
          <table:table-cell office:value-type="float" office:value="-0.32202014000000001" table:style-name="ce1">
            <text:p>-0,32202014</text:p>
          </table:table-cell>
          <table:table-cell office:value-type="float" office:value="10.68652" table:style-name="ce1">
            <text:p>10,68652</text:p>
          </table:table-cell>
          <table:table-cell office:value-type="float" office:value="10.731859539031968" table:formula="of:=SQRT(([.C94]*[.C94])+([.D94]*[.D94])+([.E94]*[.E94]))" table:style-name="ce2">
            <text:p>10,73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9.747037486978098" table:formula="of:=_xll.DFT([.F94:.F451];1;[.H94];1)" table:style-name="ce1">
            <text:p>19,74703749</text:p>
          </table:table-cell>
          <table:table-cell office:value-type="float" office:value="4.6999317794888675" table:formula="of:=_xll.DFT([.F94:.F451];1;[.H94];2)" table:style-name="ce1">
            <text:p>4,699931779</text:p>
          </table:table-cell>
          <table:table-cell office:value-type="float" office:value="5.0548004477259019" table:style-name="ce1">
            <text:p>5,054800448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52.787991338017761" table:formula="of:=_xll.DFT([.F94:.F274];1;[.$M94];1)" table:style-name="ce1">
            <text:p>52,78799134</text:p>
          </table:table-cell>
          <table:table-cell table:number-columns-repeated="16370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1.0295067" table:style-name="ce1">
            <text:p>1,0295067</text:p>
          </table:table-cell>
          <table:table-cell office:value-type="float" office:value="1.8890251" table:style-name="ce1">
            <text:p>1,8890251</text:p>
          </table:table-cell>
          <table:table-cell office:value-type="float" office:value="8.1893670000000007" table:style-name="ce1">
            <text:p>8,189367</text:p>
          </table:table-cell>
          <table:table-cell office:value-type="float" office:value="8.4672328262817906" table:formula="of:=SQRT(([.C95]*[.C95])+([.D95]*[.D95])+([.E95]*[.E95]))" table:style-name="ce2">
            <text:p>8,47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41.596505390766779" table:formula="of:=_xll.DFT([.F95:.F452];1;[.H95];1)" table:style-name="ce1">
            <text:p>41,59650539</text:p>
          </table:table-cell>
          <table:table-cell office:value-type="float" office:value="-0.38486908871400416" table:formula="of:=_xll.DFT([.F95:.F452];1;[.H95];2)" table:style-name="ce1">
            <text:p>-0,384869089</text:p>
          </table:table-cell>
          <table:table-cell office:value-type="float" office:value="17.835985598308788" table:style-name="ce1">
            <text:p>17,8359856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34.97635045075954" table:formula="of:=_xll.DFT([.F95:.F275];1;[.$M95];1)" table:style-name="ce1">
            <text:p>34,97635045</text:p>
          </table:table-cell>
          <table:table-cell table:number-columns-repeated="16370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0.43574469999999998" table:style-name="ce1">
            <text:p>0,4357447</text:p>
          </table:table-cell>
          <table:table-cell office:value-type="float" office:value="1.7310078" table:style-name="ce1">
            <text:p>1,7310078</text:p>
          </table:table-cell>
          <table:table-cell office:value-type="float" office:value="10.086772" table:style-name="ce1">
            <text:p>10,086772</text:p>
          </table:table-cell>
          <table:table-cell office:value-type="float" office:value="10.243497001865277" table:formula="of:=SQRT(([.C96]*[.C96])+([.D96]*[.D96])+([.E96]*[.E96]))" table:style-name="ce2">
            <text:p>10,24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64.078672827012966" table:formula="of:=_xll.DFT([.F96:.F453];1;[.H96];1)" table:style-name="ce1">
            <text:p>64,07867283</text:p>
          </table:table-cell>
          <table:table-cell office:value-type="float" office:value="2.6848511410106406" table:formula="of:=_xll.DFT([.F96:.F453];1;[.H96];2)" table:style-name="ce1">
            <text:p>2,684851141</text:p>
          </table:table-cell>
          <table:table-cell office:value-type="float" office:value="2.4458934866153861" table:style-name="ce1">
            <text:p>2,445893487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37.867476593841168" table:formula="of:=_xll.DFT([.F96:.F276];1;[.$M96];1)" table:style-name="ce1">
            <text:p>37,86747659</text:p>
          </table:table-cell>
          <table:table-cell table:number-columns-repeated="16370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1.4772224" table:style-name="ce1">
            <text:p>1,4772224</text:p>
          </table:table-cell>
          <table:table-cell office:value-type="float" office:value="1.0342951" table:style-name="ce1">
            <text:p>1,0342951</text:p>
          </table:table-cell>
          <table:table-cell office:value-type="float" office:value="8.9998044999999998" table:style-name="ce1">
            <text:p>8,9998045</text:p>
          </table:table-cell>
          <table:table-cell office:value-type="float" office:value="9.1786945374146747" table:formula="of:=SQRT(([.C97]*[.C97])+([.D97]*[.D97])+([.E97]*[.E97]))" table:style-name="ce2">
            <text:p>9,18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58.4381774536443" table:formula="of:=_xll.DFT([.F97:.F454];1;[.H97];1)" table:style-name="ce1">
            <text:p>58,43817745</text:p>
          </table:table-cell>
          <table:table-cell office:value-type="float" office:value="2.9915004941049581" table:formula="of:=_xll.DFT([.F97:.F454];1;[.H97];2)" table:style-name="ce1">
            <text:p>2,991500494</text:p>
          </table:table-cell>
          <table:table-cell office:value-type="float" office:value="17.487591241284196" table:style-name="ce1">
            <text:p>17,48759124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24.953943247893942" table:formula="of:=_xll.DFT([.F97:.F277];1;[.$M97];1)" table:style-name="ce1">
            <text:p>24,95394325</text:p>
          </table:table-cell>
          <table:table-cell table:number-columns-repeated="16370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1.2174516" table:style-name="ce1">
            <text:p>1,2174516</text:p>
          </table:table-cell>
          <table:table-cell office:value-type="float" office:value="1.5921441000000001" table:style-name="ce1">
            <text:p>1,5921441</text:p>
          </table:table-cell>
          <table:table-cell office:value-type="float" office:value="8.8022819999999999" table:style-name="ce1">
            <text:p>8,802282</text:p>
          </table:table-cell>
          <table:table-cell office:value-type="float" office:value="9.0275843746282085" table:formula="of:=SQRT(([.C98]*[.C98])+([.D98]*[.D98])+([.E98]*[.E98]))" table:style-name="ce2">
            <text:p>9,0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6.050112370261729" table:formula="of:=_xll.DFT([.F98:.F455];1;[.H98];1)" table:style-name="ce1">
            <text:p>16,05011237</text:p>
          </table:table-cell>
          <table:table-cell office:value-type="float" office:value="-1.1178172753398483" table:formula="of:=_xll.DFT([.F98:.F455];1;[.H98];2)" table:style-name="ce1">
            <text:p>-1,117817275</text:p>
          </table:table-cell>
          <table:table-cell office:value-type="float" office:value="2.3742501954147022" table:style-name="ce1">
            <text:p>2,374250195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4.194924106426846" table:formula="of:=_xll.DFT([.F98:.F278];1;[.$M98];1)" table:style-name="ce1">
            <text:p>14,19492411</text:p>
          </table:table-cell>
          <table:table-cell table:number-columns-repeated="16370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0.65840549999999998" table:style-name="ce1">
            <text:p>0,6584055</text:p>
          </table:table-cell>
          <table:table-cell office:value-type="float" office:value="1.8207903999999999" table:style-name="ce1">
            <text:p>1,8207904</text:p>
          </table:table-cell>
          <table:table-cell office:value-type="float" office:value="9.4523089999999996" table:style-name="ce1">
            <text:p>9,452309</text:p>
          </table:table-cell>
          <table:table-cell office:value-type="float" office:value="9.6485709260306205" table:formula="of:=SQRT(([.C99]*[.C99])+([.D99]*[.D99])+([.E99]*[.E99]))" table:style-name="ce2">
            <text:p>9,65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9.272539397323772" table:formula="of:=_xll.DFT([.F99:.F456];1;[.H99];1)" table:style-name="ce1">
            <text:p>19,2725394</text:p>
          </table:table-cell>
          <table:table-cell office:value-type="float" office:value="-1.3767278106380535E-3" table:formula="of:=_xll.DFT([.F99:.F456];1;[.H99];2)" table:style-name="ce1">
            <text:p>-0,001376728</text:p>
          </table:table-cell>
          <table:table-cell office:value-type="float" office:value="14.922729798586557" table:style-name="ce1">
            <text:p>14,9227298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31.6276892577926" table:formula="of:=_xll.DFT([.F99:.F279];1;[.$M99];1)" table:style-name="ce1">
            <text:p>31,62768926</text:p>
          </table:table-cell>
          <table:table-cell table:number-columns-repeated="16370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2.633622E-2" table:style-name="ce1">
            <text:p>0,02633622</text:p>
          </table:table-cell>
          <table:table-cell office:value-type="float" office:value="2.27928" table:style-name="ce1">
            <text:p>2,27928</text:p>
          </table:table-cell>
          <table:table-cell office:value-type="float" office:value="9.5528650000000006" table:style-name="ce1">
            <text:p>9,552865</text:p>
          </table:table-cell>
          <table:table-cell office:value-type="float" office:value="9.8210508919926127" table:formula="of:=SQRT(([.C100]*[.C100])+([.D100]*[.D100])+([.E100]*[.E100]))" table:style-name="ce2">
            <text:p>9,8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31.836237525932962" table:formula="of:=_xll.DFT([.F100:.F457];1;[.H100];1)" table:style-name="ce1">
            <text:p>31,83623753</text:p>
          </table:table-cell>
          <table:table-cell office:value-type="float" office:value="0.29995834540425853" table:formula="of:=_xll.DFT([.F100:.F457];1;[.H100];2)" table:style-name="ce1">
            <text:p>0,299958345</text:p>
          </table:table-cell>
          <table:table-cell office:value-type="float" office:value="7.9393589895377046" table:style-name="ce1">
            <text:p>7,93935899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26.816604723645224" table:formula="of:=_xll.DFT([.F100:.F280];1;[.$M100];1)" table:style-name="ce1">
            <text:p>26,81660472</text:p>
          </table:table-cell>
          <table:table-cell table:number-columns-repeated="16370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0.65242" table:style-name="ce1">
            <text:p>0,65242</text:p>
          </table:table-cell>
          <table:table-cell office:value-type="float" office:value="0.66558810000000002" table:style-name="ce1">
            <text:p>0,6655881</text:p>
          </table:table-cell>
          <table:table-cell office:value-type="float" office:value="9.4547019999999993" table:style-name="ce1">
            <text:p>9,454702</text:p>
          </table:table-cell>
          <table:table-cell office:value-type="float" office:value="9.5005288949650382" table:formula="of:=SQRT(([.C101]*[.C101])+([.D101]*[.D101])+([.E101]*[.E101]))" table:style-name="ce2">
            <text:p>9,5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57.274132260391838" table:formula="of:=_xll.DFT([.F101:.F458];1;[.H101];1)" table:style-name="ce1">
            <text:p>57,27413226</text:p>
          </table:table-cell>
          <table:table-cell office:value-type="float" office:value="1.6512950074944612" table:formula="of:=_xll.DFT([.F101:.F458];1;[.H101];2)" table:style-name="ce1">
            <text:p>1,651295007</text:p>
          </table:table-cell>
          <table:table-cell office:value-type="float" office:value="17.545425584178723" table:style-name="ce1">
            <text:p>17,54542558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40.379594512033371" table:formula="of:=_xll.DFT([.F101:.F281];1;[.$M101];1)" table:style-name="ce1">
            <text:p>40,37959451</text:p>
          </table:table-cell>
          <table:table-cell table:number-columns-repeated="16370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0.39145197999999998" table:style-name="ce1">
            <text:p>0,39145198</text:p>
          </table:table-cell>
          <table:table-cell office:value-type="float" office:value="1.5107412" table:style-name="ce1">
            <text:p>1,5107412</text:p>
          </table:table-cell>
          <table:table-cell office:value-type="float" office:value="8.3258360000000007" table:style-name="ce1">
            <text:p>8,325836</text:p>
          </table:table-cell>
          <table:table-cell office:value-type="float" office:value="8.4708393164384468" table:formula="of:=SQRT(([.C102]*[.C102])+([.D102]*[.D102])+([.E102]*[.E102]))" table:style-name="ce2">
            <text:p>8,47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0.059763960885284" table:formula="of:=_xll.DFT([.F102:.F459];1;[.H102];1)" table:style-name="ce1">
            <text:p>10,05976396</text:p>
          </table:table-cell>
          <table:table-cell office:value-type="float" office:value="-1.3883392519723246" table:formula="of:=_xll.DFT([.F102:.F459];1;[.H102];2)" table:style-name="ce1">
            <text:p>-1,388339252</text:p>
          </table:table-cell>
          <table:table-cell office:value-type="float" office:value="0.16598215786480625" table:style-name="ce1">
            <text:p>0,165982158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37.00339165295253" table:formula="of:=_xll.DFT([.F102:.F282];1;[.$M102];1)" table:style-name="ce1">
            <text:p>37,00339165</text:p>
          </table:table-cell>
          <table:table-cell table:number-columns-repeated="16370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1.3108255" table:style-name="ce1">
            <text:p>1,3108255</text:p>
          </table:table-cell>
          <table:table-cell office:value-type="float" office:value="1.9716251" table:style-name="ce1">
            <text:p>1,9716251</text:p>
          </table:table-cell>
          <table:table-cell office:value-type="float" office:value="10.0269165" table:style-name="ce1">
            <text:p>10,0269165</text:p>
          </table:table-cell>
          <table:table-cell office:value-type="float" office:value="10.302651286167679" table:formula="of:=SQRT(([.C103]*[.C103])+([.D103]*[.D103])+([.E103]*[.E103]))" table:style-name="ce2">
            <text:p>10,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4.388993668906974" table:formula="of:=_xll.DFT([.F103:.F460];1;[.H103];1)" table:style-name="ce1">
            <text:p>24,38899367</text:p>
          </table:table-cell>
          <table:table-cell office:value-type="float" office:value="0.31721836516759089" table:formula="of:=_xll.DFT([.F103:.F460];1;[.H103];2)" table:style-name="ce1">
            <text:p>0,317218365</text:p>
          </table:table-cell>
          <table:table-cell office:value-type="float" office:value="13.354449936076445" table:style-name="ce1">
            <text:p>13,3544499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4.089043849527151" table:formula="of:=_xll.DFT([.F103:.F283];1;[.$M103];1)" table:style-name="ce1">
            <text:p>54,08904385</text:p>
          </table:table-cell>
          <table:table-cell table:number-columns-repeated="16370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1.7753004999999999" table:style-name="ce1">
            <text:p>1,7753005</text:p>
          </table:table-cell>
          <table:table-cell office:value-type="float" office:value="0.40102877999999997" table:style-name="ce1">
            <text:p>0,40102878</text:p>
          </table:table-cell>
          <table:table-cell office:value-type="float" office:value="10.241198000000001" table:style-name="ce1">
            <text:p>10,241198</text:p>
          </table:table-cell>
          <table:table-cell office:value-type="float" office:value="10.401665848453918" table:formula="of:=SQRT(([.C104]*[.C104])+([.D104]*[.D104])+([.E104]*[.E104]))" table:style-name="ce2">
            <text:p>10,40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77.978239278541736" table:formula="of:=_xll.DFT([.F104:.F461];1;[.H104];1)" table:style-name="ce1">
            <text:p>77,97823928</text:p>
          </table:table-cell>
          <table:table-cell office:value-type="float" office:value="2.6290700872139863" table:formula="of:=_xll.DFT([.F104:.F461];1;[.H104];2)" table:style-name="ce1">
            <text:p>2,629070087</text:p>
          </table:table-cell>
          <table:table-cell office:value-type="float" office:value="4.5478414246026304" table:style-name="ce1">
            <text:p>4,547841425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8.9412466835223885" table:formula="of:=_xll.DFT([.F104:.F284];1;[.$M104];1)" table:style-name="ce1">
            <text:p>8,941246684</text:p>
          </table:table-cell>
          <table:table-cell table:number-columns-repeated="16370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2.1643583999999998" table:style-name="ce1">
            <text:p>2,1643584</text:p>
          </table:table-cell>
          <table:table-cell office:value-type="float" office:value="1.9752164000000001" table:style-name="ce1">
            <text:p>1,9752164</text:p>
          </table:table-cell>
          <table:table-cell office:value-type="float" office:value="7.2388687000000003" table:style-name="ce1">
            <text:p>7,2388687</text:p>
          </table:table-cell>
          <table:table-cell office:value-type="float" office:value="7.8094268141982877" table:formula="of:=SQRT(([.C105]*[.C105])+([.D105]*[.D105])+([.E105]*[.E105]))" table:style-name="ce2">
            <text:p>7,81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22.723677644186214" table:formula="of:=_xll.DFT([.F105:.F462];1;[.H105];1)" table:style-name="ce1">
            <text:p>22,72367764</text:p>
          </table:table-cell>
          <table:table-cell office:value-type="float" office:value="2.5032029802237643" table:formula="of:=_xll.DFT([.F105:.F462];1;[.H105];2)" table:style-name="ce1">
            <text:p>2,50320298</text:p>
          </table:table-cell>
          <table:table-cell office:value-type="float" office:value="13.194310348412152" table:style-name="ce1">
            <text:p>13,19431035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55.770696800164096" table:formula="of:=_xll.DFT([.F105:.F285];1;[.$M105];1)" table:style-name="ce1">
            <text:p>55,7706968</text:p>
          </table:table-cell>
          <table:table-cell table:number-columns-repeated="16370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5.2576669999999996" table:style-name="ce1">
            <text:p>5,257667</text:p>
          </table:table-cell>
          <table:table-cell office:value-type="float" office:value="3.4404678" table:style-name="ce1">
            <text:p>3,4404678</text:p>
          </table:table-cell>
          <table:table-cell office:value-type="float" office:value="4.9380410000000001" table:style-name="ce1">
            <text:p>4,938041</text:p>
          </table:table-cell>
          <table:table-cell office:value-type="float" office:value="7.9915036059184033" table:formula="of:=SQRT(([.C106]*[.C106])+([.D106]*[.D106])+([.E106]*[.E106]))" table:style-name="ce2">
            <text:p>7,99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76.371045543812826" table:formula="of:=_xll.DFT([.F106:.F463];1;[.H106];1)" table:style-name="ce1">
            <text:p>76,37104554</text:p>
          </table:table-cell>
          <table:table-cell office:value-type="float" office:value="0.75210227949648945" table:formula="of:=_xll.DFT([.F106:.F463];1;[.H106];2)" table:style-name="ce1">
            <text:p>0,752102279</text:p>
          </table:table-cell>
          <table:table-cell office:value-type="float" office:value="2.4009296042855999" table:style-name="ce1">
            <text:p>2,400929604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3.733577994923584" table:formula="of:=_xll.DFT([.F106:.F286];1;[.$M106];1)" table:style-name="ce1">
            <text:p>13,73357799</text:p>
          </table:table-cell>
          <table:table-cell table:number-columns-repeated="16370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8.1247229999999995" table:style-name="ce1">
            <text:p>8,124723</text:p>
          </table:table-cell>
          <table:table-cell office:value-type="float" office:value="3.4356794000000002" table:style-name="ce1">
            <text:p>3,4356794</text:p>
          </table:table-cell>
          <table:table-cell office:value-type="float" office:value="5.3522376999999999" table:style-name="ce1">
            <text:p>5,3522377</text:p>
          </table:table-cell>
          <table:table-cell office:value-type="float" office:value="10.318016532435614" table:formula="of:=SQRT(([.C107]*[.C107])+([.D107]*[.D107])+([.E107]*[.E107]))" table:style-name="ce2">
            <text:p>10,32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42.36089214928117" table:formula="of:=_xll.DFT([.F107:.F464];1;[.H107];1)" table:style-name="ce1">
            <text:p>42,36089215</text:p>
          </table:table-cell>
          <table:table-cell office:value-type="float" office:value="0.97798800016047116" table:formula="of:=_xll.DFT([.F107:.F464];1;[.H107];2)" table:style-name="ce1">
            <text:p>0,977988</text:p>
          </table:table-cell>
          <table:table-cell office:value-type="float" office:value="15.796529097319279" table:style-name="ce1">
            <text:p>15,7965291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1.149823241246501" table:formula="of:=_xll.DFT([.F107:.F287];1;[.$M107];1)" table:style-name="ce1">
            <text:p>31,14982324</text:p>
          </table:table-cell>
          <table:table-cell table:number-columns-repeated="16370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8.3880850000000002" table:style-name="ce1">
            <text:p>8,388085</text:p>
          </table:table-cell>
          <table:table-cell office:value-type="float" office:value="-3.4009635" table:style-name="ce1">
            <text:p>-3,4009635</text:p>
          </table:table-cell>
          <table:table-cell office:value-type="float" office:value="-2.5031378000000002" table:style-name="ce1">
            <text:p>-2,5031378</text:p>
          </table:table-cell>
          <table:table-cell office:value-type="float" office:value="9.3910713734560716" table:formula="of:=SQRT(([.C108]*[.C108])+([.D108]*[.D108])+([.E108]*[.E108]))" table:style-name="ce2">
            <text:p>9,39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56.578399512714881" table:formula="of:=_xll.DFT([.F108:.F465];1;[.H108];1)" table:style-name="ce1">
            <text:p>56,57839951</text:p>
          </table:table-cell>
          <table:table-cell office:value-type="float" office:value="3.836623119868654" table:formula="of:=_xll.DFT([.F108:.F465];1;[.H108];2)" table:style-name="ce1">
            <text:p>3,83662312</text:p>
          </table:table-cell>
          <table:table-cell office:value-type="float" office:value="4.8944769171761662" table:style-name="ce1">
            <text:p>4,894476917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56.482009346236872" table:formula="of:=_xll.DFT([.F108:.F288];1;[.$M108];1)" table:style-name="ce1">
            <text:p>56,48200935</text:p>
          </table:table-cell>
          <table:table-cell table:number-columns-repeated="16370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12.067974" table:style-name="ce1">
            <text:p>12,067974</text:p>
          </table:table-cell>
          <table:table-cell office:value-type="float" office:value="-8.2899239999999992" table:style-name="ce1">
            <text:p>-8,289924</text:p>
          </table:table-cell>
          <table:table-cell office:value-type="float" office:value="-4.3059716000000003" table:style-name="ce1">
            <text:p>-4,3059716</text:p>
          </table:table-cell>
          <table:table-cell office:value-type="float" office:value="15.261069025807418" table:formula="of:=SQRT(([.C109]*[.C109])+([.D109]*[.D109])+([.E109]*[.E109]))" table:style-name="ce2">
            <text:p>15,26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55.446518989908796" table:formula="of:=_xll.DFT([.F109:.F466];1;[.H109];1)" table:style-name="ce1">
            <text:p>55,44651899</text:p>
          </table:table-cell>
          <table:table-cell office:value-type="float" office:value="3.6606295534371975" table:formula="of:=_xll.DFT([.F109:.F466];1;[.H109];2)" table:style-name="ce1">
            <text:p>3,660629553</text:p>
          </table:table-cell>
          <table:table-cell office:value-type="float" office:value="16.582333638525075" table:style-name="ce1">
            <text:p>16,58233364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9.367810990602354" table:formula="of:=_xll.DFT([.F109:.F289];1;[.$M109];1)" table:style-name="ce1">
            <text:p>29,36781099</text:p>
          </table:table-cell>
          <table:table-cell table:number-columns-repeated="16370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10.178948" table:style-name="ce1">
            <text:p>10,178948</text:p>
          </table:table-cell>
          <table:table-cell office:value-type="float" office:value="-9.1482449999999993" table:style-name="ce1">
            <text:p>-9,148245</text:p>
          </table:table-cell>
          <table:table-cell office:value-type="float" office:value="-1.8124107" table:style-name="ce1">
            <text:p>-1,8124107</text:p>
          </table:table-cell>
          <table:table-cell office:value-type="float" office:value="13.80529613996757" table:formula="of:=SQRT(([.C110]*[.C110])+([.D110]*[.D110])+([.E110]*[.E110]))" table:style-name="ce2">
            <text:p>13,81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55.050261719999895" table:formula="of:=_xll.DFT([.F110:.F467];1;[.H110];1)" table:style-name="ce1">
            <text:p>55,05026172</text:p>
          </table:table-cell>
          <table:table-cell office:value-type="float" office:value="-0.68893090525485701" table:formula="of:=_xll.DFT([.F110:.F467];1;[.H110];2)" table:style-name="ce1">
            <text:p>-0,688930905</text:p>
          </table:table-cell>
          <table:table-cell office:value-type="float" office:value="5.2976610505306354" table:style-name="ce1">
            <text:p>5,297661051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51.797052824038254" table:formula="of:=_xll.DFT([.F110:.F290];1;[.$M110];1)" table:style-name="ce1">
            <text:p>51,79705282</text:p>
          </table:table-cell>
          <table:table-cell table:number-columns-repeated="16370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7.2508397000000002" table:style-name="ce1">
            <text:p>7,2508397</text:p>
          </table:table-cell>
          <table:table-cell office:value-type="float" office:value="-6.0884546999999998" table:style-name="ce1">
            <text:p>-6,0884547</text:p>
          </table:table-cell>
          <table:table-cell office:value-type="float" office:value="-3.2668881000000001" table:style-name="ce1">
            <text:p>-3,2668881</text:p>
          </table:table-cell>
          <table:table-cell office:value-type="float" office:value="10.015813239421441" table:formula="of:=SQRT(([.C111]*[.C111])+([.D111]*[.D111])+([.E111]*[.E111]))" table:style-name="ce2">
            <text:p>10,02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32.260941183128637" table:formula="of:=_xll.DFT([.F111:.F468];1;[.H111];1)" table:style-name="ce1">
            <text:p>32,26094118</text:p>
          </table:table-cell>
          <table:table-cell office:value-type="float" office:value="0.49095440594331646" table:formula="of:=_xll.DFT([.F111:.F468];1;[.H111];2)" table:style-name="ce1">
            <text:p>0,490954406</text:p>
          </table:table-cell>
          <table:table-cell office:value-type="float" office:value="14.248495238642374" table:style-name="ce1">
            <text:p>14,24849524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48.549814695403263" table:formula="of:=_xll.DFT([.F111:.F291];1;[.$M111];1)" table:style-name="ce1">
            <text:p>48,5498147</text:p>
          </table:table-cell>
          <table:table-cell table:number-columns-repeated="16370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5.9735329999999998" table:style-name="ce1">
            <text:p>5,973533</text:p>
          </table:table-cell>
          <table:table-cell office:value-type="float" office:value="-6.2045735999999998" table:style-name="ce1">
            <text:p>-6,2045736</text:p>
          </table:table-cell>
          <table:table-cell office:value-type="float" office:value="-1.8974047999999999" table:style-name="ce1">
            <text:p>-1,8974048</text:p>
          </table:table-cell>
          <table:table-cell office:value-type="float" office:value="8.819295608775624" table:formula="of:=SQRT(([.C112]*[.C112])+([.D112]*[.D112])+([.E112]*[.E112]))" table:style-name="ce2">
            <text:p>8,82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56.272360083866459" table:formula="of:=_xll.DFT([.F112:.F469];1;[.H112];1)" table:style-name="ce1">
            <text:p>56,27236008</text:p>
          </table:table-cell>
          <table:table-cell office:value-type="float" office:value="1.5947702790197538" table:formula="of:=_xll.DFT([.F112:.F469];1;[.H112];2)" table:style-name="ce1">
            <text:p>1,594770279</text:p>
          </table:table-cell>
          <table:table-cell office:value-type="float" office:value="4.3678523551956507" table:style-name="ce1">
            <text:p>4,367852355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36.984671071465868" table:formula="of:=_xll.DFT([.F112:.F292];1;[.$M112];1)" table:style-name="ce1">
            <text:p>36,98467107</text:p>
          </table:table-cell>
          <table:table-cell table:number-columns-repeated="16370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8.5113869999999991" table:style-name="ce1">
            <text:p>8,511387</text:p>
          </table:table-cell>
          <table:table-cell office:value-type="float" office:value="-7.2280949999999997" table:style-name="ce1">
            <text:p>-7,228095</text:p>
          </table:table-cell>
          <table:table-cell office:value-type="float" office:value="-1.364695" table:style-name="ce1">
            <text:p>-1,364695</text:p>
          </table:table-cell>
          <table:table-cell office:value-type="float" office:value="11.24950925311051" table:formula="of:=SQRT(([.C113]*[.C113])+([.D113]*[.D113])+([.E113]*[.E113]))" table:style-name="ce2">
            <text:p>11,2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32.930901518377553" table:formula="of:=_xll.DFT([.F113:.F470];1;[.H113];1)" table:style-name="ce1">
            <text:p>32,93090152</text:p>
          </table:table-cell>
          <table:table-cell office:value-type="float" office:value="-1.0131679136351388" table:formula="of:=_xll.DFT([.F113:.F470];1;[.H113];2)" table:style-name="ce1">
            <text:p>-1,013167914</text:p>
          </table:table-cell>
          <table:table-cell office:value-type="float" office:value="15.043888406358443" table:style-name="ce1">
            <text:p>15,0438884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65.775580157325862" table:formula="of:=_xll.DFT([.F113:.F293];1;[.$M113];1)" table:style-name="ce1">
            <text:p>65,77558016</text:p>
          </table:table-cell>
          <table:table-cell table:number-columns-repeated="16370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8.0241670000000003" table:style-name="ce1">
            <text:p>8,024167</text:p>
          </table:table-cell>
          <table:table-cell office:value-type="float" office:value="-5.3259014999999996" table:style-name="ce1">
            <text:p>-5,3259015</text:p>
          </table:table-cell>
          <table:table-cell office:value-type="float" office:value="-2.1679496999999999" table:style-name="ce1">
            <text:p>-2,1679497</text:p>
          </table:table-cell>
          <table:table-cell office:value-type="float" office:value="9.8718027094002103" table:formula="of:=SQRT(([.C114]*[.C114])+([.D114]*[.D114])+([.E114]*[.E114]))" table:style-name="ce2">
            <text:p>9,87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57.490123587371976" table:formula="of:=_xll.DFT([.F114:.F471];1;[.H114];1)" table:style-name="ce1">
            <text:p>57,49012359</text:p>
          </table:table-cell>
          <table:table-cell office:value-type="float" office:value="-0.74380425519264204" table:formula="of:=_xll.DFT([.F114:.F471];1;[.H114];2)" table:style-name="ce1">
            <text:p>-0,743804255</text:p>
          </table:table-cell>
          <table:table-cell office:value-type="float" office:value="5.2622575914095968" table:style-name="ce1">
            <text:p>5,262257591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25.675721530000867" table:formula="of:=_xll.DFT([.F114:.F294];1;[.$M114];1)" table:style-name="ce1">
            <text:p>25,67572153</text:p>
          </table:table-cell>
          <table:table-cell table:number-columns-repeated="16370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6.8964980000000002" table:style-name="ce1">
            <text:p>6,896498</text:p>
          </table:table-cell>
          <table:table-cell office:value-type="float" office:value="-6.0573300000000003" table:style-name="ce1">
            <text:p>-6,05733</text:p>
          </table:table-cell>
          <table:table-cell office:value-type="float" office:value="-2.1200657000000001" table:style-name="ce1">
            <text:p>-2,1200657</text:p>
          </table:table-cell>
          <table:table-cell office:value-type="float" office:value="9.420594989979163" table:formula="of:=SQRT(([.C115]*[.C115])+([.D115]*[.D115])+([.E115]*[.E115]))" table:style-name="ce2">
            <text:p>9,42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45.685067116845602" table:formula="of:=_xll.DFT([.F115:.F472];1;[.H115];1)" table:style-name="ce1">
            <text:p>45,68506712</text:p>
          </table:table-cell>
          <table:table-cell office:value-type="float" office:value="3.6397518608344366" table:formula="of:=_xll.DFT([.F115:.F472];1;[.H115];2)" table:style-name="ce1">
            <text:p>3,639751861</text:p>
          </table:table-cell>
          <table:table-cell office:value-type="float" office:value="16.83993678934414" table:style-name="ce1">
            <text:p>16,83993679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14.816904511245644" table:formula="of:=_xll.DFT([.F115:.F295];1;[.$M115];1)" table:style-name="ce1">
            <text:p>14,81690451</text:p>
          </table:table-cell>
          <table:table-cell table:number-columns-repeated="16370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7.4830775000000003" table:style-name="ce1">
            <text:p>7,4830775</text:p>
          </table:table-cell>
          <table:table-cell office:value-type="float" office:value="-6.7217209999999996" table:style-name="ce1">
            <text:p>-6,721721</text:p>
          </table:table-cell>
          <table:table-cell office:value-type="float" office:value="-1.8614918" table:style-name="ce1">
            <text:p>-1,8614918</text:p>
          </table:table-cell>
          <table:table-cell office:value-type="float" office:value="10.229522657207152" table:formula="of:=SQRT(([.C116]*[.C116])+([.D116]*[.D116])+([.E116]*[.E116]))" table:style-name="ce2">
            <text:p>10,23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40.47092473994875" table:formula="of:=_xll.DFT([.F116:.F473];1;[.H116];1)" table:style-name="ce1">
            <text:p>40,47092474</text:p>
          </table:table-cell>
          <table:table-cell office:value-type="float" office:value="4.3275972152813331" table:formula="of:=_xll.DFT([.F116:.F473];1;[.H116];2)" table:style-name="ce1">
            <text:p>4,327597215</text:p>
          </table:table-cell>
          <table:table-cell office:value-type="float" office:value="5.6641318836811259" table:style-name="ce1">
            <text:p>5,664131884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54.609369729246446" table:formula="of:=_xll.DFT([.F116:.F296];1;[.$M116];1)" table:style-name="ce1">
            <text:p>54,60936973</text:p>
          </table:table-cell>
          <table:table-cell table:number-columns-repeated="16370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7.3310456000000004" table:style-name="ce1">
            <text:p>7,3310456</text:p>
          </table:table-cell>
          <table:table-cell office:value-type="float" office:value="-4.5968669999999996" table:style-name="ce1">
            <text:p>-4,596867</text:p>
          </table:table-cell>
          <table:table-cell office:value-type="float" office:value="-1.0666169000000001" table:style-name="ce1">
            <text:p>-1,0666169</text:p>
          </table:table-cell>
          <table:table-cell office:value-type="float" office:value="8.7185484695753086" table:formula="of:=SQRT(([.C117]*[.C117])+([.D117]*[.D117])+([.E117]*[.E117]))" table:style-name="ce2">
            <text:p>8,72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24.898176801982533" table:formula="of:=_xll.DFT([.F117:.F474];1;[.H117];1)" table:style-name="ce1">
            <text:p>24,8981768</text:p>
          </table:table-cell>
          <table:table-cell office:value-type="float" office:value="-0.77055561999776856" table:formula="of:=_xll.DFT([.F117:.F474];1;[.H117];2)" table:style-name="ce1">
            <text:p>-0,77055562</text:p>
          </table:table-cell>
          <table:table-cell office:value-type="float" office:value="19.463171162956058" table:style-name="ce1">
            <text:p>19,46317116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47.36304827384992" table:formula="of:=_xll.DFT([.F117:.F297];1;[.$M117];1)" table:style-name="ce1">
            <text:p>47,36304827</text:p>
          </table:table-cell>
          <table:table-cell table:number-columns-repeated="16370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8.1127529999999997" table:style-name="ce1">
            <text:p>8,112753</text:p>
          </table:table-cell>
          <table:table-cell office:value-type="float" office:value="-5.6503160000000001" table:style-name="ce1">
            <text:p>-5,650316</text:p>
          </table:table-cell>
          <table:table-cell office:value-type="float" office:value="-3.0514100000000002" table:style-name="ce1">
            <text:p>-3,05141</text:p>
          </table:table-cell>
          <table:table-cell office:value-type="float" office:value="10.346687157103235" table:formula="of:=SQRT(([.C118]*[.C118])+([.D118]*[.D118])+([.E118]*[.E118]))" table:style-name="ce2">
            <text:p>10,35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12.14242352406273" table:formula="of:=_xll.DFT([.F118:.F475];1;[.H118];1)" table:style-name="ce1">
            <text:p>12,14242352</text:p>
          </table:table-cell>
          <table:table-cell office:value-type="float" office:value="4.476438474237507" table:formula="of:=_xll.DFT([.F118:.F475];1;[.H118];2)" table:style-name="ce1">
            <text:p>4,476438474</text:p>
          </table:table-cell>
          <table:table-cell office:value-type="float" office:value="4.4387030784079311" table:style-name="ce1">
            <text:p>4,438703078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6.940272429533266" table:formula="of:=_xll.DFT([.F118:.F298];1;[.$M118];1)" table:style-name="ce1">
            <text:p>26,94027243</text:p>
          </table:table-cell>
          <table:table-cell table:number-columns-repeated="16370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10.526108000000001" table:style-name="ce1">
            <text:p>10,526108</text:p>
          </table:table-cell>
          <table:table-cell office:value-type="float" office:value="-5.1846436999999996" table:style-name="ce1">
            <text:p>-5,1846437</text:p>
          </table:table-cell>
          <table:table-cell office:value-type="float" office:value="-0.27892450000000002" table:style-name="ce1">
            <text:p>-0,2789245</text:p>
          </table:table-cell>
          <table:table-cell office:value-type="float" office:value="11.737004677527992" table:formula="of:=SQRT(([.C119]*[.C119])+([.D119]*[.D119])+([.E119]*[.E119]))" table:style-name="ce2">
            <text:p>11,74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35.884447208618447" table:formula="of:=_xll.DFT([.F119:.F476];1;[.H119];1)" table:style-name="ce1">
            <text:p>35,88444721</text:p>
          </table:table-cell>
          <table:table-cell office:value-type="float" office:value="1.1695515823075715" table:formula="of:=_xll.DFT([.F119:.F476];1;[.H119];2)" table:style-name="ce1">
            <text:p>1,169551582</text:p>
          </table:table-cell>
          <table:table-cell office:value-type="float" office:value="17.140209342040237" table:style-name="ce1">
            <text:p>17,14020934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36.267975280171015" table:formula="of:=_xll.DFT([.F119:.F299];1;[.$M119];1)" table:style-name="ce1">
            <text:p>36,26797528</text:p>
          </table:table-cell>
          <table:table-cell table:number-columns-repeated="16370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3.0801406" table:style-name="ce1">
            <text:p>3,0801406</text:p>
          </table:table-cell>
          <table:table-cell office:value-type="float" office:value="-2.837129" table:style-name="ce1">
            <text:p>-2,837129</text:p>
          </table:table-cell>
          <table:table-cell office:value-type="float" office:value="-1.5873557" table:style-name="ce1">
            <text:p>-1,5873557</text:p>
          </table:table-cell>
          <table:table-cell office:value-type="float" office:value="4.4784221771436261" table:formula="of:=SQRT(([.C120]*[.C120])+([.D120]*[.D120])+([.E120]*[.E120]))" table:style-name="ce2">
            <text:p>4,48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48.576833873772138" table:formula="of:=_xll.DFT([.F120:.F477];1;[.H120];1)" table:style-name="ce1">
            <text:p>48,57683387</text:p>
          </table:table-cell>
          <table:table-cell office:value-type="float" office:value="2.9752560458266664" table:formula="of:=_xll.DFT([.F120:.F477];1;[.H120];2)" table:style-name="ce1">
            <text:p>2,975256046</text:p>
          </table:table-cell>
          <table:table-cell office:value-type="float" office:value="6.0169674122131021" table:style-name="ce1">
            <text:p>6,016967412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54.070613975285674" table:formula="of:=_xll.DFT([.F120:.F300];1;[.$M120];1)" table:style-name="ce1">
            <text:p>54,07061398</text:p>
          </table:table-cell>
          <table:table-cell table:number-columns-repeated="16370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5.4599770000000003" table:style-name="ce1">
            <text:p>5,459977</text:p>
          </table:table-cell>
          <table:table-cell office:value-type="float" office:value="-6.8402342999999997" table:style-name="ce1">
            <text:p>-6,8402343</text:p>
          </table:table-cell>
          <table:table-cell office:value-type="float" office:value="4.7812210000000004" table:style-name="ce1">
            <text:p>4,781221</text:p>
          </table:table-cell>
          <table:table-cell office:value-type="float" office:value="9.9729749007137531" table:formula="of:=SQRT(([.C121]*[.C121])+([.D121]*[.D121])+([.E121]*[.E121]))" table:style-name="ce2">
            <text:p>9,97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21.241602730323677" table:formula="of:=_xll.DFT([.F121:.F478];1;[.H121];1)" table:style-name="ce1">
            <text:p>21,24160273</text:p>
          </table:table-cell>
          <table:table-cell office:value-type="float" office:value="0.58343180192527122" table:formula="of:=_xll.DFT([.F121:.F478];1;[.H121];2)" table:style-name="ce1">
            <text:p>0,583431802</text:p>
          </table:table-cell>
          <table:table-cell office:value-type="float" office:value="17.542379467347263" table:style-name="ce1">
            <text:p>17,54237947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31.863967121233586" table:formula="of:=_xll.DFT([.F121:.F301];1;[.$M121];1)" table:style-name="ce1">
            <text:p>31,86396712</text:p>
          </table:table-cell>
          <table:table-cell table:number-columns-repeated="16370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5.3187189999999998" table:style-name="ce1">
            <text:p>5,318719</text:p>
          </table:table-cell>
          <table:table-cell office:value-type="float" office:value="-3.8331170000000001" table:style-name="ce1">
            <text:p>-3,833117</text:p>
          </table:table-cell>
          <table:table-cell office:value-type="float" office:value="1.7741034" table:style-name="ce1">
            <text:p>1,7741034</text:p>
          </table:table-cell>
          <table:table-cell office:value-type="float" office:value="6.7918333762351351" table:formula="of:=SQRT(([.C122]*[.C122])+([.D122]*[.D122])+([.E122]*[.E122]))" table:style-name="ce2">
            <text:p>6,7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61.441170348554614" table:formula="of:=_xll.DFT([.F122:.F479];1;[.H122];1)" table:style-name="ce1">
            <text:p>61,44117035</text:p>
          </table:table-cell>
          <table:table-cell office:value-type="float" office:value="4.2620344429598589" table:formula="of:=_xll.DFT([.F122:.F479];1;[.H122];2)" table:style-name="ce1">
            <text:p>4,262034443</text:p>
          </table:table-cell>
          <table:table-cell office:value-type="float" office:value="5.9045500588564401" table:style-name="ce1">
            <text:p>5,90455005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19.928037781840853" table:formula="of:=_xll.DFT([.F122:.F302];1;[.$M122];1)" table:style-name="ce1">
            <text:p>19,92803778</text:p>
          </table:table-cell>
          <table:table-cell table:number-columns-repeated="16370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8.7041210000000007" table:style-name="ce1">
            <text:p>8,704121</text:p>
          </table:table-cell>
          <table:table-cell office:value-type="float" office:value="-11.663354" table:style-name="ce1">
            <text:p>-11,663354</text:p>
          </table:table-cell>
          <table:table-cell office:value-type="float" office:value="-4.7812210000000004" table:style-name="ce1">
            <text:p>-4,781221</text:p>
          </table:table-cell>
          <table:table-cell office:value-type="float" office:value="15.31847326474796" table:formula="of:=SQRT(([.C123]*[.C123])+([.D123]*[.D123])+([.E123]*[.E123]))" table:style-name="ce2">
            <text:p>15,32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19.782483624793755" table:formula="of:=_xll.DFT([.F123:.F480];1;[.H123];1)" table:style-name="ce1">
            <text:p>19,78248362</text:p>
          </table:table-cell>
          <table:table-cell office:value-type="float" office:value="3.9395768329310399" table:formula="of:=_xll.DFT([.F123:.F480];1;[.H123];2)" table:style-name="ce1">
            <text:p>3,939576833</text:p>
          </table:table-cell>
          <table:table-cell office:value-type="float" office:value="13.849225849224181" table:style-name="ce1">
            <text:p>13,84922585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9.8410390103242324" table:formula="of:=_xll.DFT([.F123:.F303];1;[.$M123];1)" table:style-name="ce1">
            <text:p>9,84103901</text:p>
          </table:table-cell>
          <table:table-cell table:number-columns-repeated="16370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3" table:style-name="ce1">
            <text:p>3</text:p>
          </table:table-cell>
          <table:table-cell office:value-type="float" office:value="9.7072909999999997" table:style-name="ce1">
            <text:p>9,707291</text:p>
          </table:table-cell>
          <table:table-cell office:value-type="float" office:value="-10.105926" table:style-name="ce1">
            <text:p>-10,105926</text:p>
          </table:table-cell>
          <table:table-cell office:value-type="float" office:value="-0.43454759999999998" table:style-name="ce1">
            <text:p>-0,4345476</text:p>
          </table:table-cell>
          <table:table-cell office:value-type="float" office:value="14.01963161045335" table:formula="of:=SQRT(([.C124]*[.C124])+([.D124]*[.D124])+([.E124]*[.E124]))" table:style-name="ce2">
            <text:p>14,02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22.056711651459111" table:formula="of:=_xll.DFT([.F124:.F481];1;[.H124];1)" table:style-name="ce1">
            <text:p>22,05671165</text:p>
          </table:table-cell>
          <table:table-cell office:value-type="float" office:value="1.1860035799658177" table:formula="of:=_xll.DFT([.F124:.F481];1;[.H124];2)" table:style-name="ce1">
            <text:p>1,18600358</text:p>
          </table:table-cell>
          <table:table-cell office:value-type="float" office:value="6.3417054089594753" table:style-name="ce1">
            <text:p>6,341705409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36.348247836117814" table:formula="of:=_xll.DFT([.F124:.F304];1;[.$M124];1)" table:style-name="ce1">
            <text:p>36,34824784</text:p>
          </table:table-cell>
          <table:table-cell table:number-columns-repeated="16370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float" office:value="3" table:style-name="ce1">
            <text:p>3</text:p>
          </table:table-cell>
          <table:table-cell office:value-type="float" office:value="0.28969840000000002" table:style-name="ce1">
            <text:p>0,2896984</text:p>
          </table:table-cell>
          <table:table-cell office:value-type="float" office:value="-8.8848830000000003" table:style-name="ce1">
            <text:p>-8,884883</text:p>
          </table:table-cell>
          <table:table-cell office:value-type="float" office:value="1.4664485" table:style-name="ce1">
            <text:p>1,4664485</text:p>
          </table:table-cell>
          <table:table-cell office:value-type="float" office:value="9.0097470713557666" table:formula="of:=SQRT(([.C125]*[.C125])+([.D125]*[.D125])+([.E125]*[.E125]))" table:style-name="ce2">
            <text:p>9,01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32.427590442853877" table:formula="of:=_xll.DFT([.F125:.F482];1;[.H125];1)" table:style-name="ce1">
            <text:p>32,42759044</text:p>
          </table:table-cell>
          <table:table-cell office:value-type="float" office:value="-0.73894409263346061" table:formula="of:=_xll.DFT([.F125:.F482];1;[.H125];2)" table:style-name="ce1">
            <text:p>-0,738944093</text:p>
          </table:table-cell>
          <table:table-cell office:value-type="float" office:value="14.237659039440604" table:style-name="ce1">
            <text:p>14,23765904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51.477271049060235" table:formula="of:=_xll.DFT([.F125:.F305];1;[.$M125];1)" table:style-name="ce1">
            <text:p>51,47727105</text:p>
          </table:table-cell>
          <table:table-cell table:number-columns-repeated="16370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3" table:style-name="ce1">
            <text:p>3</text:p>
          </table:table-cell>
          <table:table-cell office:value-type="float" office:value="3.0621839" table:style-name="ce1">
            <text:p>3,0621839</text:p>
          </table:table-cell>
          <table:table-cell office:value-type="float" office:value="-10.126276000000001" table:style-name="ce1">
            <text:p>-10,126276</text:p>
          </table:table-cell>
          <table:table-cell office:value-type="float" office:value="-0.50876783999999997" table:style-name="ce1">
            <text:p>-0,50876784</text:p>
          </table:table-cell>
          <table:table-cell office:value-type="float" office:value="10.591377652629212" table:formula="of:=SQRT(([.C126]*[.C126])+([.D126]*[.D126])+([.E126]*[.E126]))" table:style-name="ce2">
            <text:p>10,59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29.339446718087007" table:formula="of:=_xll.DFT([.F126:.F483];1;[.H126];1)" table:style-name="ce1">
            <text:p>29,33944672</text:p>
          </table:table-cell>
          <table:table-cell office:value-type="float" office:value="1.7056830029077139" table:formula="of:=_xll.DFT([.F126:.F483];1;[.H126];2)" table:style-name="ce1">
            <text:p>1,705683003</text:p>
          </table:table-cell>
          <table:table-cell office:value-type="float" office:value="7.8565489876590897" table:style-name="ce1">
            <text:p>7,856548988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43.965674577112971" table:formula="of:=_xll.DFT([.F126:.F306];1;[.$M126];1)" table:style-name="ce1">
            <text:p>43,96567458</text:p>
          </table:table-cell>
          <table:table-cell table:number-columns-repeated="16370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float" office:value="3" table:style-name="ce1">
            <text:p>3</text:p>
          </table:table-cell>
          <table:table-cell office:value-type="float" office:value="-4.8374844000000001" table:style-name="ce1">
            <text:p>-4,8374844</text:p>
          </table:table-cell>
          <table:table-cell office:value-type="float" office:value="-13.725958" table:style-name="ce1">
            <text:p>-13,725958</text:p>
          </table:table-cell>
          <table:table-cell office:value-type="float" office:value="-4.0701429999999997E-2" table:style-name="ce1">
            <text:p>-0,04070143</text:p>
          </table:table-cell>
          <table:table-cell office:value-type="float" office:value="14.553516239878643" table:formula="of:=SQRT(([.C127]*[.C127])+([.D127]*[.D127])+([.E127]*[.E127]))" table:style-name="ce2">
            <text:p>14,55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47.952666516494837" table:formula="of:=_xll.DFT([.F127:.F484];1;[.H127];1)" table:style-name="ce1">
            <text:p>47,95266652</text:p>
          </table:table-cell>
          <table:table-cell office:value-type="float" office:value="4.6376956898813138" table:formula="of:=_xll.DFT([.F127:.F484];1;[.H127];2)" table:style-name="ce1">
            <text:p>4,63769569</text:p>
          </table:table-cell>
          <table:table-cell office:value-type="float" office:value="18.325546207564987" table:style-name="ce1">
            <text:p>18,32554621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36.551501785291585" table:formula="of:=_xll.DFT([.F127:.F307];1;[.$M127];1)" table:style-name="ce1">
            <text:p>36,55150179</text:p>
          </table:table-cell>
          <table:table-cell table:number-columns-repeated="16370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float" office:value="4.819528" table:style-name="ce1">
            <text:p>4,819528</text:p>
          </table:table-cell>
          <table:table-cell office:value-type="float" office:value="-11.335348" table:style-name="ce1">
            <text:p>-11,335348</text:p>
          </table:table-cell>
          <table:table-cell office:value-type="float" office:value="-0.22984336" table:style-name="ce1">
            <text:p>-0,22984336</text:p>
          </table:table-cell>
          <table:table-cell office:value-type="float" office:value="12.319528903088141" table:formula="of:=SQRT(([.C128]*[.C128])+([.D128]*[.D128])+([.E128]*[.E128]))" table:style-name="ce2">
            <text:p>12,32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40.893859527405311" table:formula="of:=_xll.DFT([.F128:.F485];1;[.H128];1)" table:style-name="ce1">
            <text:p>40,89385953</text:p>
          </table:table-cell>
          <table:table-cell office:value-type="float" office:value="-8.7428936019995809E-2" table:formula="of:=_xll.DFT([.F128:.F485];1;[.H128];2)" table:style-name="ce1">
            <text:p>-0,087428936</text:p>
          </table:table-cell>
          <table:table-cell office:value-type="float" office:value="7.5285449891475729" table:style-name="ce1">
            <text:p>7,528544989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28.887048398240218" table:formula="of:=_xll.DFT([.F128:.F308];1;[.$M128];1)" table:style-name="ce1">
            <text:p>28,8870484</text:p>
          </table:table-cell>
          <table:table-cell table:number-columns-repeated="16370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float" office:value="3" table:style-name="ce1">
            <text:p>3</text:p>
          </table:table-cell>
          <table:table-cell office:value-type="float" office:value="11.560403000000001" table:style-name="ce1">
            <text:p>11,560403</text:p>
          </table:table-cell>
          <table:table-cell office:value-type="float" office:value="-10.222044" table:style-name="ce1">
            <text:p>-10,222044</text:p>
          </table:table-cell>
          <table:table-cell office:value-type="float" office:value="1.1959038" table:style-name="ce1">
            <text:p>1,1959038</text:p>
          </table:table-cell>
          <table:table-cell office:value-type="float" office:value="15.477832114324004" table:formula="of:=SQRT(([.C129]*[.C129])+([.D129]*[.D129])+([.E129]*[.E129]))" table:style-name="ce2">
            <text:p>15,48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36.946671310135855" table:formula="of:=_xll.DFT([.F129:.F486];1;[.H129];1)" table:style-name="ce1">
            <text:p>36,94667131</text:p>
          </table:table-cell>
          <table:table-cell office:value-type="float" office:value="1.1333913169207692" table:formula="of:=_xll.DFT([.F129:.F486];1;[.H129];2)" table:style-name="ce1">
            <text:p>1,133391317</text:p>
          </table:table-cell>
          <table:table-cell office:value-type="float" office:value="11.70552756878663" table:style-name="ce1">
            <text:p>11,70552757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42.022033850999925" table:formula="of:=_xll.DFT([.F129:.F309];1;[.$M129];1)" table:style-name="ce1">
            <text:p>42,02203385</text:p>
          </table:table-cell>
          <table:table-cell table:number-columns-repeated="16370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float" office:value="5.3330840000000004" table:style-name="ce1">
            <text:p>5,333084</text:p>
          </table:table-cell>
          <table:table-cell office:value-type="float" office:value="-6.7205243000000001" table:style-name="ce1">
            <text:p>-6,7205243</text:p>
          </table:table-cell>
          <table:table-cell office:value-type="float" office:value="-5.626374E-2" table:style-name="ce1">
            <text:p>-0,05626374</text:p>
          </table:table-cell>
          <table:table-cell office:value-type="float" office:value="8.5796501925419602" table:formula="of:=SQRT(([.C130]*[.C130])+([.D130]*[.D130])+([.E130]*[.E130]))" table:style-name="ce2">
            <text:p>8,58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58.518750005316086" table:formula="of:=_xll.DFT([.F130:.F487];1;[.H130];1)" table:style-name="ce1">
            <text:p>58,51875001</text:p>
          </table:table-cell>
          <table:table-cell office:value-type="float" office:value="1.698380476226076E-2" table:formula="of:=_xll.DFT([.F130:.F487];1;[.H130];2)" table:style-name="ce1">
            <text:p>0,016983805</text:p>
          </table:table-cell>
          <table:table-cell office:value-type="float" office:value="4.9085888188553142" table:style-name="ce1">
            <text:p>4,908588819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26.873105704405312" table:formula="of:=_xll.DFT([.F130:.F310];1;[.$M130];1)" table:style-name="ce1">
            <text:p>26,8731057</text:p>
          </table:table-cell>
          <table:table-cell table:number-columns-repeated="16370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float" office:value="11.441890000000001" table:style-name="ce1">
            <text:p>11,44189</text:p>
          </table:table-cell>
          <table:table-cell office:value-type="float" office:value="0.66917939999999998" table:style-name="ce1">
            <text:p>0,6691794</text:p>
          </table:table-cell>
          <table:table-cell office:value-type="float" office:value="-0.3866636" table:style-name="ce1">
            <text:p>-0,3866636</text:p>
          </table:table-cell>
          <table:table-cell office:value-type="float" office:value="11.467962180834455" table:formula="of:=SQRT(([.C131]*[.C131])+([.D131]*[.D131])+([.E131]*[.E131]))" table:style-name="ce2">
            <text:p>11,47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33.458418552024391" table:formula="of:=_xll.DFT([.F131:.F488];1;[.H131];1)" table:style-name="ce1">
            <text:p>33,45841855</text:p>
          </table:table-cell>
          <table:table-cell office:value-type="float" office:value="0.94888037867309849" table:formula="of:=_xll.DFT([.F131:.F488];1;[.H131];2)" table:style-name="ce1">
            <text:p>0,948880379</text:p>
          </table:table-cell>
          <table:table-cell office:value-type="float" office:value="17.367704312809398" table:style-name="ce1">
            <text:p>17,36770431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87.872201869437376" table:formula="of:=_xll.DFT([.F131:.F311];1;[.$M131];1)" table:style-name="ce1">
            <text:p>87,87220187</text:p>
          </table:table-cell>
          <table:table-cell table:number-columns-repeated="16370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3" table:style-name="ce1">
            <text:p>3</text:p>
          </table:table-cell>
          <table:table-cell office:value-type="float" office:value="8.6346880000000006" table:style-name="ce1">
            <text:p>8,634688</text:p>
          </table:table-cell>
          <table:table-cell office:value-type="float" office:value="-4.0928880000000003" table:style-name="ce1">
            <text:p>-4,092888</text:p>
          </table:table-cell>
          <table:table-cell office:value-type="float" office:value="1.0869675999999999" table:style-name="ce1">
            <text:p>1,0869676</text:p>
          </table:table-cell>
          <table:table-cell office:value-type="float" office:value="9.6172276463301927" table:formula="of:=SQRT(([.C132]*[.C132])+([.D132]*[.D132])+([.E132]*[.E132]))" table:style-name="ce2">
            <text:p>9,62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1.847180231804174" table:formula="of:=_xll.DFT([.F132:.F489];1;[.H132];1)" table:style-name="ce1">
            <text:p>51,84718023</text:p>
          </table:table-cell>
          <table:table-cell office:value-type="float" office:value="-0.55322819697540282" table:formula="of:=_xll.DFT([.F132:.F489];1;[.H132];2)" table:style-name="ce1">
            <text:p>-0,553228197</text:p>
          </table:table-cell>
          <table:table-cell office:value-type="float" office:value="4.1019563396836096" table:style-name="ce1">
            <text:p>4,10195634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47.708139140902368" table:formula="of:=_xll.DFT([.F132:.F312];1;[.$M132];1)" table:style-name="ce1">
            <text:p>47,70813914</text:p>
          </table:table-cell>
          <table:table-cell table:number-columns-repeated="16370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float" office:value="3" table:style-name="ce1">
            <text:p>3</text:p>
          </table:table-cell>
          <table:table-cell office:value-type="float" office:value="6.9707184" table:style-name="ce1">
            <text:p>6,9707184</text:p>
          </table:table-cell>
          <table:table-cell office:value-type="float" office:value="-5.2684407000000002" table:style-name="ce1">
            <text:p>-5,2684407</text:p>
          </table:table-cell>
          <table:table-cell office:value-type="float" office:value="-0.75177930000000004" table:style-name="ce1">
            <text:p>-0,7517793</text:p>
          </table:table-cell>
          <table:table-cell office:value-type="float" office:value="8.769980304277972" table:formula="of:=SQRT(([.C133]*[.C133])+([.D133]*[.D133])+([.E133]*[.E133]))" table:style-name="ce2">
            <text:p>8,77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9.205606456798037" table:formula="of:=_xll.DFT([.F133:.F490];1;[.H133];1)" table:style-name="ce1">
            <text:p>19,20560646</text:p>
          </table:table-cell>
          <table:table-cell office:value-type="float" office:value="2.0396491036880855" table:formula="of:=_xll.DFT([.F133:.F490];1;[.H133];2)" table:style-name="ce1">
            <text:p>2,039649104</text:p>
          </table:table-cell>
          <table:table-cell office:value-type="float" office:value="15.076952586769377" table:style-name="ce1">
            <text:p>15,07695259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48.735475969367705" table:formula="of:=_xll.DFT([.F133:.F313];1;[.$M133];1)" table:style-name="ce1">
            <text:p>48,73547597</text:p>
          </table:table-cell>
          <table:table-cell table:number-columns-repeated="16370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9.775525" table:style-name="ce1">
            <text:p>9,775525</text:p>
          </table:table-cell>
          <table:table-cell office:value-type="float" office:value="-3.2225955000000002" table:style-name="ce1">
            <text:p>-3,2225955</text:p>
          </table:table-cell>
          <table:table-cell office:value-type="float" office:value="-5.6790466000000004" table:style-name="ce1">
            <text:p>-5,6790466</text:p>
          </table:table-cell>
          <table:table-cell office:value-type="float" office:value="11.755746725207073" table:formula="of:=SQRT(([.C134]*[.C134])+([.D134]*[.D134])+([.E134]*[.E134]))" table:style-name="ce2">
            <text:p>11,76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16.567231796288574" table:formula="of:=_xll.DFT([.F134:.F491];1;[.H134];1)" table:style-name="ce1">
            <text:p>16,5672318</text:p>
          </table:table-cell>
          <table:table-cell office:value-type="float" office:value="1.5985813723856361" table:formula="of:=_xll.DFT([.F134:.F491];1;[.H134];2)" table:style-name="ce1">
            <text:p>1,598581372</text:p>
          </table:table-cell>
          <table:table-cell office:value-type="float" office:value="2.2272635088721895" table:style-name="ce1">
            <text:p>2,227263509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26.46665158059475" table:formula="of:=_xll.DFT([.F134:.F314];1;[.$M134];1)" table:style-name="ce1">
            <text:p>26,46665158</text:p>
          </table:table-cell>
          <table:table-cell table:number-columns-repeated="16370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float" office:value="3" table:style-name="ce1">
            <text:p>3</text:p>
          </table:table-cell>
          <table:table-cell office:value-type="float" office:value="8.3677349999999997" table:style-name="ce1">
            <text:p>8,367735</text:p>
          </table:table-cell>
          <table:table-cell office:value-type="float" office:value="-8.8525609999999997" table:style-name="ce1">
            <text:p>-8,852561</text:p>
          </table:table-cell>
          <table:table-cell office:value-type="float" office:value="-2.9628245999999998" table:style-name="ce1">
            <text:p>-2,9628246</text:p>
          </table:table-cell>
          <table:table-cell office:value-type="float" office:value="12.536552751825804" table:formula="of:=SQRT(([.C135]*[.C135])+([.D135]*[.D135])+([.E135]*[.E135]))" table:style-name="ce2">
            <text:p>12,5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50.780314467321141" table:formula="of:=_xll.DFT([.F135:.F492];1;[.H135];1)" table:style-name="ce1">
            <text:p>50,78031447</text:p>
          </table:table-cell>
          <table:table-cell office:value-type="float" office:value="1.4720648720632248" table:formula="of:=_xll.DFT([.F135:.F492];1;[.H135];2)" table:style-name="ce1">
            <text:p>1,472064872</text:p>
          </table:table-cell>
          <table:table-cell office:value-type="float" office:value="13.099592811507801" table:style-name="ce1">
            <text:p>13,09959281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33.035042549935952" table:formula="of:=_xll.DFT([.F135:.F315];1;[.$M135];1)" table:style-name="ce1">
            <text:p>33,03504255</text:p>
          </table:table-cell>
          <table:table-cell table:number-columns-repeated="16370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3" table:style-name="ce1">
            <text:p>3</text:p>
          </table:table-cell>
          <table:table-cell office:value-type="float" office:value="8.2731639999999995" table:style-name="ce1">
            <text:p>8,273164</text:p>
          </table:table-cell>
          <table:table-cell office:value-type="float" office:value="-4.8530470000000001" table:style-name="ce1">
            <text:p>-4,853047</text:p>
          </table:table-cell>
          <table:table-cell office:value-type="float" office:value="-0.71347210000000005" table:style-name="ce1">
            <text:p>-0,7134721</text:p>
          </table:table-cell>
          <table:table-cell office:value-type="float" office:value="9.6180221559623895" table:formula="of:=SQRT(([.C136]*[.C136])+([.D136]*[.D136])+([.E136]*[.E136]))" table:style-name="ce2">
            <text:p>9,62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21.354061706927162" table:formula="of:=_xll.DFT([.F136:.F493];1;[.H136];1)" table:style-name="ce1">
            <text:p>21,35406171</text:p>
          </table:table-cell>
          <table:table-cell office:value-type="float" office:value="-0.13476498721649444" table:formula="of:=_xll.DFT([.F136:.F493];1;[.H136];2)" table:style-name="ce1">
            <text:p>-0,134764987</text:p>
          </table:table-cell>
          <table:table-cell office:value-type="float" office:value="8.5888845274568393" table:style-name="ce1">
            <text:p>8,588884527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38.420054298667537" table:formula="of:=_xll.DFT([.F136:.F316];1;[.$M136];1)" table:style-name="ce1">
            <text:p>38,4200543</text:p>
          </table:table-cell>
          <table:table-cell table:number-columns-repeated="16370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float" office:value="3" table:style-name="ce1">
            <text:p>3</text:p>
          </table:table-cell>
          <table:table-cell office:value-type="float" office:value="7.3621699999999999" table:style-name="ce1">
            <text:p>7,36217</text:p>
          </table:table-cell>
          <table:table-cell office:value-type="float" office:value="-3.0885202999999999" table:style-name="ce1">
            <text:p>-3,0885203</text:p>
          </table:table-cell>
          <table:table-cell office:value-type="float" office:value="-2.3702597999999999" table:style-name="ce1">
            <text:p>-2,3702598</text:p>
          </table:table-cell>
          <table:table-cell office:value-type="float" office:value="8.3281832515806311" table:formula="of:=SQRT(([.C137]*[.C137])+([.D137]*[.D137])+([.E137]*[.E137]))" table:style-name="ce2">
            <text:p>8,33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49.421018186183076" table:formula="of:=_xll.DFT([.F137:.F494];1;[.H137];1)" table:style-name="ce1">
            <text:p>49,42101819</text:p>
          </table:table-cell>
          <table:table-cell office:value-type="float" office:value="0.71206339320058232" table:formula="of:=_xll.DFT([.F137:.F494];1;[.H137];2)" table:style-name="ce1">
            <text:p>0,712063393</text:p>
          </table:table-cell>
          <table:table-cell office:value-type="float" office:value="14.141074543095106" table:style-name="ce1">
            <text:p>14,14107454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8.0864540168977825" table:formula="of:=_xll.DFT([.F137:.F317];1;[.$M137];1)" table:style-name="ce1">
            <text:p>8,086454017</text:p>
          </table:table-cell>
          <table:table-cell table:number-columns-repeated="16370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float" office:value="10.06283" table:style-name="ce1">
            <text:p>10,06283</text:p>
          </table:table-cell>
          <table:table-cell office:value-type="float" office:value="-3.0394389999999998" table:style-name="ce1">
            <text:p>-3,039439</text:p>
          </table:table-cell>
          <table:table-cell office:value-type="float" office:value="-3.5290531999999999" table:style-name="ce1">
            <text:p>-3,5290532</text:p>
          </table:table-cell>
          <table:table-cell office:value-type="float" office:value="11.088415284974278" table:formula="of:=SQRT(([.C138]*[.C138])+([.D138]*[.D138])+([.E138]*[.E138]))" table:style-name="ce2">
            <text:p>11,09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63.390335898790532" table:formula="of:=_xll.DFT([.F138:.F495];1;[.H138];1)" table:style-name="ce1">
            <text:p>63,3903359</text:p>
          </table:table-cell>
          <table:table-cell office:value-type="float" office:value="2.0208555432797741" table:formula="of:=_xll.DFT([.F138:.F495];1;[.H138];2)" table:style-name="ce1">
            <text:p>2,020855543</text:p>
          </table:table-cell>
          <table:table-cell office:value-type="float" office:value="3.5177337898755696" table:style-name="ce1">
            <text:p>3,51773379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4.623141610034962" table:formula="of:=_xll.DFT([.F138:.F318];1;[.$M138];1)" table:style-name="ce1">
            <text:p>14,62314161</text:p>
          </table:table-cell>
          <table:table-cell table:number-columns-repeated="16370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float" office:value="3" table:style-name="ce1">
            <text:p>3</text:p>
          </table:table-cell>
          <table:table-cell office:value-type="float" office:value="7.2280949999999997" table:style-name="ce1">
            <text:p>7,228095</text:p>
          </table:table-cell>
          <table:table-cell office:value-type="float" office:value="-5.9495909999999999" table:style-name="ce1">
            <text:p>-5,949591</text:p>
          </table:table-cell>
          <table:table-cell office:value-type="float" office:value="0.45729252999999997" table:style-name="ce1">
            <text:p>0,45729253</text:p>
          </table:table-cell>
          <table:table-cell office:value-type="float" office:value="9.3729454737718285" table:formula="of:=SQRT(([.C139]*[.C139])+([.D139]*[.D139])+([.E139]*[.E139]))" table:style-name="ce2">
            <text:p>9,37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8.830871045403434" table:formula="of:=_xll.DFT([.F139:.F496];1;[.H139];1)" table:style-name="ce1">
            <text:p>18,83087105</text:p>
          </table:table-cell>
          <table:table-cell office:value-type="float" office:value="-0.76073904751123467" table:formula="of:=_xll.DFT([.F139:.F496];1;[.H139];2)" table:style-name="ce1">
            <text:p>-0,760739048</text:p>
          </table:table-cell>
          <table:table-cell office:value-type="float" office:value="11.988759081656273" table:style-name="ce1">
            <text:p>11,98875908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22.10114924567047" table:formula="of:=_xll.DFT([.F139:.F319];1;[.$M139];1)" table:style-name="ce1">
            <text:p>22,10114925</text:p>
          </table:table-cell>
          <table:table-cell table:number-columns-repeated="16370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float" office:value="3" table:style-name="ce1">
            <text:p>3</text:p>
          </table:table-cell>
          <table:table-cell office:value-type="float" office:value="5.3031569999999997" table:style-name="ce1">
            <text:p>5,303157</text:p>
          </table:table-cell>
          <table:table-cell office:value-type="float" office:value="-4.2940006000000004" table:style-name="ce1">
            <text:p>-4,2940006</text:p>
          </table:table-cell>
          <table:table-cell office:value-type="float" office:value="-2.6958709999999999" table:style-name="ce1">
            <text:p>-2,695871</text:p>
          </table:table-cell>
          <table:table-cell office:value-type="float" office:value="7.3368682534232788" table:formula="of:=SQRT(([.C140]*[.C140])+([.D140]*[.D140])+([.E140]*[.E140]))" table:style-name="ce2">
            <text:p>7,34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46.028571416162805" table:formula="of:=_xll.DFT([.F140:.F497];1;[.H140];1)" table:style-name="ce1">
            <text:p>46,02857142</text:p>
          </table:table-cell>
          <table:table-cell office:value-type="float" office:value="2.1536942596458957" table:formula="of:=_xll.DFT([.F140:.F497];1;[.H140];2)" table:style-name="ce1">
            <text:p>2,15369426</text:p>
          </table:table-cell>
          <table:table-cell office:value-type="float" office:value="7.5792880845277839" table:style-name="ce1">
            <text:p>7,579288085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4.0096447822962782" table:formula="of:=_xll.DFT([.F140:.F320];1;[.$M140];1)" table:style-name="ce1">
            <text:p>4,009644782</text:p>
          </table:table-cell>
          <table:table-cell table:number-columns-repeated="16370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float" office:value="3" table:style-name="ce1">
            <text:p>3</text:p>
          </table:table-cell>
          <table:table-cell office:value-type="float" office:value="12.087128" table:style-name="ce1">
            <text:p>12,087128</text:p>
          </table:table-cell>
          <table:table-cell office:value-type="float" office:value="-4.819528" table:style-name="ce1">
            <text:p>-4,819528</text:p>
          </table:table-cell>
          <table:table-cell office:value-type="float" office:value="-6.3506200000000002" table:style-name="ce1">
            <text:p>-6,35062</text:p>
          </table:table-cell>
          <table:table-cell office:value-type="float" office:value="14.479533411528426" table:formula="of:=SQRT(([.C141]*[.C141])+([.D141]*[.D141])+([.E141]*[.E141]))" table:style-name="ce2">
            <text:p>14,48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20.546056023798638" table:formula="of:=_xll.DFT([.F141:.F498];1;[.H141];1)" table:style-name="ce1">
            <text:p>20,54605602</text:p>
          </table:table-cell>
          <table:table-cell office:value-type="float" office:value="-0.62685725823874427" table:formula="of:=_xll.DFT([.F141:.F498];1;[.H141];2)" table:style-name="ce1">
            <text:p>-0,626857258</text:p>
          </table:table-cell>
          <table:table-cell office:value-type="float" office:value="12.688646478684152" table:style-name="ce1">
            <text:p>12,68864648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49.471256913961909" table:formula="of:=_xll.DFT([.F141:.F321];1;[.$M141];1)" table:style-name="ce1">
            <text:p>49,47125691</text:p>
          </table:table-cell>
          <table:table-cell table:number-columns-repeated="16370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2.6503812999999998" table:style-name="ce1">
            <text:p>2,6503813</text:p>
          </table:table-cell>
          <table:table-cell office:value-type="float" office:value="-1.4209588" table:style-name="ce1">
            <text:p>-1,4209588</text:p>
          </table:table-cell>
          <table:table-cell office:value-type="float" office:value="-0.80325466000000001" table:style-name="ce1">
            <text:p>-0,80325466</text:p>
          </table:table-cell>
          <table:table-cell office:value-type="float" office:value="3.112693848662095" table:formula="of:=SQRT(([.C142]*[.C142])+([.D142]*[.D142])+([.E142]*[.E142]))" table:style-name="ce2">
            <text:p>3,11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6.0765054957725111" table:formula="of:=_xll.DFT([.F142:.F499];1;[.H142];1)" table:style-name="ce1">
            <text:p>6,076505496</text:p>
          </table:table-cell>
          <table:table-cell office:value-type="float" office:value="0.43918027920431796" table:formula="of:=_xll.DFT([.F142:.F499];1;[.H142];2)" table:style-name="ce1">
            <text:p>0,439180279</text:p>
          </table:table-cell>
          <table:table-cell office:value-type="float" office:value="5.1495272005284285" table:style-name="ce1">
            <text:p>5,149527201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62.096089849391198" table:formula="of:=_xll.DFT([.F142:.F322];1;[.$M142];1)" table:style-name="ce1">
            <text:p>62,09608985</text:p>
          </table:table-cell>
          <table:table-cell table:number-columns-repeated="16370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float" office:value="3" table:style-name="ce1">
            <text:p>3</text:p>
          </table:table-cell>
          <table:table-cell office:value-type="float" office:value="9.9574850000000001" table:style-name="ce1">
            <text:p>9,957485</text:p>
          </table:table-cell>
          <table:table-cell office:value-type="float" office:value="-3.9983168" table:style-name="ce1">
            <text:p>-3,9983168</text:p>
          </table:table-cell>
          <table:table-cell office:value-type="float" office:value="-1.9381063000000001" table:style-name="ce1">
            <text:p>-1,9381063</text:p>
          </table:table-cell>
          <table:table-cell office:value-type="float" office:value="10.903866322937334" table:formula="of:=SQRT(([.C143]*[.C143])+([.D143]*[.D143])+([.E143]*[.E143]))" table:style-name="ce2">
            <text:p>10,90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33.493075228201647" table:formula="of:=_xll.DFT([.F143:.F500];1;[.H143];1)" table:style-name="ce1">
            <text:p>33,49307523</text:p>
          </table:table-cell>
          <table:table-cell office:value-type="float" office:value="1.8784283109675899" table:formula="of:=_xll.DFT([.F143:.F500];1;[.H143];2)" table:style-name="ce1">
            <text:p>1,878428311</text:p>
          </table:table-cell>
          <table:table-cell office:value-type="float" office:value="12.249493275840559" table:style-name="ce1">
            <text:p>12,24949328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26.436410346008042" table:formula="of:=_xll.DFT([.F143:.F323];1;[.$M143];1)" table:style-name="ce1">
            <text:p>26,43641035</text:p>
          </table:table-cell>
          <table:table-cell table:number-columns-repeated="16370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3" table:style-name="ce1">
            <text:p>3</text:p>
          </table:table-cell>
          <table:table-cell office:value-type="float" office:value="8.259995" table:style-name="ce1">
            <text:p>8,259995</text:p>
          </table:table-cell>
          <table:table-cell office:value-type="float" office:value="-2.9532478000000002" table:style-name="ce1">
            <text:p>-2,9532478</text:p>
          </table:table-cell>
          <table:table-cell office:value-type="float" office:value="-1.4604630000000001" table:style-name="ce1">
            <text:p>-1,460463</text:p>
          </table:table-cell>
          <table:table-cell office:value-type="float" office:value="8.8928140733177834" table:formula="of:=SQRT(([.C144]*[.C144])+([.D144]*[.D144])+([.E144]*[.E144]))" table:style-name="ce2">
            <text:p>8,8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59.487761317763841" table:formula="of:=_xll.DFT([.F144:.F501];1;[.H144];1)" table:style-name="ce1">
            <text:p>59,48776132</text:p>
          </table:table-cell>
          <table:table-cell office:value-type="float" office:value="3.739585788204046" table:formula="of:=_xll.DFT([.F144:.F501];1;[.H144];2)" table:style-name="ce1">
            <text:p>3,739585788</text:p>
          </table:table-cell>
          <table:table-cell office:value-type="float" office:value="5.6702820497708997" table:style-name="ce1">
            <text:p>5,67028205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2.9111870483347984" table:formula="of:=_xll.DFT([.F144:.F324];1;[.$M144];1)" table:style-name="ce1">
            <text:p>2,911187048</text:p>
          </table:table-cell>
          <table:table-cell table:number-columns-repeated="16370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float" office:value="3" table:style-name="ce1">
            <text:p>3</text:p>
          </table:table-cell>
          <table:table-cell office:value-type="float" office:value="11.476604999999999" table:style-name="ce1">
            <text:p>11,476605</text:p>
          </table:table-cell>
          <table:table-cell office:value-type="float" office:value="-3.3913867" table:style-name="ce1">
            <text:p>-3,3913867</text:p>
          </table:table-cell>
          <table:table-cell office:value-type="float" office:value="1.1887212" table:style-name="ce1">
            <text:p>1,1887212</text:p>
          </table:table-cell>
          <table:table-cell office:value-type="float" office:value="12.026097628336938" table:formula="of:=SQRT(([.C145]*[.C145])+([.D145]*[.D145])+([.E145]*[.E145]))" table:style-name="ce2">
            <text:p>12,03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21.562961456678039" table:formula="of:=_xll.DFT([.F145:.F502];1;[.H145];1)" table:style-name="ce1">
            <text:p>21,56296146</text:p>
          </table:table-cell>
          <table:table-cell office:value-type="float" office:value="1.1548530304995148" table:formula="of:=_xll.DFT([.F145:.F502];1;[.H145];2)" table:style-name="ce1">
            <text:p>1,15485303</text:p>
          </table:table-cell>
          <table:table-cell office:value-type="float" office:value="12.958469478102081" table:style-name="ce1">
            <text:p>12,95846948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18.613421320094613" table:formula="of:=_xll.DFT([.F145:.F325];1;[.$M145];1)" table:style-name="ce1">
            <text:p>18,61342132</text:p>
          </table:table-cell>
          <table:table-cell table:number-columns-repeated="16370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9.7958765000000003" table:style-name="ce1">
            <text:p>9,7958765</text:p>
          </table:table-cell>
          <table:table-cell office:value-type="float" office:value="-2.4588451" table:style-name="ce1">
            <text:p>-2,4588451</text:p>
          </table:table-cell>
          <table:table-cell office:value-type="float" office:value="-2.4732102999999999" table:style-name="ce1">
            <text:p>-2,4732103</text:p>
          </table:table-cell>
          <table:table-cell office:value-type="float" office:value="10.398167377815783" table:formula="of:=SQRT(([.C146]*[.C146])+([.D146]*[.D146])+([.E146]*[.E146]))" table:style-name="ce2">
            <text:p>10,40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44.937502130815368" table:formula="of:=_xll.DFT([.F146:.F503];1;[.H146];1)" table:style-name="ce1">
            <text:p>44,93750213</text:p>
          </table:table-cell>
          <table:table-cell office:value-type="float" office:value="3.3524309820500862" table:formula="of:=_xll.DFT([.F146:.F503];1;[.H146];2)" table:style-name="ce1">
            <text:p>3,352430982</text:p>
          </table:table-cell>
          <table:table-cell office:value-type="float" office:value="5.3705356710325267" table:style-name="ce1">
            <text:p>5,370535671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18.14057678564496" table:formula="of:=_xll.DFT([.F146:.F326];1;[.$M146];1)" table:style-name="ce1">
            <text:p>18,14057679</text:p>
          </table:table-cell>
          <table:table-cell table:number-columns-repeated="16370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float" office:value="3" table:style-name="ce1">
            <text:p>3</text:p>
          </table:table-cell>
          <table:table-cell office:value-type="float" office:value="3.8450880000000001" table:style-name="ce1">
            <text:p>3,845088</text:p>
          </table:table-cell>
          <table:table-cell office:value-type="float" office:value="-2.3594859000000001" table:style-name="ce1">
            <text:p>-2,3594859</text:p>
          </table:table-cell>
          <table:table-cell office:value-type="float" office:value="-3.5290531999999999" table:style-name="ce1">
            <text:p>-3,5290532</text:p>
          </table:table-cell>
          <table:table-cell office:value-type="float" office:value="5.7276602490435007" table:formula="of:=SQRT(([.C147]*[.C147])+([.D147]*[.D147])+([.E147]*[.E147]))" table:style-name="ce2">
            <text:p>5,73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34.928166983099494" table:formula="of:=_xll.DFT([.F147:.F504];1;[.H147];1)" table:style-name="ce1">
            <text:p>34,92816698</text:p>
          </table:table-cell>
          <table:table-cell office:value-type="float" office:value="1.6458041748753645" table:formula="of:=_xll.DFT([.F147:.F504];1;[.H147];2)" table:style-name="ce1">
            <text:p>1,645804175</text:p>
          </table:table-cell>
          <table:table-cell office:value-type="float" office:value="12.372699334913813" table:style-name="ce1">
            <text:p>12,37269933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15.43934088615242" table:formula="of:=_xll.DFT([.F147:.F327];1;[.$M147];1)" table:style-name="ce1">
            <text:p>15,43934089</text:p>
          </table:table-cell>
          <table:table-cell table:number-columns-repeated="16370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float" office:value="3" table:style-name="ce1">
            <text:p>3</text:p>
          </table:table-cell>
          <table:table-cell office:value-type="float" office:value="7.2280949999999997" table:style-name="ce1">
            <text:p>7,228095</text:p>
          </table:table-cell>
          <table:table-cell office:value-type="float" office:value="-0.49440265" table:style-name="ce1">
            <text:p>-0,49440265</text:p>
          </table:table-cell>
          <table:table-cell office:value-type="float" office:value="-7.4435729999999998" table:style-name="ce1">
            <text:p>-7,443573</text:p>
          </table:table-cell>
          <table:table-cell office:value-type="float" office:value="10.387327390415738" table:formula="of:=SQRT(([.C148]*[.C148])+([.D148]*[.D148])+([.E148]*[.E148]))" table:style-name="ce2">
            <text:p>10,39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40.034766134612958" table:formula="of:=_xll.DFT([.F148:.F505];1;[.H148];1)" table:style-name="ce1">
            <text:p>40,03476613</text:p>
          </table:table-cell>
          <table:table-cell office:value-type="float" office:value="3.7685170225497475" table:formula="of:=_xll.DFT([.F148:.F505];1;[.H148];2)" table:style-name="ce1">
            <text:p>3,768517023</text:p>
          </table:table-cell>
          <table:table-cell office:value-type="float" office:value="8.8737791534810952" table:style-name="ce1">
            <text:p>8,873779153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15.540062985572447" table:formula="of:=_xll.DFT([.F148:.F328];1;[.$M148];1)" table:style-name="ce1">
            <text:p>15,54006299</text:p>
          </table:table-cell>
          <table:table-cell table:number-columns-repeated="16370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float" office:value="3" table:style-name="ce1">
            <text:p>3</text:p>
          </table:table-cell>
          <table:table-cell office:value-type="float" office:value="6.5792659999999996" table:style-name="ce1">
            <text:p>6,579266</text:p>
          </table:table-cell>
          <table:table-cell office:value-type="float" office:value="-1.9919758000000001" table:style-name="ce1">
            <text:p>-1,9919758</text:p>
          </table:table-cell>
          <table:table-cell office:value-type="float" office:value="1.2725181999999999" table:style-name="ce1">
            <text:p>1,2725182</text:p>
          </table:table-cell>
          <table:table-cell office:value-type="float" office:value="6.9909950118615356" table:formula="of:=SQRT(([.C149]*[.C149])+([.D149]*[.D149])+([.E149]*[.E149]))" table:style-name="ce2">
            <text:p>6,99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9.348022545164552" table:formula="of:=_xll.DFT([.F149:.F506];1;[.H149];1)" table:style-name="ce1">
            <text:p>9,348022545</text:p>
          </table:table-cell>
          <table:table-cell office:value-type="float" office:value="1.2817751041744605" table:formula="of:=_xll.DFT([.F149:.F506];1;[.H149];2)" table:style-name="ce1">
            <text:p>1,281775104</text:p>
          </table:table-cell>
          <table:table-cell office:value-type="float" office:value="10.924426632590599" table:style-name="ce1">
            <text:p>10,92442663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31.642306493440636" table:formula="of:=_xll.DFT([.F149:.F329];1;[.$M149];1)" table:style-name="ce1">
            <text:p>31,64230649</text:p>
          </table:table-cell>
          <table:table-cell table:number-columns-repeated="16370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3" table:style-name="ce1">
            <text:p>3</text:p>
          </table:table-cell>
          <table:table-cell office:value-type="float" office:value="9.3601310000000009" table:style-name="ce1">
            <text:p>9,360131</text:p>
          </table:table-cell>
          <table:table-cell office:value-type="float" office:value="-2.3654714000000001" table:style-name="ce1">
            <text:p>-2,3654714</text:p>
          </table:table-cell>
          <table:table-cell office:value-type="float" office:value="-0.67755909999999997" table:style-name="ce1">
            <text:p>-0,6775591</text:p>
          </table:table-cell>
          <table:table-cell office:value-type="float" office:value="9.6781503199408814" table:formula="of:=SQRT(([.C150]*[.C150])+([.D150]*[.D150])+([.E150]*[.E150]))" table:style-name="ce2">
            <text:p>9,68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33.395552619970822" table:formula="of:=_xll.DFT([.F150:.F507];1;[.H150];1)" table:style-name="ce1">
            <text:p>33,39555262</text:p>
          </table:table-cell>
          <table:table-cell office:value-type="float" office:value="3.5834873938839822" table:formula="of:=_xll.DFT([.F150:.F507];1;[.H150];2)" table:style-name="ce1">
            <text:p>3,583487394</text:p>
          </table:table-cell>
          <table:table-cell office:value-type="float" office:value="3.6509040160989605" table:style-name="ce1">
            <text:p>3,650904016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22.808751161972207" table:formula="of:=_xll.DFT([.F150:.F330];1;[.$M150];1)" table:style-name="ce1">
            <text:p>22,80875116</text:p>
          </table:table-cell>
          <table:table-cell table:number-columns-repeated="16370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float" office:value="3" table:style-name="ce1">
            <text:p>3</text:p>
          </table:table-cell>
          <table:table-cell office:value-type="float" office:value="9.9371340000000004" table:style-name="ce1">
            <text:p>9,937134</text:p>
          </table:table-cell>
          <table:table-cell office:value-type="float" office:value="-1.8806453999999999" table:style-name="ce1">
            <text:p>-1,8806454</text:p>
          </table:table-cell>
          <table:table-cell office:value-type="float" office:value="-1.2569558999999999" table:style-name="ce1">
            <text:p>-1,2569559</text:p>
          </table:table-cell>
          <table:table-cell office:value-type="float" office:value="10.191339332445073" table:formula="of:=SQRT(([.C151]*[.C151])+([.D151]*[.D151])+([.E151]*[.E151]))" table:style-name="ce2">
            <text:p>10,19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46.592473458494261" table:formula="of:=_xll.DFT([.F151:.F508];1;[.H151];1)" table:style-name="ce1">
            <text:p>46,59247346</text:p>
          </table:table-cell>
          <table:table-cell office:value-type="float" office:value="2.9355899540892523" table:formula="of:=_xll.DFT([.F151:.F508];1;[.H151];2)" table:style-name="ce1">
            <text:p>2,935589954</text:p>
          </table:table-cell>
          <table:table-cell office:value-type="float" office:value="13.365754109202172" table:style-name="ce1">
            <text:p>13,36575411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16.31982737014247" table:formula="of:=_xll.DFT([.F151:.F331];1;[.$M151];1)" table:style-name="ce1">
            <text:p>16,31982737</text:p>
          </table:table-cell>
          <table:table-cell table:number-columns-repeated="16370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9.1709899999999998" table:style-name="ce1">
            <text:p>9,17099</text:p>
          </table:table-cell>
          <table:table-cell office:value-type="float" office:value="-5.9747304999999997" table:style-name="ce1">
            <text:p>-5,9747305</text:p>
          </table:table-cell>
          <table:table-cell office:value-type="float" office:value="2.0111294000000002" table:style-name="ce1">
            <text:p>2,0111294</text:p>
          </table:table-cell>
          <table:table-cell office:value-type="float" office:value="11.128751214366982" table:formula="of:=SQRT(([.C152]*[.C152])+([.D152]*[.D152])+([.E152]*[.E152]))" table:style-name="ce2">
            <text:p>11,13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28.721213433127083" table:formula="of:=_xll.DFT([.F152:.F509];1;[.H152];1)" table:style-name="ce1">
            <text:p>28,72121343</text:p>
          </table:table-cell>
          <table:table-cell office:value-type="float" office:value="-0.8619771009617655" table:formula="of:=_xll.DFT([.F152:.F509];1;[.H152];2)" table:style-name="ce1">
            <text:p>-0,861977101</text:p>
          </table:table-cell>
          <table:table-cell office:value-type="float" office:value="10.385230525326456" table:style-name="ce1">
            <text:p>10,38523053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23.42105783250517" table:formula="of:=_xll.DFT([.F152:.F332];1;[.$M152];1)" table:style-name="ce1">
            <text:p>23,42105783</text:p>
          </table:table-cell>
          <table:table-cell table:number-columns-repeated="16370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float" office:value="3" table:style-name="ce1">
            <text:p>3</text:p>
          </table:table-cell>
          <table:table-cell office:value-type="float" office:value="5.1882352999999997" table:style-name="ce1">
            <text:p>5,1882353</text:p>
          </table:table-cell>
          <table:table-cell office:value-type="float" office:value="-5.7915739999999998" table:style-name="ce1">
            <text:p>-5,791574</text:p>
          </table:table-cell>
          <table:table-cell office:value-type="float" office:value="-3.0669724999999999" table:style-name="ce1">
            <text:p>-3,0669725</text:p>
          </table:table-cell>
          <table:table-cell office:value-type="float" office:value="8.3586144331102119" table:formula="of:=SQRT(([.C153]*[.C153])+([.D153]*[.D153])+([.E153]*[.E153]))" table:style-name="ce2">
            <text:p>8,36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59.536191026085362" table:formula="of:=_xll.DFT([.F153:.F510];1;[.H153];1)" table:style-name="ce1">
            <text:p>59,53619103</text:p>
          </table:table-cell>
          <table:table-cell office:value-type="float" office:value="2.5910915176463911" table:formula="of:=_xll.DFT([.F153:.F510];1;[.H153];2)" table:style-name="ce1">
            <text:p>2,591091518</text:p>
          </table:table-cell>
          <table:table-cell office:value-type="float" office:value="14.120149697272545" table:style-name="ce1">
            <text:p>14,1201497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21.634817985143044" table:formula="of:=_xll.DFT([.F153:.F333];1;[.$M153];1)" table:style-name="ce1">
            <text:p>21,63481799</text:p>
          </table:table-cell>
          <table:table-cell table:number-columns-repeated="16370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3" table:style-name="ce1">
            <text:p>3</text:p>
          </table:table-cell>
          <table:table-cell office:value-type="float" office:value="7.5525092999999996" table:style-name="ce1">
            <text:p>7,5525093</text:p>
          </table:table-cell>
          <table:table-cell office:value-type="float" office:value="-4.4232880000000003" table:style-name="ce1">
            <text:p>-4,423288</text:p>
          </table:table-cell>
          <table:table-cell office:value-type="float" office:value="-6.0621185000000004" table:style-name="ce1">
            <text:p>-6,0621185</text:p>
          </table:table-cell>
          <table:table-cell office:value-type="float" office:value="10.646837754261719" table:formula="of:=SQRT(([.C154]*[.C154])+([.D154]*[.D154])+([.E154]*[.E154]))" table:style-name="ce2">
            <text:p>10,65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28.188432362627832" table:formula="of:=_xll.DFT([.F154:.F511];1;[.H154];1)" table:style-name="ce1">
            <text:p>28,18843236</text:p>
          </table:table-cell>
          <table:table-cell office:value-type="float" office:value="0.6942266717035146" table:formula="of:=_xll.DFT([.F154:.F511];1;[.H154];2)" table:style-name="ce1">
            <text:p>0,694226672</text:p>
          </table:table-cell>
          <table:table-cell office:value-type="float" office:value="10.039562956728924" table:style-name="ce1">
            <text:p>10,03956296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5.072873671047021" table:formula="of:=_xll.DFT([.F154:.F334];1;[.$M154];1)" table:style-name="ce1">
            <text:p>5,072873671</text:p>
          </table:table-cell>
          <table:table-cell table:number-columns-repeated="16370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float" office:value="3" table:style-name="ce1">
            <text:p>3</text:p>
          </table:table-cell>
          <table:table-cell office:value-type="float" office:value="7.7787613999999996" table:style-name="ce1">
            <text:p>7,7787614</text:p>
          </table:table-cell>
          <table:table-cell office:value-type="float" office:value="-7.8194629999999998" table:style-name="ce1">
            <text:p>-7,819463</text:p>
          </table:table-cell>
          <table:table-cell office:value-type="float" office:value="-0.97444010000000003" table:style-name="ce1">
            <text:p>-0,9744401</text:p>
          </table:table-cell>
          <table:table-cell office:value-type="float" office:value="11.072608727620921" table:formula="of:=SQRT(([.C155]*[.C155])+([.D155]*[.D155])+([.E155]*[.E155]))" table:style-name="ce2">
            <text:p>11,07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3.3268587115555102" table:formula="of:=_xll.DFT([.F155:.F512];1;[.H155];1)" table:style-name="ce1">
            <text:p>3,326858712</text:p>
          </table:table-cell>
          <table:table-cell office:value-type="float" office:value="0.16699802741180364" table:formula="of:=_xll.DFT([.F155:.F512];1;[.H155];2)" table:style-name="ce1">
            <text:p>0,166998027</text:p>
          </table:table-cell>
          <table:table-cell office:value-type="float" office:value="13.147211522214175" table:style-name="ce1">
            <text:p>13,14721152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3.088783422553503" table:formula="of:=_xll.DFT([.F155:.F335];1;[.$M155];1)" table:style-name="ce1">
            <text:p>13,08878342</text:p>
          </table:table-cell>
          <table:table-cell table:number-columns-repeated="16370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3" table:style-name="ce1">
            <text:p>3</text:p>
          </table:table-cell>
          <table:table-cell office:value-type="float" office:value="6.9826893999999999" table:style-name="ce1">
            <text:p>6,9826894</text:p>
          </table:table-cell>
          <table:table-cell office:value-type="float" office:value="-3.9228995000000002" table:style-name="ce1">
            <text:p>-3,9228995</text:p>
          </table:table-cell>
          <table:table-cell office:value-type="float" office:value="-2.432509" table:style-name="ce1">
            <text:p>-2,432509</text:p>
          </table:table-cell>
          <table:table-cell office:value-type="float" office:value="8.3704355788127067" table:formula="of:=SQRT(([.C156]*[.C156])+([.D156]*[.D156])+([.E156]*[.E156]))" table:style-name="ce2">
            <text:p>8,37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9.998972031398026" table:formula="of:=_xll.DFT([.F156:.F513];1;[.H156];1)" table:style-name="ce1">
            <text:p>19,99897203</text:p>
          </table:table-cell>
          <table:table-cell office:value-type="float" office:value="3.3347127077448691" table:formula="of:=_xll.DFT([.F156:.F513];1;[.H156];2)" table:style-name="ce1">
            <text:p>3,334712708</text:p>
          </table:table-cell>
          <table:table-cell office:value-type="float" office:value="8.2663500337946392" table:style-name="ce1">
            <text:p>8,266350034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7.270419456590201" table:formula="of:=_xll.DFT([.F156:.F336];1;[.$M156];1)" table:style-name="ce1">
            <text:p>17,27041946</text:p>
          </table:table-cell>
          <table:table-cell table:number-columns-repeated="16370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float" office:value="3" table:style-name="ce1">
            <text:p>3</text:p>
          </table:table-cell>
          <table:table-cell office:value-type="float" office:value="7.6841903" table:style-name="ce1">
            <text:p>7,6841903</text:p>
          </table:table-cell>
          <table:table-cell office:value-type="float" office:value="-2.72939" table:style-name="ce1">
            <text:p>-2,72939</text:p>
          </table:table-cell>
          <table:table-cell office:value-type="float" office:value="-3.0334534999999998" table:style-name="ce1">
            <text:p>-3,0334535</text:p>
          </table:table-cell>
          <table:table-cell office:value-type="float" office:value="8.7004707042421767" table:formula="of:=SQRT(([.C157]*[.C157])+([.D157]*[.D157])+([.E157]*[.E157]))" table:style-name="ce2">
            <text:p>8,70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6.9247625424512522" table:formula="of:=_xll.DFT([.F157:.F514];1;[.H157];1)" table:style-name="ce1">
            <text:p>6,924762542</text:p>
          </table:table-cell>
          <table:table-cell office:value-type="float" office:value="2.7130301282231977" table:formula="of:=_xll.DFT([.F157:.F514];1;[.H157];2)" table:style-name="ce1">
            <text:p>2,713030128</text:p>
          </table:table-cell>
          <table:table-cell office:value-type="float" office:value="16.074568994433111" table:style-name="ce1">
            <text:p>16,07456899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33.057143592671409" table:formula="of:=_xll.DFT([.F157:.F337];1;[.$M157];1)" table:style-name="ce1">
            <text:p>33,05714359</text:p>
          </table:table-cell>
          <table:table-cell table:number-columns-repeated="16370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float" office:value="10.563218000000001" table:style-name="ce1">
            <text:p>10,563218</text:p>
          </table:table-cell>
          <table:table-cell office:value-type="float" office:value="-2.8514943000000001" table:style-name="ce1">
            <text:p>-2,8514943</text:p>
          </table:table-cell>
          <table:table-cell office:value-type="float" office:value="-3.8845923" table:style-name="ce1">
            <text:p>-3,8845923</text:p>
          </table:table-cell>
          <table:table-cell office:value-type="float" office:value="11.610454409525744" table:formula="of:=SQRT(([.C158]*[.C158])+([.D158]*[.D158])+([.E158]*[.E158]))" table:style-name="ce2">
            <text:p>11,61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56.973891146239119" table:formula="of:=_xll.DFT([.F158:.F515];1;[.H158];1)" table:style-name="ce1">
            <text:p>56,97389115</text:p>
          </table:table-cell>
          <table:table-cell office:value-type="float" office:value="0.17128385681870248" table:formula="of:=_xll.DFT([.F158:.F515];1;[.H158];2)" table:style-name="ce1">
            <text:p>0,171283857</text:p>
          </table:table-cell>
          <table:table-cell office:value-type="float" office:value="9.0368926896755433" table:style-name="ce1">
            <text:p>9,0368926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21.946277931825612" table:formula="of:=_xll.DFT([.F158:.F338];1;[.$M158];1)" table:style-name="ce1">
            <text:p>21,94627793</text:p>
          </table:table-cell>
          <table:table-cell table:number-columns-repeated="16370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float" office:value="3" table:style-name="ce1">
            <text:p>3</text:p>
          </table:table-cell>
          <table:table-cell office:value-type="float" office:value="9.5373020000000004" table:style-name="ce1">
            <text:p>9,537302</text:p>
          </table:table-cell>
          <table:table-cell office:value-type="float" office:value="-8.5664540000000002" table:style-name="ce1">
            <text:p>-8,566454</text:p>
          </table:table-cell>
          <table:table-cell office:value-type="float" office:value="-1.9991584" table:style-name="ce1">
            <text:p>-1,9991584</text:p>
          </table:table-cell>
          <table:table-cell office:value-type="float" office:value="12.97462515379965" table:formula="of:=SQRT(([.C159]*[.C159])+([.D159]*[.D159])+([.E159]*[.E159]))" table:style-name="ce2">
            <text:p>12,97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30.990612820465788" table:formula="of:=_xll.DFT([.F159:.F516];1;[.H159];1)" table:style-name="ce1">
            <text:p>30,99061282</text:p>
          </table:table-cell>
          <table:table-cell office:value-type="float" office:value="1.7684330790832972" table:formula="of:=_xll.DFT([.F159:.F516];1;[.H159];2)" table:style-name="ce1">
            <text:p>1,768433079</text:p>
          </table:table-cell>
          <table:table-cell office:value-type="float" office:value="11.321435005123647" table:style-name="ce1">
            <text:p>11,32143501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30.603140454250077" table:formula="of:=_xll.DFT([.F159:.F339];1;[.$M159];1)" table:style-name="ce1">
            <text:p>30,60314045</text:p>
          </table:table-cell>
          <table:table-cell table:number-columns-repeated="16370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3" table:style-name="ce1">
            <text:p>3</text:p>
          </table:table-cell>
          <table:table-cell office:value-type="float" office:value="7.7296800000000001" table:style-name="ce1">
            <text:p>7,72968</text:p>
          </table:table-cell>
          <table:table-cell office:value-type="float" office:value="-4.3742064999999997" table:style-name="ce1">
            <text:p>-4,3742065</text:p>
          </table:table-cell>
          <table:table-cell office:value-type="float" office:value="-3.8522706000000002" table:style-name="ce1">
            <text:p>-3,8522706</text:p>
          </table:table-cell>
          <table:table-cell office:value-type="float" office:value="9.6809929337163876" table:formula="of:=SQRT(([.C160]*[.C160])+([.D160]*[.D160])+([.E160]*[.E160]))" table:style-name="ce2">
            <text:p>9,68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24.950385430097199" table:formula="of:=_xll.DFT([.F160:.F517];1;[.H160];1)" table:style-name="ce1">
            <text:p>24,95038543</text:p>
          </table:table-cell>
          <table:table-cell office:value-type="float" office:value="0.70617925675582038" table:formula="of:=_xll.DFT([.F160:.F517];1;[.H160];2)" table:style-name="ce1">
            <text:p>0,706179257</text:p>
          </table:table-cell>
          <table:table-cell office:value-type="float" office:value="9.0131234144204555" table:style-name="ce1">
            <text:p>9,013123414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7.260983982068094" table:formula="of:=_xll.DFT([.F160:.F340];1;[.$M160];1)" table:style-name="ce1">
            <text:p>17,26098398</text:p>
          </table:table-cell>
          <table:table-cell table:number-columns-repeated="16370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float" office:value="3" table:style-name="ce1">
            <text:p>3</text:p>
          </table:table-cell>
          <table:table-cell office:value-type="float" office:value="8.3306249999999995" table:style-name="ce1">
            <text:p>8,330625</text:p>
          </table:table-cell>
          <table:table-cell office:value-type="float" office:value="-3.0502129" table:style-name="ce1">
            <text:p>-3,0502129</text:p>
          </table:table-cell>
          <table:table-cell office:value-type="float" office:value="-4.4795512999999998" table:style-name="ce1">
            <text:p>-4,4795513</text:p>
          </table:table-cell>
          <table:table-cell office:value-type="float" office:value="9.9382841313419448" table:formula="of:=SQRT(([.C161]*[.C161])+([.D161]*[.D161])+([.E161]*[.E161]))" table:style-name="ce2">
            <text:p>9,94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3.087108334454133" table:formula="of:=_xll.DFT([.F161:.F518];1;[.H161];1)" table:style-name="ce1">
            <text:p>13,08710833</text:p>
          </table:table-cell>
          <table:table-cell office:value-type="float" office:value="3.6504220750238039" table:formula="of:=_xll.DFT([.F161:.F518];1;[.H161];2)" table:style-name="ce1">
            <text:p>3,650422075</text:p>
          </table:table-cell>
          <table:table-cell office:value-type="float" office:value="11.023515857191263" table:style-name="ce1">
            <text:p>11,02351586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41.386162333094042" table:formula="of:=_xll.DFT([.F161:.F341];1;[.$M161];1)" table:style-name="ce1">
            <text:p>41,38616233</text:p>
          </table:table-cell>
          <table:table-cell table:number-columns-repeated="16370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3.312958999999999" table:style-name="ce1">
            <text:p>13,312959</text:p>
          </table:table-cell>
          <table:table-cell office:value-type="float" office:value="-10.121487999999999" table:style-name="ce1">
            <text:p>-10,121488</text:p>
          </table:table-cell>
          <table:table-cell office:value-type="float" office:value="-1.1073183" table:style-name="ce1">
            <text:p>-1,1073183</text:p>
          </table:table-cell>
          <table:table-cell office:value-type="float" office:value="16.760237184698191" table:formula="of:=SQRT(([.C162]*[.C162])+([.D162]*[.D162])+([.E162]*[.E162]))" table:style-name="ce2">
            <text:p>16,76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4.209522127471537" table:formula="of:=_xll.DFT([.F162:.F519];1;[.H162];1)" table:style-name="ce1">
            <text:p>14,20952213</text:p>
          </table:table-cell>
          <table:table-cell office:value-type="float" office:value="2.2891128510367458" table:formula="of:=_xll.DFT([.F162:.F519];1;[.H162];2)" table:style-name="ce1">
            <text:p>2,289112851</text:p>
          </table:table-cell>
          <table:table-cell office:value-type="float" office:value="11.123536597493668" table:style-name="ce1">
            <text:p>11,1235366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1.529965407277215" table:formula="of:=_xll.DFT([.F162:.F342];1;[.$M162];1)" table:style-name="ce1">
            <text:p>11,52996541</text:p>
          </table:table-cell>
          <table:table-cell table:number-columns-repeated="16370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float" office:value="7.8769235999999996" table:style-name="ce1">
            <text:p>7,8769236</text:p>
          </table:table-cell>
          <table:table-cell office:value-type="float" office:value="-2.8694508000000001" table:style-name="ce1">
            <text:p>-2,8694508</text:p>
          </table:table-cell>
          <table:table-cell office:value-type="float" office:value="-2.7724855000000002" table:style-name="ce1">
            <text:p>-2,7724855</text:p>
          </table:table-cell>
          <table:table-cell office:value-type="float" office:value="8.8298555560987424" table:formula="of:=SQRT(([.C163]*[.C163])+([.D163]*[.D163])+([.E163]*[.E163]))" table:style-name="ce2">
            <text:p>8,8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36.32662628867093" table:formula="of:=_xll.DFT([.F163:.F520];1;[.H163];1)" table:style-name="ce1">
            <text:p>36,32662629</text:p>
          </table:table-cell>
          <table:table-cell office:value-type="float" office:value="0.95211657366427871" table:formula="of:=_xll.DFT([.F163:.F520];1;[.H163];2)" table:style-name="ce1">
            <text:p>0,952116574</text:p>
          </table:table-cell>
          <table:table-cell office:value-type="float" office:value="11.033490081472216" table:style-name="ce1">
            <text:p>11,03349008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25.137456069183052" table:formula="of:=_xll.DFT([.F163:.F343];1;[.$M163];1)" table:style-name="ce1">
            <text:p>25,13745607</text:p>
          </table:table-cell>
          <table:table-cell table:number-columns-repeated="16370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float" office:value="3" table:style-name="ce1">
            <text:p>3</text:p>
          </table:table-cell>
          <table:table-cell office:value-type="float" office:value="7.7081322999999999" table:style-name="ce1">
            <text:p>7,7081323</text:p>
          </table:table-cell>
          <table:table-cell office:value-type="float" office:value="-2.6372132000000001" table:style-name="ce1">
            <text:p>-2,6372132</text:p>
          </table:table-cell>
          <table:table-cell office:value-type="float" office:value="-2.336741" table:style-name="ce1">
            <text:p>-2,336741</text:p>
          </table:table-cell>
          <table:table-cell office:value-type="float" office:value="8.4752908810045291" table:formula="of:=SQRT(([.C164]*[.C164])+([.D164]*[.D164])+([.E164]*[.E164]))" table:style-name="ce2">
            <text:p>8,48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9.836894323399633" table:formula="of:=_xll.DFT([.F164:.F521];1;[.H164];1)" table:style-name="ce1">
            <text:p>19,83689432</text:p>
          </table:table-cell>
          <table:table-cell office:value-type="float" office:value="-0.71051001773328992" table:formula="of:=_xll.DFT([.F164:.F521];1;[.H164];2)" table:style-name="ce1">
            <text:p>-0,710510018</text:p>
          </table:table-cell>
          <table:table-cell office:value-type="float" office:value="9.0958169517632168" table:style-name="ce1">
            <text:p>9,095816952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9.9406573349964251" table:formula="of:=_xll.DFT([.F164:.F344];1;[.$M164];1)" table:style-name="ce1">
            <text:p>9,940657335</text:p>
          </table:table-cell>
          <table:table-cell table:number-columns-repeated="16370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float" office:value="3" table:style-name="ce1">
            <text:p>3</text:p>
          </table:table-cell>
          <table:table-cell office:value-type="float" office:value="11.694478" table:style-name="ce1">
            <text:p>11,694478</text:p>
          </table:table-cell>
          <table:table-cell office:value-type="float" office:value="-1.3227964999999999" table:style-name="ce1">
            <text:p>-1,3227965</text:p>
          </table:table-cell>
          <table:table-cell office:value-type="float" office:value="-3.9097314000000001" table:style-name="ce1">
            <text:p>-3,9097314</text:p>
          </table:table-cell>
          <table:table-cell office:value-type="float" office:value="12.401475956233686" table:formula="of:=SQRT(([.C165]*[.C165])+([.D165]*[.D165])+([.E165]*[.E165]))" table:style-name="ce2">
            <text:p>12,40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27.610199277511288" table:formula="of:=_xll.DFT([.F165:.F522];1;[.H165];1)" table:style-name="ce1">
            <text:p>27,61019928</text:p>
          </table:table-cell>
          <table:table-cell office:value-type="float" office:value="2.5287973533803187" table:formula="of:=_xll.DFT([.F165:.F522];1;[.H165];2)" table:style-name="ce1">
            <text:p>2,528797353</text:p>
          </table:table-cell>
          <table:table-cell office:value-type="float" office:value="12.13854540767964" table:style-name="ce1">
            <text:p>12,13854541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28.734575191320069" table:formula="of:=_xll.DFT([.F165:.F345];1;[.$M165];1)" table:style-name="ce1">
            <text:p>28,73457519</text:p>
          </table:table-cell>
          <table:table-cell table:number-columns-repeated="16370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3" table:style-name="ce1">
            <text:p>3</text:p>
          </table:table-cell>
          <table:table-cell office:value-type="float" office:value="7.8912887999999999" table:style-name="ce1">
            <text:p>7,8912888</text:p>
          </table:table-cell>
          <table:table-cell office:value-type="float" office:value="-7.5237790000000002" table:style-name="ce1">
            <text:p>-7,523779</text:p>
          </table:table-cell>
          <table:table-cell office:value-type="float" office:value="-2.2912509999999999" table:style-name="ce1">
            <text:p>-2,291251</text:p>
          </table:table-cell>
          <table:table-cell office:value-type="float" office:value="11.141342850430886" table:formula="of:=SQRT(([.C166]*[.C166])+([.D166]*[.D166])+([.E166]*[.E166]))" table:style-name="ce2">
            <text:p>11,14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5.718532379593146" table:formula="of:=_xll.DFT([.F166:.F523];1;[.H166];1)" table:style-name="ce1">
            <text:p>15,71853238</text:p>
          </table:table-cell>
          <table:table-cell office:value-type="float" office:value="2.6878781297474088" table:formula="of:=_xll.DFT([.F166:.F523];1;[.H166];2)" table:style-name="ce1">
            <text:p>2,68787813</text:p>
          </table:table-cell>
          <table:table-cell office:value-type="float" office:value="5.4959744601063099" table:style-name="ce1">
            <text:p>5,49597446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7.980355061779967" table:formula="of:=_xll.DFT([.F166:.F346];1;[.$M166];1)" table:style-name="ce1">
            <text:p>17,98035506</text:p>
          </table:table-cell>
          <table:table-cell table:number-columns-repeated="16370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float" office:value="3" table:style-name="ce1">
            <text:p>3</text:p>
          </table:table-cell>
          <table:table-cell office:value-type="float" office:value="6.9874780000000003" table:style-name="ce1">
            <text:p>6,987478</text:p>
          </table:table-cell>
          <table:table-cell office:value-type="float" office:value="-5.4144873999999996" table:style-name="ce1">
            <text:p>-5,4144874</text:p>
          </table:table-cell>
          <table:table-cell office:value-type="float" office:value="-2.6970681999999999" table:style-name="ce1">
            <text:p>-2,6970682</text:p>
          </table:table-cell>
          <table:table-cell office:value-type="float" office:value="9.2420614302597013" table:formula="of:=SQRT(([.C167]*[.C167])+([.D167]*[.D167])+([.E167]*[.E167]))" table:style-name="ce2">
            <text:p>9,24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6.330487399845225" table:formula="of:=_xll.DFT([.F167:.F524];1;[.H167];1)" table:style-name="ce1">
            <text:p>16,3304874</text:p>
          </table:table-cell>
          <table:table-cell office:value-type="float" office:value="3.7488695639633614" table:formula="of:=_xll.DFT([.F167:.F524];1;[.H167];2)" table:style-name="ce1">
            <text:p>3,748869564</text:p>
          </table:table-cell>
          <table:table-cell office:value-type="float" office:value="14.319843204541549" table:style-name="ce1">
            <text:p>14,3198432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2.212469893343201" table:formula="of:=_xll.DFT([.F167:.F347];1;[.$M167];1)" table:style-name="ce1">
            <text:p>12,21246989</text:p>
          </table:table-cell>
          <table:table-cell table:number-columns-repeated="16370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3" table:style-name="ce1">
            <text:p>3</text:p>
          </table:table-cell>
          <table:table-cell office:value-type="float" office:value="7.7476370000000001" table:style-name="ce1">
            <text:p>7,747637</text:p>
          </table:table-cell>
          <table:table-cell office:value-type="float" office:value="-3.5170821999999999" table:style-name="ce1">
            <text:p>-3,5170822</text:p>
          </table:table-cell>
          <table:table-cell office:value-type="float" office:value="-7.9942393000000003" table:style-name="ce1">
            <text:p>-7,9942393</text:p>
          </table:table-cell>
          <table:table-cell office:value-type="float" office:value="11.67491363012979" table:formula="of:=SQRT(([.C168]*[.C168])+([.D168]*[.D168])+([.E168]*[.E168]))" table:style-name="ce2">
            <text:p>11,67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4.564945249132146" table:formula="of:=_xll.DFT([.F168:.F525];1;[.H168];1)" table:style-name="ce1">
            <text:p>14,56494525</text:p>
          </table:table-cell>
          <table:table-cell office:value-type="float" office:value="-0.97200976078218149" table:formula="of:=_xll.DFT([.F168:.F525];1;[.H168];2)" table:style-name="ce1">
            <text:p>-0,972009761</text:p>
          </table:table-cell>
          <table:table-cell office:value-type="float" office:value="7.4446881997773735" table:style-name="ce1">
            <text:p>7,4446882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4.801698332557585" table:formula="of:=_xll.DFT([.F168:.F348];1;[.$M168];1)" table:style-name="ce1">
            <text:p>14,80169833</text:p>
          </table:table-cell>
          <table:table-cell table:number-columns-repeated="16370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float" office:value="3" table:style-name="ce1">
            <text:p>3</text:p>
          </table:table-cell>
          <table:table-cell office:value-type="float" office:value="12.944251" table:style-name="ce1">
            <text:p>12,944251</text:p>
          </table:table-cell>
          <table:table-cell office:value-type="float" office:value="-14.725536999999999" table:style-name="ce1">
            <text:p>-14,725537</text:p>
          </table:table-cell>
          <table:table-cell office:value-type="float" office:value="0.69790980000000002" table:style-name="ce1">
            <text:p>0,6979098</text:p>
          </table:table-cell>
          <table:table-cell office:value-type="float" office:value="19.618413594842629" table:formula="of:=SQRT(([.C169]*[.C169])+([.D169]*[.D169])+([.E169]*[.E169]))" table:style-name="ce2">
            <text:p>19,62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5.761532688274607" table:formula="of:=_xll.DFT([.F169:.F526];1;[.H169];1)" table:style-name="ce1">
            <text:p>5,761532688</text:p>
          </table:table-cell>
          <table:table-cell office:value-type="float" office:value="-0.91635174249563445" table:formula="of:=_xll.DFT([.F169:.F526];1;[.H169];2)" table:style-name="ce1">
            <text:p>-0,916351742</text:p>
          </table:table-cell>
          <table:table-cell office:value-type="float" office:value="11.331527010240366" table:style-name="ce1">
            <text:p>11,33152701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42.206478722819362" table:formula="of:=_xll.DFT([.F169:.F349];1;[.$M169];1)" table:style-name="ce1">
            <text:p>42,20647872</text:p>
          </table:table-cell>
          <table:table-cell table:number-columns-repeated="16370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3" table:style-name="ce1">
            <text:p>3</text:p>
          </table:table-cell>
          <table:table-cell office:value-type="float" office:value="7.3825209999999997" table:style-name="ce1">
            <text:p>7,382521</text:p>
          </table:table-cell>
          <table:table-cell office:value-type="float" office:value="-2.2206220000000001" table:style-name="ce1">
            <text:p>-2,220622</text:p>
          </table:table-cell>
          <table:table-cell office:value-type="float" office:value="-0.95289230000000003" table:style-name="ce1">
            <text:p>-0,9528923</text:p>
          </table:table-cell>
          <table:table-cell office:value-type="float" office:value="7.7679329372571368" table:formula="of:=SQRT(([.C170]*[.C170])+([.D170]*[.D170])+([.E170]*[.E170]))" table:style-name="ce2">
            <text:p>7,77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35.624531425181878" table:formula="of:=_xll.DFT([.F170:.F527];1;[.H170];1)" table:style-name="ce1">
            <text:p>35,62453143</text:p>
          </table:table-cell>
          <table:table-cell office:value-type="float" office:value="-0.82123261708184536" table:formula="of:=_xll.DFT([.F170:.F527];1;[.H170];2)" table:style-name="ce1">
            <text:p>-0,821232617</text:p>
          </table:table-cell>
          <table:table-cell office:value-type="float" office:value="12.191191814797598" table:style-name="ce1">
            <text:p>12,19119181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6.5743124586402377" table:formula="of:=_xll.DFT([.F170:.F350];1;[.$M170];1)" table:style-name="ce1">
            <text:p>6,574312459</text:p>
          </table:table-cell>
          <table:table-cell table:number-columns-repeated="16370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float" office:value="3" table:style-name="ce1">
            <text:p>3</text:p>
          </table:table-cell>
          <table:table-cell office:value-type="float" office:value="8.2851350000000004" table:style-name="ce1">
            <text:p>8,285135</text:p>
          </table:table-cell>
          <table:table-cell office:value-type="float" office:value="-1.5514427" table:style-name="ce1">
            <text:p>-1,5514427</text:p>
          </table:table-cell>
          <table:table-cell office:value-type="float" office:value="-1.4736311" table:style-name="ce1">
            <text:p>-1,4736311</text:p>
          </table:table-cell>
          <table:table-cell office:value-type="float" office:value="8.5569869135400403" table:formula="of:=SQRT(([.C171]*[.C171])+([.D171]*[.D171])+([.E171]*[.E171]))" table:style-name="ce2">
            <text:p>8,56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20.582117077525751" table:formula="of:=_xll.DFT([.F171:.F528];1;[.H171];1)" table:style-name="ce1">
            <text:p>20,58211708</text:p>
          </table:table-cell>
          <table:table-cell office:value-type="float" office:value="2.7219763021328656" table:formula="of:=_xll.DFT([.F171:.F528];1;[.H171];2)" table:style-name="ce1">
            <text:p>2,721976302</text:p>
          </table:table-cell>
          <table:table-cell office:value-type="float" office:value="10.852821055446121" table:style-name="ce1">
            <text:p>10,85282106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26.783082926053311" table:formula="of:=_xll.DFT([.F171:.F351];1;[.$M171];1)" table:style-name="ce1">
            <text:p>26,78308293</text:p>
          </table:table-cell>
          <table:table-cell table:number-columns-repeated="16370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3" table:style-name="ce1">
            <text:p>3</text:p>
          </table:table-cell>
          <table:table-cell office:value-type="float" office:value="10.449493" table:style-name="ce1">
            <text:p>10,449493</text:p>
          </table:table-cell>
          <table:table-cell office:value-type="float" office:value="-2.2709001999999998" table:style-name="ce1">
            <text:p>-2,2709002</text:p>
          </table:table-cell>
          <table:table-cell office:value-type="float" office:value="-2.7676970000000001" table:style-name="ce1">
            <text:p>-2,767697</text:p>
          </table:table-cell>
          <table:table-cell office:value-type="float" office:value="11.045770156907034" table:formula="of:=SQRT(([.C172]*[.C172])+([.D172]*[.D172])+([.E172]*[.E172]))" table:style-name="ce2">
            <text:p>11,05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20.479461229005427" table:formula="of:=_xll.DFT([.F172:.F529];1;[.H172];1)" table:style-name="ce1">
            <text:p>20,47946123</text:p>
          </table:table-cell>
          <table:table-cell office:value-type="float" office:value="3.306086117508626" table:formula="of:=_xll.DFT([.F172:.F529];1;[.H172];2)" table:style-name="ce1">
            <text:p>3,306086118</text:p>
          </table:table-cell>
          <table:table-cell office:value-type="float" office:value="10.859854508504895" table:style-name="ce1">
            <text:p>10,85985451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40.022015242295375" table:formula="of:=_xll.DFT([.F172:.F352];1;[.$M172];1)" table:style-name="ce1">
            <text:p>40,02201524</text:p>
          </table:table-cell>
          <table:table-cell table:number-columns-repeated="16370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float" office:value="3" table:style-name="ce1">
            <text:p>3</text:p>
          </table:table-cell>
          <table:table-cell office:value-type="float" office:value="7.0006456000000004" table:style-name="ce1">
            <text:p>7,0006456</text:p>
          </table:table-cell>
          <table:table-cell office:value-type="float" office:value="-6.2009825999999997" table:style-name="ce1">
            <text:p>-6,2009826</text:p>
          </table:table-cell>
          <table:table-cell office:value-type="float" office:value="-2.4061727999999998" table:style-name="ce1">
            <text:p>-2,4061728</text:p>
          </table:table-cell>
          <table:table-cell office:value-type="float" office:value="9.6566501213289264" table:formula="of:=SQRT(([.C173]*[.C173])+([.D173]*[.D173])+([.E173]*[.E173]))" table:style-name="ce2">
            <text:p>9,6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2.806782413270087" table:formula="of:=_xll.DFT([.F173:.F530];1;[.H173];1)" table:style-name="ce1">
            <text:p>12,80678241</text:p>
          </table:table-cell>
          <table:table-cell office:value-type="float" office:value="1.8744625337498995" table:formula="of:=_xll.DFT([.F173:.F530];1;[.H173];2)" table:style-name="ce1">
            <text:p>1,874462534</text:p>
          </table:table-cell>
          <table:table-cell office:value-type="float" office:value="9.8885505983512552" table:style-name="ce1">
            <text:p>9,888550598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9.17861474037462" table:formula="of:=_xll.DFT([.F173:.F353];1;[.$M173];1)" table:style-name="ce1">
            <text:p>19,17861474</text:p>
          </table:table-cell>
          <table:table-cell table:number-columns-repeated="16370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3" table:style-name="ce1">
            <text:p>3</text:p>
          </table:table-cell>
          <table:table-cell office:value-type="float" office:value="6.2321070000000001" table:style-name="ce1">
            <text:p>6,232107</text:p>
          </table:table-cell>
          <table:table-cell office:value-type="float" office:value="-4.4759602999999997" table:style-name="ce1">
            <text:p>-4,4759603</text:p>
          </table:table-cell>
          <table:table-cell office:value-type="float" office:value="-2.9436710000000001" table:style-name="ce1">
            <text:p>-2,943671</text:p>
          </table:table-cell>
          <table:table-cell office:value-type="float" office:value="8.2181857622510641" table:formula="of:=SQRT(([.C174]*[.C174])+([.D174]*[.D174])+([.E174]*[.E174]))" table:style-name="ce2">
            <text:p>8,2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26.326661165934681" table:formula="of:=_xll.DFT([.F174:.F531];1;[.H174];1)" table:style-name="ce1">
            <text:p>26,32666117</text:p>
          </table:table-cell>
          <table:table-cell office:value-type="float" office:value="-0.22097022069684161" table:formula="of:=_xll.DFT([.F174:.F531];1;[.H174];2)" table:style-name="ce1">
            <text:p>-0,220970221</text:p>
          </table:table-cell>
          <table:table-cell office:value-type="float" office:value="9.8681237443259828" table:style-name="ce1">
            <text:p>9,868123744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19.332094598475408" table:formula="of:=_xll.DFT([.F174:.F354];1;[.$M174];1)" table:style-name="ce1">
            <text:p>19,3320946</text:p>
          </table:table-cell>
          <table:table-cell table:number-columns-repeated="16370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float" office:value="3" table:style-name="ce1">
            <text:p>3</text:p>
          </table:table-cell>
          <table:table-cell office:value-type="float" office:value="9.9981860000000005" table:style-name="ce1">
            <text:p>9,998186</text:p>
          </table:table-cell>
          <table:table-cell office:value-type="float" office:value="-6.1674639999999998" table:style-name="ce1">
            <text:p>-6,167464</text:p>
          </table:table-cell>
          <table:table-cell office:value-type="float" office:value="-6.3230867000000002" table:style-name="ce1">
            <text:p>-6,3230867</text:p>
          </table:table-cell>
          <table:table-cell office:value-type="float" office:value="13.341017985806364" table:formula="of:=SQRT(([.C175]*[.C175])+([.D175]*[.D175])+([.E175]*[.E175]))" table:style-name="ce2">
            <text:p>13,34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7.939009337498661" table:formula="of:=_xll.DFT([.F175:.F532];1;[.H175];1)" table:style-name="ce1">
            <text:p>17,93900934</text:p>
          </table:table-cell>
          <table:table-cell office:value-type="float" office:value="2.4008838129736407" table:formula="of:=_xll.DFT([.F175:.F532];1;[.H175];2)" table:style-name="ce1">
            <text:p>2,400883813</text:p>
          </table:table-cell>
          <table:table-cell office:value-type="float" office:value="13.015433613803342" table:style-name="ce1">
            <text:p>13,01543361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3.952339255322677" table:formula="of:=_xll.DFT([.F175:.F355];1;[.$M175];1)" table:style-name="ce1">
            <text:p>13,95233926</text:p>
          </table:table-cell>
          <table:table-cell table:number-columns-repeated="16370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float" office:value="4.4795512999999998" table:style-name="ce1">
            <text:p>4,4795513</text:p>
          </table:table-cell>
          <table:table-cell office:value-type="float" office:value="-3.8654386999999999" table:style-name="ce1">
            <text:p>-3,8654387</text:p>
          </table:table-cell>
          <table:table-cell office:value-type="float" office:value="-1.5717934" table:style-name="ce1">
            <text:p>-1,5717934</text:p>
          </table:table-cell>
          <table:table-cell office:value-type="float" office:value="6.1219711437634974" table:formula="of:=SQRT(([.C176]*[.C176])+([.D176]*[.D176])+([.E176]*[.E176]))" table:style-name="ce2">
            <text:p>6,12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39.282525202016785" table:formula="of:=_xll.DFT([.F176:.F533];1;[.H176];1)" table:style-name="ce1">
            <text:p>39,2825252</text:p>
          </table:table-cell>
          <table:table-cell office:value-type="float" office:value="2.2713306425302591" table:formula="of:=_xll.DFT([.F176:.F533];1;[.H176];2)" table:style-name="ce1">
            <text:p>2,271330643</text:p>
          </table:table-cell>
          <table:table-cell office:value-type="float" office:value="7.7162252088897123" table:style-name="ce1">
            <text:p>7,716225209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5.3480716608544014" table:formula="of:=_xll.DFT([.F176:.F356];1;[.$M176];1)" table:style-name="ce1">
            <text:p>5,348071661</text:p>
          </table:table-cell>
          <table:table-cell table:number-columns-repeated="16370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float" office:value="3" table:style-name="ce1">
            <text:p>3</text:p>
          </table:table-cell>
          <table:table-cell office:value-type="float" office:value="9.4475200000000008" table:style-name="ce1">
            <text:p>9,44752</text:p>
          </table:table-cell>
          <table:table-cell office:value-type="float" office:value="-5.2002062999999996" table:style-name="ce1">
            <text:p>-5,2002063</text:p>
          </table:table-cell>
          <table:table-cell office:value-type="float" office:value="-3.0466215999999999" table:style-name="ce1">
            <text:p>-3,0466216</text:p>
          </table:table-cell>
          <table:table-cell office:value-type="float" office:value="11.206234108144727" table:formula="of:=SQRT(([.C177]*[.C177])+([.D177]*[.D177])+([.E177]*[.E177]))" table:style-name="ce2">
            <text:p>11,21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16.289907885580096" table:formula="of:=_xll.DFT([.F177:.F534];1;[.H177];1)" table:style-name="ce1">
            <text:p>16,28990789</text:p>
          </table:table-cell>
          <table:table-cell office:value-type="float" office:value="1.9133961912962705" table:formula="of:=_xll.DFT([.F177:.F534];1;[.H177];2)" table:style-name="ce1">
            <text:p>1,913396191</text:p>
          </table:table-cell>
          <table:table-cell office:value-type="float" office:value="11.226601673401571" table:style-name="ce1">
            <text:p>11,22660167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11.679601255949162" table:formula="of:=_xll.DFT([.F177:.F357];1;[.$M177];1)" table:style-name="ce1">
            <text:p>11,67960126</text:p>
          </table:table-cell>
          <table:table-cell table:number-columns-repeated="16370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3" table:style-name="ce1">
            <text:p>3</text:p>
          </table:table-cell>
          <table:table-cell office:value-type="float" office:value="6.5565214000000003" table:style-name="ce1">
            <text:p>6,5565214</text:p>
          </table:table-cell>
          <table:table-cell office:value-type="float" office:value="-4.5717280000000002" table:style-name="ce1">
            <text:p>-4,571728</text:p>
          </table:table-cell>
          <table:table-cell office:value-type="float" office:value="-2.3846250000000002" table:style-name="ce1">
            <text:p>-2,384625</text:p>
          </table:table-cell>
          <table:table-cell office:value-type="float" office:value="8.3411693523910042" table:formula="of:=SQRT(([.C178]*[.C178])+([.D178]*[.D178])+([.E178]*[.E178]))" table:style-name="ce2">
            <text:p>8,34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3.3709842582789924" table:formula="of:=_xll.DFT([.F178:.F535];1;[.H178];1)" table:style-name="ce1">
            <text:p>3,370984258</text:p>
          </table:table-cell>
          <table:table-cell office:value-type="float" office:value="-0.47324685972159647" table:formula="of:=_xll.DFT([.F178:.F535];1;[.H178];2)" table:style-name="ce1">
            <text:p>-0,47324686</text:p>
          </table:table-cell>
          <table:table-cell office:value-type="float" office:value="8.4492935287250646" table:style-name="ce1">
            <text:p>8,449293529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2.760800952830632" table:formula="of:=_xll.DFT([.F178:.F358];1;[.$M178];1)" table:style-name="ce1">
            <text:p>12,76080095</text:p>
          </table:table-cell>
          <table:table-cell table:number-columns-repeated="16370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float" office:value="3" table:style-name="ce1">
            <text:p>3</text:p>
          </table:table-cell>
          <table:table-cell office:value-type="float" office:value="10.620679000000001" table:style-name="ce1">
            <text:p>10,620679</text:p>
          </table:table-cell>
          <table:table-cell office:value-type="float" office:value="-4.1156325000000002" table:style-name="ce1">
            <text:p>-4,1156325</text:p>
          </table:table-cell>
          <table:table-cell office:value-type="float" office:value="-1.6208745" table:style-name="ce1">
            <text:p>-1,6208745</text:p>
          </table:table-cell>
          <table:table-cell office:value-type="float" office:value="11.504976637996599" table:formula="of:=SQRT(([.C179]*[.C179])+([.D179]*[.D179])+([.E179]*[.E179]))" table:style-name="ce2">
            <text:p>11,50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13.220960207317162" table:formula="of:=_xll.DFT([.F179:.F536];1;[.H179];1)" table:style-name="ce1">
            <text:p>13,22096021</text:p>
          </table:table-cell>
          <table:table-cell office:value-type="float" office:value="1.5526564965012213" table:formula="of:=_xll.DFT([.F179:.F536];1;[.H179];2)" table:style-name="ce1">
            <text:p>1,552656497</text:p>
          </table:table-cell>
          <table:table-cell office:value-type="float" office:value="13.541767455406056" table:style-name="ce1">
            <text:p>13,54176746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5.5993478549194258" table:formula="of:=_xll.DFT([.F179:.F359];1;[.$M179];1)" table:style-name="ce1">
            <text:p>5,599347855</text:p>
          </table:table-cell>
          <table:table-cell table:number-columns-repeated="16370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3" table:style-name="ce1">
            <text:p>3</text:p>
          </table:table-cell>
          <table:table-cell office:value-type="float" office:value="10.699687000000001" table:style-name="ce1">
            <text:p>10,699687</text:p>
          </table:table-cell>
          <table:table-cell office:value-type="float" office:value="-4.7393219999999996" table:style-name="ce1">
            <text:p>-4,739322</text:p>
          </table:table-cell>
          <table:table-cell office:value-type="float" office:value="-3.2010477000000002" table:style-name="ce1">
            <text:p>-3,2010477</text:p>
          </table:table-cell>
          <table:table-cell office:value-type="float" office:value="12.13223727493525" table:formula="of:=SQRT(([.C180]*[.C180])+([.D180]*[.D180])+([.E180]*[.E180]))" table:style-name="ce2">
            <text:p>12,13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8.8829068092594579" table:formula="of:=_xll.DFT([.F180:.F537];1;[.H180];1)" table:style-name="ce1">
            <text:p>8,882906809</text:p>
          </table:table-cell>
          <table:table-cell office:value-type="float" office:value="0.62550504697799936" table:formula="of:=_xll.DFT([.F180:.F537];1;[.H180];2)" table:style-name="ce1">
            <text:p>0,625505047</text:p>
          </table:table-cell>
          <table:table-cell office:value-type="float" office:value="11.952399467228872" table:style-name="ce1">
            <text:p>11,95239947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8.8829068092594579" table:formula="of:=_xll.DFT([.F180:.F360];1;[.$M180];1)" table:style-name="ce1">
            <text:p>8,882906809</text:p>
          </table:table-cell>
          <table:table-cell table:number-columns-repeated="16370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float" office:value="5.6275709999999997" table:style-name="ce1">
            <text:p>5,627571</text:p>
          </table:table-cell>
          <table:table-cell office:value-type="float" office:value="-4.7129859999999999" table:style-name="ce1">
            <text:p>-4,712986</text:p>
          </table:table-cell>
          <table:table-cell office:value-type="float" office:value="-4.3251249999999999" table:style-name="ce1">
            <text:p>-4,325125</text:p>
          </table:table-cell>
          <table:table-cell office:value-type="float" office:value="8.5198884183926964" table:formula="of:=SQRT(([.C181]*[.C181])+([.D181]*[.D181])+([.E181]*[.E181]))" table:style-name="ce2">
            <text:p>8,52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20.898766640645228" table:formula="of:=_xll.DFT([.F181:.F538];1;[.H181];1)" table:style-name="ce1">
            <text:p>20,89876664</text:p>
          </table:table-cell>
          <table:table-cell office:value-type="float" office:value="0.56860205112054052" table:formula="of:=_xll.DFT([.F181:.F538];1;[.H181];2)" table:style-name="ce1">
            <text:p>0,568602051</text:p>
          </table:table-cell>
          <table:table-cell office:value-type="float" office:value="9.0299505585003423" table:style-name="ce1">
            <text:p>9,029950559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20.898766640645228" table:formula="of:=_xll.DFT([.F181:.F361];1;[.$M181];1)" table:style-name="ce1">
            <text:p>20,89876664</text:p>
          </table:table-cell>
          <table:table-cell table:number-columns-repeated="16370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3" table:style-name="ce1">
            <text:p>3</text:p>
          </table:table-cell>
          <table:table-cell office:value-type="float" office:value="6.5565214000000003" table:style-name="ce1">
            <text:p>6,5565214</text:p>
          </table:table-cell>
          <table:table-cell office:value-type="float" office:value="-3.4596214000000001" table:style-name="ce1">
            <text:p>-3,4596214</text:p>
          </table:table-cell>
          <table:table-cell office:value-type="float" office:value="-4.3502644999999998" table:style-name="ce1">
            <text:p>-4,3502645</text:p>
          </table:table-cell>
          <table:table-cell office:value-type="float" office:value="8.5954496287254329" table:formula="of:=SQRT(([.C182]*[.C182])+([.D182]*[.D182])+([.E182]*[.E182]))" table:style-name="ce2">
            <text:p>8,60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805.5921556916539" table:formula="of:=_xll.DFT([.F182:.F539];1;[.H182];1)" table:style-name="ce1">
            <text:p>1805,592156</text:p>
          </table:table-cell>
          <table:table-cell office:value-type="float" office:value="0" table:formula="of:=_xll.DFT([.F182:.F539];1;[.H182];2)" table:style-name="ce1">
            <text:p>0</text:p>
          </table:table-cell>
          <table:table-cell office:value-type="float" office:value="11.58349169563138" table:style-name="ce1">
            <text:p>11,5834917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805.5921556916539" table:formula="of:=_xll.DFT([.F182:.F362];1;[.$M182];1)" table:style-name="ce1">
            <text:p>1805,592156</text:p>
          </table:table-cell>
          <table:table-cell table:number-columns-repeated="16370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3" table:style-name="ce1">
            <text:p>3</text:p>
          </table:table-cell>
          <table:table-cell office:value-type="float" office:value="10.036493" table:style-name="ce1">
            <text:p>10,036493</text:p>
          </table:table-cell>
          <table:table-cell office:value-type="float" office:value="-7.7392570000000003" table:style-name="ce1">
            <text:p>-7,739257</text:p>
          </table:table-cell>
          <table:table-cell office:value-type="float" office:value="-5.5641246000000004" table:style-name="ce1">
            <text:p>-5,5641246</text:p>
          </table:table-cell>
          <table:table-cell office:value-type="float" office:value="13.841487391730094" table:formula="of:=SQRT(([.C183]*[.C183])+([.D183]*[.D183])+([.E183]*[.E183]))" table:style-name="ce2">
            <text:p>13,84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22.031943781054341" table:formula="of:=_xll.DFT([.F183:.F540];1;[.H183];1)" table:style-name="ce1">
            <text:p>22,03194378</text:p>
          </table:table-cell>
          <table:table-cell office:value-type="float" office:value="-0.44793269749002973" table:formula="of:=_xll.DFT([.F183:.F540];1;[.H183];2)" table:style-name="ce1">
            <text:p>-0,447932697</text:p>
          </table:table-cell>
          <table:table-cell office:value-type="float" office:value="8.9564394677197914" table:style-name="ce1">
            <text:p>8,956439468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22.031943781054341" table:formula="of:=_xll.DFT([.F183:.F363];1;[.$M183];1)" table:style-name="ce1">
            <text:p>22,03194378</text:p>
          </table:table-cell>
          <table:table-cell table:number-columns-repeated="16370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3" table:style-name="ce1">
            <text:p>3</text:p>
          </table:table-cell>
          <table:table-cell office:value-type="float" office:value="10.336966" table:style-name="ce1">
            <text:p>10,336966</text:p>
          </table:table-cell>
          <table:table-cell office:value-type="float" office:value="-6.9719151999999998" table:style-name="ce1">
            <text:p>-6,9719152</text:p>
          </table:table-cell>
          <table:table-cell office:value-type="float" office:value="-0.48482585" table:style-name="ce1">
            <text:p>-0,48482585</text:p>
          </table:table-cell>
          <table:table-cell office:value-type="float" office:value="12.477801238438415" table:formula="of:=SQRT(([.C184]*[.C184])+([.D184]*[.D184])+([.E184]*[.E184]))" table:style-name="ce2">
            <text:p>12,48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6.8101317109978989" table:formula="of:=_xll.DFT([.F184:.F541];1;[.H184];1)" table:style-name="ce1">
            <text:p>6,810131711</text:p>
          </table:table-cell>
          <table:table-cell office:value-type="float" office:value="-0.29117434925781344" table:formula="of:=_xll.DFT([.F184:.F541];1;[.H184];2)" table:style-name="ce1">
            <text:p>-0,291174349</text:p>
          </table:table-cell>
          <table:table-cell office:value-type="float" office:value="12.807318400407274" table:style-name="ce1">
            <text:p>12,8073184</text:p>
          </table:table-cell>
          <table:table-cell table:number-columns-repeated="16373" table:style-name="ce1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float" office:value="3" table:style-name="ce1">
            <text:p>3</text:p>
          </table:table-cell>
          <table:table-cell office:value-type="float" office:value="10.380061" table:style-name="ce1">
            <text:p>10,380061</text:p>
          </table:table-cell>
          <table:table-cell office:value-type="float" office:value="-2.6324247999999999" table:style-name="ce1">
            <text:p>-2,6324248</text:p>
          </table:table-cell>
          <table:table-cell office:value-type="float" office:value="-0.50517654000000001" table:style-name="ce1">
            <text:p>-0,50517654</text:p>
          </table:table-cell>
          <table:table-cell office:value-type="float" office:value="10.720565751299807" table:formula="of:=SQRT(([.C185]*[.C185])+([.D185]*[.D185])+([.E185]*[.E185]))" table:style-name="ce2">
            <text:p>10,72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8.5720114278130577" table:formula="of:=_xll.DFT([.F185:.F542];1;[.H185];1)" table:style-name="ce1">
            <text:p>8,572011428</text:p>
          </table:table-cell>
          <table:table-cell office:value-type="float" office:value="-1.5504459624406488" table:formula="of:=_xll.DFT([.F185:.F542];1;[.H185];2)" table:style-name="ce1">
            <text:p>-1,550445962</text:p>
          </table:table-cell>
          <table:table-cell office:value-type="float" office:value="9.3619962486443118" table:style-name="ce1">
            <text:p>9,361996249</text:p>
          </table:table-cell>
          <table:table-cell table:number-columns-repeated="16373" table:style-name="ce1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float" office:value="3" table:style-name="ce1">
            <text:p>3</text:p>
          </table:table-cell>
          <table:table-cell office:value-type="float" office:value="9.3242189999999994" table:style-name="ce1">
            <text:p>9,324219</text:p>
          </table:table-cell>
          <table:table-cell office:value-type="float" office:value="-1.8710686000000001" table:style-name="ce1">
            <text:p>-1,8710686</text:p>
          </table:table-cell>
          <table:table-cell office:value-type="float" office:value="-1.9285295" table:style-name="ce1">
            <text:p>-1,9285295</text:p>
          </table:table-cell>
          <table:table-cell office:value-type="float" office:value="9.7036685690638258" table:formula="of:=SQRT(([.C186]*[.C186])+([.D186]*[.D186])+([.E186]*[.E186]))" table:style-name="ce2">
            <text:p>9,70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2.194685519159901" table:formula="of:=_xll.DFT([.F186:.F543];1;[.H186];1)" table:style-name="ce1">
            <text:p>12,19468552</text:p>
          </table:table-cell>
          <table:table-cell office:value-type="float" office:value="2.0936039688906583" table:formula="of:=_xll.DFT([.F186:.F543];1;[.H186];2)" table:style-name="ce1">
            <text:p>2,093603969</text:p>
          </table:table-cell>
          <table:table-cell office:value-type="float" office:value="8.508262593274539" table:style-name="ce1">
            <text:p>8,508262593</text:p>
          </table:table-cell>
          <table:table-cell table:number-columns-repeated="16373" table:style-name="ce1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float" office:value="3" table:style-name="ce1">
            <text:p>3</text:p>
          </table:table-cell>
          <table:table-cell office:value-type="float" office:value="11.371261000000001" table:style-name="ce1">
            <text:p>11,371261</text:p>
          </table:table-cell>
          <table:table-cell office:value-type="float" office:value="-4.2856209999999999" table:style-name="ce1">
            <text:p>-4,285621</text:p>
          </table:table-cell>
          <table:table-cell office:value-type="float" office:value="-0.51595044000000001" table:style-name="ce1">
            <text:p>-0,51595044</text:p>
          </table:table-cell>
          <table:table-cell office:value-type="float" office:value="12.162990131636965" table:formula="of:=SQRT(([.C187]*[.C187])+([.D187]*[.D187])+([.E187]*[.E187]))" table:style-name="ce2">
            <text:p>12,16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9.234914248728764" table:formula="of:=_xll.DFT([.F187:.F544];1;[.H187];1)" table:style-name="ce1">
            <text:p>19,23491425</text:p>
          </table:table-cell>
          <table:table-cell office:value-type="float" office:value="-0.23713149168729661" table:formula="of:=_xll.DFT([.F187:.F544];1;[.H187];2)" table:style-name="ce1">
            <text:p>-0,237131492</text:p>
          </table:table-cell>
          <table:table-cell office:value-type="float" office:value="7.5986305966556769" table:style-name="ce1">
            <text:p>7,598630597</text:p>
          </table:table-cell>
          <table:table-cell table:number-columns-repeated="16373" table:style-name="ce1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float" office:value="3" table:style-name="ce1">
            <text:p>3</text:p>
          </table:table-cell>
          <table:table-cell office:value-type="float" office:value="9.8006650000000004" table:style-name="ce1">
            <text:p>9,800665</text:p>
          </table:table-cell>
          <table:table-cell office:value-type="float" office:value="-3.9851486999999999" table:style-name="ce1">
            <text:p>-3,9851487</text:p>
          </table:table-cell>
          <table:table-cell office:value-type="float" office:value="-2.1212627999999998" table:style-name="ce1">
            <text:p>-2,1212628</text:p>
          </table:table-cell>
          <table:table-cell office:value-type="float" office:value="10.790468037578377" table:formula="of:=SQRT(([.C188]*[.C188])+([.D188]*[.D188])+([.E188]*[.E188]))" table:style-name="ce2">
            <text:p>10,79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32.031539731811449" table:formula="of:=_xll.DFT([.F188:.F545];1;[.H188];1)" table:style-name="ce1">
            <text:p>32,03153973</text:p>
          </table:table-cell>
          <table:table-cell office:value-type="float" office:value="0.48888067259892215" table:formula="of:=_xll.DFT([.F188:.F545];1;[.H188];2)" table:style-name="ce1">
            <text:p>0,488880673</text:p>
          </table:table-cell>
          <table:table-cell office:value-type="float" office:value="11.690217368196119" table:style-name="ce1">
            <text:p>11,69021737</text:p>
          </table:table-cell>
          <table:table-cell table:number-columns-repeated="16373" table:style-name="ce1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float" office:value="3" table:style-name="ce1">
            <text:p>3</text:p>
          </table:table-cell>
          <table:table-cell office:value-type="float" office:value="4.9320554999999997" table:style-name="ce1">
            <text:p>4,9320555</text:p>
          </table:table-cell>
          <table:table-cell office:value-type="float" office:value="-1.5466542999999999" table:style-name="ce1">
            <text:p>-1,5466543</text:p>
          </table:table-cell>
          <table:table-cell office:value-type="float" office:value="-3.1974564000000001" table:style-name="ce1">
            <text:p>-3,1974564</text:p>
          </table:table-cell>
          <table:table-cell office:value-type="float" office:value="6.077913984969654" table:formula="of:=SQRT(([.C189]*[.C189])+([.D189]*[.D189])+([.E189]*[.E189]))" table:style-name="ce2">
            <text:p>6,08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32.206987993858007" table:formula="of:=_xll.DFT([.F189:.F546];1;[.H189];1)" table:style-name="ce1">
            <text:p>32,20698799</text:p>
          </table:table-cell>
          <table:table-cell office:value-type="float" office:value="4.127255940907852" table:formula="of:=_xll.DFT([.F189:.F546];1;[.H189];2)" table:style-name="ce1">
            <text:p>4,127255941</text:p>
          </table:table-cell>
          <table:table-cell office:value-type="float" office:value="10.07557116268492" table:style-name="ce1">
            <text:p>10,07557116</text:p>
          </table:table-cell>
          <table:table-cell table:number-columns-repeated="16373" table:style-name="ce1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3" table:style-name="ce1">
            <text:p>3</text:p>
          </table:table-cell>
          <table:table-cell office:value-type="float" office:value="8.0971899999999994" table:style-name="ce1">
            <text:p>8,09719</text:p>
          </table:table-cell>
          <table:table-cell office:value-type="float" office:value="-3.3925838000000001" table:style-name="ce1">
            <text:p>-3,3925838</text:p>
          </table:table-cell>
          <table:table-cell office:value-type="float" office:value="-6.0657100000000002" table:style-name="ce1">
            <text:p>-6,06571</text:p>
          </table:table-cell>
          <table:table-cell office:value-type="float" office:value="10.670845727505503" table:formula="of:=SQRT(([.C190]*[.C190])+([.D190]*[.D190])+([.E190]*[.E190]))" table:style-name="ce2">
            <text:p>10,67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5.32715861693495" table:formula="of:=_xll.DFT([.F190:.F547];1;[.H190];1)" table:style-name="ce1">
            <text:p>15,32715862</text:p>
          </table:table-cell>
          <table:table-cell office:value-type="float" office:value="2.2459588233640089" table:formula="of:=_xll.DFT([.F190:.F547];1;[.H190];2)" table:style-name="ce1">
            <text:p>2,245958823</text:p>
          </table:table-cell>
          <table:table-cell office:value-type="float" office:value="11.358183557543679" table:style-name="ce1">
            <text:p>11,35818356</text:p>
          </table:table-cell>
          <table:table-cell table:number-columns-repeated="16373" table:style-name="ce1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float" office:value="3" table:style-name="ce1">
            <text:p>3</text:p>
          </table:table-cell>
          <table:table-cell office:value-type="float" office:value="11.183316" table:style-name="ce1">
            <text:p>11,183316</text:p>
          </table:table-cell>
          <table:table-cell office:value-type="float" office:value="-1.9213469000000001" table:style-name="ce1">
            <text:p>-1,9213469</text:p>
          </table:table-cell>
          <table:table-cell office:value-type="float" office:value="0.30047232000000001" table:style-name="ce1">
            <text:p>0,30047232</text:p>
          </table:table-cell>
          <table:table-cell office:value-type="float" office:value="11.351141540879569" table:formula="of:=SQRT(([.C191]*[.C191])+([.D191]*[.D191])+([.E191]*[.E191]))" table:style-name="ce2">
            <text:p>11,35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21.301704060024253" table:formula="of:=_xll.DFT([.F191:.F548];1;[.H191];1)" table:style-name="ce1">
            <text:p>21,30170406</text:p>
          </table:table-cell>
          <table:table-cell office:value-type="float" office:value="2.7834460530472653" table:formula="of:=_xll.DFT([.F191:.F548];1;[.H191];2)" table:style-name="ce1">
            <text:p>2,783446053</text:p>
          </table:table-cell>
          <table:table-cell office:value-type="float" office:value="7.8184303513979128" table:style-name="ce1">
            <text:p>7,818430351</text:p>
          </table:table-cell>
          <table:table-cell table:number-columns-repeated="16373" table:style-name="ce1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3" table:style-name="ce1">
            <text:p>3</text:p>
          </table:table-cell>
          <table:table-cell office:value-type="float" office:value="9.4056219999999993" table:style-name="ce1">
            <text:p>9,405622</text:p>
          </table:table-cell>
          <table:table-cell office:value-type="float" office:value="-2.5258826999999999" table:style-name="ce1">
            <text:p>-2,5258827</text:p>
          </table:table-cell>
          <table:table-cell office:value-type="float" office:value="-1.4006080000000001" table:style-name="ce1">
            <text:p>-1,400608</text:p>
          </table:table-cell>
          <table:table-cell office:value-type="float" office:value="9.8390808204174878" table:formula="of:=SQRT(([.C192]*[.C192])+([.D192]*[.D192])+([.E192]*[.E192]))" table:style-name="ce2">
            <text:p>9,84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7.6835796946223649" table:formula="of:=_xll.DFT([.F192:.F549];1;[.H192];1)" table:style-name="ce1">
            <text:p>7,683579695</text:p>
          </table:table-cell>
          <table:table-cell office:value-type="float" office:value="-0.92922650611910051" table:formula="of:=_xll.DFT([.F192:.F549];1;[.H192];2)" table:style-name="ce1">
            <text:p>-0,929226506</text:p>
          </table:table-cell>
          <table:table-cell office:value-type="float" office:value="10.54338018616807" table:style-name="ce1">
            <text:p>10,54338019</text:p>
          </table:table-cell>
          <table:table-cell table:number-columns-repeated="16373" table:style-name="ce1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float" office:value="3" table:style-name="ce1">
            <text:p>3</text:p>
          </table:table-cell>
          <table:table-cell office:value-type="float" office:value="8.1785929999999993" table:style-name="ce1">
            <text:p>8,178593</text:p>
          </table:table-cell>
          <table:table-cell office:value-type="float" office:value="-2.0638017999999998" table:style-name="ce1">
            <text:p>-2,0638018</text:p>
          </table:table-cell>
          <table:table-cell office:value-type="float" office:value="-2.2349872999999998" table:style-name="ce1">
            <text:p>-2,2349873</text:p>
          </table:table-cell>
          <table:table-cell office:value-type="float" office:value="8.7260431789267194" table:formula="of:=SQRT(([.C193]*[.C193])+([.D193]*[.D193])+([.E193]*[.E193]))" table:style-name="ce2">
            <text:p>8,73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9.7338391592004019" table:formula="of:=_xll.DFT([.F193:.F550];1;[.H193];1)" table:style-name="ce1">
            <text:p>9,733839159</text:p>
          </table:table-cell>
          <table:table-cell office:value-type="float" office:value="3.4158166659173852" table:formula="of:=_xll.DFT([.F193:.F550];1;[.H193];2)" table:style-name="ce1">
            <text:p>3,415816666</text:p>
          </table:table-cell>
          <table:table-cell office:value-type="float" office:value="9.994344458651188" table:style-name="ce1">
            <text:p>9,994344459</text:p>
          </table:table-cell>
          <table:table-cell table:number-columns-repeated="16373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3" table:style-name="ce1">
            <text:p>3</text:p>
          </table:table-cell>
          <table:table-cell office:value-type="float" office:value="10.353725000000001" table:style-name="ce1">
            <text:p>10,353725</text:p>
          </table:table-cell>
          <table:table-cell office:value-type="float" office:value="-2.4576479999999998" table:style-name="ce1">
            <text:p>-2,457648</text:p>
          </table:table-cell>
          <table:table-cell office:value-type="float" office:value="-3.7624879999999998" table:style-name="ce1">
            <text:p>-3,762488</text:p>
          </table:table-cell>
          <table:table-cell office:value-type="float" office:value="11.286982369866315" table:formula="of:=SQRT(([.C194]*[.C194])+([.D194]*[.D194])+([.E194]*[.E194]))" table:style-name="ce2">
            <text:p>11,29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24.748620876246495" table:formula="of:=_xll.DFT([.F194:.F551];1;[.H194];1)" table:style-name="ce1">
            <text:p>24,74862088</text:p>
          </table:table-cell>
          <table:table-cell office:value-type="float" office:value="1.3587792943934581E-2" table:formula="of:=_xll.DFT([.F194:.F551];1;[.H194];2)" table:style-name="ce1">
            <text:p>0,013587793</text:p>
          </table:table-cell>
          <table:table-cell office:value-type="float" office:value="11.220284483394085" table:style-name="ce1">
            <text:p>11,22028448</text:p>
          </table:table-cell>
          <table:table-cell table:number-columns-repeated="16373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float" office:value="3" table:style-name="ce1">
            <text:p>3</text:p>
          </table:table-cell>
          <table:table-cell office:value-type="float" office:value="7.9068512999999996" table:style-name="ce1">
            <text:p>7,9068513</text:p>
          </table:table-cell>
          <table:table-cell office:value-type="float" office:value="-6.5804634000000002" table:style-name="ce1">
            <text:p>-6,5804634</text:p>
          </table:table-cell>
          <table:table-cell office:value-type="float" office:value="-1.42455" table:style-name="ce1">
            <text:p>-1,42455</text:p>
          </table:table-cell>
          <table:table-cell office:value-type="float" office:value="10.3850921392904" table:formula="of:=SQRT(([.C195]*[.C195])+([.D195]*[.D195])+([.E195]*[.E195]))" table:style-name="ce2">
            <text:p>10,39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4.593983848526813" table:formula="of:=_xll.DFT([.F195:.F552];1;[.H195];1)" table:style-name="ce1">
            <text:p>14,59398385</text:p>
          </table:table-cell>
          <table:table-cell office:value-type="float" office:value="3.4477841942853833" table:formula="of:=_xll.DFT([.F195:.F552];1;[.H195];2)" table:style-name="ce1">
            <text:p>3,447784194</text:p>
          </table:table-cell>
          <table:table-cell office:value-type="float" office:value="11.671147762673344" table:style-name="ce1">
            <text:p>11,67114776</text:p>
          </table:table-cell>
          <table:table-cell table:number-columns-repeated="16373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3" table:style-name="ce1">
            <text:p>3</text:p>
          </table:table-cell>
          <table:table-cell office:value-type="float" office:value="5.1978119999999999" table:style-name="ce1">
            <text:p>5,197812</text:p>
          </table:table-cell>
          <table:table-cell office:value-type="float" office:value="-4.3251249999999999" table:style-name="ce1">
            <text:p>-4,325125</text:p>
          </table:table-cell>
          <table:table-cell office:value-type="float" office:value="-3.2142157999999998" table:style-name="ce1">
            <text:p>-3,2142158</text:p>
          </table:table-cell>
          <table:table-cell office:value-type="float" office:value="7.4869980006634593" table:formula="of:=SQRT(([.C196]*[.C196])+([.D196]*[.D196])+([.E196]*[.E196]))" table:style-name="ce2">
            <text:p>7,49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14.939544982874196" table:formula="of:=_xll.DFT([.F196:.F553];1;[.H196];1)" table:style-name="ce1">
            <text:p>14,93954498</text:p>
          </table:table-cell>
          <table:table-cell office:value-type="float" office:value="0.963888119268689" table:formula="of:=_xll.DFT([.F196:.F553];1;[.H196];2)" table:style-name="ce1">
            <text:p>0,963888119</text:p>
          </table:table-cell>
          <table:table-cell office:value-type="float" office:value="10.574699438478635" table:style-name="ce1">
            <text:p>10,57469944</text:p>
          </table:table-cell>
          <table:table-cell table:number-columns-repeated="16373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11.959038" table:style-name="ce1">
            <text:p>11,959038</text:p>
          </table:table-cell>
          <table:table-cell office:value-type="float" office:value="-5.0170500000000002" table:style-name="ce1">
            <text:p>-5,01705</text:p>
          </table:table-cell>
          <table:table-cell office:value-type="float" office:value="-7.2556279999999997" table:style-name="ce1">
            <text:p>-7,255628</text:p>
          </table:table-cell>
          <table:table-cell office:value-type="float" office:value="14.860468305619712" table:formula="of:=SQRT(([.C197]*[.C197])+([.D197]*[.D197])+([.E197]*[.E197]))" table:style-name="ce2">
            <text:p>14,86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10.626398931175645" table:formula="of:=_xll.DFT([.F197:.F554];1;[.H197];1)" table:style-name="ce1">
            <text:p>10,62639893</text:p>
          </table:table-cell>
          <table:table-cell office:value-type="float" office:value="0.39655241811616232" table:formula="of:=_xll.DFT([.F197:.F554];1;[.H197];2)" table:style-name="ce1">
            <text:p>0,396552418</text:p>
          </table:table-cell>
          <table:table-cell office:value-type="float" office:value="7.1083257724469711" table:style-name="ce1">
            <text:p>7,108325772</text:p>
          </table:table-cell>
          <table:table-cell table:number-columns-repeated="16373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3" table:style-name="ce1">
            <text:p>3</text:p>
          </table:table-cell>
          <table:table-cell office:value-type="float" office:value="3.8079779999999999" table:style-name="ce1">
            <text:p>3,807978</text:p>
          </table:table-cell>
          <table:table-cell office:value-type="float" office:value="-1.2689269000000001" table:style-name="ce1">
            <text:p>-1,2689269</text:p>
          </table:table-cell>
          <table:table-cell office:value-type="float" office:value="-1.6316484" table:style-name="ce1">
            <text:p>-1,6316484</text:p>
          </table:table-cell>
          <table:table-cell office:value-type="float" office:value="4.3327991445773444" table:formula="of:=SQRT(([.C198]*[.C198])+([.D198]*[.D198])+([.E198]*[.E198]))" table:style-name="ce2">
            <text:p>4,33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32.945365442547164" table:formula="of:=_xll.DFT([.F198:.F555];1;[.H198];1)" table:style-name="ce1">
            <text:p>32,94536544</text:p>
          </table:table-cell>
          <table:table-cell office:value-type="float" office:value="1.8591914379815275" table:formula="of:=_xll.DFT([.F198:.F555];1;[.H198];2)" table:style-name="ce1">
            <text:p>1,859191438</text:p>
          </table:table-cell>
          <table:table-cell office:value-type="float" office:value="10.544275687407012" table:style-name="ce1">
            <text:p>10,54427569</text:p>
          </table:table-cell>
          <table:table-cell table:number-columns-repeated="16373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float" office:value="3" table:style-name="ce1">
            <text:p>3</text:p>
          </table:table-cell>
          <table:table-cell office:value-type="float" office:value="8.1486649999999994" table:style-name="ce1">
            <text:p>8,148665</text:p>
          </table:table-cell>
          <table:table-cell office:value-type="float" office:value="-2.7186159999999999" table:style-name="ce1">
            <text:p>-2,718616</text:p>
          </table:table-cell>
          <table:table-cell office:value-type="float" office:value="-2.6312277000000002" table:style-name="ce1">
            <text:p>-2,6312277</text:p>
          </table:table-cell>
          <table:table-cell office:value-type="float" office:value="8.9841512368686391" table:formula="of:=SQRT(([.C199]*[.C199])+([.D199]*[.D199])+([.E199]*[.E199]))" table:style-name="ce2">
            <text:p>8,98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5.7380425416878102" table:formula="of:=_xll.DFT([.F199:.F556];1;[.H199];1)" table:style-name="ce1">
            <text:p>5,738042542</text:p>
          </table:table-cell>
          <table:table-cell office:value-type="float" office:value="2.9324112605007939" table:formula="of:=_xll.DFT([.F199:.F556];1;[.H199];2)" table:style-name="ce1">
            <text:p>2,932411261</text:p>
          </table:table-cell>
          <table:table-cell office:value-type="float" office:value="5.5375645377949203" table:style-name="ce1">
            <text:p>5,537564538</text:p>
          </table:table-cell>
          <table:table-cell table:number-columns-repeated="16373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3" table:style-name="ce1">
            <text:p>3</text:p>
          </table:table-cell>
          <table:table-cell office:value-type="float" office:value="12.957419" table:style-name="ce1">
            <text:p>12,957419</text:p>
          </table:table-cell>
          <table:table-cell office:value-type="float" office:value="-1.5945383" table:style-name="ce1">
            <text:p>-1,5945383</text:p>
          </table:table-cell>
          <table:table-cell office:value-type="float" office:value="-0.67995329999999998" table:style-name="ce1">
            <text:p>-0,6799533</text:p>
          </table:table-cell>
          <table:table-cell office:value-type="float" office:value="13.072857224872791" table:formula="of:=SQRT(([.C200]*[.C200])+([.D200]*[.D200])+([.E200]*[.E200]))" table:style-name="ce2">
            <text:p>13,07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22.328895350950649" table:formula="of:=_xll.DFT([.F200:.F557];1;[.H200];1)" table:style-name="ce1">
            <text:p>22,32889535</text:p>
          </table:table-cell>
          <table:table-cell office:value-type="float" office:value="1.1463043844491516" table:formula="of:=_xll.DFT([.F200:.F557];1;[.H200];2)" table:style-name="ce1">
            <text:p>1,146304384</text:p>
          </table:table-cell>
          <table:table-cell office:value-type="float" office:value="12.024374358411318" table:style-name="ce1">
            <text:p>12,02437436</text:p>
          </table:table-cell>
          <table:table-cell table:number-columns-repeated="16373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float" office:value="3" table:style-name="ce1">
            <text:p>3</text:p>
          </table:table-cell>
          <table:table-cell office:value-type="float" office:value="10.635044000000001" table:style-name="ce1">
            <text:p>10,635044</text:p>
          </table:table-cell>
          <table:table-cell office:value-type="float" office:value="-0.87508070000000004" table:style-name="ce1">
            <text:p>-0,8750807</text:p>
          </table:table-cell>
          <table:table-cell office:value-type="float" office:value="-1.5873557" table:style-name="ce1">
            <text:p>-1,5873557</text:p>
          </table:table-cell>
          <table:table-cell office:value-type="float" office:value="10.788402348437463" table:formula="of:=SQRT(([.C201]*[.C201])+([.D201]*[.D201])+([.E201]*[.E201]))" table:style-name="ce2">
            <text:p>10,79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41.343704773730082" table:formula="of:=_xll.DFT([.F201:.F558];1;[.H201];1)" table:style-name="ce1">
            <text:p>41,34370477</text:p>
          </table:table-cell>
          <table:table-cell office:value-type="float" office:value="0.36129393636061441" table:formula="of:=_xll.DFT([.F201:.F558];1;[.H201];2)" table:style-name="ce1">
            <text:p>0,361293936</text:p>
          </table:table-cell>
          <table:table-cell office:value-type="float" office:value="11.676686213528161" table:style-name="ce1">
            <text:p>11,67668621</text:p>
          </table:table-cell>
          <table:table-cell table:number-columns-repeated="16373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float" office:value="5.5365915000000001" table:style-name="ce1">
            <text:p>5,5365915</text:p>
          </table:table-cell>
          <table:table-cell office:value-type="float" office:value="-3.9959226000000001" table:style-name="ce1">
            <text:p>-3,9959226</text:p>
          </table:table-cell>
          <table:table-cell office:value-type="float" office:value="-2.8107926999999999" table:style-name="ce1">
            <text:p>-2,8107927</text:p>
          </table:table-cell>
          <table:table-cell office:value-type="float" office:value="7.3838877608910272" table:formula="of:=SQRT(([.C202]*[.C202])+([.D202]*[.D202])+([.E202]*[.E202]))" table:style-name="ce2">
            <text:p>7,38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26.471559628054443" table:formula="of:=_xll.DFT([.F202:.F559];1;[.H202];1)" table:style-name="ce1">
            <text:p>26,47155963</text:p>
          </table:table-cell>
          <table:table-cell office:value-type="float" office:value="1.0974322533451528" table:formula="of:=_xll.DFT([.F202:.F559];1;[.H202];2)" table:style-name="ce1">
            <text:p>1,097432253</text:p>
          </table:table-cell>
          <table:table-cell office:value-type="float" office:value="10.626134346460654" table:style-name="ce1">
            <text:p>10,62613435</text:p>
          </table:table-cell>
          <table:table-cell table:number-columns-repeated="16373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float" office:value="3" table:style-name="ce1">
            <text:p>3</text:p>
          </table:table-cell>
          <table:table-cell office:value-type="float" office:value="8.7029230000000002" table:style-name="ce1">
            <text:p>8,702923</text:p>
          </table:table-cell>
          <table:table-cell office:value-type="float" office:value="-1.1528080999999999" table:style-name="ce1">
            <text:p>-1,1528081</text:p>
          </table:table-cell>
          <table:table-cell office:value-type="float" office:value="-6.1255649999999999" table:style-name="ce1">
            <text:p>-6,125565</text:p>
          </table:table-cell>
          <table:table-cell office:value-type="float" office:value="10.704783128516878" table:formula="of:=SQRT(([.C203]*[.C203])+([.D203]*[.D203])+([.E203]*[.E203]))" table:style-name="ce2">
            <text:p>10,7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43.481383845887819" table:formula="of:=_xll.DFT([.F203:.F560];1;[.H203];1)" table:style-name="ce1">
            <text:p>43,48138385</text:p>
          </table:table-cell>
          <table:table-cell office:value-type="float" office:value="1.4498995689163627" table:formula="of:=_xll.DFT([.F203:.F560];1;[.H203];2)" table:style-name="ce1">
            <text:p>1,449899569</text:p>
          </table:table-cell>
          <table:table-cell office:value-type="float" office:value="7.8574769829586364" table:style-name="ce1">
            <text:p>7,857476983</text:p>
          </table:table-cell>
          <table:table-cell table:number-columns-repeated="16373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3" table:style-name="ce1">
            <text:p>3</text:p>
          </table:table-cell>
          <table:table-cell office:value-type="float" office:value="5.6682724999999996" table:style-name="ce1">
            <text:p>5,6682725</text:p>
          </table:table-cell>
          <table:table-cell office:value-type="float" office:value="-5.4168816" table:style-name="ce1">
            <text:p>-5,4168816</text:p>
          </table:table-cell>
          <table:table-cell office:value-type="float" office:value="-2.6599580999999999" table:style-name="ce1">
            <text:p>-2,6599581</text:p>
          </table:table-cell>
          <table:table-cell office:value-type="float" office:value="8.2793294714264398" table:formula="of:=SQRT(([.C204]*[.C204])+([.D204]*[.D204])+([.E204]*[.E204]))" table:style-name="ce2">
            <text:p>8,28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25.406385733294041" table:formula="of:=_xll.DFT([.F204:.F561];1;[.H204];1)" table:style-name="ce1">
            <text:p>25,40638573</text:p>
          </table:table-cell>
          <table:table-cell office:value-type="float" office:value="4.0913262612897645" table:formula="of:=_xll.DFT([.F204:.F561];1;[.H204];2)" table:style-name="ce1">
            <text:p>4,091326261</text:p>
          </table:table-cell>
          <table:table-cell office:value-type="float" office:value="12.822015596167105" table:style-name="ce1">
            <text:p>12,8220156</text:p>
          </table:table-cell>
          <table:table-cell table:number-columns-repeated="16373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float" office:value="3" table:style-name="ce1">
            <text:p>3</text:p>
          </table:table-cell>
          <table:table-cell office:value-type="float" office:value="9.1757779999999993" table:style-name="ce1">
            <text:p>9,175778</text:p>
          </table:table-cell>
          <table:table-cell office:value-type="float" office:value="-4.5836990000000002" table:style-name="ce1">
            <text:p>-4,583699</text:p>
          </table:table-cell>
          <table:table-cell office:value-type="float" office:value="-2.6755203999999999" table:style-name="ce1">
            <text:p>-2,6755204</text:p>
          </table:table-cell>
          <table:table-cell office:value-type="float" office:value="10.600170179704719" table:formula="of:=SQRT(([.C205]*[.C205])+([.D205]*[.D205])+([.E205]*[.E205]))" table:style-name="ce2">
            <text:p>10,60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36.254832478238548" table:formula="of:=_xll.DFT([.F205:.F562];1;[.H205];1)" table:style-name="ce1">
            <text:p>36,25483248</text:p>
          </table:table-cell>
          <table:table-cell office:value-type="float" office:value="2.4939908175711913" table:formula="of:=_xll.DFT([.F205:.F562];1;[.H205];2)" table:style-name="ce1">
            <text:p>2,493990818</text:p>
          </table:table-cell>
          <table:table-cell office:value-type="float" office:value="4.3056445800985763" table:style-name="ce1">
            <text:p>4,30564458</text:p>
          </table:table-cell>
          <table:table-cell table:number-columns-repeated="16373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3" table:style-name="ce1">
            <text:p>3</text:p>
          </table:table-cell>
          <table:table-cell office:value-type="float" office:value="8.3090770000000003" table:style-name="ce1">
            <text:p>8,309077</text:p>
          </table:table-cell>
          <table:table-cell office:value-type="float" office:value="-2.7928362" table:style-name="ce1">
            <text:p>-2,7928362</text:p>
          </table:table-cell>
          <table:table-cell office:value-type="float" office:value="-2.9472622999999998" table:style-name="ce1">
            <text:p>-2,9472623</text:p>
          </table:table-cell>
          <table:table-cell office:value-type="float" office:value="9.2480835688785135" table:formula="of:=SQRT(([.C206]*[.C206])+([.D206]*[.D206])+([.E206]*[.E206]))" table:style-name="ce2">
            <text:p>9,25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37.057460973537204" table:formula="of:=_xll.DFT([.F206:.F563];1;[.H206];1)" table:style-name="ce1">
            <text:p>37,05746097</text:p>
          </table:table-cell>
          <table:table-cell office:value-type="float" office:value="2.7653735613056574" table:formula="of:=_xll.DFT([.F206:.F563];1;[.H206];2)" table:style-name="ce1">
            <text:p>2,765373561</text:p>
          </table:table-cell>
          <table:table-cell office:value-type="float" office:value="10.67621170470459" table:style-name="ce1">
            <text:p>10,6762117</text:p>
          </table:table-cell>
          <table:table-cell table:number-columns-repeated="16373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float" office:value="3" table:style-name="ce1">
            <text:p>3</text:p>
          </table:table-cell>
          <table:table-cell office:value-type="float" office:value="9.6953200000000006" table:style-name="ce1">
            <text:p>9,69532</text:p>
          </table:table-cell>
          <table:table-cell office:value-type="float" office:value="-4.4256820000000001" table:style-name="ce1">
            <text:p>-4,425682</text:p>
          </table:table-cell>
          <table:table-cell office:value-type="float" office:value="-3.726575" table:style-name="ce1">
            <text:p>-3,726575</text:p>
          </table:table-cell>
          <table:table-cell office:value-type="float" office:value="11.290405320366006" table:formula="of:=SQRT(([.C207]*[.C207])+([.D207]*[.D207])+([.E207]*[.E207]))" table:style-name="ce2">
            <text:p>11,29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6.0649020990270595" table:formula="of:=_xll.DFT([.F207:.F564];1;[.H207];1)" table:style-name="ce1">
            <text:p>6,064902099</text:p>
          </table:table-cell>
          <table:table-cell office:value-type="float" office:value="2.1796302050112026" table:formula="of:=_xll.DFT([.F207:.F564];1;[.H207];2)" table:style-name="ce1">
            <text:p>2,179630205</text:p>
          </table:table-cell>
          <table:table-cell office:value-type="float" office:value="11.544229602149622" table:style-name="ce1">
            <text:p>11,5442296</text:p>
          </table:table-cell>
          <table:table-cell table:number-columns-repeated="16373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3" table:style-name="ce1">
            <text:p>3</text:p>
          </table:table-cell>
          <table:table-cell office:value-type="float" office:value="8.3270330000000001" table:style-name="ce1">
            <text:p>8,327033</text:p>
          </table:table-cell>
          <table:table-cell office:value-type="float" office:value="-6.3530139999999999" table:style-name="ce1">
            <text:p>-6,353014</text:p>
          </table:table-cell>
          <table:table-cell office:value-type="float" office:value="-2.4971523000000002" table:style-name="ce1">
            <text:p>-2,4971523</text:p>
          </table:table-cell>
          <table:table-cell office:value-type="float" office:value="10.767359707777961" table:formula="of:=SQRT(([.C208]*[.C208])+([.D208]*[.D208])+([.E208]*[.E208]))" table:style-name="ce2">
            <text:p>10,77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2.4117093601548785" table:formula="of:=_xll.DFT([.F208:.F565];1;[.H208];1)" table:style-name="ce1">
            <text:p>2,41170936</text:p>
          </table:table-cell>
          <table:table-cell office:value-type="float" office:value="9.8381899698792977E-2" table:formula="of:=_xll.DFT([.F208:.F565];1;[.H208];2)" table:style-name="ce1">
            <text:p>0,0983819</text:p>
          </table:table-cell>
          <table:table-cell office:value-type="float" office:value="10.447860929941291" table:style-name="ce1">
            <text:p>10,44786093</text:p>
          </table:table-cell>
          <table:table-cell table:number-columns-repeated="16373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float" office:value="3" table:style-name="ce1">
            <text:p>3</text:p>
          </table:table-cell>
          <table:table-cell office:value-type="float" office:value="6.0956372999999999" table:style-name="ce1">
            <text:p>6,0956373</text:p>
          </table:table-cell>
          <table:table-cell office:value-type="float" office:value="-6.1483100000000004" table:style-name="ce1">
            <text:p>-6,14831</text:p>
          </table:table-cell>
          <table:table-cell office:value-type="float" office:value="-3.1723173" table:style-name="ce1">
            <text:p>-3,1723173</text:p>
          </table:table-cell>
          <table:table-cell office:value-type="float" office:value="9.2207432998175687" table:formula="of:=SQRT(([.C209]*[.C209])+([.D209]*[.D209])+([.E209]*[.E209]))" table:style-name="ce2">
            <text:p>9,22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4.7275814676975774" table:formula="of:=_xll.DFT([.F209:.F566];1;[.H209];1)" table:style-name="ce1">
            <text:p>4,727581468</text:p>
          </table:table-cell>
          <table:table-cell office:value-type="float" office:value="3.9765445627443303" table:formula="of:=_xll.DFT([.F209:.F566];1;[.H209];2)" table:style-name="ce1">
            <text:p>3,976544563</text:p>
          </table:table-cell>
          <table:table-cell office:value-type="float" office:value="8.6104995787866816" table:style-name="ce1">
            <text:p>8,610499579</text:p>
          </table:table-cell>
          <table:table-cell table:number-columns-repeated="16373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3" table:style-name="ce1">
            <text:p>3</text:p>
          </table:table-cell>
          <table:table-cell office:value-type="float" office:value="11.265916000000001" table:style-name="ce1">
            <text:p>11,265916</text:p>
          </table:table-cell>
          <table:table-cell office:value-type="float" office:value="-5.0206410000000004" table:style-name="ce1">
            <text:p>-5,020641</text:p>
          </table:table-cell>
          <table:table-cell office:value-type="float" office:value="-6.4344172000000004" table:style-name="ce1">
            <text:p>-6,4344172</text:p>
          </table:table-cell>
          <table:table-cell office:value-type="float" office:value="13.911485329525128" table:formula="of:=SQRT(([.C210]*[.C210])+([.D210]*[.D210])+([.E210]*[.E210]))" table:style-name="ce2">
            <text:p>13,91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5.5524734247874603" table:formula="of:=_xll.DFT([.F210:.F567];1;[.H210];1)" table:style-name="ce1">
            <text:p>5,552473425</text:p>
          </table:table-cell>
          <table:table-cell office:value-type="float" office:value="-0.84575734185241147" table:formula="of:=_xll.DFT([.F210:.F567];1;[.H210];2)" table:style-name="ce1">
            <text:p>-0,845757342</text:p>
          </table:table-cell>
          <table:table-cell office:value-type="float" office:value="14.264853711404731" table:style-name="ce1">
            <text:p>14,26485371</text:p>
          </table:table-cell>
          <table:table-cell table:number-columns-repeated="16373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3" table:style-name="ce1">
            <text:p>3</text:p>
          </table:table-cell>
          <table:table-cell office:value-type="float" office:value="1.7118542000000001" table:style-name="ce1">
            <text:p>1,7118542</text:p>
          </table:table-cell>
          <table:table-cell office:value-type="float" office:value="-1.9416975999999999" table:style-name="ce1">
            <text:p>-1,9416976</text:p>
          </table:table-cell>
          <table:table-cell office:value-type="float" office:value="-1.7046716" table:style-name="ce1">
            <text:p>-1,7046716</text:p>
          </table:table-cell>
          <table:table-cell office:value-type="float" office:value="3.0994418264826264" table:formula="of:=SQRT(([.C211]*[.C211])+([.D211]*[.D211])+([.E211]*[.E211]))" table:style-name="ce2">
            <text:p>3,10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28.965614377022121" table:formula="of:=_xll.DFT([.F211:.F568];1;[.H211];1)" table:style-name="ce1">
            <text:p>28,96561438</text:p>
          </table:table-cell>
          <table:table-cell office:value-type="float" office:value="-1.0492317102129083" table:formula="of:=_xll.DFT([.F211:.F568];1;[.H211];2)" table:style-name="ce1">
            <text:p>-1,04923171</text:p>
          </table:table-cell>
          <table:table-cell office:value-type="float" office:value="5.3127477266414456" table:style-name="ce1">
            <text:p>5,312747727</text:p>
          </table:table-cell>
          <table:table-cell table:number-columns-repeated="16373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3" table:style-name="ce1">
            <text:p>3</text:p>
          </table:table-cell>
          <table:table-cell office:value-type="float" office:value="9.6258879999999998" table:style-name="ce1">
            <text:p>9,625888</text:p>
          </table:table-cell>
          <table:table-cell office:value-type="float" office:value="-4.3131539999999999" table:style-name="ce1">
            <text:p>-4,313154</text:p>
          </table:table-cell>
          <table:table-cell office:value-type="float" office:value="-2.3822307999999999" table:style-name="ce1">
            <text:p>-2,3822308</text:p>
          </table:table-cell>
          <table:table-cell office:value-type="float" office:value="10.813696907197308" table:formula="of:=SQRT(([.C212]*[.C212])+([.D212]*[.D212])+([.E212]*[.E212]))" table:style-name="ce2">
            <text:p>10,81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47.692606849068596" table:formula="of:=_xll.DFT([.F212:.F569];1;[.H212];1)" table:style-name="ce1">
            <text:p>47,69260685</text:p>
          </table:table-cell>
          <table:table-cell office:value-type="float" office:value="0.41373530519442098" table:formula="of:=_xll.DFT([.F212:.F569];1;[.H212];2)" table:style-name="ce1">
            <text:p>0,413735305</text:p>
          </table:table-cell>
          <table:table-cell office:value-type="float" office:value="13.462231606867128" table:style-name="ce1">
            <text:p>13,46223161</text:p>
          </table:table-cell>
          <table:table-cell table:number-columns-repeated="16373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float" office:value="3" table:style-name="ce1">
            <text:p>3</text:p>
          </table:table-cell>
          <table:table-cell office:value-type="float" office:value="7.3597760000000001" table:style-name="ce1">
            <text:p>7,359776</text:p>
          </table:table-cell>
          <table:table-cell office:value-type="float" office:value="-2.9245174" table:style-name="ce1">
            <text:p>-2,9245174</text:p>
          </table:table-cell>
          <table:table-cell office:value-type="float" office:value="-3.8893806999999998" table:style-name="ce1">
            <text:p>-3,8893807</text:p>
          </table:table-cell>
          <table:table-cell office:value-type="float" office:value="8.8230599580084039" table:formula="of:=SQRT(([.C213]*[.C213])+([.D213]*[.D213])+([.E213]*[.E213]))" table:style-name="ce2">
            <text:p>8,82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23.989149981929174" table:formula="of:=_xll.DFT([.F213:.F570];1;[.H213];1)" table:style-name="ce1">
            <text:p>23,98914998</text:p>
          </table:table-cell>
          <table:table-cell office:value-type="float" office:value="1.6435290062215366" table:formula="of:=_xll.DFT([.F213:.F570];1;[.H213];2)" table:style-name="ce1">
            <text:p>1,643529006</text:p>
          </table:table-cell>
          <table:table-cell office:value-type="float" office:value="4.6819606501684925" table:style-name="ce1">
            <text:p>4,68196065</text:p>
          </table:table-cell>
          <table:table-cell table:number-columns-repeated="16373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3" table:style-name="ce1">
            <text:p>3</text:p>
          </table:table-cell>
          <table:table-cell office:value-type="float" office:value="10.523713000000001" table:style-name="ce1">
            <text:p>10,523713</text:p>
          </table:table-cell>
          <table:table-cell office:value-type="float" office:value="-1.9632453999999999" table:style-name="ce1">
            <text:p>-1,9632454</text:p>
          </table:table-cell>
          <table:table-cell office:value-type="float" office:value="-4.3490669999999998" table:style-name="ce1">
            <text:p>-4,349067</text:p>
          </table:table-cell>
          <table:table-cell office:value-type="float" office:value="11.554966532945008" table:formula="of:=SQRT(([.C214]*[.C214])+([.D214]*[.D214])+([.E214]*[.E214]))" table:style-name="ce2">
            <text:p>11,55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21.851384045907782" table:formula="of:=_xll.DFT([.F214:.F571];1;[.H214];1)" table:style-name="ce1">
            <text:p>21,85138405</text:p>
          </table:table-cell>
          <table:table-cell office:value-type="float" office:value="0.37169559965120297" table:formula="of:=_xll.DFT([.F214:.F571];1;[.H214];2)" table:style-name="ce1">
            <text:p>0,3716956</text:p>
          </table:table-cell>
          <table:table-cell office:value-type="float" office:value="8.9599460819750583" table:style-name="ce1">
            <text:p>8,959946082</text:p>
          </table:table-cell>
          <table:table-cell table:number-columns-repeated="16373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float" office:value="3" table:style-name="ce1">
            <text:p>3</text:p>
          </table:table-cell>
          <table:table-cell office:value-type="float" office:value="7.3789296000000002" table:style-name="ce1">
            <text:p>7,3789296</text:p>
          </table:table-cell>
          <table:table-cell office:value-type="float" office:value="-3.6044706999999998" table:style-name="ce1">
            <text:p>-3,6044707</text:p>
          </table:table-cell>
          <table:table-cell office:value-type="float" office:value="-0.83318219999999998" table:style-name="ce1">
            <text:p>-0,8331822</text:p>
          </table:table-cell>
          <table:table-cell office:value-type="float" office:value="8.2543929908450266" table:formula="of:=SQRT(([.C215]*[.C215])+([.D215]*[.D215])+([.E215]*[.E215]))" table:style-name="ce2">
            <text:p>8,25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37.026393713521564" table:formula="of:=_xll.DFT([.F215:.F572];1;[.H215];1)" table:style-name="ce1">
            <text:p>37,02639371</text:p>
          </table:table-cell>
          <table:table-cell office:value-type="float" office:value="1.2243383397057634" table:formula="of:=_xll.DFT([.F215:.F572];1;[.H215];2)" table:style-name="ce1">
            <text:p>1,22433834</text:p>
          </table:table-cell>
          <table:table-cell office:value-type="float" office:value="8.6149124428309811" table:style-name="ce1">
            <text:p>8,614912443</text:p>
          </table:table-cell>
          <table:table-cell table:number-columns-repeated="16373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float" office:value="4.4184995000000002" table:style-name="ce1">
            <text:p>4,4184995</text:p>
          </table:table-cell>
          <table:table-cell office:value-type="float" office:value="-4.2760444" table:style-name="ce1">
            <text:p>-4,2760444</text:p>
          </table:table-cell>
          <table:table-cell office:value-type="float" office:value="-2.4756045000000002" table:style-name="ce1">
            <text:p>-2,4756045</text:p>
          </table:table-cell>
          <table:table-cell office:value-type="float" office:value="6.6284471169868944" table:formula="of:=SQRT(([.C216]*[.C216])+([.D216]*[.D216])+([.E216]*[.E216]))" table:style-name="ce2">
            <text:p>6,63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19.899229318083741" table:formula="of:=_xll.DFT([.F216:.F573];1;[.H216];1)" table:style-name="ce1">
            <text:p>19,89922932</text:p>
          </table:table-cell>
          <table:table-cell office:value-type="float" office:value="1.6799324704415302" table:formula="of:=_xll.DFT([.F216:.F573];1;[.H216];2)" table:style-name="ce1">
            <text:p>1,67993247</text:p>
          </table:table-cell>
          <table:table-cell office:value-type="float" office:value="12.931371386749614" table:style-name="ce1">
            <text:p>12,93137139</text:p>
          </table:table-cell>
          <table:table-cell table:number-columns-repeated="16373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float" office:value="3" table:style-name="ce1">
            <text:p>3</text:p>
          </table:table-cell>
          <table:table-cell office:value-type="float" office:value="12.474988" table:style-name="ce1">
            <text:p>12,474988</text:p>
          </table:table-cell>
          <table:table-cell office:value-type="float" office:value="-5.0864815999999999" table:style-name="ce1">
            <text:p>-5,0864816</text:p>
          </table:table-cell>
          <table:table-cell office:value-type="float" office:value="-11.852494999999999" table:style-name="ce1">
            <text:p>-11,852495</text:p>
          </table:table-cell>
          <table:table-cell office:value-type="float" office:value="17.943780493315995" table:formula="of:=SQRT(([.C217]*[.C217])+([.D217]*[.D217])+([.E217]*[.E217]))" table:style-name="ce2">
            <text:p>17,94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7.106701814316562" table:formula="of:=_xll.DFT([.F217:.F574];1;[.H217];1)" table:style-name="ce1">
            <text:p>17,10670181</text:p>
          </table:table-cell>
          <table:table-cell office:value-type="float" office:value="2.8481938742701156" table:formula="of:=_xll.DFT([.F217:.F574];1;[.H217];2)" table:style-name="ce1">
            <text:p>2,848193874</text:p>
          </table:table-cell>
          <table:table-cell office:value-type="float" office:value="7.2852923449004807" table:style-name="ce1">
            <text:p>7,285292345</text:p>
          </table:table-cell>
          <table:table-cell table:number-columns-repeated="16373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3" table:style-name="ce1">
            <text:p>3</text:p>
          </table:table-cell>
          <table:table-cell office:value-type="float" office:value="6.2943562999999996" table:style-name="ce1">
            <text:p>6,2943563</text:p>
          </table:table-cell>
          <table:table-cell office:value-type="float" office:value="-3.3530796" table:style-name="ce1">
            <text:p>-3,3530796</text:p>
          </table:table-cell>
          <table:table-cell office:value-type="float" office:value="-0.87986909999999996" table:style-name="ce1">
            <text:p>-0,8798691</text:p>
          </table:table-cell>
          <table:table-cell office:value-type="float" office:value="7.1858356277068189" table:formula="of:=SQRT(([.C218]*[.C218])+([.D218]*[.D218])+([.E218]*[.E218]))" table:style-name="ce2">
            <text:p>7,19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33.33797618263818" table:formula="of:=_xll.DFT([.F218:.F575];1;[.H218];1)" table:style-name="ce1">
            <text:p>33,33797618</text:p>
          </table:table-cell>
          <table:table-cell office:value-type="float" office:value="2.2789229447708519" table:formula="of:=_xll.DFT([.F218:.F575];1;[.H218];2)" table:style-name="ce1">
            <text:p>2,278922945</text:p>
          </table:table-cell>
          <table:table-cell office:value-type="float" office:value="14.772076133634245" table:style-name="ce1">
            <text:p>14,77207613</text:p>
          </table:table-cell>
          <table:table-cell table:number-columns-repeated="16373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float" office:value="3" table:style-name="ce1">
            <text:p>3</text:p>
          </table:table-cell>
          <table:table-cell office:value-type="float" office:value="8.7005289999999995" table:style-name="ce1">
            <text:p>8,700529</text:p>
          </table:table-cell>
          <table:table-cell office:value-type="float" office:value="-3.2381576999999999" table:style-name="ce1">
            <text:p>-3,2381577</text:p>
          </table:table-cell>
          <table:table-cell office:value-type="float" office:value="-1.4053963" table:style-name="ce1">
            <text:p>-1,4053963</text:p>
          </table:table-cell>
          <table:table-cell office:value-type="float" office:value="9.3893561509809587" table:formula="of:=SQRT(([.C219]*[.C219])+([.D219]*[.D219])+([.E219]*[.E219]))" table:style-name="ce2">
            <text:p>9,39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4.708429517298824" table:formula="of:=_xll.DFT([.F219:.F576];1;[.H219];1)" table:style-name="ce1">
            <text:p>4,708429517</text:p>
          </table:table-cell>
          <table:table-cell office:value-type="float" office:value="-0.44928742031432567" table:formula="of:=_xll.DFT([.F219:.F576];1;[.H219];2)" table:style-name="ce1">
            <text:p>-0,44928742</text:p>
          </table:table-cell>
          <table:table-cell office:value-type="float" office:value="6.548614376493413" table:style-name="ce1">
            <text:p>6,548614376</text:p>
          </table:table-cell>
          <table:table-cell table:number-columns-repeated="16373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float" office:value="8.6969379999999994" table:style-name="ce1">
            <text:p>8,696938</text:p>
          </table:table-cell>
          <table:table-cell office:value-type="float" office:value="-3.1711201999999998" table:style-name="ce1">
            <text:p>-3,1711202</text:p>
          </table:table-cell>
          <table:table-cell office:value-type="float" office:value="-1.1180922" table:style-name="ce1">
            <text:p>-1,1180922</text:p>
          </table:table-cell>
          <table:table-cell office:value-type="float" office:value="9.3243157425300041" table:formula="of:=SQRT(([.C220]*[.C220])+([.D220]*[.D220])+([.E220]*[.E220]))" table:style-name="ce2">
            <text:p>9,32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2.386805300193343" table:formula="of:=_xll.DFT([.F220:.F577];1;[.H220];1)" table:style-name="ce1">
            <text:p>12,3868053</text:p>
          </table:table-cell>
          <table:table-cell office:value-type="float" office:value="-2.0618427679717475E-2" table:formula="of:=_xll.DFT([.F220:.F577];1;[.H220];2)" table:style-name="ce1">
            <text:p>-0,020618428</text:p>
          </table:table-cell>
          <table:table-cell office:value-type="float" office:value="14.864398796257829" table:style-name="ce1">
            <text:p>14,8643988</text:p>
          </table:table-cell>
          <table:table-cell table:number-columns-repeated="16373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float" office:value="10.141838" table:style-name="ce1">
            <text:p>10,141838</text:p>
          </table:table-cell>
          <table:table-cell office:value-type="float" office:value="-1.3575124000000001" table:style-name="ce1">
            <text:p>-1,3575124</text:p>
          </table:table-cell>
          <table:table-cell office:value-type="float" office:value="-2.2744916E-2" table:style-name="ce1">
            <text:p>-0,022744916</text:p>
          </table:table-cell>
          <table:table-cell office:value-type="float" office:value="10.232313290043539" table:formula="of:=SQRT(([.C221]*[.C221])+([.D221]*[.D221])+([.E221]*[.E221]))" table:style-name="ce2">
            <text:p>10,23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17.96340511494569" table:formula="of:=_xll.DFT([.F221:.F578];1;[.H221];1)" table:style-name="ce1">
            <text:p>17,96340511</text:p>
          </table:table-cell>
          <table:table-cell office:value-type="float" office:value="0.9460662124347875" table:formula="of:=_xll.DFT([.F221:.F578];1;[.H221];2)" table:style-name="ce1">
            <text:p>0,946066212</text:p>
          </table:table-cell>
          <table:table-cell office:value-type="float" office:value="6.1492315623880351" table:style-name="ce1">
            <text:p>6,149231562</text:p>
          </table:table-cell>
          <table:table-cell table:number-columns-repeated="16373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11.201273" table:style-name="ce1">
            <text:p>11,201273</text:p>
          </table:table-cell>
          <table:table-cell office:value-type="float" office:value="-2.1547815000000001E-2" table:style-name="ce1">
            <text:p>-0,021547815</text:p>
          </table:table-cell>
          <table:table-cell office:value-type="float" office:value="-4.0761285000000003" table:style-name="ce1">
            <text:p>-4,0761285</text:p>
          </table:table-cell>
          <table:table-cell office:value-type="float" office:value="11.9198911352987" table:formula="of:=SQRT(([.C222]*[.C222])+([.D222]*[.D222])+([.E222]*[.E222]))" table:style-name="ce2">
            <text:p>11,92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51.323982103702662" table:formula="of:=_xll.DFT([.F222:.F579];1;[.H222];1)" table:style-name="ce1">
            <text:p>51,3239821</text:p>
          </table:table-cell>
          <table:table-cell office:value-type="float" office:value="1.5788562719453132" table:formula="of:=_xll.DFT([.F222:.F579];1;[.H222];2)" table:style-name="ce1">
            <text:p>1,578856272</text:p>
          </table:table-cell>
          <table:table-cell office:value-type="float" office:value="15.415640914617807" table:style-name="ce1">
            <text:p>15,41564091</text:p>
          </table:table-cell>
          <table:table-cell table:number-columns-repeated="16373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float" office:value="3" table:style-name="ce1">
            <text:p>3</text:p>
          </table:table-cell>
          <table:table-cell office:value-type="float" office:value="4.7129859999999999" table:style-name="ce1">
            <text:p>4,712986</text:p>
          </table:table-cell>
          <table:table-cell office:value-type="float" office:value="-3.4727895000000002" table:style-name="ce1">
            <text:p>-3,4727895</text:p>
          </table:table-cell>
          <table:table-cell office:value-type="float" office:value="-4.1790789999999998" table:style-name="ce1">
            <text:p>-4,179079</text:p>
          </table:table-cell>
          <table:table-cell office:value-type="float" office:value="7.1928579324040074" table:formula="of:=SQRT(([.C223]*[.C223])+([.D223]*[.D223])+([.E223]*[.E223]))" table:style-name="ce2">
            <text:p>7,19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5.615042141710717" table:formula="of:=_xll.DFT([.F223:.F580];1;[.H223];1)" table:style-name="ce1">
            <text:p>35,61504214</text:p>
          </table:table-cell>
          <table:table-cell office:value-type="float" office:value="4.4610735439316098" table:formula="of:=_xll.DFT([.F223:.F580];1;[.H223];2)" table:style-name="ce1">
            <text:p>4,461073544</text:p>
          </table:table-cell>
          <table:table-cell office:value-type="float" office:value="6.1578163832550485" table:style-name="ce1">
            <text:p>6,157816383</text:p>
          </table:table-cell>
          <table:table-cell table:number-columns-repeated="16373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3" table:style-name="ce1">
            <text:p>3</text:p>
          </table:table-cell>
          <table:table-cell office:value-type="float" office:value="5.3845596000000002" table:style-name="ce1">
            <text:p>5,3845596</text:p>
          </table:table-cell>
          <table:table-cell office:value-type="float" office:value="-0.55904609999999999" table:style-name="ce1">
            <text:p>-0,5590461</text:p>
          </table:table-cell>
          <table:table-cell office:value-type="float" office:value="-6.1842230000000002" table:style-name="ce1">
            <text:p>-6,184223</text:p>
          </table:table-cell>
          <table:table-cell office:value-type="float" office:value="8.2189189521254171" table:formula="of:=SQRT(([.C224]*[.C224])+([.D224]*[.D224])+([.E224]*[.E224]))" table:style-name="ce2">
            <text:p>8,22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24.770362328045504" table:formula="of:=_xll.DFT([.F224:.F581];1;[.H224];1)" table:style-name="ce1">
            <text:p>24,77036233</text:p>
          </table:table-cell>
          <table:table-cell office:value-type="float" office:value="0.20833807934444207" table:formula="of:=_xll.DFT([.F224:.F581];1;[.H224];2)" table:style-name="ce1">
            <text:p>0,208338079</text:p>
          </table:table-cell>
          <table:table-cell office:value-type="float" office:value="10.489939031734636" table:style-name="ce1">
            <text:p>10,48993903</text:p>
          </table:table-cell>
          <table:table-cell table:number-columns-repeated="16373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3" table:style-name="ce1">
            <text:p>3</text:p>
          </table:table-cell>
          <table:table-cell office:value-type="float" office:value="11.6908865" table:style-name="ce1">
            <text:p>11,6908865</text:p>
          </table:table-cell>
          <table:table-cell office:value-type="float" office:value="-4.6112323000000002" table:style-name="ce1">
            <text:p>-4,6112323</text:p>
          </table:table-cell>
          <table:table-cell office:value-type="float" office:value="2.5031378000000002" table:style-name="ce1">
            <text:p>2,5031378</text:p>
          </table:table-cell>
          <table:table-cell office:value-type="float" office:value="12.814288483026843" table:formula="of:=SQRT(([.C225]*[.C225])+([.D225]*[.D225])+([.E225]*[.E225]))" table:style-name="ce2">
            <text:p>12,8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7.0812710801202297" table:formula="of:=_xll.DFT([.F225:.F582];1;[.H225];1)" table:style-name="ce1">
            <text:p>7,08127108</text:p>
          </table:table-cell>
          <table:table-cell office:value-type="float" office:value="2.8047215438080357" table:formula="of:=_xll.DFT([.F225:.F582];1;[.H225];2)" table:style-name="ce1">
            <text:p>2,804721544</text:p>
          </table:table-cell>
          <table:table-cell office:value-type="float" office:value="8.8050588097244429" table:style-name="ce1">
            <text:p>8,80505881</text:p>
          </table:table-cell>
          <table:table-cell table:number-columns-repeated="16373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3" table:style-name="ce1">
            <text:p>3</text:p>
          </table:table-cell>
          <table:table-cell office:value-type="float" office:value="8.2995000000000001" table:style-name="ce1">
            <text:p>8,2995</text:p>
          </table:table-cell>
          <table:table-cell office:value-type="float" office:value="-1.4544775000000001" table:style-name="ce1">
            <text:p>-1,4544775</text:p>
          </table:table-cell>
          <table:table-cell office:value-type="float" office:value="-1.5442601" table:style-name="ce1">
            <text:p>-1,5442601</text:p>
          </table:table-cell>
          <table:table-cell office:value-type="float" office:value="8.5663261848039784" table:formula="of:=SQRT(([.C226]*[.C226])+([.D226]*[.D226])+([.E226]*[.E226]))" table:style-name="ce2">
            <text:p>8,57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31.980670054082655" table:formula="of:=_xll.DFT([.F226:.F583];1;[.H226];1)" table:style-name="ce1">
            <text:p>31,98067005</text:p>
          </table:table-cell>
          <table:table-cell office:value-type="float" office:value="-1.0090730325805379" table:formula="of:=_xll.DFT([.F226:.F583];1;[.H226];2)" table:style-name="ce1">
            <text:p>-1,009073033</text:p>
          </table:table-cell>
          <table:table-cell office:value-type="float" office:value="13.418180854685392" table:style-name="ce1">
            <text:p>13,41818085</text:p>
          </table:table-cell>
          <table:table-cell table:number-columns-repeated="16373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float" office:value="3" table:style-name="ce1">
            <text:p>3</text:p>
          </table:table-cell>
          <table:table-cell office:value-type="float" office:value="11.233594" table:style-name="ce1">
            <text:p>11,233594</text:p>
          </table:table-cell>
          <table:table-cell office:value-type="float" office:value="-0.27772740000000001" table:style-name="ce1">
            <text:p>-0,2777274</text:p>
          </table:table-cell>
          <table:table-cell office:value-type="float" office:value="-2.0781670000000001" table:style-name="ce1">
            <text:p>-2,078167</text:p>
          </table:table-cell>
          <table:table-cell office:value-type="float" office:value="11.427578253743693" table:formula="of:=SQRT(([.C227]*[.C227])+([.D227]*[.D227])+([.E227]*[.E227]))" table:style-name="ce2">
            <text:p>11,43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26.364963643171826" table:formula="of:=_xll.DFT([.F227:.F584];1;[.H227];1)" table:style-name="ce1">
            <text:p>26,36496364</text:p>
          </table:table-cell>
          <table:table-cell office:value-type="float" office:value="0.88912031805719483" table:formula="of:=_xll.DFT([.F227:.F584];1;[.H227];2)" table:style-name="ce1">
            <text:p>0,889120318</text:p>
          </table:table-cell>
          <table:table-cell office:value-type="float" office:value="5.2265992266064556" table:style-name="ce1">
            <text:p>5,226599227</text:p>
          </table:table-cell>
          <table:table-cell table:number-columns-repeated="16373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3" table:style-name="ce1">
            <text:p>3</text:p>
          </table:table-cell>
          <table:table-cell office:value-type="float" office:value="8.9195989999999998" table:style-name="ce1">
            <text:p>8,919599</text:p>
          </table:table-cell>
          <table:table-cell office:value-type="float" office:value="-6.4547676999999997" table:style-name="ce1">
            <text:p>-6,4547677</text:p>
          </table:table-cell>
          <table:table-cell office:value-type="float" office:value="-1.0594342999999999" table:style-name="ce1">
            <text:p>-1,0594343</text:p>
          </table:table-cell>
          <table:table-cell office:value-type="float" office:value="11.060997849099364" table:formula="of:=SQRT(([.C228]*[.C228])+([.D228]*[.D228])+([.E228]*[.E228]))" table:style-name="ce2">
            <text:p>11,06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28.349449815752468" table:formula="of:=_xll.DFT([.F228:.F585];1;[.H228];1)" table:style-name="ce1">
            <text:p>28,34944982</text:p>
          </table:table-cell>
          <table:table-cell office:value-type="float" office:value="4.3144821116830609" table:formula="of:=_xll.DFT([.F228:.F585];1;[.H228];2)" table:style-name="ce1">
            <text:p>4,314482112</text:p>
          </table:table-cell>
          <table:table-cell office:value-type="float" office:value="12.14622439288374" table:style-name="ce1">
            <text:p>12,14622439</text:p>
          </table:table-cell>
          <table:table-cell table:number-columns-repeated="16373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float" office:value="3" table:style-name="ce1">
            <text:p>3</text:p>
          </table:table-cell>
          <table:table-cell office:value-type="float" office:value="5.9483943000000004" table:style-name="ce1">
            <text:p>5,9483943</text:p>
          </table:table-cell>
          <table:table-cell office:value-type="float" office:value="-5.1906295" table:style-name="ce1">
            <text:p>-5,1906295</text:p>
          </table:table-cell>
          <table:table-cell office:value-type="float" office:value="-2.1811178" table:style-name="ce1">
            <text:p>-2,1811178</text:p>
          </table:table-cell>
          <table:table-cell office:value-type="float" office:value="8.1904398057747532" table:formula="of:=SQRT(([.C229]*[.C229])+([.D229]*[.D229])+([.E229]*[.E229]))" table:style-name="ce2">
            <text:p>8,19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35.303972477181759" table:formula="of:=_xll.DFT([.F229:.F586];1;[.H229];1)" table:style-name="ce1">
            <text:p>35,30397248</text:p>
          </table:table-cell>
          <table:table-cell office:value-type="float" office:value="1.5689473210482325" table:formula="of:=_xll.DFT([.F229:.F586];1;[.H229];2)" table:style-name="ce1">
            <text:p>1,568947321</text:p>
          </table:table-cell>
          <table:table-cell office:value-type="float" office:value="5.6446247041795488" table:style-name="ce1">
            <text:p>5,644624704</text:p>
          </table:table-cell>
          <table:table-cell table:number-columns-repeated="16373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float" office:value="3" table:style-name="ce1">
            <text:p>3</text:p>
          </table:table-cell>
          <table:table-cell office:value-type="float" office:value="11.245564999999999" table:style-name="ce1">
            <text:p>11,245565</text:p>
          </table:table-cell>
          <table:table-cell office:value-type="float" office:value="-3.7409400000000002" table:style-name="ce1">
            <text:p>-3,74094</text:p>
          </table:table-cell>
          <table:table-cell office:value-type="float" office:value="-3.9109284999999998" table:style-name="ce1">
            <text:p>-3,9109285</text:p>
          </table:table-cell>
          <table:table-cell office:value-type="float" office:value="12.480093188151169" table:formula="of:=SQRT(([.C230]*[.C230])+([.D230]*[.D230])+([.E230]*[.E230]))" table:style-name="ce2">
            <text:p>12,48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24.851881936476584" table:formula="of:=_xll.DFT([.F230:.F587];1;[.H230];1)" table:style-name="ce1">
            <text:p>24,85188194</text:p>
          </table:table-cell>
          <table:table-cell office:value-type="float" office:value="4.3650355605354818" table:formula="of:=_xll.DFT([.F230:.F587];1;[.H230];2)" table:style-name="ce1">
            <text:p>4,365035561</text:p>
          </table:table-cell>
          <table:table-cell office:value-type="float" office:value="13.632201276506173" table:style-name="ce1">
            <text:p>13,63220128</text:p>
          </table:table-cell>
          <table:table-cell table:number-columns-repeated="16373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float" office:value="3" table:style-name="ce1">
            <text:p>3</text:p>
          </table:table-cell>
          <table:table-cell office:value-type="float" office:value="8.4575180000000003" table:style-name="ce1">
            <text:p>8,457518</text:p>
          </table:table-cell>
          <table:table-cell office:value-type="float" office:value="-7.8709382999999997" table:style-name="ce1">
            <text:p>-7,8709383</text:p>
          </table:table-cell>
          <table:table-cell office:value-type="float" office:value="-1.3084313000000001" table:style-name="ce1">
            <text:p>-1,3084313</text:p>
          </table:table-cell>
          <table:table-cell office:value-type="float" office:value="11.62726420571712" table:formula="of:=SQRT(([.C231]*[.C231])+([.D231]*[.D231])+([.E231]*[.E231]))" table:style-name="ce2">
            <text:p>11,63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7.009120735063018" table:formula="of:=_xll.DFT([.F231:.F588];1;[.H231];1)" table:style-name="ce1">
            <text:p>17,00912074</text:p>
          </table:table-cell>
          <table:table-cell office:value-type="float" office:value="1.0061716056260492" table:formula="of:=_xll.DFT([.F231:.F588];1;[.H231];2)" table:style-name="ce1">
            <text:p>1,006171606</text:p>
          </table:table-cell>
          <table:table-cell office:value-type="float" office:value="3.1643342373610222" table:style-name="ce1">
            <text:p>3,164334237</text:p>
          </table:table-cell>
          <table:table-cell table:number-columns-repeated="16373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3" table:style-name="ce1">
            <text:p>3</text:p>
          </table:table-cell>
          <table:table-cell office:value-type="float" office:value="7.9152307999999998" table:style-name="ce1">
            <text:p>7,9152308</text:p>
          </table:table-cell>
          <table:table-cell office:value-type="float" office:value="-3.2202012999999998" table:style-name="ce1">
            <text:p>-3,2202013</text:p>
          </table:table-cell>
          <table:table-cell office:value-type="float" office:value="-2.079364" table:style-name="ce1">
            <text:p>-2,079364</text:p>
          </table:table-cell>
          <table:table-cell office:value-type="float" office:value="8.7945625061333388" table:formula="of:=SQRT(([.C232]*[.C232])+([.D232]*[.D232])+([.E232]*[.E232]))" table:style-name="ce2">
            <text:p>8,79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9.777633130072779" table:formula="of:=_xll.DFT([.F232:.F589];1;[.H232];1)" table:style-name="ce1">
            <text:p>9,77763313</text:p>
          </table:table-cell>
          <table:table-cell office:value-type="float" office:value="2.5698849246203221" table:formula="of:=_xll.DFT([.F232:.F589];1;[.H232];2)" table:style-name="ce1">
            <text:p>2,569884925</text:p>
          </table:table-cell>
          <table:table-cell office:value-type="float" office:value="16.591057869433406" table:style-name="ce1">
            <text:p>16,59105787</text:p>
          </table:table-cell>
          <table:table-cell table:number-columns-repeated="16373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float" office:value="3" table:style-name="ce1">
            <text:p>3</text:p>
          </table:table-cell>
          <table:table-cell office:value-type="float" office:value="7.3442135000000004" table:style-name="ce1">
            <text:p>7,3442135</text:p>
          </table:table-cell>
          <table:table-cell office:value-type="float" office:value="-2.5198971999999999" table:style-name="ce1">
            <text:p>-2,5198972</text:p>
          </table:table-cell>
          <table:table-cell office:value-type="float" office:value="-2.8957869999999999" table:style-name="ce1">
            <text:p>-2,895787</text:p>
          </table:table-cell>
          <table:table-cell office:value-type="float" office:value="8.2869135497795003" table:formula="of:=SQRT(([.C233]*[.C233])+([.D233]*[.D233])+([.E233]*[.E233]))" table:style-name="ce2">
            <text:p>8,29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6.1959924685152199" table:formula="of:=_xll.DFT([.F233:.F590];1;[.H233];1)" table:style-name="ce1">
            <text:p>6,195992469</text:p>
          </table:table-cell>
          <table:table-cell office:value-type="float" office:value="0.38836358920771208" table:formula="of:=_xll.DFT([.F233:.F590];1;[.H233];2)" table:style-name="ce1">
            <text:p>0,388363589</text:p>
          </table:table-cell>
          <table:table-cell office:value-type="float" office:value="10.276495125837355" table:style-name="ce1">
            <text:p>10,27649513</text:p>
          </table:table-cell>
          <table:table-cell table:number-columns-repeated="16373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3" table:style-name="ce1">
            <text:p>3</text:p>
          </table:table-cell>
          <table:table-cell office:value-type="float" office:value="11.676520999999999" table:style-name="ce1">
            <text:p>11,676521</text:p>
          </table:table-cell>
          <table:table-cell office:value-type="float" office:value="-4.6279916999999999" table:style-name="ce1">
            <text:p>-4,6279917</text:p>
          </table:table-cell>
          <table:table-cell office:value-type="float" office:value="-2.4181436999999999" table:style-name="ce1">
            <text:p>-2,4181437</text:p>
          </table:table-cell>
          <table:table-cell office:value-type="float" office:value="12.790890070380543" table:formula="of:=SQRT(([.C234]*[.C234])+([.D234]*[.D234])+([.E234]*[.E234]))" table:style-name="ce2">
            <text:p>12,79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7.5643324549725577" table:formula="of:=_xll.DFT([.F234:.F591];1;[.H234];1)" table:style-name="ce1">
            <text:p>7,564332455</text:p>
          </table:table-cell>
          <table:table-cell office:value-type="float" office:value="-0.57283940476507056" table:formula="of:=_xll.DFT([.F234:.F591];1;[.H234];2)" table:style-name="ce1">
            <text:p>-0,572839405</text:p>
          </table:table-cell>
          <table:table-cell office:value-type="float" office:value="12.468664142194736" table:style-name="ce1">
            <text:p>12,46866414</text:p>
          </table:table-cell>
          <table:table-cell table:number-columns-repeated="16373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float" office:value="3" table:style-name="ce1">
            <text:p>3</text:p>
          </table:table-cell>
          <table:table-cell office:value-type="float" office:value="10.163385999999999" table:style-name="ce1">
            <text:p>10,163386</text:p>
          </table:table-cell>
          <table:table-cell office:value-type="float" office:value="-1.6436194" table:style-name="ce1">
            <text:p>-1,6436194</text:p>
          </table:table-cell>
          <table:table-cell office:value-type="float" office:value="-1.3886369999999999" table:style-name="ce1">
            <text:p>-1,388637</text:p>
          </table:table-cell>
          <table:table-cell office:value-type="float" office:value="10.388657874567885" table:formula="of:=SQRT(([.C235]*[.C235])+([.D235]*[.D235])+([.E235]*[.E235]))" table:style-name="ce2">
            <text:p>10,39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4.782777592685362" table:formula="of:=_xll.DFT([.F235:.F592];1;[.H235];1)" table:style-name="ce1">
            <text:p>14,78277759</text:p>
          </table:table-cell>
          <table:table-cell office:value-type="float" office:value="1.6760669141602662" table:formula="of:=_xll.DFT([.F235:.F592];1;[.H235];2)" table:style-name="ce1">
            <text:p>1,676066914</text:p>
          </table:table-cell>
          <table:table-cell office:value-type="float" office:value="4.6018212800453711" table:style-name="ce1">
            <text:p>4,60182128</text:p>
          </table:table-cell>
          <table:table-cell table:number-columns-repeated="16373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float" office:value="3" table:style-name="ce1">
            <text:p>3</text:p>
          </table:table-cell>
          <table:table-cell office:value-type="float" office:value="4.3502644999999998" table:style-name="ce1">
            <text:p>4,3502645</text:p>
          </table:table-cell>
          <table:table-cell office:value-type="float" office:value="-3.4440591" table:style-name="ce1">
            <text:p>-3,4440591</text:p>
          </table:table-cell>
          <table:table-cell office:value-type="float" office:value="-2.6551697000000001" table:style-name="ce1">
            <text:p>-2,6551697</text:p>
          </table:table-cell>
          <table:table-cell office:value-type="float" office:value="6.1511194460887477" table:formula="of:=SQRT(([.C236]*[.C236])+([.D236]*[.D236])+([.E236]*[.E236]))" table:style-name="ce2">
            <text:p>6,15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8.140917597412088" table:formula="of:=_xll.DFT([.F236:.F593];1;[.H236];1)" table:style-name="ce1">
            <text:p>18,1409176</text:p>
          </table:table-cell>
          <table:table-cell office:value-type="float" office:value="4.0569584821839486" table:formula="of:=_xll.DFT([.F236:.F593];1;[.H236];2)" table:style-name="ce1">
            <text:p>4,056958482</text:p>
          </table:table-cell>
          <table:table-cell office:value-type="float" office:value="17.644714878764201" table:style-name="ce1">
            <text:p>17,64471488</text:p>
          </table:table-cell>
          <table:table-cell table:number-columns-repeated="16373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float" office:value="3" table:style-name="ce1">
            <text:p>3</text:p>
          </table:table-cell>
          <table:table-cell office:value-type="float" office:value="9.8952360000000006" table:style-name="ce1">
            <text:p>9,895236</text:p>
          </table:table-cell>
          <table:table-cell office:value-type="float" office:value="-4.6639049999999997" table:style-name="ce1">
            <text:p>-4,663905</text:p>
          </table:table-cell>
          <table:table-cell office:value-type="float" office:value="-9.3697079999999993" table:style-name="ce1">
            <text:p>-9,369708</text:p>
          </table:table-cell>
          <table:table-cell office:value-type="float" office:value="14.403441718908192" table:formula="of:=SQRT(([.C237]*[.C237])+([.D237]*[.D237])+([.E237]*[.E237]))" table:style-name="ce2">
            <text:p>14,40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2.305304949112955" table:formula="of:=_xll.DFT([.F237:.F594];1;[.H237];1)" table:style-name="ce1">
            <text:p>12,30530495</text:p>
          </table:table-cell>
          <table:table-cell office:value-type="float" office:value="-1.437241219000662" table:formula="of:=_xll.DFT([.F237:.F594];1;[.H237];2)" table:style-name="ce1">
            <text:p>-1,437241219</text:p>
          </table:table-cell>
          <table:table-cell office:value-type="float" office:value="6.9207417075686823" table:style-name="ce1">
            <text:p>6,920741708</text:p>
          </table:table-cell>
          <table:table-cell table:number-columns-repeated="16373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3" table:style-name="ce1">
            <text:p>3</text:p>
          </table:table-cell>
          <table:table-cell office:value-type="float" office:value="5.5365915000000001" table:style-name="ce1">
            <text:p>5,5365915</text:p>
          </table:table-cell>
          <table:table-cell office:value-type="float" office:value="-1.6819267" table:style-name="ce1">
            <text:p>-1,6819267</text:p>
          </table:table-cell>
          <table:table-cell office:value-type="float" office:value="-0.79966336000000005" table:style-name="ce1">
            <text:p>-0,79966336</text:p>
          </table:table-cell>
          <table:table-cell office:value-type="float" office:value="5.8414197205278473" table:formula="of:=SQRT(([.C238]*[.C238])+([.D238]*[.D238])+([.E238]*[.E238]))" table:style-name="ce2">
            <text:p>5,84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1.918777717772091" table:formula="of:=_xll.DFT([.F238:.F595];1;[.H238];1)" table:style-name="ce1">
            <text:p>11,91877772</text:p>
          </table:table-cell>
          <table:table-cell office:value-type="float" office:value="-1.0197181826217674" table:formula="of:=_xll.DFT([.F238:.F595];1;[.H238];2)" table:style-name="ce1">
            <text:p>-1,019718183</text:p>
          </table:table-cell>
          <table:table-cell office:value-type="float" office:value="14.606352186120693" table:style-name="ce1">
            <text:p>14,60635219</text:p>
          </table:table-cell>
          <table:table-cell table:number-columns-repeated="16373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float" office:value="3" table:style-name="ce1">
            <text:p>3</text:p>
          </table:table-cell>
          <table:table-cell office:value-type="float" office:value="9.0417020000000008" table:style-name="ce1">
            <text:p>9,041702</text:p>
          </table:table-cell>
          <table:table-cell office:value-type="float" office:value="-2.4372973" table:style-name="ce1">
            <text:p>-2,4372973</text:p>
          </table:table-cell>
          <table:table-cell office:value-type="float" office:value="-1.4269442999999999" table:style-name="ce1">
            <text:p>-1,4269443</text:p>
          </table:table-cell>
          <table:table-cell office:value-type="float" office:value="9.4725373169332929" table:formula="of:=SQRT(([.C239]*[.C239])+([.D239]*[.D239])+([.E239]*[.E239]))" table:style-name="ce2">
            <text:p>9,47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34.79568507784348" table:formula="of:=_xll.DFT([.F239:.F596];1;[.H239];1)" table:style-name="ce1">
            <text:p>34,79568508</text:p>
          </table:table-cell>
          <table:table-cell office:value-type="float" office:value="1.5668130965170812" table:formula="of:=_xll.DFT([.F239:.F596];1;[.H239];2)" table:style-name="ce1">
            <text:p>1,566813097</text:p>
          </table:table-cell>
          <table:table-cell office:value-type="float" office:value="5.7190479933905554" table:style-name="ce1">
            <text:p>5,719047993</text:p>
          </table:table-cell>
          <table:table-cell table:number-columns-repeated="16373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3" table:style-name="ce1">
            <text:p>3</text:p>
          </table:table-cell>
          <table:table-cell office:value-type="float" office:value="8.2432370000000006" table:style-name="ce1">
            <text:p>8,243237</text:p>
          </table:table-cell>
          <table:table-cell office:value-type="float" office:value="-3.1507695" table:style-name="ce1">
            <text:p>-3,1507695</text:p>
          </table:table-cell>
          <table:table-cell office:value-type="float" office:value="-1.8076223" table:style-name="ce1">
            <text:p>-1,8076223</text:p>
          </table:table-cell>
          <table:table-cell office:value-type="float" office:value="9.0080965281105065" table:formula="of:=SQRT(([.C240]*[.C240])+([.D240]*[.D240])+([.E240]*[.E240]))" table:style-name="ce2">
            <text:p>9,01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10.743006007740401" table:formula="of:=_xll.DFT([.F240:.F597];1;[.H240];1)" table:style-name="ce1">
            <text:p>10,74300601</text:p>
          </table:table-cell>
          <table:table-cell office:value-type="float" office:value="-0.12705146428382066" table:formula="of:=_xll.DFT([.F240:.F597];1;[.H240];2)" table:style-name="ce1">
            <text:p>-0,127051464</text:p>
          </table:table-cell>
          <table:table-cell office:value-type="float" office:value="14.584338611453914" table:style-name="ce1">
            <text:p>14,58433861</text:p>
          </table:table-cell>
          <table:table-cell table:number-columns-repeated="16373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float" office:value="3" table:style-name="ce1">
            <text:p>3</text:p>
          </table:table-cell>
          <table:table-cell office:value-type="float" office:value="13.071144" table:style-name="ce1">
            <text:p>13,071144</text:p>
          </table:table-cell>
          <table:table-cell office:value-type="float" office:value="-2.7413609999999999" table:style-name="ce1">
            <text:p>-2,741361</text:p>
          </table:table-cell>
          <table:table-cell office:value-type="float" office:value="-1.4137762" table:style-name="ce1">
            <text:p>-1,4137762</text:p>
          </table:table-cell>
          <table:table-cell office:value-type="float" office:value="13.430138820754737" table:formula="of:=SQRT(([.C241]*[.C241])+([.D241]*[.D241])+([.E241]*[.E241]))" table:style-name="ce2">
            <text:p>13,43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16.057487217713295" table:formula="of:=_xll.DFT([.F241:.F598];1;[.H241];1)" table:style-name="ce1">
            <text:p>16,05748722</text:p>
          </table:table-cell>
          <table:table-cell office:value-type="float" office:value="0.12958150182587352" table:formula="of:=_xll.DFT([.F241:.F598];1;[.H241];2)" table:style-name="ce1">
            <text:p>0,129581502</text:p>
          </table:table-cell>
          <table:table-cell office:value-type="float" office:value="7.6847637810626548" table:style-name="ce1">
            <text:p>7,684763781</text:p>
          </table:table-cell>
          <table:table-cell table:number-columns-repeated="16373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float" office:value="10.127473" table:style-name="ce1">
            <text:p>10,127473</text:p>
          </table:table-cell>
          <table:table-cell office:value-type="float" office:value="-3.8630445" table:style-name="ce1">
            <text:p>-3,8630445</text:p>
          </table:table-cell>
          <table:table-cell office:value-type="float" office:value="-2.3151929999999998" table:style-name="ce1">
            <text:p>-2,315193</text:p>
          </table:table-cell>
          <table:table-cell office:value-type="float" office:value="11.083724139564204" table:formula="of:=SQRT(([.C242]*[.C242])+([.D242]*[.D242])+([.E242]*[.E242]))" table:style-name="ce2">
            <text:p>11,08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37.051434593913527" table:formula="of:=_xll.DFT([.F242:.F599];1;[.H242];1)" table:style-name="ce1">
            <text:p>37,05143459</text:p>
          </table:table-cell>
          <table:table-cell office:value-type="float" office:value="4.6292300926188368" table:formula="of:=_xll.DFT([.F242:.F599];1;[.H242];2)" table:style-name="ce1">
            <text:p>4,629230093</text:p>
          </table:table-cell>
          <table:table-cell office:value-type="float" office:value="15.178582970243795" table:style-name="ce1">
            <text:p>15,17858297</text:p>
          </table:table-cell>
          <table:table-cell table:number-columns-repeated="16373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float" office:value="3" table:style-name="ce1">
            <text:p>3</text:p>
          </table:table-cell>
          <table:table-cell office:value-type="float" office:value="15.679626000000001" table:style-name="ce1">
            <text:p>15,679626</text:p>
          </table:table-cell>
          <table:table-cell office:value-type="float" office:value="1.2892777" table:style-name="ce1">
            <text:p>1,2892777</text:p>
          </table:table-cell>
          <table:table-cell office:value-type="float" office:value="-1.7561469000000001" table:style-name="ce1">
            <text:p>-1,7561469</text:p>
          </table:table-cell>
          <table:table-cell office:value-type="float" office:value="15.830254591192553" table:formula="of:=SQRT(([.C243]*[.C243])+([.D243]*[.D243])+([.E243]*[.E243]))" table:style-name="ce2">
            <text:p>15,83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7.9923897244987012" table:formula="of:=_xll.DFT([.F243:.F600];1;[.H243];1)" table:style-name="ce1">
            <text:p>7,992389724</text:p>
          </table:table-cell>
          <table:table-cell office:value-type="float" office:value="4.6262955286737633" table:formula="of:=_xll.DFT([.F243:.F600];1;[.H243];2)" table:style-name="ce1">
            <text:p>4,626295529</text:p>
          </table:table-cell>
          <table:table-cell office:value-type="float" office:value="3.4733038643669398" table:style-name="ce1">
            <text:p>3,473303864</text:p>
          </table:table-cell>
          <table:table-cell table:number-columns-repeated="16373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float" office:value="3" table:style-name="ce1">
            <text:p>3</text:p>
          </table:table-cell>
          <table:table-cell office:value-type="float" office:value="10.323798" table:style-name="ce1">
            <text:p>10,323798</text:p>
          </table:table-cell>
          <table:table-cell office:value-type="float" office:value="-2.4456769999999999" table:style-name="ce1">
            <text:p>-2,445677</text:p>
          </table:table-cell>
          <table:table-cell office:value-type="float" office:value="-6.2991447000000003" table:style-name="ce1">
            <text:p>-6,2991447</text:p>
          </table:table-cell>
          <table:table-cell office:value-type="float" office:value="12.338612769864815" table:formula="of:=SQRT(([.C244]*[.C244])+([.D244]*[.D244])+([.E244]*[.E244]))" table:style-name="ce2">
            <text:p>12,34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9.416308528951571" table:formula="of:=_xll.DFT([.F244:.F601];1;[.H244];1)" table:style-name="ce1">
            <text:p>19,41630853</text:p>
          </table:table-cell>
          <table:table-cell office:value-type="float" office:value="1.6395595763684996" table:formula="of:=_xll.DFT([.F244:.F601];1;[.H244];2)" table:style-name="ce1">
            <text:p>1,639559576</text:p>
          </table:table-cell>
          <table:table-cell office:value-type="float" office:value="16.107187543022079" table:style-name="ce1">
            <text:p>16,10718754</text:p>
          </table:table-cell>
          <table:table-cell table:number-columns-repeated="16373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float" office:value="3" table:style-name="ce1">
            <text:p>3</text:p>
          </table:table-cell>
          <table:table-cell office:value-type="float" office:value="6.5649009999999999" table:style-name="ce1">
            <text:p>6,564901</text:p>
          </table:table-cell>
          <table:table-cell office:value-type="float" office:value="-0.16400281999999999" table:style-name="ce1">
            <text:p>-0,16400282</text:p>
          </table:table-cell>
          <table:table-cell office:value-type="float" office:value="1.435324" table:style-name="ce1">
            <text:p>1,435324</text:p>
          </table:table-cell>
          <table:table-cell office:value-type="float" office:value="6.7219771681957496" table:formula="of:=SQRT(([.C245]*[.C245])+([.D245]*[.D245])+([.E245]*[.E245]))" table:style-name="ce2">
            <text:p>6,72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23.316557581361199" table:formula="of:=_xll.DFT([.F245:.F602];1;[.H245];1)" table:style-name="ce1">
            <text:p>23,31655758</text:p>
          </table:table-cell>
          <table:table-cell office:value-type="float" office:value="-0.66797950676771556" table:formula="of:=_xll.DFT([.F245:.F602];1;[.H245];2)" table:style-name="ce1">
            <text:p>-0,667979507</text:p>
          </table:table-cell>
          <table:table-cell office:value-type="float" office:value="3.6904927628727928" table:style-name="ce1">
            <text:p>3,690492763</text:p>
          </table:table-cell>
          <table:table-cell table:number-columns-repeated="16373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3" table:style-name="ce1">
            <text:p>3</text:p>
          </table:table-cell>
          <table:table-cell office:value-type="float" office:value="5.9124812999999996" table:style-name="ce1">
            <text:p>5,9124813</text:p>
          </table:table-cell>
          <table:table-cell office:value-type="float" office:value="-1.5837644" table:style-name="ce1">
            <text:p>-1,5837644</text:p>
          </table:table-cell>
          <table:table-cell office:value-type="float" office:value="6.5613099999999998" table:style-name="ce1">
            <text:p>6,56131</text:p>
          </table:table-cell>
          <table:table-cell office:value-type="float" office:value="8.9731005629969989" table:formula="of:=SQRT(([.C246]*[.C246])+([.D246]*[.D246])+([.E246]*[.E246]))" table:style-name="ce2">
            <text:p>8,97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9.4735044494216272" table:formula="of:=_xll.DFT([.F246:.F603];1;[.H246];1)" table:style-name="ce1">
            <text:p>9,473504449</text:p>
          </table:table-cell>
          <table:table-cell office:value-type="float" office:value="0.4325632094669134" table:formula="of:=_xll.DFT([.F246:.F603];1;[.H246];2)" table:style-name="ce1">
            <text:p>0,432563209</text:p>
          </table:table-cell>
          <table:table-cell office:value-type="float" office:value="15.986751761452979" table:style-name="ce1">
            <text:p>15,98675176</text:p>
          </table:table-cell>
          <table:table-cell table:number-columns-repeated="16373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float" office:value="3" table:style-name="ce1">
            <text:p>3</text:p>
          </table:table-cell>
          <table:table-cell office:value-type="float" office:value="6.3769565000000004" table:style-name="ce1">
            <text:p>6,3769565</text:p>
          </table:table-cell>
          <table:table-cell office:value-type="float" office:value="-2.3726539999999998" table:style-name="ce1">
            <text:p>-2,372654</text:p>
          </table:table-cell>
          <table:table-cell office:value-type="float" office:value="8.7316529999999997" table:style-name="ce1">
            <text:p>8,731653</text:p>
          </table:table-cell>
          <table:table-cell office:value-type="float" office:value="11.06963528392048" table:formula="of:=SQRT(([.C247]*[.C247])+([.D247]*[.D247])+([.E247]*[.E247]))" table:style-name="ce2">
            <text:p>11,07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6.246154309882346" table:formula="of:=_xll.DFT([.F247:.F604];1;[.H247];1)" table:style-name="ce1">
            <text:p>16,24615431</text:p>
          </table:table-cell>
          <table:table-cell office:value-type="float" office:value="4.5951557520704425" table:formula="of:=_xll.DFT([.F247:.F604];1;[.H247];2)" table:style-name="ce1">
            <text:p>4,595155752</text:p>
          </table:table-cell>
          <table:table-cell office:value-type="float" office:value="3.2712025781272076" table:style-name="ce1">
            <text:p>3,271202578</text:p>
          </table:table-cell>
          <table:table-cell table:number-columns-repeated="16373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2.3630772000000002" table:style-name="ce1">
            <text:p>2,3630772</text:p>
          </table:table-cell>
          <table:table-cell office:value-type="float" office:value="-4.6184149999999997" table:style-name="ce1">
            <text:p>-4,618415</text:p>
          </table:table-cell>
          <table:table-cell office:value-type="float" office:value="12.929886" table:style-name="ce1">
            <text:p>12,929886</text:p>
          </table:table-cell>
          <table:table-cell office:value-type="float" office:value="13.931828413326832" table:formula="of:=SQRT(([.C248]*[.C248])+([.D248]*[.D248])+([.E248]*[.E248]))" table:style-name="ce2">
            <text:p>13,93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1.4102136229378366" table:formula="of:=_xll.DFT([.F248:.F605];1;[.H248];1)" table:style-name="ce1">
            <text:p>1,410213623</text:p>
          </table:table-cell>
          <table:table-cell office:value-type="float" office:value="-3.4971622202542976E-2" table:formula="of:=_xll.DFT([.F248:.F605];1;[.H248];2)" table:style-name="ce1">
            <text:p>-0,034971622</text:p>
          </table:table-cell>
          <table:table-cell office:value-type="float" office:value="14.564176080255129" table:style-name="ce1">
            <text:p>14,56417608</text:p>
          </table:table-cell>
          <table:table-cell table:number-columns-repeated="16373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float" office:value="3" table:style-name="ce1">
            <text:p>3</text:p>
          </table:table-cell>
          <table:table-cell office:value-type="float" office:value="-0.39743748000000001" table:style-name="ce1">
            <text:p>-0,39743748</text:p>
          </table:table-cell>
          <table:table-cell office:value-type="float" office:value="-6.9024834999999998" table:style-name="ce1">
            <text:p>-6,9024835</text:p>
          </table:table-cell>
          <table:table-cell office:value-type="float" office:value="6.528988" table:style-name="ce1">
            <text:p>6,528988</text:p>
          </table:table-cell>
          <table:table-cell office:value-type="float" office:value="9.5094647232336378" table:formula="of:=SQRT(([.C249]*[.C249])+([.D249]*[.D249])+([.E249]*[.E249]))" table:style-name="ce2">
            <text:p>9,51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9.365748960240648" table:formula="of:=_xll.DFT([.F249:.F606];1;[.H249];1)" table:style-name="ce1">
            <text:p>19,36574896</text:p>
          </table:table-cell>
          <table:table-cell office:value-type="float" office:value="1.6280192652338052" table:formula="of:=_xll.DFT([.F249:.F606];1;[.H249];2)" table:style-name="ce1">
            <text:p>1,628019265</text:p>
          </table:table-cell>
          <table:table-cell office:value-type="float" office:value="6.3568679316987833" table:style-name="ce1">
            <text:p>6,356867932</text:p>
          </table:table-cell>
          <table:table-cell table:number-columns-repeated="16373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3" table:style-name="ce1">
            <text:p>3</text:p>
          </table:table-cell>
          <table:table-cell office:value-type="float" office:value="0.87148939999999997" table:style-name="ce1">
            <text:p>0,8714894</text:p>
          </table:table-cell>
          <table:table-cell office:value-type="float" office:value="-5.7233390000000002" table:style-name="ce1">
            <text:p>-5,723339</text:p>
          </table:table-cell>
          <table:table-cell office:value-type="float" office:value="3.3351229999999998" table:style-name="ce1">
            <text:p>3,335123</text:p>
          </table:table-cell>
          <table:table-cell office:value-type="float" office:value="6.6812535132535089" table:formula="of:=SQRT(([.C250]*[.C250])+([.D250]*[.D250])+([.E250]*[.E250]))" table:style-name="ce2">
            <text:p>6,68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6.2985921319493263" table:formula="of:=_xll.DFT([.F250:.F607];1;[.H250];1)" table:style-name="ce1">
            <text:p>6,298592132</text:p>
          </table:table-cell>
          <table:table-cell office:value-type="float" office:value="-0.54902532004530225" table:formula="of:=_xll.DFT([.F250:.F607];1;[.H250];2)" table:style-name="ce1">
            <text:p>-0,54902532</text:p>
          </table:table-cell>
          <table:table-cell office:value-type="float" office:value="16.387526722347832" table:style-name="ce1">
            <text:p>16,38752672</text:p>
          </table:table-cell>
          <table:table-cell table:number-columns-repeated="16373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float" office:value="3" table:style-name="ce1">
            <text:p>3</text:p>
          </table:table-cell>
          <table:table-cell office:value-type="float" office:value="7.9631147000000002" table:style-name="ce1">
            <text:p>7,9631147</text:p>
          </table:table-cell>
          <table:table-cell office:value-type="float" office:value="-5.0816929999999996" table:style-name="ce1">
            <text:p>-5,081693</text:p>
          </table:table-cell>
          <table:table-cell office:value-type="float" office:value="7.9714947" table:style-name="ce1">
            <text:p>7,9714947</text:p>
          </table:table-cell>
          <table:table-cell office:value-type="float" office:value="12.360401580196866" table:formula="of:=SQRT(([.C251]*[.C251])+([.D251]*[.D251])+([.E251]*[.E251]))" table:style-name="ce2">
            <text:p>12,36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4.598448296666193" table:formula="of:=_xll.DFT([.F251:.F608];1;[.H251];1)" table:style-name="ce1">
            <text:p>14,5984483</text:p>
          </table:table-cell>
          <table:table-cell office:value-type="float" office:value="2.345993392514409" table:formula="of:=_xll.DFT([.F251:.F608];1;[.H251];2)" table:style-name="ce1">
            <text:p>2,345993393</text:p>
          </table:table-cell>
          <table:table-cell office:value-type="float" office:value="8.0104632780119136" table:style-name="ce1">
            <text:p>8,010463278</text:p>
          </table:table-cell>
          <table:table-cell table:number-columns-repeated="16373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3" table:style-name="ce1">
            <text:p>3</text:p>
          </table:table-cell>
          <table:table-cell office:value-type="float" office:value="1.2210429" table:style-name="ce1">
            <text:p>1,2210429</text:p>
          </table:table-cell>
          <table:table-cell office:value-type="float" office:value="-8.0971899999999994" table:style-name="ce1">
            <text:p>-8,09719</text:p>
          </table:table-cell>
          <table:table-cell office:value-type="float" office:value="2.8874073" table:style-name="ce1">
            <text:p>2,8874073</text:p>
          </table:table-cell>
          <table:table-cell office:value-type="float" office:value="8.6828884926522978" table:formula="of:=SQRT(([.C252]*[.C252])+([.D252]*[.D252])+([.E252]*[.E252]))" table:style-name="ce2">
            <text:p>8,68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4.212971753142261" table:formula="of:=_xll.DFT([.F252:.F609];1;[.H252];1)" table:style-name="ce1">
            <text:p>14,21297175</text:p>
          </table:table-cell>
          <table:table-cell office:value-type="float" office:value="-1.4686312044060013" table:formula="of:=_xll.DFT([.F252:.F609];1;[.H252];2)" table:style-name="ce1">
            <text:p>-1,468631204</text:p>
          </table:table-cell>
          <table:table-cell office:value-type="float" office:value="16.777774053453328" table:style-name="ce1">
            <text:p>16,77777405</text:p>
          </table:table-cell>
          <table:table-cell table:number-columns-repeated="16373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float" office:value="3" table:style-name="ce1">
            <text:p>3</text:p>
          </table:table-cell>
          <table:table-cell office:value-type="float" office:value="4.0414123999999996" table:style-name="ce1">
            <text:p>4,0414124</text:p>
          </table:table-cell>
          <table:table-cell office:value-type="float" office:value="-6.5744777000000001" table:style-name="ce1">
            <text:p>-6,5744777</text:p>
          </table:table-cell>
          <table:table-cell office:value-type="float" office:value="5.2875943000000003" table:style-name="ce1">
            <text:p>5,2875943</text:p>
          </table:table-cell>
          <table:table-cell office:value-type="float" office:value="9.3549679152877658" table:formula="of:=SQRT(([.C253]*[.C253])+([.D253]*[.D253])+([.E253]*[.E253]))" table:style-name="ce2">
            <text:p>9,35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9.038694474219174" table:formula="of:=_xll.DFT([.F253:.F610];1;[.H253];1)" table:style-name="ce1">
            <text:p>19,03869447</text:p>
          </table:table-cell>
          <table:table-cell office:value-type="float" office:value="4.5857165753327127" table:formula="of:=_xll.DFT([.F253:.F610];1;[.H253];2)" table:style-name="ce1">
            <text:p>4,585716575</text:p>
          </table:table-cell>
          <table:table-cell office:value-type="float" office:value="5.7341659373608671" table:style-name="ce1">
            <text:p>5,734165937</text:p>
          </table:table-cell>
          <table:table-cell table:number-columns-repeated="16373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float" office:value="3" table:style-name="ce1">
            <text:p>3</text:p>
          </table:table-cell>
          <table:table-cell office:value-type="float" office:value="4.2640734" table:style-name="ce1">
            <text:p>4,2640734</text:p>
          </table:table-cell>
          <table:table-cell office:value-type="float" office:value="-7.9942393000000003" table:style-name="ce1">
            <text:p>-7,9942393</text:p>
          </table:table-cell>
          <table:table-cell office:value-type="float" office:value="3.7241806999999998" table:style-name="ce1">
            <text:p>3,7241807</text:p>
          </table:table-cell>
          <table:table-cell office:value-type="float" office:value="9.795902502194707" table:formula="of:=SQRT(([.C254]*[.C254])+([.D254]*[.D254])+([.E254]*[.E254]))" table:style-name="ce2">
            <text:p>9,80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8.315486090103555" table:formula="of:=_xll.DFT([.F254:.F611];1;[.H254];1)" table:style-name="ce1">
            <text:p>18,31548609</text:p>
          </table:table-cell>
          <table:table-cell office:value-type="float" office:value="-0.15279056924040482" table:formula="of:=_xll.DFT([.F254:.F611];1;[.H254];2)" table:style-name="ce1">
            <text:p>-0,152790569</text:p>
          </table:table-cell>
          <table:table-cell office:value-type="float" office:value="15.954058033047914" table:style-name="ce1">
            <text:p>15,95405803</text:p>
          </table:table-cell>
          <table:table-cell table:number-columns-repeated="16373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float" office:value="3" table:style-name="ce1">
            <text:p>3</text:p>
          </table:table-cell>
          <table:table-cell office:value-type="float" office:value="6.9755070000000003" table:style-name="ce1">
            <text:p>6,975507</text:p>
          </table:table-cell>
          <table:table-cell office:value-type="float" office:value="-8.9435409999999997" table:style-name="ce1">
            <text:p>-8,943541</text:p>
          </table:table-cell>
          <table:table-cell office:value-type="float" office:value="5.8610059999999997" table:style-name="ce1">
            <text:p>5,861006</text:p>
          </table:table-cell>
          <table:table-cell office:value-type="float" office:value="12.766989263634789" table:formula="of:=SQRT(([.C255]*[.C255])+([.D255]*[.D255])+([.E255]*[.E255]))" table:style-name="ce2">
            <text:p>12,77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25.151425076325857" table:formula="of:=_xll.DFT([.F255:.F612];1;[.H255];1)" table:style-name="ce1">
            <text:p>25,15142508</text:p>
          </table:table-cell>
          <table:table-cell office:value-type="float" office:value="1.7882186791060726" table:formula="of:=_xll.DFT([.F255:.F612];1;[.H255];2)" table:style-name="ce1">
            <text:p>1,788218679</text:p>
          </table:table-cell>
          <table:table-cell office:value-type="float" office:value="4.3144692974606969" table:style-name="ce1">
            <text:p>4,314469297</text:p>
          </table:table-cell>
          <table:table-cell table:number-columns-repeated="16373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3" table:style-name="ce1">
            <text:p>3</text:p>
          </table:table-cell>
          <table:table-cell office:value-type="float" office:value="3.5314473999999998" table:style-name="ce1">
            <text:p>3,5314474</text:p>
          </table:table-cell>
          <table:table-cell office:value-type="float" office:value="-9.0105780000000006" table:style-name="ce1">
            <text:p>-9,010578</text:p>
          </table:table-cell>
          <table:table-cell office:value-type="float" office:value="2.1619641999999999" table:style-name="ce1">
            <text:p>2,1619642</text:p>
          </table:table-cell>
          <table:table-cell office:value-type="float" office:value="9.916437154297526" table:formula="of:=SQRT(([.C256]*[.C256])+([.D256]*[.D256])+([.E256]*[.E256]))" table:style-name="ce2">
            <text:p>9,92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28.606075358145745" table:formula="of:=_xll.DFT([.F256:.F613];1;[.H256];1)" table:style-name="ce1">
            <text:p>28,60607536</text:p>
          </table:table-cell>
          <table:table-cell office:value-type="float" office:value="2.7294114525056217" table:formula="of:=_xll.DFT([.F256:.F613];1;[.H256];2)" table:style-name="ce1">
            <text:p>2,729411453</text:p>
          </table:table-cell>
          <table:table-cell office:value-type="float" office:value="16.001335324300396" table:style-name="ce1">
            <text:p>16,00133532</text:p>
          </table:table-cell>
          <table:table-cell table:number-columns-repeated="16373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office:value-type="float" office:value="5.4156839999999997" table:style-name="ce1">
            <text:p>5,415684</text:p>
          </table:table-cell>
          <table:table-cell office:value-type="float" office:value="-8.750807" table:style-name="ce1">
            <text:p>-8,750807</text:p>
          </table:table-cell>
          <table:table-cell office:value-type="float" office:value="5.9076930000000001" table:style-name="ce1">
            <text:p>5,907693</text:p>
          </table:table-cell>
          <table:table-cell office:value-type="float" office:value="11.86621645350168" table:formula="of:=SQRT(([.C257]*[.C257])+([.D257]*[.D257])+([.E257]*[.E257]))" table:style-name="ce2">
            <text:p>11,87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3.716062238722076" table:formula="of:=_xll.DFT([.F257:.F614];1;[.H257];1)" table:style-name="ce1">
            <text:p>13,71606224</text:p>
          </table:table-cell>
          <table:table-cell office:value-type="float" office:value="3.9278064130756372" table:formula="of:=_xll.DFT([.F257:.F614];1;[.H257];2)" table:style-name="ce1">
            <text:p>3,927806413</text:p>
          </table:table-cell>
          <table:table-cell office:value-type="float" office:value="3.8498227236835492" table:style-name="ce1">
            <text:p>3,849822724</text:p>
          </table:table-cell>
          <table:table-cell table:number-columns-repeated="16373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float" office:value="3" table:style-name="ce1">
            <text:p>3</text:p>
          </table:table-cell>
          <table:table-cell office:value-type="float" office:value="6.2452750000000004" table:style-name="ce1">
            <text:p>6,245275</text:p>
          </table:table-cell>
          <table:table-cell office:value-type="float" office:value="-8.8537579999999991" table:style-name="ce1">
            <text:p>-8,853758</text:p>
          </table:table-cell>
          <table:table-cell office:value-type="float" office:value="3.6643257" table:style-name="ce1">
            <text:p>3,6643257</text:p>
          </table:table-cell>
          <table:table-cell office:value-type="float" office:value="11.437647196161871" table:formula="of:=SQRT(([.C258]*[.C258])+([.D258]*[.D258])+([.E258]*[.E258]))" table:style-name="ce2">
            <text:p>11,44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3.543071357151526" table:formula="of:=_xll.DFT([.F258:.F615];1;[.H258];1)" table:style-name="ce1">
            <text:p>13,54307136</text:p>
          </table:table-cell>
          <table:table-cell office:value-type="float" office:value="4.4561503220976384" table:formula="of:=_xll.DFT([.F258:.F615];1;[.H258];2)" table:style-name="ce1">
            <text:p>4,456150322</text:p>
          </table:table-cell>
          <table:table-cell office:value-type="float" office:value="16.593182489618499" table:style-name="ce1">
            <text:p>16,59318249</text:p>
          </table:table-cell>
          <table:table-cell table:number-columns-repeated="16373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float" office:value="3" table:style-name="ce1">
            <text:p>3</text:p>
          </table:table-cell>
          <table:table-cell office:value-type="float" office:value="3.4715924" table:style-name="ce1">
            <text:p>3,4715924</text:p>
          </table:table-cell>
          <table:table-cell office:value-type="float" office:value="-9.3182334999999998" table:style-name="ce1">
            <text:p>-9,3182335</text:p>
          </table:table-cell>
          <table:table-cell office:value-type="float" office:value="-0.67755909999999997" table:style-name="ce1">
            <text:p>-0,6775591</text:p>
          </table:table-cell>
          <table:table-cell office:value-type="float" office:value="9.9669712393611736" table:formula="of:=SQRT(([.C259]*[.C259])+([.D259]*[.D259])+([.E259]*[.E259]))" table:style-name="ce2">
            <text:p>9,97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5.6928764163545509" table:formula="of:=_xll.DFT([.F259:.F616];1;[.H259];1)" table:style-name="ce1">
            <text:p>5,692876416</text:p>
          </table:table-cell>
          <table:table-cell office:value-type="float" office:value="0.27267765092017021" table:formula="of:=_xll.DFT([.F259:.F616];1;[.H259];2)" table:style-name="ce1">
            <text:p>0,272677651</text:p>
          </table:table-cell>
          <table:table-cell office:value-type="float" office:value="1.6739459562238399" table:style-name="ce1">
            <text:p>1,673945956</text:p>
          </table:table-cell>
          <table:table-cell table:number-columns-repeated="16373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3" table:style-name="ce1">
            <text:p>3</text:p>
          </table:table-cell>
          <table:table-cell office:value-type="float" office:value="2.0769698999999999" table:style-name="ce1">
            <text:p>2,0769699</text:p>
          </table:table-cell>
          <table:table-cell office:value-type="float" office:value="-9.9048130000000008" table:style-name="ce1">
            <text:p>-9,904813</text:p>
          </table:table-cell>
          <table:table-cell office:value-type="float" office:value="1.1755530999999999" table:style-name="ce1">
            <text:p>1,1755531</text:p>
          </table:table-cell>
          <table:table-cell office:value-type="float" office:value="10.188280012906723" table:formula="of:=SQRT(([.C260]*[.C260])+([.D260]*[.D260])+([.E260]*[.E260]))" table:style-name="ce2">
            <text:p>10,19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9.772089608902615" table:formula="of:=_xll.DFT([.F260:.F617];1;[.H260];1)" table:style-name="ce1">
            <text:p>19,77208961</text:p>
          </table:table-cell>
          <table:table-cell office:value-type="float" office:value="2.754360096136113" table:formula="of:=_xll.DFT([.F260:.F617];1;[.H260];2)" table:style-name="ce1">
            <text:p>2,754360096</text:p>
          </table:table-cell>
          <table:table-cell office:value-type="float" office:value="13.148871458652856" table:style-name="ce1">
            <text:p>13,14887146</text:p>
          </table:table-cell>
          <table:table-cell table:number-columns-repeated="16373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float" office:value="3" table:style-name="ce1">
            <text:p>3</text:p>
          </table:table-cell>
          <table:table-cell office:value-type="float" office:value="2.7976245999999998" table:style-name="ce1">
            <text:p>2,7976246</text:p>
          </table:table-cell>
          <table:table-cell office:value-type="float" office:value="-12.218807999999999" table:style-name="ce1">
            <text:p>-12,218808</text:p>
          </table:table-cell>
          <table:table-cell office:value-type="float" office:value="1.3970165999999999" table:style-name="ce1">
            <text:p>1,3970166</text:p>
          </table:table-cell>
          <table:table-cell office:value-type="float" office:value="12.612597976787523" table:formula="of:=SQRT(([.C261]*[.C261])+([.D261]*[.D261])+([.E261]*[.E261]))" table:style-name="ce2">
            <text:p>12,61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4.898499096236359" table:formula="of:=_xll.DFT([.F261:.F618];1;[.H261];1)" table:style-name="ce1">
            <text:p>14,8984991</text:p>
          </table:table-cell>
          <table:table-cell office:value-type="float" office:value="3.0917152058894888" table:formula="of:=_xll.DFT([.F261:.F618];1;[.H261];2)" table:style-name="ce1">
            <text:p>3,091715206</text:p>
          </table:table-cell>
          <table:table-cell office:value-type="float" office:value="6.3924792350500983" table:style-name="ce1">
            <text:p>6,392479235</text:p>
          </table:table-cell>
          <table:table-cell table:number-columns-repeated="16373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1.5239092999999999" table:style-name="ce1">
            <text:p>1,5239093</text:p>
          </table:table-cell>
          <table:table-cell office:value-type="float" office:value="-9.5588499999999996" table:style-name="ce1">
            <text:p>-9,55885</text:p>
          </table:table-cell>
          <table:table-cell office:value-type="float" office:value="-1.3922281999999999" table:style-name="ce1">
            <text:p>-1,3922282</text:p>
          </table:table-cell>
          <table:table-cell office:value-type="float" office:value="9.7791723697868065" table:formula="of:=SQRT(([.C262]*[.C262])+([.D262]*[.D262])+([.E262]*[.E262]))" table:style-name="ce2">
            <text:p>9,78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28.350905000998544" table:formula="of:=_xll.DFT([.F262:.F619];1;[.H262];1)" table:style-name="ce1">
            <text:p>28,350905</text:p>
          </table:table-cell>
          <table:table-cell office:value-type="float" office:value="1.2969008720759543" table:formula="of:=_xll.DFT([.F262:.F619];1;[.H262];2)" table:style-name="ce1">
            <text:p>1,296900872</text:p>
          </table:table-cell>
          <table:table-cell office:value-type="float" office:value="19.016770024018495" table:style-name="ce1">
            <text:p>19,01677002</text:p>
          </table:table-cell>
          <table:table-cell table:number-columns-repeated="16373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float" office:value="3" table:style-name="ce1">
            <text:p>3</text:p>
          </table:table-cell>
          <table:table-cell office:value-type="float" office:value="-1.6065092999999999" table:style-name="ce1">
            <text:p>-1,6065093</text:p>
          </table:table-cell>
          <table:table-cell office:value-type="float" office:value="-10.923545000000001" table:style-name="ce1">
            <text:p>-10,923545</text:p>
          </table:table-cell>
          <table:table-cell office:value-type="float" office:value="-2.9604303999999999" table:style-name="ce1">
            <text:p>-2,9604304</text:p>
          </table:table-cell>
          <table:table-cell office:value-type="float" office:value="11.431047880717482" table:formula="of:=SQRT(([.C263]*[.C263])+([.D263]*[.D263])+([.E263]*[.E263]))" table:style-name="ce2">
            <text:p>11,43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19.845050879594389" table:formula="of:=_xll.DFT([.F263:.F620];1;[.H263];1)" table:style-name="ce1">
            <text:p>19,84505088</text:p>
          </table:table-cell>
          <table:table-cell office:value-type="float" office:value="-0.55853727115466878" table:formula="of:=_xll.DFT([.F263:.F620];1;[.H263];2)" table:style-name="ce1">
            <text:p>-0,558537271</text:p>
          </table:table-cell>
          <table:table-cell office:value-type="float" office:value="2.812194983833022" table:style-name="ce1">
            <text:p>2,812194984</text:p>
          </table:table-cell>
          <table:table-cell table:number-columns-repeated="16373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float" office:value="3" table:style-name="ce1">
            <text:p>3</text:p>
          </table:table-cell>
          <table:table-cell office:value-type="float" office:value="0.65242" table:style-name="ce1">
            <text:p>0,65242</text:p>
          </table:table-cell>
          <table:table-cell office:value-type="float" office:value="-8.6993320000000001" table:style-name="ce1">
            <text:p>-8,699332</text:p>
          </table:table-cell>
          <table:table-cell office:value-type="float" office:value="-0.97204590000000002" table:style-name="ce1">
            <text:p>-0,9720459</text:p>
          </table:table-cell>
          <table:table-cell office:value-type="float" office:value="8.7777504142195113" table:formula="of:=SQRT(([.C264]*[.C264])+([.D264]*[.D264])+([.E264]*[.E264]))" table:style-name="ce2">
            <text:p>8,7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31.138084185607735" table:formula="of:=_xll.DFT([.F264:.F621];1;[.H264];1)" table:style-name="ce1">
            <text:p>31,13808419</text:p>
          </table:table-cell>
          <table:table-cell office:value-type="float" office:value="3.3611024895057602" table:formula="of:=_xll.DFT([.F264:.F621];1;[.H264];2)" table:style-name="ce1">
            <text:p>3,36110249</text:p>
          </table:table-cell>
          <table:table-cell office:value-type="float" office:value="17.22147794854202" table:style-name="ce1">
            <text:p>17,22147795</text:p>
          </table:table-cell>
          <table:table-cell table:number-columns-repeated="16373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float" office:value="3" table:style-name="ce1">
            <text:p>3</text:p>
          </table:table-cell>
          <table:table-cell office:value-type="float" office:value="-2.1308395999999998" table:style-name="ce1">
            <text:p>-2,1308396</text:p>
          </table:table-cell>
          <table:table-cell office:value-type="float" office:value="-10.087968999999999" table:style-name="ce1">
            <text:p>-10,087969</text:p>
          </table:table-cell>
          <table:table-cell office:value-type="float" office:value="5.0852839999999997" table:style-name="ce1">
            <text:p>5,085284</text:p>
          </table:table-cell>
          <table:table-cell office:value-type="float" office:value="11.496421587021986" table:formula="of:=SQRT(([.C265]*[.C265])+([.D265]*[.D265])+([.E265]*[.E265]))" table:style-name="ce2">
            <text:p>11,50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13.345542491544842" table:formula="of:=_xll.DFT([.F265:.F622];1;[.H265];1)" table:style-name="ce1">
            <text:p>13,34554249</text:p>
          </table:table-cell>
          <table:table-cell office:value-type="float" office:value="3.4686180970547653" table:formula="of:=_xll.DFT([.F265:.F622];1;[.H265];2)" table:style-name="ce1">
            <text:p>3,468618097</text:p>
          </table:table-cell>
          <table:table-cell office:value-type="float" office:value="5.7639284615572661" table:style-name="ce1">
            <text:p>5,763928462</text:p>
          </table:table-cell>
          <table:table-cell table:number-columns-repeated="16373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3" table:style-name="ce1">
            <text:p>3</text:p>
          </table:table-cell>
          <table:table-cell office:value-type="float" office:value="-1.436521E-2" table:style-name="ce1">
            <text:p>-0,01436521</text:p>
          </table:table-cell>
          <table:table-cell office:value-type="float" office:value="-6.1028200000000004" table:style-name="ce1">
            <text:p>-6,10282</text:p>
          </table:table-cell>
          <table:table-cell office:value-type="float" office:value="-0.70628950000000001" table:style-name="ce1">
            <text:p>-0,7062895</text:p>
          </table:table-cell>
          <table:table-cell office:value-type="float" office:value="6.1435708809672409" table:formula="of:=SQRT(([.C266]*[.C266])+([.D266]*[.D266])+([.E266]*[.E266]))" table:style-name="ce2">
            <text:p>6,14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8.455808152725325" table:formula="of:=_xll.DFT([.F266:.F623];1;[.H266];1)" table:style-name="ce1">
            <text:p>8,455808153</text:p>
          </table:table-cell>
          <table:table-cell office:value-type="float" office:value="3.3362475625150663" table:formula="of:=_xll.DFT([.F266:.F623];1;[.H266];2)" table:style-name="ce1">
            <text:p>3,336247563</text:p>
          </table:table-cell>
          <table:table-cell office:value-type="float" office:value="14.670867627358938" table:style-name="ce1">
            <text:p>14,67086763</text:p>
          </table:table-cell>
          <table:table-cell table:number-columns-repeated="16373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float" office:value="3" table:style-name="ce1">
            <text:p>3</text:p>
          </table:table-cell>
          <table:table-cell office:value-type="float" office:value="-2.0111294000000002" table:style-name="ce1">
            <text:p>-2,0111294</text:p>
          </table:table-cell>
          <table:table-cell office:value-type="float" office:value="-8.1797904999999993" table:style-name="ce1">
            <text:p>-8,1797905</text:p>
          </table:table-cell>
          <table:table-cell office:value-type="float" office:value="-3.6990416000000002" table:style-name="ce1">
            <text:p>-3,6990416</text:p>
          </table:table-cell>
          <table:table-cell office:value-type="float" office:value="9.1998110222963358" table:formula="of:=SQRT(([.C267]*[.C267])+([.D267]*[.D267])+([.E267]*[.E267]))" table:style-name="ce2">
            <text:p>9,20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9.5406494192726292" table:formula="of:=_xll.DFT([.F267:.F624];1;[.H267];1)" table:style-name="ce1">
            <text:p>9,540649419</text:p>
          </table:table-cell>
          <table:table-cell office:value-type="float" office:value="0.21340103543099478" table:formula="of:=_xll.DFT([.F267:.F624];1;[.H267];2)" table:style-name="ce1">
            <text:p>0,213401035</text:p>
          </table:table-cell>
          <table:table-cell office:value-type="float" office:value="1.5692032902555191" table:style-name="ce1">
            <text:p>1,56920329</text:p>
          </table:table-cell>
          <table:table-cell table:number-columns-repeated="16373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3" table:style-name="ce1">
            <text:p>3</text:p>
          </table:table-cell>
          <table:table-cell office:value-type="float" office:value="-1.7764975999999999" table:style-name="ce1">
            <text:p>-1,7764976</text:p>
          </table:table-cell>
          <table:table-cell office:value-type="float" office:value="-8.7184860000000004" table:style-name="ce1">
            <text:p>-8,718486</text:p>
          </table:table-cell>
          <table:table-cell office:value-type="float" office:value="-2.3343468000000001" table:style-name="ce1">
            <text:p>-2,3343468</text:p>
          </table:table-cell>
          <table:table-cell office:value-type="float" office:value="9.1987562658041995" table:formula="of:=SQRT(([.C268]*[.C268])+([.D268]*[.D268])+([.E268]*[.E268]))" table:style-name="ce2">
            <text:p>9,20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7.667461127094378" table:formula="of:=_xll.DFT([.F268:.F625];1;[.H268];1)" table:style-name="ce1">
            <text:p>7,667461127</text:p>
          </table:table-cell>
          <table:table-cell office:value-type="float" office:value="-0.37612829503407508" table:formula="of:=_xll.DFT([.F268:.F625];1;[.H268];2)" table:style-name="ce1">
            <text:p>-0,376128295</text:p>
          </table:table-cell>
          <table:table-cell office:value-type="float" office:value="20.936974100987012" table:style-name="ce1">
            <text:p>20,9369741</text:p>
          </table:table-cell>
          <table:table-cell table:number-columns-repeated="16373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float" office:value="3" table:style-name="ce1">
            <text:p>3</text:p>
          </table:table-cell>
          <table:table-cell office:value-type="float" office:value="-3.0370447999999999" table:style-name="ce1">
            <text:p>-3,0370448</text:p>
          </table:table-cell>
          <table:table-cell office:value-type="float" office:value="-11.856087" table:style-name="ce1">
            <text:p>-11,856087</text:p>
          </table:table-cell>
          <table:table-cell office:value-type="float" office:value="-2.6791117" table:style-name="ce1">
            <text:p>-2,6791117</text:p>
          </table:table-cell>
          <table:table-cell office:value-type="float" office:value="12.528690257558967" table:formula="of:=SQRT(([.C269]*[.C269])+([.D269]*[.D269])+([.E269]*[.E269]))" table:style-name="ce2">
            <text:p>12,53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9.339103491959392" table:formula="of:=_xll.DFT([.F269:.F626];1;[.H269];1)" table:style-name="ce1">
            <text:p>9,339103492</text:p>
          </table:table-cell>
          <table:table-cell office:value-type="float" office:value="1.9286400099346257" table:formula="of:=_xll.DFT([.F269:.F626];1;[.H269];2)" table:style-name="ce1">
            <text:p>1,92864001</text:p>
          </table:table-cell>
          <table:table-cell office:value-type="float" office:value="4.380820755455626" table:style-name="ce1">
            <text:p>4,380820755</text:p>
          </table:table-cell>
          <table:table-cell table:number-columns-repeated="16373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float" office:value="3" table:style-name="ce1">
            <text:p>3</text:p>
          </table:table-cell>
          <table:table-cell office:value-type="float" office:value="0.67875620000000003" table:style-name="ce1">
            <text:p>0,6787562</text:p>
          </table:table-cell>
          <table:table-cell office:value-type="float" office:value="-10.262746" table:style-name="ce1">
            <text:p>-10,262746</text:p>
          </table:table-cell>
          <table:table-cell office:value-type="float" office:value="-4.4783545" table:style-name="ce1">
            <text:p>-4,4783545</text:p>
          </table:table-cell>
          <table:table-cell office:value-type="float" office:value="11.217857391998914" table:formula="of:=SQRT(([.C270]*[.C270])+([.D270]*[.D270])+([.E270]*[.E270]))" table:style-name="ce2">
            <text:p>11,22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7.244787711855658" table:formula="of:=_xll.DFT([.F270:.F627];1;[.H270];1)" table:style-name="ce1">
            <text:p>17,24478771</text:p>
          </table:table-cell>
          <table:table-cell office:value-type="float" office:value="1.3943710597670291" table:formula="of:=_xll.DFT([.F270:.F627];1;[.H270];2)" table:style-name="ce1">
            <text:p>1,39437106</text:p>
          </table:table-cell>
          <table:table-cell office:value-type="float" office:value="14.613331983661725" table:style-name="ce1">
            <text:p>14,61333198</text:p>
          </table:table-cell>
          <table:table-cell table:number-columns-repeated="16373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float" office:value="3" table:style-name="ce1">
            <text:p>3</text:p>
          </table:table-cell>
          <table:table-cell office:value-type="float" office:value="1.3263878" table:style-name="ce1">
            <text:p>1,3263878</text:p>
          </table:table-cell>
          <table:table-cell office:value-type="float" office:value="-9.2523929999999996" table:style-name="ce1">
            <text:p>-9,252393</text:p>
          </table:table-cell>
          <table:table-cell office:value-type="float" office:value="-4.7644615000000003" table:style-name="ce1">
            <text:p>-4,7644615</text:p>
          </table:table-cell>
          <table:table-cell office:value-type="float" office:value="10.491242738942804" table:formula="of:=SQRT(([.C271]*[.C271])+([.D271]*[.D271])+([.E271]*[.E271]))" table:style-name="ce2">
            <text:p>10,49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4.6500855853908973" table:formula="of:=_xll.DFT([.F271:.F628];1;[.H271];1)" table:style-name="ce1">
            <text:p>4,650085585</text:p>
          </table:table-cell>
          <table:table-cell office:value-type="float" office:value="0.19628796119298633" table:formula="of:=_xll.DFT([.F271:.F628];1;[.H271];2)" table:style-name="ce1">
            <text:p>0,196287961</text:p>
          </table:table-cell>
          <table:table-cell office:value-type="float" office:value="5.8386995589375204" table:style-name="ce1">
            <text:p>5,838699559</text:p>
          </table:table-cell>
          <table:table-cell table:number-columns-repeated="16373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-3.7241806999999998" table:style-name="ce1">
            <text:p>-3,7241807</text:p>
          </table:table-cell>
          <table:table-cell office:value-type="float" office:value="-11.341333000000001" table:style-name="ce1">
            <text:p>-11,341333</text:p>
          </table:table-cell>
          <table:table-cell office:value-type="float" office:value="-1.6280570999999999" table:style-name="ce1">
            <text:p>-1,6280571</text:p>
          </table:table-cell>
          <table:table-cell office:value-type="float" office:value="12.047652303415878" table:formula="of:=SQRT(([.C272]*[.C272])+([.D272]*[.D272])+([.E272]*[.E272]))" table:style-name="ce2">
            <text:p>12,05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4.4658756157012292" table:formula="of:=_xll.DFT([.F272:.F629];1;[.H272];1)" table:style-name="ce1">
            <text:p>4,465875616</text:p>
          </table:table-cell>
          <table:table-cell office:value-type="float" office:value="-0.11803972008145865" table:formula="of:=_xll.DFT([.F272:.F629];1;[.H272];2)" table:style-name="ce1">
            <text:p>-0,11803972</text:p>
          </table:table-cell>
          <table:table-cell office:value-type="float" office:value="21.255670863069465" table:style-name="ce1">
            <text:p>21,25567086</text:p>
          </table:table-cell>
          <table:table-cell table:number-columns-repeated="16373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float" office:value="3" table:style-name="ce1">
            <text:p>3</text:p>
          </table:table-cell>
          <table:table-cell office:value-type="float" office:value="1.0151414999999999" table:style-name="ce1">
            <text:p>1,0151415</text:p>
          </table:table-cell>
          <table:table-cell office:value-type="float" office:value="-10.556035" table:style-name="ce1">
            <text:p>-10,556035</text:p>
          </table:table-cell>
          <table:table-cell office:value-type="float" office:value="-8.6131410000000006" table:style-name="ce1">
            <text:p>-8,613141</text:p>
          </table:table-cell>
          <table:table-cell office:value-type="float" office:value="13.661866090403912" table:formula="of:=SQRT(([.C273]*[.C273])+([.D273]*[.D273])+([.E273]*[.E273]))" table:style-name="ce2">
            <text:p>13,66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4.957035116348658" table:formula="of:=_xll.DFT([.F273:.F630];1;[.H273];1)" table:style-name="ce1">
            <text:p>14,95703512</text:p>
          </table:table-cell>
          <table:table-cell office:value-type="float" office:value="-0.60819132095402706" table:formula="of:=_xll.DFT([.F273:.F630];1;[.H273];2)" table:style-name="ce1">
            <text:p>-0,608191321</text:p>
          </table:table-cell>
          <table:table-cell office:value-type="float" office:value="1.7832718646521821" table:style-name="ce1">
            <text:p>1,783271865</text:p>
          </table:table-cell>
          <table:table-cell table:number-columns-repeated="16373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3" table:style-name="ce1">
            <text:p>3</text:p>
          </table:table-cell>
          <table:table-cell office:value-type="float" office:value="-2.9077579999999998" table:style-name="ce1">
            <text:p>-2,907758</text:p>
          </table:table-cell>
          <table:table-cell office:value-type="float" office:value="-9.3553429999999995" table:style-name="ce1">
            <text:p>-9,355343</text:p>
          </table:table-cell>
          <table:table-cell office:value-type="float" office:value="-3.0262709000000001" table:style-name="ce1">
            <text:p>-3,0262709</text:p>
          </table:table-cell>
          <table:table-cell office:value-type="float" office:value="10.253575707742144" table:formula="of:=SQRT(([.C274]*[.C274])+([.D274]*[.D274])+([.E274]*[.E274]))" table:style-name="ce2">
            <text:p>10,25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4.2032371135687825" table:formula="of:=_xll.DFT([.F274:.F631];1;[.H274];1)" table:style-name="ce1">
            <text:p>4,203237114</text:p>
          </table:table-cell>
          <table:table-cell office:value-type="float" office:value="2.7457089788624836" table:formula="of:=_xll.DFT([.F274:.F631];1;[.H274];2)" table:style-name="ce1">
            <text:p>2,745708979</text:p>
          </table:table-cell>
          <table:table-cell office:value-type="float" office:value="16.149710721163338" table:style-name="ce1">
            <text:p>16,14971072</text:p>
          </table:table-cell>
          <table:table-cell table:number-columns-repeated="16373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-1.9512744" table:style-name="ce1">
            <text:p>-1,9512744</text:p>
          </table:table-cell>
          <table:table-cell office:value-type="float" office:value="-8.0457140000000003" table:style-name="ce1">
            <text:p>-8,045714</text:p>
          </table:table-cell>
          <table:table-cell office:value-type="float" office:value="-3.98874" table:style-name="ce1">
            <text:p>-3,98874</text:p>
          </table:table-cell>
          <table:table-cell office:value-type="float" office:value="9.1897242799493917" table:formula="of:=SQRT(([.C275]*[.C275])+([.D275]*[.D275])+([.E275]*[.E275]))" table:style-name="ce2">
            <text:p>9,19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8.6611303339690071" table:formula="of:=_xll.DFT([.F275:.F632];1;[.H275];1)" table:style-name="ce1">
            <text:p>8,661130334</text:p>
          </table:table-cell>
          <table:table-cell office:value-type="float" office:value="4.6504233537854818" table:formula="of:=_xll.DFT([.F275:.F632];1;[.H275];2)" table:style-name="ce1">
            <text:p>4,650423354</text:p>
          </table:table-cell>
          <table:table-cell office:value-type="float" office:value="2.8469601844504484" table:style-name="ce1">
            <text:p>2,846960184</text:p>
          </table:table-cell>
          <table:table-cell table:number-columns-repeated="16373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3" table:style-name="ce1">
            <text:p>3</text:p>
          </table:table-cell>
          <table:table-cell office:value-type="float" office:value="-2.1571758000000001" table:style-name="ce1">
            <text:p>-2,1571758</text:p>
          </table:table-cell>
          <table:table-cell office:value-type="float" office:value="-9.5648359999999997" table:style-name="ce1">
            <text:p>-9,564836</text:p>
          </table:table-cell>
          <table:table-cell office:value-type="float" office:value="-2.882619" table:style-name="ce1">
            <text:p>-2,882619</text:p>
          </table:table-cell>
          <table:table-cell office:value-type="float" office:value="10.220028739595728" table:formula="of:=SQRT(([.C276]*[.C276])+([.D276]*[.D276])+([.E276]*[.E276]))" table:style-name="ce2">
            <text:p>10,22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3.232757784430316" table:formula="of:=_xll.DFT([.F276:.F633];1;[.H276];1)" table:style-name="ce1">
            <text:p>13,23275778</text:p>
          </table:table-cell>
          <table:table-cell office:value-type="float" office:value="3.2337332551762032" table:formula="of:=_xll.DFT([.F276:.F633];1;[.H276];2)" table:style-name="ce1">
            <text:p>3,233733255</text:p>
          </table:table-cell>
          <table:table-cell office:value-type="float" office:value="20.568859982011379" table:style-name="ce1">
            <text:p>20,56885998</text:p>
          </table:table-cell>
          <table:table-cell table:number-columns-repeated="16373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float" office:value="3" table:style-name="ce1">
            <text:p>3</text:p>
          </table:table-cell>
          <table:table-cell office:value-type="float" office:value="-3.1543608000000001" table:style-name="ce1">
            <text:p>-3,1543608</text:p>
          </table:table-cell>
          <table:table-cell office:value-type="float" office:value="-8.7723549999999992" table:style-name="ce1">
            <text:p>-8,772355</text:p>
          </table:table-cell>
          <table:table-cell office:value-type="float" office:value="-2.956839" table:style-name="ce1">
            <text:p>-2,956839</text:p>
          </table:table-cell>
          <table:table-cell office:value-type="float" office:value="9.7799335976540558" table:formula="of:=SQRT(([.C277]*[.C277])+([.D277]*[.D277])+([.E277]*[.E277]))" table:style-name="ce2">
            <text:p>9,78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2.436814741729206" table:formula="of:=_xll.DFT([.F277:.F634];1;[.H277];1)" table:style-name="ce1">
            <text:p>12,43681474</text:p>
          </table:table-cell>
          <table:table-cell office:value-type="float" office:value="-0.19035520863917102" table:formula="of:=_xll.DFT([.F277:.F634];1;[.H277];2)" table:style-name="ce1">
            <text:p>-0,190355209</text:p>
          </table:table-cell>
          <table:table-cell office:value-type="float" office:value="-0.10257565789079612" table:style-name="ce1">
            <text:p>-0,102575658</text:p>
          </table:table-cell>
          <table:table-cell table:number-columns-repeated="16373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3" table:style-name="ce1">
            <text:p>3</text:p>
          </table:table-cell>
          <table:table-cell office:value-type="float" office:value="-1.0414777" table:style-name="ce1">
            <text:p>-1,0414777</text:p>
          </table:table-cell>
          <table:table-cell office:value-type="float" office:value="-10.676943" table:style-name="ce1">
            <text:p>-10,676943</text:p>
          </table:table-cell>
          <table:table-cell office:value-type="float" office:value="-3.4500446" table:style-name="ce1">
            <text:p>-3,4500446</text:p>
          </table:table-cell>
          <table:table-cell office:value-type="float" office:value="11.2687441787821" table:formula="of:=SQRT(([.C278]*[.C278])+([.D278]*[.D278])+([.E278]*[.E278]))" table:style-name="ce2">
            <text:p>11,27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21.524472586768006" table:formula="of:=_xll.DFT([.F278:.F635];1;[.H278];1)" table:style-name="ce1">
            <text:p>21,52447259</text:p>
          </table:table-cell>
          <table:table-cell office:value-type="float" office:value="4.2887805688893881" table:formula="of:=_xll.DFT([.F278:.F635];1;[.H278];2)" table:style-name="ce1">
            <text:p>4,288780569</text:p>
          </table:table-cell>
          <table:table-cell office:value-type="float" office:value="15.864468245227062" table:style-name="ce1">
            <text:p>15,86446825</text:p>
          </table:table-cell>
          <table:table-cell table:number-columns-repeated="16373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float" office:value="3" table:style-name="ce1">
            <text:p>3</text:p>
          </table:table-cell>
          <table:table-cell office:value-type="float" office:value="-0.24899697000000001" table:style-name="ce1">
            <text:p>-0,24899697</text:p>
          </table:table-cell>
          <table:table-cell office:value-type="float" office:value="-10.657788999999999" table:style-name="ce1">
            <text:p>-10,657789</text:p>
          </table:table-cell>
          <table:table-cell office:value-type="float" office:value="-2.8730419999999999" table:style-name="ce1">
            <text:p>-2,873042</text:p>
          </table:table-cell>
          <table:table-cell office:value-type="float" office:value="11.041052313677088" table:formula="of:=SQRT(([.C279]*[.C279])+([.D279]*[.D279])+([.E279]*[.E279]))" table:style-name="ce2">
            <text:p>11,04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2.9145898545178257" table:formula="of:=_xll.DFT([.F279:.F636];1;[.H279];1)" table:style-name="ce1">
            <text:p>2,914589855</text:p>
          </table:table-cell>
          <table:table-cell office:value-type="float" office:value="3.1270507474450775" table:formula="of:=_xll.DFT([.F279:.F636];1;[.H279];2)" table:style-name="ce1">
            <text:p>3,127050747</text:p>
          </table:table-cell>
          <table:table-cell office:value-type="float" office:value="3.5573716793808399" table:style-name="ce1">
            <text:p>3,557371679</text:p>
          </table:table-cell>
          <table:table-cell table:number-columns-repeated="16373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3" table:style-name="ce1">
            <text:p>3</text:p>
          </table:table-cell>
          <table:table-cell office:value-type="float" office:value="-0.24779987000000001" table:style-name="ce1">
            <text:p>-0,24779987</text:p>
          </table:table-cell>
          <table:table-cell office:value-type="float" office:value="-9.0488850000000003" table:style-name="ce1">
            <text:p>-9,048885</text:p>
          </table:table-cell>
          <table:table-cell office:value-type="float" office:value="-1.3730747000000001" table:style-name="ce1">
            <text:p>-1,3730747</text:p>
          </table:table-cell>
          <table:table-cell office:value-type="float" office:value="9.155821025477568" table:formula="of:=SQRT(([.C280]*[.C280])+([.D280]*[.D280])+([.E280]*[.E280]))" table:style-name="ce2">
            <text:p>9,16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4.477908475053196" table:formula="of:=_xll.DFT([.F280:.F637];1;[.H280];1)" table:style-name="ce1">
            <text:p>14,47790848</text:p>
          </table:table-cell>
          <table:table-cell office:value-type="float" office:value="3.3688147348404773" table:formula="of:=_xll.DFT([.F280:.F637];1;[.H280];2)" table:style-name="ce1">
            <text:p>3,368814735</text:p>
          </table:table-cell>
          <table:table-cell office:value-type="float" office:value="16.72835433568855" table:style-name="ce1">
            <text:p>16,72835434</text:p>
          </table:table-cell>
          <table:table-cell table:number-columns-repeated="16373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float" office:value="3" table:style-name="ce1">
            <text:p>3</text:p>
          </table:table-cell>
          <table:table-cell office:value-type="float" office:value="-6.8234749999999997E-2" table:style-name="ce1">
            <text:p>-0,06823475</text:p>
          </table:table-cell>
          <table:table-cell office:value-type="float" office:value="-11.987768000000001" table:style-name="ce1">
            <text:p>-11,987768</text:p>
          </table:table-cell>
          <table:table-cell office:value-type="float" office:value="0.59136783999999998" table:style-name="ce1">
            <text:p>0,59136784</text:p>
          </table:table-cell>
          <table:table-cell office:value-type="float" office:value="12.002539461510546" table:formula="of:=SQRT(([.C281]*[.C281])+([.D281]*[.D281])+([.E281]*[.E281]))" table:style-name="ce2">
            <text:p>12,00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3.6834055864926833" table:formula="of:=_xll.DFT([.F281:.F638];1;[.H281];1)" table:style-name="ce1">
            <text:p>3,683405586</text:p>
          </table:table-cell>
          <table:table-cell office:value-type="float" office:value="4.1961604146090954" table:formula="of:=_xll.DFT([.F281:.F638];1;[.H281];2)" table:style-name="ce1">
            <text:p>4,196160415</text:p>
          </table:table-cell>
          <table:table-cell office:value-type="float" office:value="4.1047154143116344" table:style-name="ce1">
            <text:p>4,104715414</text:p>
          </table:table-cell>
          <table:table-cell table:number-columns-repeated="16373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float" office:value="3" table:style-name="ce1">
            <text:p>3</text:p>
          </table:table-cell>
          <table:table-cell office:value-type="float" office:value="0.6631939" table:style-name="ce1">
            <text:p>0,6631939</text:p>
          </table:table-cell>
          <table:table-cell office:value-type="float" office:value="-9.6582100000000004" table:style-name="ce1">
            <text:p>-9,65821</text:p>
          </table:table-cell>
          <table:table-cell office:value-type="float" office:value="-2.621651" table:style-name="ce1">
            <text:p>-2,621651</text:p>
          </table:table-cell>
          <table:table-cell office:value-type="float" office:value="10.029651066657216" table:formula="of:=SQRT(([.C282]*[.C282])+([.D282]*[.D282])+([.E282]*[.E282]))" table:style-name="ce2">
            <text:p>10,03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5.29283202308623" table:formula="of:=_xll.DFT([.F282:.F639];1;[.H282];1)" table:style-name="ce1">
            <text:p>15,29283202</text:p>
          </table:table-cell>
          <table:table-cell office:value-type="float" office:value="-1.2289417936876197" table:formula="of:=_xll.DFT([.F282:.F639];1;[.H282];2)" table:style-name="ce1">
            <text:p>-1,228941794</text:p>
          </table:table-cell>
          <table:table-cell office:value-type="float" office:value="18.824498329228241" table:style-name="ce1">
            <text:p>18,82449833</text:p>
          </table:table-cell>
          <table:table-cell table:number-columns-repeated="16373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float" office:value="3" table:style-name="ce1">
            <text:p>3</text:p>
          </table:table-cell>
          <table:table-cell office:value-type="float" office:value="-4.1898530000000003E-2" table:style-name="ce1">
            <text:p>-0,04189853</text:p>
          </table:table-cell>
          <table:table-cell office:value-type="float" office:value="-9.5432880000000004" table:style-name="ce1">
            <text:p>-9,543288</text:p>
          </table:table-cell>
          <table:table-cell office:value-type="float" office:value="-3.4452562000000002" table:style-name="ce1">
            <text:p>-3,4452562</text:p>
          </table:table-cell>
          <table:table-cell office:value-type="float" office:value="10.146225486425907" table:formula="of:=SQRT(([.C283]*[.C283])+([.D283]*[.D283])+([.E283]*[.E283]))" table:style-name="ce2">
            <text:p>10,15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26.405774332814126" table:formula="of:=_xll.DFT([.F283:.F640];1;[.H283];1)" table:style-name="ce1">
            <text:p>26,40577433</text:p>
          </table:table-cell>
          <table:table-cell office:value-type="float" office:value="3.3321881865513103" table:formula="of:=_xll.DFT([.F283:.F640];1;[.H283];2)" table:style-name="ce1">
            <text:p>3,332188187</text:p>
          </table:table-cell>
          <table:table-cell office:value-type="float" office:value="1.5629355381303631" table:style-name="ce1">
            <text:p>1,562935538</text:p>
          </table:table-cell>
          <table:table-cell table:number-columns-repeated="16373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3" table:style-name="ce1">
            <text:p>3</text:p>
          </table:table-cell>
          <table:table-cell office:value-type="float" office:value="-0.58538234" table:style-name="ce1">
            <text:p>-0,58538234</text:p>
          </table:table-cell>
          <table:table-cell office:value-type="float" office:value="-9.7635550000000002" table:style-name="ce1">
            <text:p>-9,763555</text:p>
          </table:table-cell>
          <table:table-cell office:value-type="float" office:value="-1.1360486999999999" table:style-name="ce1">
            <text:p>-1,1360487</text:p>
          </table:table-cell>
          <table:table-cell office:value-type="float" office:value="9.8468413905566976" table:formula="of:=SQRT(([.C284]*[.C284])+([.D284]*[.D284])+([.E284]*[.E284]))" table:style-name="ce2">
            <text:p>9,85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21.55429932345924" table:formula="of:=_xll.DFT([.F284:.F641];1;[.H284];1)" table:style-name="ce1">
            <text:p>21,55429932</text:p>
          </table:table-cell>
          <table:table-cell office:value-type="float" office:value="4.1115349551088167" table:formula="of:=_xll.DFT([.F284:.F641];1;[.H284];2)" table:style-name="ce1">
            <text:p>4,111534955</text:p>
          </table:table-cell>
          <table:table-cell office:value-type="float" office:value="21.526952365229153" table:style-name="ce1">
            <text:p>21,52695237</text:p>
          </table:table-cell>
          <table:table-cell table:number-columns-repeated="16373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float" office:value="3" table:style-name="ce1">
            <text:p>3</text:p>
          </table:table-cell>
          <table:table-cell office:value-type="float" office:value="-1.614889" table:style-name="ce1">
            <text:p>-1,614889</text:p>
          </table:table-cell>
          <table:table-cell office:value-type="float" office:value="-8.5484969999999993" table:style-name="ce1">
            <text:p>-8,548497</text:p>
          </table:table-cell>
          <table:table-cell office:value-type="float" office:value="-3.4572272000000002" table:style-name="ce1">
            <text:p>-3,4572272</text:p>
          </table:table-cell>
          <table:table-cell office:value-type="float" office:value="9.3614682263921534" table:formula="of:=SQRT(([.C285]*[.C285])+([.D285]*[.D285])+([.E285]*[.E285]))" table:style-name="ce2">
            <text:p>9,36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22.344774053199405" table:formula="of:=_xll.DFT([.F285:.F642];1;[.H285];1)" table:style-name="ce1">
            <text:p>22,34477405</text:p>
          </table:table-cell>
          <table:table-cell office:value-type="float" office:value="0.21279955836851192" table:formula="of:=_xll.DFT([.F285:.F642];1;[.H285];2)" table:style-name="ce1">
            <text:p>0,212799558</text:p>
          </table:table-cell>
          <table:table-cell office:value-type="float" office:value="5.3741678922043006" table:style-name="ce1">
            <text:p>5,374167892</text:p>
          </table:table-cell>
          <table:table-cell table:number-columns-repeated="16373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float" office:value="3" table:style-name="ce1">
            <text:p>3</text:p>
          </table:table-cell>
          <table:table-cell office:value-type="float" office:value="-3.5087025000000001" table:style-name="ce1">
            <text:p>-3,5087025</text:p>
          </table:table-cell>
          <table:table-cell office:value-type="float" office:value="-10.545261" table:style-name="ce1">
            <text:p>-10,545261</text:p>
          </table:table-cell>
          <table:table-cell office:value-type="float" office:value="-1.8387469000000001" table:style-name="ce1">
            <text:p>-1,8387469</text:p>
          </table:table-cell>
          <table:table-cell office:value-type="float" office:value="11.26474646647171" table:formula="of:=SQRT(([.C286]*[.C286])+([.D286]*[.D286])+([.E286]*[.E286]))" table:style-name="ce2">
            <text:p>11,26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8.3384232466852062" table:formula="of:=_xll.DFT([.F286:.F643];1;[.H286];1)" table:style-name="ce1">
            <text:p>8,338423247</text:p>
          </table:table-cell>
          <table:table-cell office:value-type="float" office:value="4.5932900912381616" table:formula="of:=_xll.DFT([.F286:.F643];1;[.H286];2)" table:style-name="ce1">
            <text:p>4,593290091</text:p>
          </table:table-cell>
          <table:table-cell office:value-type="float" office:value="17.731531817253288" table:style-name="ce1">
            <text:p>17,73153182</text:p>
          </table:table-cell>
          <table:table-cell table:number-columns-repeated="16373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float" office:value="0.93852705000000003" table:style-name="ce1">
            <text:p>0,93852705</text:p>
          </table:table-cell>
          <table:table-cell office:value-type="float" office:value="-7.2245035" table:style-name="ce1">
            <text:p>-7,2245035</text:p>
          </table:table-cell>
          <table:table-cell office:value-type="float" office:value="9.5768064E-2" table:style-name="ce1">
            <text:p>0,095768064</text:p>
          </table:table-cell>
          <table:table-cell office:value-type="float" office:value="7.2858393728640669" table:formula="of:=SQRT(([.C287]*[.C287])+([.D287]*[.D287])+([.E287]*[.E287]))" table:style-name="ce2">
            <text:p>7,29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9.9079030875353489" table:formula="of:=_xll.DFT([.F287:.F644];1;[.H287];1)" table:style-name="ce1">
            <text:p>9,907903088</text:p>
          </table:table-cell>
          <table:table-cell office:value-type="float" office:value="1.8498074481530717" table:formula="of:=_xll.DFT([.F287:.F644];1;[.H287];2)" table:style-name="ce1">
            <text:p>1,849807448</text:p>
          </table:table-cell>
          <table:table-cell office:value-type="float" office:value="2.2323933373748823" table:style-name="ce1">
            <text:p>2,232393337</text:p>
          </table:table-cell>
          <table:table-cell table:number-columns-repeated="16373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3" table:style-name="ce1">
            <text:p>3</text:p>
          </table:table-cell>
          <table:table-cell office:value-type="float" office:value="-0.72065469999999998" table:style-name="ce1">
            <text:p>-0,7206547</text:p>
          </table:table-cell>
          <table:table-cell office:value-type="float" office:value="-11.113884000000001" table:style-name="ce1">
            <text:p>-11,113884</text:p>
          </table:table-cell>
          <table:table-cell office:value-type="float" office:value="8.2695720000000001" table:style-name="ce1">
            <text:p>8,269572</text:p>
          </table:table-cell>
          <table:table-cell office:value-type="float" office:value="13.871682732288541" table:formula="of:=SQRT(([.C288]*[.C288])+([.D288]*[.D288])+([.E288]*[.E288]))" table:style-name="ce2">
            <text:p>13,87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5.7115142361793474" table:formula="of:=_xll.DFT([.F288:.F645];1;[.H288];1)" table:style-name="ce1">
            <text:p>5,711514236</text:p>
          </table:table-cell>
          <table:table-cell office:value-type="float" office:value="0.27167528209954561" table:formula="of:=_xll.DFT([.F288:.F645];1;[.H288];2)" table:style-name="ce1">
            <text:p>0,271675282</text:p>
          </table:table-cell>
          <table:table-cell office:value-type="float" office:value="20.368755846462022" table:style-name="ce1">
            <text:p>20,36875585</text:p>
          </table:table-cell>
          <table:table-cell table:number-columns-repeated="16373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3.9923313" table:style-name="ce1">
            <text:p>3,9923313</text:p>
          </table:table-cell>
          <table:table-cell office:value-type="float" office:value="-14.128183999999999" table:style-name="ce1">
            <text:p>-14,128184</text:p>
          </table:table-cell>
          <table:table-cell office:value-type="float" office:value="-7.3777328000000004" table:style-name="ce1">
            <text:p>-7,3777328</text:p>
          </table:table-cell>
          <table:table-cell office:value-type="float" office:value="16.430923090776474" table:formula="of:=SQRT(([.C289]*[.C289])+([.D289]*[.D289])+([.E289]*[.E289]))" table:style-name="ce2">
            <text:p>16,43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2.3652685692786033" table:formula="of:=_xll.DFT([.F289:.F646];1;[.H289];1)" table:style-name="ce1">
            <text:p>2,365268569</text:p>
          </table:table-cell>
          <table:table-cell office:value-type="float" office:value="4.1336401914121774" table:formula="of:=_xll.DFT([.F289:.F646];1;[.H289];2)" table:style-name="ce1">
            <text:p>4,133640191</text:p>
          </table:table-cell>
          <table:table-cell office:value-type="float" office:value="2.5063648833621848" table:style-name="ce1">
            <text:p>2,506364883</text:p>
          </table:table-cell>
          <table:table-cell table:number-columns-repeated="16373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3" table:style-name="ce1">
            <text:p>3</text:p>
          </table:table-cell>
          <table:table-cell office:value-type="float" office:value="-1.1312603000000001" table:style-name="ce1">
            <text:p>-1,1312603</text:p>
          </table:table-cell>
          <table:table-cell office:value-type="float" office:value="-7.6015905999999998" table:style-name="ce1">
            <text:p>-7,6015906</text:p>
          </table:table-cell>
          <table:table-cell office:value-type="float" office:value="-1.1635819999999999" table:style-name="ce1">
            <text:p>-1,163582</text:p>
          </table:table-cell>
          <table:table-cell office:value-type="float" office:value="7.7728921636086294" table:formula="of:=SQRT(([.C290]*[.C290])+([.D290]*[.D290])+([.E290]*[.E290]))" table:style-name="ce2">
            <text:p>7,77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6.041482044000583" table:formula="of:=_xll.DFT([.F290:.F647];1;[.H290];1)" table:style-name="ce1">
            <text:p>6,041482044</text:p>
          </table:table-cell>
          <table:table-cell office:value-type="float" office:value="1.6275463044866554" table:formula="of:=_xll.DFT([.F290:.F647];1;[.H290];2)" table:style-name="ce1">
            <text:p>1,627546304</text:p>
          </table:table-cell>
          <table:table-cell office:value-type="float" office:value="18.131208327180534" table:style-name="ce1">
            <text:p>18,13120833</text:p>
          </table:table-cell>
          <table:table-cell table:number-columns-repeated="16373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float" office:value="3" table:style-name="ce1">
            <text:p>3</text:p>
          </table:table-cell>
          <table:table-cell office:value-type="float" office:value="-1.4712369999999999" table:style-name="ce1">
            <text:p>-1,471237</text:p>
          </table:table-cell>
          <table:table-cell office:value-type="float" office:value="-12.026075000000001" table:style-name="ce1">
            <text:p>-12,026075</text:p>
          </table:table-cell>
          <table:table-cell office:value-type="float" office:value="2.1547815000000001E-2" table:style-name="ce1">
            <text:p>0,021547815</text:p>
          </table:table-cell>
          <table:table-cell office:value-type="float" office:value="12.115753485612245" table:formula="of:=SQRT(([.C291]*[.C291])+([.D291]*[.D291])+([.E291]*[.E291]))" table:style-name="ce2">
            <text:p>12,12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7.3607313402480887" table:formula="of:=_xll.DFT([.F291:.F648];1;[.H291];1)" table:style-name="ce1">
            <text:p>7,36073134</text:p>
          </table:table-cell>
          <table:table-cell office:value-type="float" office:value="4.6196546180206965" table:formula="of:=_xll.DFT([.F291:.F648];1;[.H291];2)" table:style-name="ce1">
            <text:p>4,619654618</text:p>
          </table:table-cell>
          <table:table-cell office:value-type="float" office:value="2.165867197762628" table:style-name="ce1">
            <text:p>2,165867198</text:p>
          </table:table-cell>
          <table:table-cell table:number-columns-repeated="16373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float" office:value="3" table:style-name="ce1">
            <text:p>3</text:p>
          </table:table-cell>
          <table:table-cell office:value-type="float" office:value="2.9891608000000001" table:style-name="ce1">
            <text:p>2,9891608</text:p>
          </table:table-cell>
          <table:table-cell office:value-type="float" office:value="-10.316615000000001" table:style-name="ce1">
            <text:p>-10,316615</text:p>
          </table:table-cell>
          <table:table-cell office:value-type="float" office:value="-5.8825535999999996" table:style-name="ce1">
            <text:p>-5,8825536</text:p>
          </table:table-cell>
          <table:table-cell office:value-type="float" office:value="12.246308186688534" table:formula="of:=SQRT(([.C292]*[.C292])+([.D292]*[.D292])+([.E292]*[.E292]))" table:style-name="ce2">
            <text:p>12,25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6.2978544822145093" table:formula="of:=_xll.DFT([.F292:.F649];1;[.H292];1)" table:style-name="ce1">
            <text:p>6,297854482</text:p>
          </table:table-cell>
          <table:table-cell office:value-type="float" office:value="0.7653581455985452" table:formula="of:=_xll.DFT([.F292:.F649];1;[.H292];2)" table:style-name="ce1">
            <text:p>0,765358146</text:p>
          </table:table-cell>
          <table:table-cell office:value-type="float" office:value="18.400244183177346" table:style-name="ce1">
            <text:p>18,40024418</text:p>
          </table:table-cell>
          <table:table-cell table:number-columns-repeated="16373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float" office:value="3" table:style-name="ce1">
            <text:p>3</text:p>
          </table:table-cell>
          <table:table-cell office:value-type="float" office:value="0.93613285000000002" table:style-name="ce1">
            <text:p>0,93613285</text:p>
          </table:table-cell>
          <table:table-cell office:value-type="float" office:value="-7.4028716000000001" table:style-name="ce1">
            <text:p>-7,4028716</text:p>
          </table:table-cell>
          <table:table-cell office:value-type="float" office:value="-0.27653030000000001" table:style-name="ce1">
            <text:p>-0,2765303</text:p>
          </table:table-cell>
          <table:table-cell office:value-type="float" office:value="7.4669486167881036" table:formula="of:=SQRT(([.C293]*[.C293])+([.D293]*[.D293])+([.E293]*[.E293]))" table:style-name="ce2">
            <text:p>7,47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5.6855175818508554" table:formula="of:=_xll.DFT([.F293:.F650];1;[.H293];1)" table:style-name="ce1">
            <text:p>5,685517582</text:p>
          </table:table-cell>
          <table:table-cell office:value-type="float" office:value="0.70128855685866198" table:formula="of:=_xll.DFT([.F293:.F650];1;[.H293];2)" table:style-name="ce1">
            <text:p>0,701288557</text:p>
          </table:table-cell>
          <table:table-cell office:value-type="float" office:value="0.64254039263684026" table:style-name="ce1">
            <text:p>0,642540393</text:p>
          </table:table-cell>
          <table:table-cell table:number-columns-repeated="16373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float" office:value="3" table:style-name="ce1">
            <text:p>3</text:p>
          </table:table-cell>
          <table:table-cell office:value-type="float" office:value="-1.5897498999999999" table:style-name="ce1">
            <text:p>-1,5897499</text:p>
          </table:table-cell>
          <table:table-cell office:value-type="float" office:value="-13.801375" table:style-name="ce1">
            <text:p>-13,801375</text:p>
          </table:table-cell>
          <table:table-cell office:value-type="float" office:value="2.7892450000000002" table:style-name="ce1">
            <text:p>2,789245</text:p>
          </table:table-cell>
          <table:table-cell office:value-type="float" office:value="14.169867476628003" table:formula="of:=SQRT(([.C294]*[.C294])+([.D294]*[.D294])+([.E294]*[.E294]))" table:style-name="ce2">
            <text:p>14,17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13.228814722416383" table:formula="of:=_xll.DFT([.F294:.F651];1;[.H294];1)" table:style-name="ce1">
            <text:p>13,22881472</text:p>
          </table:table-cell>
          <table:table-cell office:value-type="float" office:value="-0.69519477774049776" table:formula="of:=_xll.DFT([.F294:.F651];1;[.H294];2)" table:style-name="ce1">
            <text:p>-0,695194778</text:p>
          </table:table-cell>
          <table:table-cell office:value-type="float" office:value="14.767225015330213" table:style-name="ce1">
            <text:p>14,76722502</text:p>
          </table:table-cell>
          <table:table-cell table:number-columns-repeated="16373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float" office:value="3" table:style-name="ce1">
            <text:p>3</text:p>
          </table:table-cell>
          <table:table-cell office:value-type="float" office:value="3.2884359999999999" table:style-name="ce1">
            <text:p>3,288436</text:p>
          </table:table-cell>
          <table:table-cell office:value-type="float" office:value="-4.8674119999999998" table:style-name="ce1">
            <text:p>-4,867412</text:p>
          </table:table-cell>
          <table:table-cell office:value-type="float" office:value="-2.8898014999999999" table:style-name="ce1">
            <text:p>-2,8898015</text:p>
          </table:table-cell>
          <table:table-cell office:value-type="float" office:value="6.5464848287643838" table:formula="of:=SQRT(([.C295]*[.C295])+([.D295]*[.D295])+([.E295]*[.E295]))" table:style-name="ce2">
            <text:p>6,55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18.138474886441848" table:formula="of:=_xll.DFT([.F295:.F652];1;[.H295];1)" table:style-name="ce1">
            <text:p>18,13847489</text:p>
          </table:table-cell>
          <table:table-cell office:value-type="float" office:value="4.6555856568571468" table:formula="of:=_xll.DFT([.F295:.F652];1;[.H295];2)" table:style-name="ce1">
            <text:p>4,655585657</text:p>
          </table:table-cell>
          <table:table-cell office:value-type="float" office:value="3.7763260273771424" table:style-name="ce1">
            <text:p>3,776326027</text:p>
          </table:table-cell>
          <table:table-cell table:number-columns-repeated="16373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float" office:value="3" table:style-name="ce1">
            <text:p>3</text:p>
          </table:table-cell>
          <table:table-cell office:value-type="float" office:value="0.27054479999999997" table:style-name="ce1">
            <text:p>0,2705448</text:p>
          </table:table-cell>
          <table:table-cell office:value-type="float" office:value="-9.2404209999999996" table:style-name="ce1">
            <text:p>-9,240421</text:p>
          </table:table-cell>
          <table:table-cell office:value-type="float" office:value="-1.6041151" table:style-name="ce1">
            <text:p>-1,6041151</text:p>
          </table:table-cell>
          <table:table-cell office:value-type="float" office:value="9.3825241806294351" table:formula="of:=SQRT(([.C296]*[.C296])+([.D296]*[.D296])+([.E296]*[.E296]))" table:style-name="ce2">
            <text:p>9,38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12.123856717988406" table:formula="of:=_xll.DFT([.F296:.F653];1;[.H296];1)" table:style-name="ce1">
            <text:p>12,12385672</text:p>
          </table:table-cell>
          <table:table-cell office:value-type="float" office:value="2.4919597370339099" table:formula="of:=_xll.DFT([.F296:.F653];1;[.H296];2)" table:style-name="ce1">
            <text:p>2,491959737</text:p>
          </table:table-cell>
          <table:table-cell office:value-type="float" office:value="18.128859408255725" table:style-name="ce1">
            <text:p>18,12885941</text:p>
          </table:table-cell>
          <table:table-cell table:number-columns-repeated="16373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float" office:value="3" table:style-name="ce1">
            <text:p>3</text:p>
          </table:table-cell>
          <table:table-cell office:value-type="float" office:value="0.13886370000000001" table:style-name="ce1">
            <text:p>0,1388637</text:p>
          </table:table-cell>
          <table:table-cell office:value-type="float" office:value="-8.77834" table:style-name="ce1">
            <text:p>-8,77834</text:p>
          </table:table-cell>
          <table:table-cell office:value-type="float" office:value="-0.37110125999999999" table:style-name="ce1">
            <text:p>-0,37110126</text:p>
          </table:table-cell>
          <table:table-cell office:value-type="float" office:value="8.787277873605186" table:formula="of:=SQRT(([.C297]*[.C297])+([.D297]*[.D297])+([.E297]*[.E297]))" table:style-name="ce2">
            <text:p>8,79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16.991650359817786" table:formula="of:=_xll.DFT([.F297:.F654];1;[.H297];1)" table:style-name="ce1">
            <text:p>16,99165036</text:p>
          </table:table-cell>
          <table:table-cell office:value-type="float" office:value="4.6692523532919967" table:formula="of:=_xll.DFT([.F297:.F654];1;[.H297];2)" table:style-name="ce1">
            <text:p>4,669252353</text:p>
          </table:table-cell>
          <table:table-cell office:value-type="float" office:value="1.931698031745279" table:style-name="ce1">
            <text:p>1,931698032</text:p>
          </table:table-cell>
          <table:table-cell table:number-columns-repeated="16373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3" table:style-name="ce1">
            <text:p>3</text:p>
          </table:table-cell>
          <table:table-cell office:value-type="float" office:value="-0.33638533999999998" table:style-name="ce1">
            <text:p>-0,33638534</text:p>
          </table:table-cell>
          <table:table-cell office:value-type="float" office:value="-9.2787284999999997" table:style-name="ce1">
            <text:p>-9,2787285</text:p>
          </table:table-cell>
          <table:table-cell office:value-type="float" office:value="-2.0159178" table:style-name="ce1">
            <text:p>-2,0159178</text:p>
          </table:table-cell>
          <table:table-cell office:value-type="float" office:value="9.5011516275678911" table:formula="of:=SQRT(([.C298]*[.C298])+([.D298]*[.D298])+([.E298]*[.E298]))" table:style-name="ce2">
            <text:p>9,50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10.28142589407185" table:formula="of:=_xll.DFT([.F298:.F655];1;[.H298];1)" table:style-name="ce1">
            <text:p>10,28142589</text:p>
          </table:table-cell>
          <table:table-cell office:value-type="float" office:value="1.685668261125187" table:formula="of:=_xll.DFT([.F298:.F655];1;[.H298];2)" table:style-name="ce1">
            <text:p>1,685668261</text:p>
          </table:table-cell>
          <table:table-cell office:value-type="float" office:value="16.431871373186208" table:style-name="ce1">
            <text:p>16,43187137</text:p>
          </table:table-cell>
          <table:table-cell table:number-columns-repeated="16373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float" office:value="3" table:style-name="ce1">
            <text:p>3</text:p>
          </table:table-cell>
          <table:table-cell office:value-type="float" office:value="-2.0661960000000001" table:style-name="ce1">
            <text:p>-2,066196</text:p>
          </table:table-cell>
          <table:table-cell office:value-type="float" office:value="-9.5313169999999996" table:style-name="ce1">
            <text:p>-9,531317</text:p>
          </table:table-cell>
          <table:table-cell office:value-type="float" office:value="1.2449848999999999" table:style-name="ce1">
            <text:p>1,2449849</text:p>
          </table:table-cell>
          <table:table-cell office:value-type="float" office:value="9.8318440318250069" table:formula="of:=SQRT(([.C299]*[.C299])+([.D299]*[.D299])+([.E299]*[.E299]))" table:style-name="ce2">
            <text:p>9,83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5.5221670879588878" table:formula="of:=_xll.DFT([.F299:.F656];1;[.H299];1)" table:style-name="ce1">
            <text:p>5,522167088</text:p>
          </table:table-cell>
          <table:table-cell office:value-type="float" office:value="-0.23369299170743132" table:formula="of:=_xll.DFT([.F299:.F656];1;[.H299];2)" table:style-name="ce1">
            <text:p>-0,233692992</text:p>
          </table:table-cell>
          <table:table-cell office:value-type="float" office:value="5.6863745099984859" table:style-name="ce1">
            <text:p>5,68637451</text:p>
          </table:table-cell>
          <table:table-cell table:number-columns-repeated="16373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office:value-type="float" office:value="-0.98760820000000005" table:style-name="ce1">
            <text:p>-0,9876082</text:p>
          </table:table-cell>
          <table:table-cell office:value-type="float" office:value="-6.7444663" table:style-name="ce1">
            <text:p>-6,7444663</text:p>
          </table:table-cell>
          <table:table-cell office:value-type="float" office:value="-6.0238113000000002" table:style-name="ce1">
            <text:p>-6,0238113</text:p>
          </table:table-cell>
          <table:table-cell office:value-type="float" office:value="9.0966751182259245" table:formula="of:=SQRT(([.C300]*[.C300])+([.D300]*[.D300])+([.E300]*[.E300]))" table:style-name="ce2">
            <text:p>9,10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14.202750360519746" table:formula="of:=_xll.DFT([.F300:.F657];1;[.H300];1)" table:style-name="ce1">
            <text:p>14,20275036</text:p>
          </table:table-cell>
          <table:table-cell office:value-type="float" office:value="4.1503240090932465" table:formula="of:=_xll.DFT([.F300:.F657];1;[.H300];2)" table:style-name="ce1">
            <text:p>4,150324009</text:p>
          </table:table-cell>
          <table:table-cell office:value-type="float" office:value="19.675157939008152" table:style-name="ce1">
            <text:p>19,67515794</text:p>
          </table:table-cell>
          <table:table-cell table:number-columns-repeated="16373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float" office:value="3.0681696000000001" table:style-name="ce1">
            <text:p>3,0681696</text:p>
          </table:table-cell>
          <table:table-cell office:value-type="float" office:value="-11.358093" table:style-name="ce1">
            <text:p>-11,358093</text:p>
          </table:table-cell>
          <table:table-cell office:value-type="float" office:value="3.8259344" table:style-name="ce1">
            <text:p>3,8259344</text:p>
          </table:table-cell>
          <table:table-cell office:value-type="float" office:value="12.371649660579488" table:formula="of:=SQRT(([.C301]*[.C301])+([.D301]*[.D301])+([.E301]*[.E301]))" table:style-name="ce2">
            <text:p>12,37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6.4702767325827111" table:formula="of:=_xll.DFT([.F301:.F658];1;[.H301];1)" table:style-name="ce1">
            <text:p>6,470276733</text:p>
          </table:table-cell>
          <table:table-cell office:value-type="float" office:value="1.2015551976671366" table:formula="of:=_xll.DFT([.F301:.F658];1;[.H301];2)" table:style-name="ce1">
            <text:p>1,201555198</text:p>
          </table:table-cell>
          <table:table-cell office:value-type="float" office:value="-0.94931969513767711" table:style-name="ce1">
            <text:p>-0,949319695</text:p>
          </table:table-cell>
          <table:table-cell table:number-columns-repeated="16373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style-name="ce1">
            <text:p>3</text:p>
          </table:table-cell>
          <table:table-cell office:value-type="float" office:value="-1.1252747999999999" table:style-name="ce1">
            <text:p>-1,1252748</text:p>
          </table:table-cell>
          <table:table-cell office:value-type="float" office:value="-7.4926542999999999" table:style-name="ce1">
            <text:p>-7,4926543</text:p>
          </table:table-cell>
          <table:table-cell office:value-type="float" office:value="-4.3478703000000003" table:style-name="ce1">
            <text:p>-4,3478703</text:p>
          </table:table-cell>
          <table:table-cell office:value-type="float" office:value="8.7355645484676963" table:formula="of:=SQRT(([.C302]*[.C302])+([.D302]*[.D302])+([.E302]*[.E302]))" table:style-name="ce2">
            <text:p>8,74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1.5790531730145654" table:formula="of:=_xll.DFT([.F302:.F659];1;[.H302];1)" table:style-name="ce1">
            <text:p>1,579053173</text:p>
          </table:table-cell>
          <table:table-cell office:value-type="float" office:value="-0.24082188290396606" table:formula="of:=_xll.DFT([.F302:.F659];1;[.H302];2)" table:style-name="ce1">
            <text:p>-0,240821883</text:p>
          </table:table-cell>
          <table:table-cell office:value-type="float" office:value="21.045684304279586" table:style-name="ce1">
            <text:p>21,0456843</text:p>
          </table:table-cell>
          <table:table-cell table:number-columns-repeated="16373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float" office:value="3" table:style-name="ce1">
            <text:p>3</text:p>
          </table:table-cell>
          <table:table-cell office:value-type="float" office:value="-1.9716251" table:style-name="ce1">
            <text:p>-1,9716251</text:p>
          </table:table-cell>
          <table:table-cell office:value-type="float" office:value="-8.723274" table:style-name="ce1">
            <text:p>-8,723274</text:p>
          </table:table-cell>
          <table:table-cell office:value-type="float" office:value="-7.3861119999999998" table:style-name="ce1">
            <text:p>-7,386112</text:p>
          </table:table-cell>
          <table:table-cell office:value-type="float" office:value="11.599028635647471" table:formula="of:=SQRT(([.C303]*[.C303])+([.D303]*[.D303])+([.E303]*[.E303]))" table:style-name="ce2">
            <text:p>11,6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7.8857002771404252" table:formula="of:=_xll.DFT([.F303:.F660];1;[.H303];1)" table:style-name="ce1">
            <text:p>7,885700277</text:p>
          </table:table-cell>
          <table:table-cell office:value-type="float" office:value="-1.1963874535167998" table:formula="of:=_xll.DFT([.F303:.F660];1;[.H303];2)" table:style-name="ce1">
            <text:p>-1,196387454</text:p>
          </table:table-cell>
          <table:table-cell office:value-type="float" office:value="1.9689316968338657" table:style-name="ce1">
            <text:p>1,968931697</text:p>
          </table:table-cell>
          <table:table-cell table:number-columns-repeated="16373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float" office:value="3" table:style-name="ce1">
            <text:p>3</text:p>
          </table:table-cell>
          <table:table-cell office:value-type="float" office:value="-0.43694179999999999" table:style-name="ce1">
            <text:p>-0,4369418</text:p>
          </table:table-cell>
          <table:table-cell office:value-type="float" office:value="-10.649409" table:style-name="ce1">
            <text:p>-10,649409</text:p>
          </table:table-cell>
          <table:table-cell office:value-type="float" office:value="-0.60214173999999998" table:style-name="ce1">
            <text:p>-0,60214174</text:p>
          </table:table-cell>
          <table:table-cell office:value-type="float" office:value="10.675364390076737" table:formula="of:=SQRT(([.C304]*[.C304])+([.D304]*[.D304])+([.E304]*[.E304]))" table:style-name="ce2">
            <text:p>10,68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9.176362317100494" table:formula="of:=_xll.DFT([.F304:.F661];1;[.H304];1)" table:style-name="ce1">
            <text:p>19,17636232</text:p>
          </table:table-cell>
          <table:table-cell office:value-type="float" office:value="4.468044664987465" table:formula="of:=_xll.DFT([.F304:.F661];1;[.H304];2)" table:style-name="ce1">
            <text:p>4,468044665</text:p>
          </table:table-cell>
          <table:table-cell office:value-type="float" office:value="16.323620447600657" table:style-name="ce1">
            <text:p>16,32362045</text:p>
          </table:table-cell>
          <table:table-cell table:number-columns-repeated="16373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float" office:value="3" table:style-name="ce1">
            <text:p>3</text:p>
          </table:table-cell>
          <table:table-cell office:value-type="float" office:value="-1.7322048999999999" table:style-name="ce1">
            <text:p>-1,7322049</text:p>
          </table:table-cell>
          <table:table-cell office:value-type="float" office:value="-6.4248405000000002" table:style-name="ce1">
            <text:p>-6,4248405</text:p>
          </table:table-cell>
          <table:table-cell office:value-type="float" office:value="-9.5720189999999992" table:style-name="ce1">
            <text:p>-9,572019</text:p>
          </table:table-cell>
          <table:table-cell office:value-type="float" office:value="11.657729496020451" table:formula="of:=SQRT(([.C305]*[.C305])+([.D305]*[.D305])+([.E305]*[.E305]))" table:style-name="ce2">
            <text:p>11,66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2.5507394618287216" table:formula="of:=_xll.DFT([.F305:.F662];1;[.H305];1)" table:style-name="ce1">
            <text:p>2,550739462</text:p>
          </table:table-cell>
          <table:table-cell office:value-type="float" office:value="1.3659546673963303" table:formula="of:=_xll.DFT([.F305:.F662];1;[.H305];2)" table:style-name="ce1">
            <text:p>1,365954667</text:p>
          </table:table-cell>
          <table:table-cell office:value-type="float" office:value="1.8274868402403219" table:style-name="ce1">
            <text:p>1,82748684</text:p>
          </table:table-cell>
          <table:table-cell table:number-columns-repeated="16373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float" office:value="3" table:style-name="ce1">
            <text:p>3</text:p>
          </table:table-cell>
          <table:table-cell office:value-type="float" office:value="-1.780089" table:style-name="ce1">
            <text:p>-1,780089</text:p>
          </table:table-cell>
          <table:table-cell office:value-type="float" office:value="-10.226832" table:style-name="ce1">
            <text:p>-10,226832</text:p>
          </table:table-cell>
          <table:table-cell office:value-type="float" office:value="-1.2378023" table:style-name="ce1">
            <text:p>-1,2378023</text:p>
          </table:table-cell>
          <table:table-cell office:value-type="float" office:value="10.454136221516835" table:formula="of:=SQRT(([.C306]*[.C306])+([.D306]*[.D306])+([.E306]*[.E306]))" table:style-name="ce2">
            <text:p>10,45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6.2380839974945115" table:formula="of:=_xll.DFT([.F306:.F663];1;[.H306];1)" table:style-name="ce1">
            <text:p>6,238083997</text:p>
          </table:table-cell>
          <table:table-cell office:value-type="float" office:value="2.4306815284516752" table:formula="of:=_xll.DFT([.F306:.F663];1;[.H306];2)" table:style-name="ce1">
            <text:p>2,430681528</text:p>
          </table:table-cell>
          <table:table-cell office:value-type="float" office:value="21.047525181570478" table:style-name="ce1">
            <text:p>21,04752518</text:p>
          </table:table-cell>
          <table:table-cell table:number-columns-repeated="16373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float" office:value="3" table:style-name="ce1">
            <text:p>3</text:p>
          </table:table-cell>
          <table:table-cell office:value-type="float" office:value="-4.4699745000000002" table:style-name="ce1">
            <text:p>-4,4699745</text:p>
          </table:table-cell>
          <table:table-cell office:value-type="float" office:value="-10.424355" table:style-name="ce1">
            <text:p>-10,424355</text:p>
          </table:table-cell>
          <table:table-cell office:value-type="float" office:value="-0.41419689999999998" table:style-name="ce1">
            <text:p>-0,4141969</text:p>
          </table:table-cell>
          <table:table-cell office:value-type="float" office:value="11.349863799563625" table:formula="of:=SQRT(([.C307]*[.C307])+([.D307]*[.D307])+([.E307]*[.E307]))" table:style-name="ce2">
            <text:p>11,35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11.548425500882141" table:formula="of:=_xll.DFT([.F307:.F664];1;[.H307];1)" table:style-name="ce1">
            <text:p>11,5484255</text:p>
          </table:table-cell>
          <table:table-cell office:value-type="float" office:value="-0.72769283266476759" table:formula="of:=_xll.DFT([.F307:.F664];1;[.H307];2)" table:style-name="ce1">
            <text:p>-0,727692833</text:p>
          </table:table-cell>
          <table:table-cell office:value-type="float" office:value="-0.54321194038320397" table:style-name="ce1">
            <text:p>-0,54321194</text:p>
          </table:table-cell>
          <table:table-cell table:number-columns-repeated="16373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-4.4879312999999996" table:style-name="ce1">
            <text:p>-4,4879313</text:p>
          </table:table-cell>
          <table:table-cell office:value-type="float" office:value="-6.4511766000000001" table:style-name="ce1">
            <text:p>-6,4511766</text:p>
          </table:table-cell>
          <table:table-cell office:value-type="float" office:value="-3.5553895999999998" table:style-name="ce1">
            <text:p>-3,5553896</text:p>
          </table:table-cell>
          <table:table-cell office:value-type="float" office:value="8.6255435820413897" table:formula="of:=SQRT(([.C308]*[.C308])+([.D308]*[.D308])+([.E308]*[.E308]))" table:style-name="ce2">
            <text:p>8,63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2.0632945011822734" table:formula="of:=_xll.DFT([.F308:.F665];1;[.H308];1)" table:style-name="ce1">
            <text:p>2,063294501</text:p>
          </table:table-cell>
          <table:table-cell office:value-type="float" office:value="-0.35152087476168914" table:formula="of:=_xll.DFT([.F308:.F665];1;[.H308];2)" table:style-name="ce1">
            <text:p>-0,351520875</text:p>
          </table:table-cell>
          <table:table-cell office:value-type="float" office:value="19.794740407925801" table:style-name="ce1">
            <text:p>19,79474041</text:p>
          </table:table-cell>
          <table:table-cell table:number-columns-repeated="16373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float" office:value="3" table:style-name="ce1">
            <text:p>3</text:p>
          </table:table-cell>
          <table:table-cell office:value-type="float" office:value="-6.3817449999999996" table:style-name="ce1">
            <text:p>-6,381745</text:p>
          </table:table-cell>
          <table:table-cell office:value-type="float" office:value="-5.401319" table:style-name="ce1">
            <text:p>-5,401319</text:p>
          </table:table-cell>
          <table:table-cell office:value-type="float" office:value="-6.7755910000000004" table:style-name="ce1">
            <text:p>-6,775591</text:p>
          </table:table-cell>
          <table:table-cell office:value-type="float" office:value="10.761484543689452" table:formula="of:=SQRT(([.C309]*[.C309])+([.D309]*[.D309])+([.E309]*[.E309]))" table:style-name="ce2">
            <text:p>10,76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5.3336836186529348" table:formula="of:=_xll.DFT([.F309:.F666];1;[.H309];1)" table:style-name="ce1">
            <text:p>5,333683619</text:p>
          </table:table-cell>
          <table:table-cell office:value-type="float" office:value="1.8358924941936332" table:formula="of:=_xll.DFT([.F309:.F666];1;[.H309];2)" table:style-name="ce1">
            <text:p>1,835892494</text:p>
          </table:table-cell>
          <table:table-cell office:value-type="float" office:value="2.9542066919680185" table:style-name="ce1">
            <text:p>2,954206692</text:p>
          </table:table-cell>
          <table:table-cell table:number-columns-repeated="16373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float" office:value="3" table:style-name="ce1">
            <text:p>3</text:p>
          </table:table-cell>
          <table:table-cell office:value-type="float" office:value="-3.0633810000000001" table:style-name="ce1">
            <text:p>-3,063381</text:p>
          </table:table-cell>
          <table:table-cell office:value-type="float" office:value="-6.8474170000000001" table:style-name="ce1">
            <text:p>-6,847417</text:p>
          </table:table-cell>
          <table:table-cell office:value-type="float" office:value="-2.0446482000000001" table:style-name="ce1">
            <text:p>-2,0446482</text:p>
          </table:table-cell>
          <table:table-cell office:value-type="float" office:value="7.775089001729385" table:formula="of:=SQRT(([.C310]*[.C310])+([.D310]*[.D310])+([.E310]*[.E310]))" table:style-name="ce2">
            <text:p>7,78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7.2201998038631192" table:formula="of:=_xll.DFT([.F310:.F667];1;[.H310];1)" table:style-name="ce1">
            <text:p>7,220199804</text:p>
          </table:table-cell>
          <table:table-cell office:value-type="float" office:value="0.31943951307911383" table:formula="of:=_xll.DFT([.F310:.F667];1;[.H310];2)" table:style-name="ce1">
            <text:p>0,319439513</text:p>
          </table:table-cell>
          <table:table-cell office:value-type="float" office:value="18.377902027292883" table:style-name="ce1">
            <text:p>18,37790203</text:p>
          </table:table-cell>
          <table:table-cell table:number-columns-repeated="16373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float" office:value="3" table:style-name="ce1">
            <text:p>3</text:p>
          </table:table-cell>
          <table:table-cell office:value-type="float" office:value="-4.4771570000000001" table:style-name="ce1">
            <text:p>-4,477157</text:p>
          </table:table-cell>
          <table:table-cell office:value-type="float" office:value="-6.9551559999999997" table:style-name="ce1">
            <text:p>-6,955156</text:p>
          </table:table-cell>
          <table:table-cell office:value-type="float" office:value="6.0920462999999998" table:style-name="ce1">
            <text:p>6,0920463</text:p>
          </table:table-cell>
          <table:table-cell office:value-type="float" office:value="10.272884595298864" table:formula="of:=SQRT(([.C311]*[.C311])+([.D311]*[.D311])+([.E311]*[.E311]))" table:style-name="ce2">
            <text:p>10,27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4.2282909226344971" table:formula="of:=_xll.DFT([.F311:.F668];1;[.H311];1)" table:style-name="ce1">
            <text:p>4,228290923</text:p>
          </table:table-cell>
          <table:table-cell office:value-type="float" office:value="2.9065595994387174" table:formula="of:=_xll.DFT([.F311:.F668];1;[.H311];2)" table:style-name="ce1">
            <text:p>2,906559599</text:p>
          </table:table-cell>
          <table:table-cell office:value-type="float" office:value="0.60974371255001525" table:style-name="ce1">
            <text:p>0,609743713</text:p>
          </table:table-cell>
          <table:table-cell table:number-columns-repeated="16373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-3.7756560000000001" table:style-name="ce1">
            <text:p>-3,775656</text:p>
          </table:table-cell>
          <table:table-cell office:value-type="float" office:value="-8.3976620000000004" table:style-name="ce1">
            <text:p>-8,397662</text:p>
          </table:table-cell>
          <table:table-cell office:value-type="float" office:value="8.6706020000000006" table:style-name="ce1">
            <text:p>8,670602</text:p>
          </table:table-cell>
          <table:table-cell office:value-type="float" office:value="12.647357207692998" table:formula="of:=SQRT(([.C312]*[.C312])+([.D312]*[.D312])+([.E312]*[.E312]))" table:style-name="ce2">
            <text:p>12,65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16.54423576459109" table:formula="of:=_xll.DFT([.F312:.F669];1;[.H312];1)" table:style-name="ce1">
            <text:p>16,54423576</text:p>
          </table:table-cell>
          <table:table-cell office:value-type="float" office:value="2.1873923620115696" table:formula="of:=_xll.DFT([.F312:.F669];1;[.H312];2)" table:style-name="ce1">
            <text:p>2,187392362</text:p>
          </table:table-cell>
          <table:table-cell office:value-type="float" office:value="19.159305824557073" table:style-name="ce1">
            <text:p>19,15930582</text:p>
          </table:table-cell>
          <table:table-cell table:number-columns-repeated="16373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float" office:value="3" table:style-name="ce1">
            <text:p>3</text:p>
          </table:table-cell>
          <table:table-cell office:value-type="float" office:value="-4.2161894000000002" table:style-name="ce1">
            <text:p>-4,2161894</text:p>
          </table:table-cell>
          <table:table-cell office:value-type="float" office:value="-2.9185319999999999" table:style-name="ce1">
            <text:p>-2,918532</text:p>
          </table:table-cell>
          <table:table-cell office:value-type="float" office:value="6.6522893999999999" table:style-name="ce1">
            <text:p>6,6522894</text:p>
          </table:table-cell>
          <table:table-cell office:value-type="float" office:value="8.3992283189022032" table:formula="of:=SQRT(([.C313]*[.C313])+([.D313]*[.D313])+([.E313]*[.E313]))" table:style-name="ce2">
            <text:p>8,40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1.2858371487687166" table:formula="of:=_xll.DFT([.F313:.F670];1;[.H313];1)" table:style-name="ce1">
            <text:p>1,285837149</text:p>
          </table:table-cell>
          <table:table-cell office:value-type="float" office:value="3.9340579351698004" table:formula="of:=_xll.DFT([.F313:.F670];1;[.H313];2)" table:style-name="ce1">
            <text:p>3,934057935</text:p>
          </table:table-cell>
          <table:table-cell office:value-type="float" office:value="1.3527082829132977" table:style-name="ce1">
            <text:p>1,352708283</text:p>
          </table:table-cell>
          <table:table-cell table:number-columns-repeated="16373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float" office:value="3" table:style-name="ce1">
            <text:p>3</text:p>
          </table:table-cell>
          <table:table-cell office:value-type="float" office:value="1.7334020000000001" table:style-name="ce1">
            <text:p>1,733402</text:p>
          </table:table-cell>
          <table:table-cell office:value-type="float" office:value="-1.9045875000000001" table:style-name="ce1">
            <text:p>-1,9045875</text:p>
          </table:table-cell>
          <table:table-cell office:value-type="float" office:value="11.235989" table:style-name="ce1">
            <text:p>11,235989</text:p>
          </table:table-cell>
          <table:table-cell office:value-type="float" office:value="11.527340753481752" table:formula="of:=SQRT(([.C314]*[.C314])+([.D314]*[.D314])+([.E314]*[.E314]))" table:style-name="ce2">
            <text:p>11,53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3.7825884611387401" table:formula="of:=_xll.DFT([.F314:.F671];1;[.H314];1)" table:style-name="ce1">
            <text:p>3,782588461</text:p>
          </table:table-cell>
          <table:table-cell office:value-type="float" office:value="3.9134852946779901" table:formula="of:=_xll.DFT([.F314:.F671];1;[.H314];2)" table:style-name="ce1">
            <text:p>3,913485295</text:p>
          </table:table-cell>
          <table:table-cell office:value-type="float" office:value="19.291620662573465" table:style-name="ce1">
            <text:p>19,29162066</text:p>
          </table:table-cell>
          <table:table-cell table:number-columns-repeated="16373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office:value-type="float" office:value="3.8199489999999998" table:style-name="ce1">
            <text:p>3,819949</text:p>
          </table:table-cell>
          <table:table-cell office:value-type="float" office:value="-1.0594342999999999" table:style-name="ce1">
            <text:p>-1,0594343</text:p>
          </table:table-cell>
          <table:table-cell office:value-type="float" office:value="9.8389720000000001" table:style-name="ce1">
            <text:p>9,838972</text:p>
          </table:table-cell>
          <table:table-cell office:value-type="float" office:value="10.607534181674904" table:formula="of:=SQRT(([.C315]*[.C315])+([.D315]*[.D315])+([.E315]*[.E315]))" table:style-name="ce2">
            <text:p>10,61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9.1343505687175544" table:formula="of:=_xll.DFT([.F315:.F672];1;[.H315];1)" table:style-name="ce1">
            <text:p>9,134350569</text:p>
          </table:table-cell>
          <table:table-cell office:value-type="float" office:value="1.3740903013812868" table:formula="of:=_xll.DFT([.F315:.F672];1;[.H315];2)" table:style-name="ce1">
            <text:p>1,374090301</text:p>
          </table:table-cell>
          <table:table-cell office:value-type="float" office:value="0.8675841144014439" table:style-name="ce1">
            <text:p>0,867584114</text:p>
          </table:table-cell>
          <table:table-cell table:number-columns-repeated="16373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5.3175220000000003" table:style-name="ce1">
            <text:p>5,317522</text:p>
          </table:table-cell>
          <table:table-cell office:value-type="float" office:value="-2.3271639999999998" table:style-name="ce1">
            <text:p>-2,327164</text:p>
          </table:table-cell>
          <table:table-cell office:value-type="float" office:value="7.5561004000000001" table:style-name="ce1">
            <text:p>7,5561004</text:p>
          </table:table-cell>
          <table:table-cell office:value-type="float" office:value="9.5281890072699635" table:formula="of:=SQRT(([.C316]*[.C316])+([.D316]*[.D316])+([.E316]*[.E316]))" table:style-name="ce2">
            <text:p>9,53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2.9480538591510905" table:formula="of:=_xll.DFT([.F316:.F673];1;[.H316];1)" table:style-name="ce1">
            <text:p>2,948053859</text:p>
          </table:table-cell>
          <table:table-cell office:value-type="float" office:value="3.8802475589864418" table:formula="of:=_xll.DFT([.F316:.F673];1;[.H316];2)" table:style-name="ce1">
            <text:p>3,880247559</text:p>
          </table:table-cell>
          <table:table-cell office:value-type="float" office:value="18.664557886288893" table:style-name="ce1">
            <text:p>18,66455789</text:p>
          </table:table-cell>
          <table:table-cell table:number-columns-repeated="16373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float" office:value="3" table:style-name="ce1">
            <text:p>3</text:p>
          </table:table-cell>
          <table:table-cell office:value-type="float" office:value="3.0406360000000001" table:style-name="ce1">
            <text:p>3,040636</text:p>
          </table:table-cell>
          <table:table-cell office:value-type="float" office:value="-2.0446482000000001" table:style-name="ce1">
            <text:p>-2,0446482</text:p>
          </table:table-cell>
          <table:table-cell office:value-type="float" office:value="8.8118590000000001" table:style-name="ce1">
            <text:p>8,811859</text:p>
          </table:table-cell>
          <table:table-cell office:value-type="float" office:value="9.5433176926129963" table:formula="of:=SQRT(([.C317]*[.C317])+([.D317]*[.D317])+([.E317]*[.E317]))" table:style-name="ce2">
            <text:p>9,54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10.356575348023737" table:formula="of:=_xll.DFT([.F317:.F674];1;[.H317];1)" table:style-name="ce1">
            <text:p>10,35657535</text:p>
          </table:table-cell>
          <table:table-cell office:value-type="float" office:value="3.1917913542740748" table:formula="of:=_xll.DFT([.F317:.F674];1;[.H317];2)" table:style-name="ce1">
            <text:p>3,191791354</text:p>
          </table:table-cell>
          <table:table-cell office:value-type="float" office:value="0.83134294374566575" table:style-name="ce1">
            <text:p>0,831342944</text:p>
          </table:table-cell>
          <table:table-cell table:number-columns-repeated="16373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3" table:style-name="ce1">
            <text:p>3</text:p>
          </table:table-cell>
          <table:table-cell office:value-type="float" office:value="3.0274679999999998" table:style-name="ce1">
            <text:p>3,027468</text:p>
          </table:table-cell>
          <table:table-cell office:value-type="float" office:value="-0.29089549999999997" table:style-name="ce1">
            <text:p>-0,2908955</text:p>
          </table:table-cell>
          <table:table-cell office:value-type="float" office:value="8.1390890000000002" table:style-name="ce1">
            <text:p>8,139089</text:p>
          </table:table-cell>
          <table:table-cell office:value-type="float" office:value="8.6887831387867696" table:formula="of:=SQRT(([.C318]*[.C318])+([.D318]*[.D318])+([.E318]*[.E318]))" table:style-name="ce2">
            <text:p>8,69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4.0067494122998966" table:formula="of:=_xll.DFT([.F318:.F675];1;[.H318];1)" table:style-name="ce1">
            <text:p>4,006749412</text:p>
          </table:table-cell>
          <table:table-cell office:value-type="float" office:value="0.95281825859409208" table:formula="of:=_xll.DFT([.F318:.F675];1;[.H318];2)" table:style-name="ce1">
            <text:p>0,952818259</text:p>
          </table:table-cell>
          <table:table-cell office:value-type="float" office:value="21.164670335149477" table:style-name="ce1">
            <text:p>21,16467034</text:p>
          </table:table-cell>
          <table:table-cell table:number-columns-repeated="16373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float" office:value="3" table:style-name="ce1">
            <text:p>3</text:p>
          </table:table-cell>
          <table:table-cell office:value-type="float" office:value="1.6531962" table:style-name="ce1">
            <text:p>1,6531962</text:p>
          </table:table-cell>
          <table:table-cell office:value-type="float" office:value="-1.6627730999999999" table:style-name="ce1">
            <text:p>-1,6627731</text:p>
          </table:table-cell>
          <table:table-cell office:value-type="float" office:value="9.0608559999999994" table:style-name="ce1">
            <text:p>9,060856</text:p>
          </table:table-cell>
          <table:table-cell office:value-type="float" office:value="9.3593260179627276" table:formula="of:=SQRT(([.C319]*[.C319])+([.D319]*[.D319])+([.E319]*[.E319]))" table:style-name="ce2">
            <text:p>9,36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6.777160360843709" table:formula="of:=_xll.DFT([.F319:.F676];1;[.H319];1)" table:style-name="ce1">
            <text:p>6,777160361</text:p>
          </table:table-cell>
          <table:table-cell office:value-type="float" office:value="-1.5107985175552905" table:formula="of:=_xll.DFT([.F319:.F676];1;[.H319];2)" table:style-name="ce1">
            <text:p>-1,510798518</text:p>
          </table:table-cell>
          <table:table-cell office:value-type="float" office:value="-0.31661836143224653" table:style-name="ce1">
            <text:p>-0,316618361</text:p>
          </table:table-cell>
          <table:table-cell table:number-columns-repeated="16373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3" table:style-name="ce1">
            <text:p>3</text:p>
          </table:table-cell>
          <table:table-cell office:value-type="float" office:value="0.94690675000000002" table:style-name="ce1">
            <text:p>0,94690675</text:p>
          </table:table-cell>
          <table:table-cell office:value-type="float" office:value="-1.0127473" table:style-name="ce1">
            <text:p>-1,0127473</text:p>
          </table:table-cell>
          <table:table-cell office:value-type="float" office:value="10.092757000000001" table:style-name="ce1">
            <text:p>10,092757</text:p>
          </table:table-cell>
          <table:table-cell office:value-type="float" office:value="10.187543047658835" table:formula="of:=SQRT(([.C320]*[.C320])+([.D320]*[.D320])+([.E320]*[.E320]))" table:style-name="ce2">
            <text:p>10,19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9.572729987562159" table:formula="of:=_xll.DFT([.F320:.F677];1;[.H320];1)" table:style-name="ce1">
            <text:p>9,572729988</text:p>
          </table:table-cell>
          <table:table-cell office:value-type="float" office:value="4.0911885579844673" table:formula="of:=_xll.DFT([.F320:.F677];1;[.H320];2)" table:style-name="ce1">
            <text:p>4,091188558</text:p>
          </table:table-cell>
          <table:table-cell office:value-type="float" office:value="14.816832560429612" table:style-name="ce1">
            <text:p>14,81683256</text:p>
          </table:table-cell>
          <table:table-cell table:number-columns-repeated="16373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float" office:value="3" table:style-name="ce1">
            <text:p>3</text:p>
          </table:table-cell>
          <table:table-cell office:value-type="float" office:value="-0.73980829999999997" table:style-name="ce1">
            <text:p>-0,7398083</text:p>
          </table:table-cell>
          <table:table-cell office:value-type="float" office:value="0.55545480000000003" table:style-name="ce1">
            <text:p>0,5554548</text:p>
          </table:table-cell>
          <table:table-cell office:value-type="float" office:value="10.86369" table:style-name="ce1">
            <text:p>10,86369</text:p>
          </table:table-cell>
          <table:table-cell office:value-type="float" office:value="10.903009069595967" table:formula="of:=SQRT(([.C321]*[.C321])+([.D321]*[.D321])+([.E321]*[.E321]))" table:style-name="ce2">
            <text:p>10,90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3.1794027711180481" table:formula="of:=_xll.DFT([.F321:.F678];1;[.H321];1)" table:style-name="ce1">
            <text:p>3,179402771</text:p>
          </table:table-cell>
          <table:table-cell office:value-type="float" office:value="3.2702708634887254" table:formula="of:=_xll.DFT([.F321:.F678];1;[.H321];2)" table:style-name="ce1">
            <text:p>3,270270863</text:p>
          </table:table-cell>
          <table:table-cell office:value-type="float" office:value="-0.92438421748859967" table:style-name="ce1">
            <text:p>-0,924384217</text:p>
          </table:table-cell>
          <table:table-cell table:number-columns-repeated="16373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float" office:value="-0.36511576000000001" table:style-name="ce1">
            <text:p>-0,36511576</text:p>
          </table:table-cell>
          <table:table-cell office:value-type="float" office:value="1.0247183" table:style-name="ce1">
            <text:p>1,0247183</text:p>
          </table:table-cell>
          <table:table-cell office:value-type="float" office:value="6.9671269999999996" table:style-name="ce1">
            <text:p>6,967127</text:p>
          </table:table-cell>
          <table:table-cell office:value-type="float" office:value="7.0515399556894138" table:formula="of:=SQRT(([.C322]*[.C322])+([.D322]*[.D322])+([.E322]*[.E322]))" table:style-name="ce2">
            <text:p>7,05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8.0457966251722581" table:formula="of:=_xll.DFT([.F322:.F679];1;[.H322];1)" table:style-name="ce1">
            <text:p>8,045796625</text:p>
          </table:table-cell>
          <table:table-cell office:value-type="float" office:value="-0.4301600342157289" table:formula="of:=_xll.DFT([.F322:.F679];1;[.H322];2)" table:style-name="ce1">
            <text:p>-0,430160034</text:p>
          </table:table-cell>
          <table:table-cell office:value-type="float" office:value="20.357657352534662" table:style-name="ce1">
            <text:p>20,35765735</text:p>
          </table:table-cell>
          <table:table-cell table:number-columns-repeated="16373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float" office:value="3" table:style-name="ce1">
            <text:p>3</text:p>
          </table:table-cell>
          <table:table-cell office:value-type="float" office:value="-0.70988079999999998" table:style-name="ce1">
            <text:p>-0,7098808</text:p>
          </table:table-cell>
          <table:table-cell office:value-type="float" office:value="1.4987702000000001" table:style-name="ce1">
            <text:p>1,4987702</text:p>
          </table:table-cell>
          <table:table-cell office:value-type="float" office:value="9.4235779999999991" table:style-name="ce1">
            <text:p>9,423578</text:p>
          </table:table-cell>
          <table:table-cell office:value-type="float" office:value="9.5683888499945837" table:formula="of:=SQRT(([.C323]*[.C323])+([.D323]*[.D323])+([.E323]*[.E323]))" table:style-name="ce2">
            <text:p>9,57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14.961000730262848" table:formula="of:=_xll.DFT([.F323:.F680];1;[.H323];1)" table:style-name="ce1">
            <text:p>14,96100073</text:p>
          </table:table-cell>
          <table:table-cell office:value-type="float" office:value="4.0445314161861354" table:formula="of:=_xll.DFT([.F323:.F680];1;[.H323];2)" table:style-name="ce1">
            <text:p>4,044531416</text:p>
          </table:table-cell>
          <table:table-cell office:value-type="float" office:value="8.2026318998911461E-3" table:style-name="ce1">
            <text:p>0,008202632</text:p>
          </table:table-cell>
          <table:table-cell table:number-columns-repeated="16373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3" table:style-name="ce1">
            <text:p>3</text:p>
          </table:table-cell>
          <table:table-cell office:value-type="float" office:value="-1.8926164000000001" table:style-name="ce1">
            <text:p>-1,8926164</text:p>
          </table:table-cell>
          <table:table-cell office:value-type="float" office:value="0.96486329999999998" table:style-name="ce1">
            <text:p>0,9648633</text:p>
          </table:table-cell>
          <table:table-cell office:value-type="float" office:value="8.5951839999999997" table:style-name="ce1">
            <text:p>8,595184</text:p>
          </table:table-cell>
          <table:table-cell office:value-type="float" office:value="8.8538209841340159" table:formula="of:=SQRT(([.C324]*[.C324])+([.D324]*[.D324])+([.E324]*[.E324]))" table:style-name="ce2">
            <text:p>8,85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1.7484920802096815" table:formula="of:=_xll.DFT([.F324:.F681];1;[.H324];1)" table:style-name="ce1">
            <text:p>1,74849208</text:p>
          </table:table-cell>
          <table:table-cell office:value-type="float" office:value="0.51911365529046982" table:formula="of:=_xll.DFT([.F324:.F681];1;[.H324];2)" table:style-name="ce1">
            <text:p>0,519113655</text:p>
          </table:table-cell>
          <table:table-cell office:value-type="float" office:value="18.996047345485611" table:style-name="ce1">
            <text:p>18,99604735</text:p>
          </table:table-cell>
          <table:table-cell table:number-columns-repeated="16373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float" office:value="3" table:style-name="ce1">
            <text:p>3</text:p>
          </table:table-cell>
          <table:table-cell office:value-type="float" office:value="-4.3550529999999998" table:style-name="ce1">
            <text:p>-4,355053</text:p>
          </table:table-cell>
          <table:table-cell office:value-type="float" office:value="1.2042835000000001" table:style-name="ce1">
            <text:p>1,2042835</text:p>
          </table:table-cell>
          <table:table-cell office:value-type="float" office:value="4.9428295999999996" table:style-name="ce1">
            <text:p>4,9428296</text:p>
          </table:table-cell>
          <table:table-cell office:value-type="float" office:value="6.6968910574846143" table:formula="of:=SQRT(([.C325]*[.C325])+([.D325]*[.D325])+([.E325]*[.E325]))" table:style-name="ce2">
            <text:p>6,70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1.1278219832380119" table:formula="of:=_xll.DFT([.F325:.F682];1;[.H325];1)" table:style-name="ce1">
            <text:p>1,127821983</text:p>
          </table:table-cell>
          <table:table-cell office:value-type="float" office:value="1.9719413209228738" table:formula="of:=_xll.DFT([.F325:.F682];1;[.H325];2)" table:style-name="ce1">
            <text:p>1,971941321</text:p>
          </table:table-cell>
          <table:table-cell office:value-type="float" office:value="1.1212328981102859" table:style-name="ce1">
            <text:p>1,121232898</text:p>
          </table:table-cell>
          <table:table-cell table:number-columns-repeated="16373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3" table:style-name="ce1">
            <text:p>3</text:p>
          </table:table-cell>
          <table:table-cell office:value-type="float" office:value="-3.4476504000000001" table:style-name="ce1">
            <text:p>-3,4476504</text:p>
          </table:table-cell>
          <table:table-cell office:value-type="float" office:value="2.7736825999999999" table:style-name="ce1">
            <text:p>2,7736826</text:p>
          </table:table-cell>
          <table:table-cell office:value-type="float" office:value="9.8018619999999999" table:style-name="ce1">
            <text:p>9,801862</text:p>
          </table:table-cell>
          <table:table-cell office:value-type="float" office:value="10.754352937913415" table:formula="of:=SQRT(([.C326]*[.C326])+([.D326]*[.D326])+([.E326]*[.E326]))" table:style-name="ce2">
            <text:p>10,75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6.1555282466898102" table:formula="of:=_xll.DFT([.F326:.F683];1;[.H326];1)" table:style-name="ce1">
            <text:p>6,155528247</text:p>
          </table:table-cell>
          <table:table-cell office:value-type="float" office:value="0.31021699106777989" table:formula="of:=_xll.DFT([.F326:.F683];1;[.H326];2)" table:style-name="ce1">
            <text:p>0,310216991</text:p>
          </table:table-cell>
          <table:table-cell office:value-type="float" office:value="19.822894151059717" table:style-name="ce1">
            <text:p>19,82289415</text:p>
          </table:table-cell>
          <table:table-cell table:number-columns-repeated="16373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office:value-type="float" office:value="-2.6731262" table:style-name="ce1">
            <text:p>-2,6731262</text:p>
          </table:table-cell>
          <table:table-cell office:value-type="float" office:value="2.4983493999999999" table:style-name="ce1">
            <text:p>2,4983494</text:p>
          </table:table-cell>
          <table:table-cell office:value-type="float" office:value="10.226832" table:style-name="ce1">
            <text:p>10,226832</text:p>
          </table:table-cell>
          <table:table-cell office:value-type="float" office:value="10.861650250391548" table:formula="of:=SQRT(([.C327]*[.C327])+([.D327]*[.D327])+([.E327]*[.E327]))" table:style-name="ce2">
            <text:p>10,86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7.6357382624370498" table:formula="of:=_xll.DFT([.F327:.F684];1;[.H327];1)" table:style-name="ce1">
            <text:p>7,635738262</text:p>
          </table:table-cell>
          <table:table-cell office:value-type="float" office:value="-0.71438237052101639" table:formula="of:=_xll.DFT([.F327:.F684];1;[.H327];2)" table:style-name="ce1">
            <text:p>-0,714382371</text:p>
          </table:table-cell>
          <table:table-cell office:value-type="float" office:value="-1.1950400298728596" table:style-name="ce1">
            <text:p>-1,19504003</text:p>
          </table:table-cell>
          <table:table-cell table:number-columns-repeated="16373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3" table:style-name="ce1">
            <text:p>3</text:p>
          </table:table-cell>
          <table:table-cell office:value-type="float" office:value="-1.70946" table:style-name="ce1">
            <text:p>-1,70946</text:p>
          </table:table-cell>
          <table:table-cell office:value-type="float" office:value="-0.36990415999999998" table:style-name="ce1">
            <text:p>-0,36990416</text:p>
          </table:table-cell>
          <table:table-cell office:value-type="float" office:value="9.1985229999999998" table:style-name="ce1">
            <text:p>9,198523</text:p>
          </table:table-cell>
          <table:table-cell office:value-type="float" office:value="9.3633278251225551" table:formula="of:=SQRT(([.C328]*[.C328])+([.D328]*[.D328])+([.E328]*[.E328]))" table:style-name="ce2">
            <text:p>9,36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3.9206767964027551" table:formula="of:=_xll.DFT([.F328:.F685];1;[.H328];1)" table:style-name="ce1">
            <text:p>3,920676796</text:p>
          </table:table-cell>
          <table:table-cell office:value-type="float" office:value="1.3102552554559859" table:formula="of:=_xll.DFT([.F328:.F685];1;[.H328];2)" table:style-name="ce1">
            <text:p>1,310255255</text:p>
          </table:table-cell>
          <table:table-cell office:value-type="float" office:value="18.604425705704934" table:style-name="ce1">
            <text:p>18,60442571</text:p>
          </table:table-cell>
          <table:table-cell table:number-columns-repeated="16373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float" office:value="3" table:style-name="ce1">
            <text:p>3</text:p>
          </table:table-cell>
          <table:table-cell office:value-type="float" office:value="-2.8036099999999999" table:style-name="ce1">
            <text:p>-2,80361</text:p>
          </table:table-cell>
          <table:table-cell office:value-type="float" office:value="2.0602105000000002" table:style-name="ce1">
            <text:p>2,0602105</text:p>
          </table:table-cell>
          <table:table-cell office:value-type="float" office:value="10.041282000000001" table:style-name="ce1">
            <text:p>10,041282</text:p>
          </table:table-cell>
          <table:table-cell office:value-type="float" office:value="10.626948787866358" table:formula="of:=SQRT(([.C329]*[.C329])+([.D329]*[.D329])+([.E329]*[.E329]))" table:style-name="ce2">
            <text:p>10,63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10.639199225869188" table:formula="of:=_xll.DFT([.F329:.F686];1;[.H329];1)" table:style-name="ce1">
            <text:p>10,63919923</text:p>
          </table:table-cell>
          <table:table-cell office:value-type="float" office:value="0.42555379177406893" table:formula="of:=_xll.DFT([.F329:.F686];1;[.H329];2)" table:style-name="ce1">
            <text:p>0,425553792</text:p>
          </table:table-cell>
          <table:table-cell office:value-type="float" office:value="-0.55982771562921596" table:style-name="ce1">
            <text:p>-0,559827716</text:p>
          </table:table-cell>
          <table:table-cell table:number-columns-repeated="16373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3" table:style-name="ce1">
            <text:p>3</text:p>
          </table:table-cell>
          <table:table-cell office:value-type="float" office:value="-3.776853" table:style-name="ce1">
            <text:p>-3,776853</text:p>
          </table:table-cell>
          <table:table-cell office:value-type="float" office:value="-0.38307226" table:style-name="ce1">
            <text:p>-0,38307226</text:p>
          </table:table-cell>
          <table:table-cell office:value-type="float" office:value="9.4008330000000004" table:style-name="ce1">
            <text:p>9,400833</text:p>
          </table:table-cell>
          <table:table-cell office:value-type="float" office:value="10.138393562782987" table:formula="of:=SQRT(([.C330]*[.C330])+([.D330]*[.D330])+([.E330]*[.E330]))" table:style-name="ce2">
            <text:p>10,14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1.7189907044690498" table:formula="of:=_xll.DFT([.F330:.F687];1;[.H330];1)" table:style-name="ce1">
            <text:p>1,718990704</text:p>
          </table:table-cell>
          <table:table-cell office:value-type="float" office:value="2.7911294792859707" table:formula="of:=_xll.DFT([.F330:.F687];1;[.H330];2)" table:style-name="ce1">
            <text:p>2,791129479</text:p>
          </table:table-cell>
          <table:table-cell office:value-type="float" office:value="20.58294698876291" table:style-name="ce1">
            <text:p>20,58294699</text:p>
          </table:table-cell>
          <table:table-cell table:number-columns-repeated="16373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float" office:value="3" table:style-name="ce1">
            <text:p>3</text:p>
          </table:table-cell>
          <table:table-cell office:value-type="float" office:value="-0.45729252999999997" table:style-name="ce1">
            <text:p>-0,45729253</text:p>
          </table:table-cell>
          <table:table-cell office:value-type="float" office:value="0.32321724000000002" table:style-name="ce1">
            <text:p>0,32321724</text:p>
          </table:table-cell>
          <table:table-cell office:value-type="float" office:value="9.8916445" table:style-name="ce1">
            <text:p>9,8916445</text:p>
          </table:table-cell>
          <table:table-cell office:value-type="float" office:value="9.9074828668338988" table:formula="of:=SQRT(([.C331]*[.C331])+([.D331]*[.D331])+([.E331]*[.E331]))" table:style-name="ce2">
            <text:p>9,91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4.2838660580363497" table:formula="of:=_xll.DFT([.F331:.F688];1;[.H331];1)" table:style-name="ce1">
            <text:p>4,283866058</text:p>
          </table:table-cell>
          <table:table-cell office:value-type="float" office:value="2.9621177299188486" table:formula="of:=_xll.DFT([.F331:.F688];1;[.H331];2)" table:style-name="ce1">
            <text:p>2,96211773</text:p>
          </table:table-cell>
          <table:table-cell office:value-type="float" office:value="-1.027935110549544" table:style-name="ce1">
            <text:p>-1,027935111</text:p>
          </table:table-cell>
          <table:table-cell table:number-columns-repeated="16373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3" table:style-name="ce1">
            <text:p>3</text:p>
          </table:table-cell>
          <table:table-cell office:value-type="float" office:value="0.76255320000000004" table:style-name="ce1">
            <text:p>0,7625532</text:p>
          </table:table-cell>
          <table:table-cell office:value-type="float" office:value="-1.6077064000000001" table:style-name="ce1">
            <text:p>-1,6077064</text:p>
          </table:table-cell>
          <table:table-cell office:value-type="float" office:value="4.1228150000000001" table:style-name="ce1">
            <text:p>4,122815</text:p>
          </table:table-cell>
          <table:table-cell office:value-type="float" office:value="4.4904132076743446" table:formula="of:=SQRT(([.C332]*[.C332])+([.D332]*[.D332])+([.E332]*[.E332]))" table:style-name="ce2">
            <text:p>4,49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5.395395539492692" table:formula="of:=_xll.DFT([.F332:.F689];1;[.H332];1)" table:style-name="ce1">
            <text:p>5,395395539</text:p>
          </table:table-cell>
          <table:table-cell office:value-type="float" office:value="3.4024886592540273" table:formula="of:=_xll.DFT([.F332:.F689];1;[.H332];2)" table:style-name="ce1">
            <text:p>3,402488659</text:p>
          </table:table-cell>
          <table:table-cell office:value-type="float" office:value="18.843938330155662" table:style-name="ce1">
            <text:p>18,84393833</text:p>
          </table:table-cell>
          <table:table-cell table:number-columns-repeated="16373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float" office:value="3" table:style-name="ce1">
            <text:p>3</text:p>
          </table:table-cell>
          <table:table-cell office:value-type="float" office:value="-0.53510409999999997" table:style-name="ce1">
            <text:p>-0,5351041</text:p>
          </table:table-cell>
          <table:table-cell office:value-type="float" office:value="0.58298813999999999" table:style-name="ce1">
            <text:p>0,58298814</text:p>
          </table:table-cell>
          <table:table-cell office:value-type="float" office:value="10.784681000000001" table:style-name="ce1">
            <text:p>10,784681</text:p>
          </table:table-cell>
          <table:table-cell office:value-type="float" office:value="10.813674483771855" table:formula="of:=SQRT(([.C333]*[.C333])+([.D333]*[.D333])+([.E333]*[.E333]))" table:style-name="ce2">
            <text:p>10,81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3.4464571356619493" table:formula="of:=_xll.DFT([.F333:.F690];1;[.H333];1)" table:style-name="ce1">
            <text:p>3,446457136</text:p>
          </table:table-cell>
          <table:table-cell office:value-type="float" office:value="2.0616356975090868" table:formula="of:=_xll.DFT([.F333:.F690];1;[.H333];2)" table:style-name="ce1">
            <text:p>2,061635698</text:p>
          </table:table-cell>
          <table:table-cell office:value-type="float" office:value="-1.4064009407077689" table:style-name="ce1">
            <text:p>-1,406400941</text:p>
          </table:table-cell>
          <table:table-cell table:number-columns-repeated="16373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3" table:style-name="ce1">
            <text:p>3</text:p>
          </table:table-cell>
          <table:table-cell office:value-type="float" office:value="-0.17597382" table:style-name="ce1">
            <text:p>-0,17597382</text:p>
          </table:table-cell>
          <table:table-cell office:value-type="float" office:value="-0.33518824000000003" table:style-name="ce1">
            <text:p>-0,33518824</text:p>
          </table:table-cell>
          <table:table-cell office:value-type="float" office:value="10.673351" table:style-name="ce1">
            <text:p>10,673351</text:p>
          </table:table-cell>
          <table:table-cell office:value-type="float" office:value="10.680062710993822" table:formula="of:=SQRT(([.C334]*[.C334])+([.D334]*[.D334])+([.E334]*[.E334]))" table:style-name="ce2">
            <text:p>10,68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5.1397434651012803" table:formula="of:=_xll.DFT([.F334:.F691];1;[.H334];1)" table:style-name="ce1">
            <text:p>5,139743465</text:p>
          </table:table-cell>
          <table:table-cell office:value-type="float" office:value="2.0032811314036807" table:formula="of:=_xll.DFT([.F334:.F691];1;[.H334];2)" table:style-name="ce1">
            <text:p>2,003281131</text:p>
          </table:table-cell>
          <table:table-cell office:value-type="float" office:value="19.481689393715943" table:style-name="ce1">
            <text:p>19,48168939</text:p>
          </table:table-cell>
          <table:table-cell table:number-columns-repeated="16373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float" office:value="3" table:style-name="ce1">
            <text:p>3</text:p>
          </table:table-cell>
          <table:table-cell office:value-type="float" office:value="-0.48961424999999997" table:style-name="ce1">
            <text:p>-0,48961425</text:p>
          </table:table-cell>
          <table:table-cell office:value-type="float" office:value="1.0977414999999999" table:style-name="ce1">
            <text:p>1,0977415</text:p>
          </table:table-cell>
          <table:table-cell office:value-type="float" office:value="8.2204910000000009" table:style-name="ce1">
            <text:p>8,220491</text:p>
          </table:table-cell>
          <table:table-cell office:value-type="float" office:value="8.3079017083561073" table:formula="of:=SQRT(([.C335]*[.C335])+([.D335]*[.D335])+([.E335]*[.E335]))" table:style-name="ce2">
            <text:p>8,31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3.4966307703165374" table:formula="of:=_xll.DFT([.F335:.F692];1;[.H335];1)" table:style-name="ce1">
            <text:p>3,49663077</text:p>
          </table:table-cell>
          <table:table-cell office:value-type="float" office:value="1.0595590419599348" table:formula="of:=_xll.DFT([.F335:.F692];1;[.H335];2)" table:style-name="ce1">
            <text:p>1,059559042</text:p>
          </table:table-cell>
          <table:table-cell office:value-type="float" office:value="-1.5083520415165534" table:style-name="ce1">
            <text:p>-1,508352042</text:p>
          </table:table-cell>
          <table:table-cell table:number-columns-repeated="16373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3" table:style-name="ce1">
            <text:p>3</text:p>
          </table:table-cell>
          <table:table-cell office:value-type="float" office:value="-0.12330139" table:style-name="ce1">
            <text:p>-0,12330139</text:p>
          </table:table-cell>
          <table:table-cell office:value-type="float" office:value="2.8790276000000001" table:style-name="ce1">
            <text:p>2,8790276</text:p>
          </table:table-cell>
          <table:table-cell office:value-type="float" office:value="8.4491379999999996" table:style-name="ce1">
            <text:p>8,449138</text:p>
          </table:table-cell>
          <table:table-cell office:value-type="float" office:value="8.927034003373219" table:formula="of:=SQRT(([.C336]*[.C336])+([.D336]*[.D336])+([.E336]*[.E336]))" table:style-name="ce2">
            <text:p>8,93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6.5122998649887309" table:formula="of:=_xll.DFT([.F336:.F693];1;[.H336];1)" table:style-name="ce1">
            <text:p>6,512299865</text:p>
          </table:table-cell>
          <table:table-cell office:value-type="float" office:value="2.9210601324199725" table:formula="of:=_xll.DFT([.F336:.F693];1;[.H336];2)" table:style-name="ce1">
            <text:p>2,921060132</text:p>
          </table:table-cell>
          <table:table-cell office:value-type="float" office:value="20.164047561427196" table:style-name="ce1">
            <text:p>20,16404756</text:p>
          </table:table-cell>
          <table:table-cell table:number-columns-repeated="16373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float" office:value="3" table:style-name="ce1">
            <text:p>3</text:p>
          </table:table-cell>
          <table:table-cell office:value-type="float" office:value="-1.5921441000000001" table:style-name="ce1">
            <text:p>-1,5921441</text:p>
          </table:table-cell>
          <table:table-cell office:value-type="float" office:value="1.9859903000000001" table:style-name="ce1">
            <text:p>1,9859903</text:p>
          </table:table-cell>
          <table:table-cell office:value-type="float" office:value="9.1434560000000005" table:style-name="ce1">
            <text:p>9,143456</text:p>
          </table:table-cell>
          <table:table-cell office:value-type="float" office:value="9.4911468185248786" table:formula="of:=SQRT(([.C337]*[.C337])+([.D337]*[.D337])+([.E337]*[.E337]))" table:style-name="ce2">
            <text:p>9,49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3.2943793684315446" table:formula="of:=_xll.DFT([.F337:.F694];1;[.H337];1)" table:style-name="ce1">
            <text:p>3,294379368</text:p>
          </table:table-cell>
          <table:table-cell office:value-type="float" office:value="0.56853226424263037" table:formula="of:=_xll.DFT([.F337:.F694];1;[.H337];2)" table:style-name="ce1">
            <text:p>0,568532264</text:p>
          </table:table-cell>
          <table:table-cell office:value-type="float" office:value="-0.87577603285498351" table:style-name="ce1">
            <text:p>-0,875776033</text:p>
          </table:table-cell>
          <table:table-cell table:number-columns-repeated="16373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float" office:value="3" table:style-name="ce1">
            <text:p>3</text:p>
          </table:table-cell>
          <table:table-cell office:value-type="float" office:value="-2.067393" table:style-name="ce1">
            <text:p>-2,067393</text:p>
          </table:table-cell>
          <table:table-cell office:value-type="float" office:value="0.72664019999999996" table:style-name="ce1">
            <text:p>0,7266402</text:p>
          </table:table-cell>
          <table:table-cell office:value-type="float" office:value="9.9682589999999998" table:style-name="ce1">
            <text:p>9,968259</text:p>
          </table:table-cell>
          <table:table-cell office:value-type="float" office:value="10.206287634972181" table:formula="of:=SQRT(([.C338]*[.C338])+([.D338]*[.D338])+([.E338]*[.E338]))" table:style-name="ce2">
            <text:p>10,21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5.376714618312282" table:formula="of:=_xll.DFT([.F338:.F695];1;[.H338];1)" table:style-name="ce1">
            <text:p>5,376714618</text:p>
          </table:table-cell>
          <table:table-cell office:value-type="float" office:value="0.95351538045451234" table:formula="of:=_xll.DFT([.F338:.F695];1;[.H338];2)" table:style-name="ce1">
            <text:p>0,95351538</text:p>
          </table:table-cell>
          <table:table-cell office:value-type="float" office:value="16.520905535261683" table:style-name="ce1">
            <text:p>16,52090554</text:p>
          </table:table-cell>
          <table:table-cell table:number-columns-repeated="16373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float" office:value="3" table:style-name="ce1">
            <text:p>3</text:p>
          </table:table-cell>
          <table:table-cell office:value-type="float" office:value="-1.3826514000000001" table:style-name="ce1">
            <text:p>-1,3826514</text:p>
          </table:table-cell>
          <table:table-cell office:value-type="float" office:value="1.8327614000000001" table:style-name="ce1">
            <text:p>1,8327614</text:p>
          </table:table-cell>
          <table:table-cell office:value-type="float" office:value="8.4359690000000001" table:style-name="ce1">
            <text:p>8,435969</text:p>
          </table:table-cell>
          <table:table-cell office:value-type="float" office:value="8.7427862956961793" table:formula="of:=SQRT(([.C339]*[.C339])+([.D339]*[.D339])+([.E339]*[.E339]))" table:style-name="ce2">
            <text:p>8,74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6.1397573178147251" table:formula="of:=_xll.DFT([.F339:.F696];1;[.H339];1)" table:style-name="ce1">
            <text:p>6,139757318</text:p>
          </table:table-cell>
          <table:table-cell office:value-type="float" office:value="4.0497739418499155" table:formula="of:=_xll.DFT([.F339:.F696];1;[.H339];2)" table:style-name="ce1">
            <text:p>4,049773942</text:p>
          </table:table-cell>
          <table:table-cell office:value-type="float" office:value="1.631433486587575" table:style-name="ce1">
            <text:p>1,631433487</text:p>
          </table:table-cell>
          <table:table-cell table:number-columns-repeated="16373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float" office:value="3" table:style-name="ce1">
            <text:p>3</text:p>
          </table:table-cell>
          <table:table-cell office:value-type="float" office:value="-1.2557588" table:style-name="ce1">
            <text:p>-1,2557588</text:p>
          </table:table-cell>
          <table:table-cell office:value-type="float" office:value="2.1308395999999998" table:style-name="ce1">
            <text:p>2,1308396</text:p>
          </table:table-cell>
          <table:table-cell office:value-type="float" office:value="10.506954" table:style-name="ce1">
            <text:p>10,506954</text:p>
          </table:table-cell>
          <table:table-cell office:value-type="float" office:value="10.794141462979889" table:formula="of:=SQRT(([.C340]*[.C340])+([.D340]*[.D340])+([.E340]*[.E340]))" table:style-name="ce2">
            <text:p>10,79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2.2403828968062061" table:formula="of:=_xll.DFT([.F340:.F697];1;[.H340];1)" table:style-name="ce1">
            <text:p>2,240382897</text:p>
          </table:table-cell>
          <table:table-cell office:value-type="float" office:value="2.4179118656461576" table:formula="of:=_xll.DFT([.F340:.F697];1;[.H340];2)" table:style-name="ce1">
            <text:p>2,417911866</text:p>
          </table:table-cell>
          <table:table-cell office:value-type="float" office:value="20.578687250122311" table:style-name="ce1">
            <text:p>20,57868725</text:p>
          </table:table-cell>
          <table:table-cell table:number-columns-repeated="16373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float" office:value="3" table:style-name="ce1">
            <text:p>3</text:p>
          </table:table-cell>
          <table:table-cell office:value-type="float" office:value="-0.11492168" table:style-name="ce1">
            <text:p>-0,11492168</text:p>
          </table:table-cell>
          <table:table-cell office:value-type="float" office:value="0.25737666999999997" table:style-name="ce1">
            <text:p>0,25737667</text:p>
          </table:table-cell>
          <table:table-cell office:value-type="float" office:value="9.7288390000000007" table:style-name="ce1">
            <text:p>9,728839</text:p>
          </table:table-cell>
          <table:table-cell office:value-type="float" office:value="9.7329213513063646" table:formula="of:=SQRT(([.C341]*[.C341])+([.D341]*[.D341])+([.E341]*[.E341]))" table:style-name="ce2">
            <text:p>9,73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2.1649614070710355" table:formula="of:=_xll.DFT([.F341:.F698];1;[.H341];1)" table:style-name="ce1">
            <text:p>2,164961407</text:p>
          </table:table-cell>
          <table:table-cell office:value-type="float" office:value="-0.89296207903901281" table:formula="of:=_xll.DFT([.F341:.F698];1;[.H341];2)" table:style-name="ce1">
            <text:p>-0,892962079</text:p>
          </table:table-cell>
          <table:table-cell office:value-type="float" office:value="-0.49629270377347268" table:style-name="ce1">
            <text:p>-0,496292704</text:p>
          </table:table-cell>
          <table:table-cell table:number-columns-repeated="16373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float" office:value="-0.44771572999999998" table:style-name="ce1">
            <text:p>-0,44771573</text:p>
          </table:table-cell>
          <table:table-cell office:value-type="float" office:value="1.0857705" table:style-name="ce1">
            <text:p>1,0857705</text:p>
          </table:table-cell>
          <table:table-cell office:value-type="float" office:value="7.2819643000000003" table:style-name="ce1">
            <text:p>7,2819643</text:p>
          </table:table-cell>
          <table:table-cell office:value-type="float" office:value="7.3760660937951323" table:formula="of:=SQRT(([.C342]*[.C342])+([.D342]*[.D342])+([.E342]*[.E342]))" table:style-name="ce2">
            <text:p>7,38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4.4707373730091806" table:formula="of:=_xll.DFT([.F342:.F699];1;[.H342];1)" table:style-name="ce1">
            <text:p>4,470737373</text:p>
          </table:table-cell>
          <table:table-cell office:value-type="float" office:value="1.8500567222752993" table:formula="of:=_xll.DFT([.F342:.F699];1;[.H342];2)" table:style-name="ce1">
            <text:p>1,850056722</text:p>
          </table:table-cell>
          <table:table-cell office:value-type="float" office:value="19.423025365282314" table:style-name="ce1">
            <text:p>19,42302537</text:p>
          </table:table-cell>
          <table:table-cell table:number-columns-repeated="16373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float" office:value="3" table:style-name="ce1">
            <text:p>3</text:p>
          </table:table-cell>
          <table:table-cell office:value-type="float" office:value="-0.51954173999999997" table:style-name="ce1">
            <text:p>-0,51954174</text:p>
          </table:table-cell>
          <table:table-cell office:value-type="float" office:value="1.0079589" table:style-name="ce1">
            <text:p>1,0079589</text:p>
          </table:table-cell>
          <table:table-cell office:value-type="float" office:value="9.7132760000000005" table:style-name="ce1">
            <text:p>9,713276</text:p>
          </table:table-cell>
          <table:table-cell office:value-type="float" office:value="9.7792451352784617" table:formula="of:=SQRT(([.C343]*[.C343])+([.D343]*[.D343])+([.E343]*[.E343]))" table:style-name="ce2">
            <text:p>9,78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3.5464849527448541" table:formula="of:=_xll.DFT([.F343:.F700];1;[.H343];1)" table:style-name="ce1">
            <text:p>3,546484953</text:p>
          </table:table-cell>
          <table:table-cell office:value-type="float" office:value="-1.0020399522354857" table:formula="of:=_xll.DFT([.F343:.F700];1;[.H343];2)" table:style-name="ce1">
            <text:p>-1,002039952</text:p>
          </table:table-cell>
          <table:table-cell office:value-type="float" office:value="1.8467625100352976" table:style-name="ce1">
            <text:p>1,84676251</text:p>
          </table:table-cell>
          <table:table-cell table:number-columns-repeated="16373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float" office:value="3" table:style-name="ce1">
            <text:p>3</text:p>
          </table:table-cell>
          <table:table-cell office:value-type="float" office:value="-0.30765492" table:style-name="ce1">
            <text:p>-0,30765492</text:p>
          </table:table-cell>
          <table:table-cell office:value-type="float" office:value="-0.25378537000000001" table:style-name="ce1">
            <text:p>-0,25378537</text:p>
          </table:table-cell>
          <table:table-cell office:value-type="float" office:value="10.401609000000001" table:style-name="ce1">
            <text:p>10,401609</text:p>
          </table:table-cell>
          <table:table-cell office:value-type="float" office:value="10.409252055393186" table:formula="of:=SQRT(([.C344]*[.C344])+([.D344]*[.D344])+([.E344]*[.E344]))" table:style-name="ce2">
            <text:p>10,41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1.4947206722218274" table:formula="of:=_xll.DFT([.F344:.F701];1;[.H344];1)" table:style-name="ce1">
            <text:p>1,494720672</text:p>
          </table:table-cell>
          <table:table-cell office:value-type="float" office:value="3.5175345328406022" table:formula="of:=_xll.DFT([.F344:.F701];1;[.H344];2)" table:style-name="ce1">
            <text:p>3,517534533</text:p>
          </table:table-cell>
          <table:table-cell office:value-type="float" office:value="16.345746339219577" table:style-name="ce1">
            <text:p>16,34574634</text:p>
          </table:table-cell>
          <table:table-cell table:number-columns-repeated="16373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float" office:value="3" table:style-name="ce1">
            <text:p>3</text:p>
          </table:table-cell>
          <table:table-cell office:value-type="float" office:value="-0.78170687000000005" table:style-name="ce1">
            <text:p>-0,78170687</text:p>
          </table:table-cell>
          <table:table-cell office:value-type="float" office:value="5.1475334999999997E-2" table:style-name="ce1">
            <text:p>0,051475335</text:p>
          </table:table-cell>
          <table:table-cell office:value-type="float" office:value="9.9981860000000005" table:style-name="ce1">
            <text:p>9,998186</text:p>
          </table:table-cell>
          <table:table-cell office:value-type="float" office:value="10.028830372048107" table:formula="of:=SQRT(([.C345]*[.C345])+([.D345]*[.D345])+([.E345]*[.E345]))" table:style-name="ce2">
            <text:p>10,03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4.9561784749169489" table:formula="of:=_xll.DFT([.F345:.F702];1;[.H345];1)" table:style-name="ce1">
            <text:p>4,956178475</text:p>
          </table:table-cell>
          <table:table-cell office:value-type="float" office:value="0.34377150113725635" table:formula="of:=_xll.DFT([.F345:.F702];1;[.H345];2)" table:style-name="ce1">
            <text:p>0,343771501</text:p>
          </table:table-cell>
          <table:table-cell office:value-type="float" office:value="-1.7768542285335116" table:style-name="ce1">
            <text:p>-1,776854229</text:p>
          </table:table-cell>
          <table:table-cell table:number-columns-repeated="16373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3" table:style-name="ce1">
            <text:p>3</text:p>
          </table:table-cell>
          <table:table-cell office:value-type="float" office:value="-0.77213010000000004" table:style-name="ce1">
            <text:p>-0,7721301</text:p>
          </table:table-cell>
          <table:table-cell office:value-type="float" office:value="1.7729063" table:style-name="ce1">
            <text:p>1,7729063</text:p>
          </table:table-cell>
          <table:table-cell office:value-type="float" office:value="7.3909006000000002" table:style-name="ce1">
            <text:p>7,3909006</text:p>
          </table:table-cell>
          <table:table-cell office:value-type="float" office:value="7.6396854201587425" table:formula="of:=SQRT(([.C346]*[.C346])+([.D346]*[.D346])+([.E346]*[.E346]))" table:style-name="ce2">
            <text:p>7,64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4.0608814895681062" table:formula="of:=_xll.DFT([.F346:.F703];1;[.H346];1)" table:style-name="ce1">
            <text:p>4,06088149</text:p>
          </table:table-cell>
          <table:table-cell office:value-type="float" office:value="3.1576391857758797" table:formula="of:=_xll.DFT([.F346:.F703];1;[.H346];2)" table:style-name="ce1">
            <text:p>3,157639186</text:p>
          </table:table-cell>
          <table:table-cell office:value-type="float" office:value="18.894591081436989" table:style-name="ce1">
            <text:p>18,89459108</text:p>
          </table:table-cell>
          <table:table-cell table:number-columns-repeated="16373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float" office:value="3" table:style-name="ce1">
            <text:p>3</text:p>
          </table:table-cell>
          <table:table-cell office:value-type="float" office:value="0.65481420000000001" table:style-name="ce1">
            <text:p>0,6548142</text:p>
          </table:table-cell>
          <table:table-cell office:value-type="float" office:value="-0.25258827" table:style-name="ce1">
            <text:p>-0,25258827</text:p>
          </table:table-cell>
          <table:table-cell office:value-type="float" office:value="9.0428999999999995" table:style-name="ce1">
            <text:p>9,0429</text:p>
          </table:table-cell>
          <table:table-cell office:value-type="float" office:value="9.0700949763860379" table:formula="of:=SQRT(([.C347]*[.C347])+([.D347]*[.D347])+([.E347]*[.E347]))" table:style-name="ce2">
            <text:p>9,07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3.8611028327463885" table:formula="of:=_xll.DFT([.F347:.F704];1;[.H347];1)" table:style-name="ce1">
            <text:p>3,861102833</text:p>
          </table:table-cell>
          <table:table-cell office:value-type="float" office:value="2.2967999924491291" table:formula="of:=_xll.DFT([.F347:.F704];1;[.H347];2)" table:style-name="ce1">
            <text:p>2,296799992</text:p>
          </table:table-cell>
          <table:table-cell office:value-type="float" office:value="-0.6709841688472381" table:style-name="ce1">
            <text:p>-0,670984169</text:p>
          </table:table-cell>
          <table:table-cell table:number-columns-repeated="16373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0.22266077000000001" table:style-name="ce1">
            <text:p>0,22266077</text:p>
          </table:table-cell>
          <table:table-cell office:value-type="float" office:value="-1.4077904999999999" table:style-name="ce1">
            <text:p>-1,4077905</text:p>
          </table:table-cell>
          <table:table-cell office:value-type="float" office:value="10.647015" table:style-name="ce1">
            <text:p>10,647015</text:p>
          </table:table-cell>
          <table:table-cell office:value-type="float" office:value="10.741991450406774" table:formula="of:=SQRT(([.C348]*[.C348])+([.D348]*[.D348])+([.E348]*[.E348]))" table:style-name="ce2">
            <text:p>10,74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3.5221029064197538" table:formula="of:=_xll.DFT([.F348:.F705];1;[.H348];1)" table:style-name="ce1">
            <text:p>3,522102906</text:p>
          </table:table-cell>
          <table:table-cell office:value-type="float" office:value="-0.27071452772868432" table:formula="of:=_xll.DFT([.F348:.F705];1;[.H348];2)" table:style-name="ce1">
            <text:p>-0,270714528</text:p>
          </table:table-cell>
          <table:table-cell office:value-type="float" office:value="22.419923429696148" table:style-name="ce1">
            <text:p>22,41992343</text:p>
          </table:table-cell>
          <table:table-cell table:number-columns-repeated="16373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float" office:value="3" table:style-name="ce1">
            <text:p>3</text:p>
          </table:table-cell>
          <table:table-cell office:value-type="float" office:value="1.1180922" table:style-name="ce1">
            <text:p>1,1180922</text:p>
          </table:table-cell>
          <table:table-cell office:value-type="float" office:value="-2.4229321000000001" table:style-name="ce1">
            <text:p>-2,4229321</text:p>
          </table:table-cell>
          <table:table-cell office:value-type="float" office:value="8.6646160000000005" table:style-name="ce1">
            <text:p>8,664616</text:p>
          </table:table-cell>
          <table:table-cell office:value-type="float" office:value="9.0662175440680475" table:formula="of:=SQRT(([.C349]*[.C349])+([.D349]*[.D349])+([.E349]*[.E349]))" table:style-name="ce2">
            <text:p>9,07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1.902215651875605" table:formula="of:=_xll.DFT([.F349:.F706];1;[.H349];1)" table:style-name="ce1">
            <text:p>1,902215652</text:p>
          </table:table-cell>
          <table:table-cell office:value-type="float" office:value="1.3156861741949717" table:formula="of:=_xll.DFT([.F349:.F706];1;[.H349];2)" table:style-name="ce1">
            <text:p>1,315686174</text:p>
          </table:table-cell>
          <table:table-cell office:value-type="float" office:value="-3.3258980528802171" table:style-name="ce1">
            <text:p>-3,325898053</text:p>
          </table:table-cell>
          <table:table-cell table:number-columns-repeated="16373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3" table:style-name="ce1">
            <text:p>3</text:p>
          </table:table-cell>
          <table:table-cell office:value-type="float" office:value="1.3802572" table:style-name="ce1">
            <text:p>1,3802572</text:p>
          </table:table-cell>
          <table:table-cell office:value-type="float" office:value="0.17836803000000001" table:style-name="ce1">
            <text:p>0,17836803</text:p>
          </table:table-cell>
          <table:table-cell office:value-type="float" office:value="11.563993999999999" table:style-name="ce1">
            <text:p>11,563994</text:p>
          </table:table-cell>
          <table:table-cell office:value-type="float" office:value="11.6474410204265" table:formula="of:=SQRT(([.C350]*[.C350])+([.D350]*[.D350])+([.E350]*[.E350]))" table:style-name="ce2">
            <text:p>11,65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1.9276432473413729" table:formula="of:=_xll.DFT([.F350:.F707];1;[.H350];1)" table:style-name="ce1">
            <text:p>1,927643247</text:p>
          </table:table-cell>
          <table:table-cell office:value-type="float" office:value="6.4107442282264226E-2" table:formula="of:=_xll.DFT([.F350:.F707];1;[.H350];2)" table:style-name="ce1">
            <text:p>0,064107442</text:p>
          </table:table-cell>
          <table:table-cell office:value-type="float" office:value="20.020488012311809" table:style-name="ce1">
            <text:p>20,02048801</text:p>
          </table:table-cell>
          <table:table-cell table:number-columns-repeated="16373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float" office:value="3" table:style-name="ce1">
            <text:p>3</text:p>
          </table:table-cell>
          <table:table-cell office:value-type="float" office:value="-9.2176764999999994E-2" table:style-name="ce1">
            <text:p>-0,092176765</text:p>
          </table:table-cell>
          <table:table-cell office:value-type="float" office:value="0.16759412000000001" table:style-name="ce1">
            <text:p>0,16759412</text:p>
          </table:table-cell>
          <table:table-cell office:value-type="float" office:value="9.6079310000000007" table:style-name="ce1">
            <text:p>9,607931</text:p>
          </table:table-cell>
          <table:table-cell office:value-type="float" office:value="9.6098346731785895" table:formula="of:=SQRT(([.C351]*[.C351])+([.D351]*[.D351])+([.E351]*[.E351]))" table:style-name="ce2">
            <text:p>9,61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0.16880172956578626" table:formula="of:=_xll.DFT([.F351:.F708];1;[.H351];1)" table:style-name="ce1">
            <text:p>0,16880173</text:p>
          </table:table-cell>
          <table:table-cell office:value-type="float" office:value="-2.0349276234228942E-3" table:formula="of:=_xll.DFT([.F351:.F708];1;[.H351];2)" table:style-name="ce1">
            <text:p>-0,002034928</text:p>
          </table:table-cell>
          <table:table-cell office:value-type="float" office:value="3.254763084479452" table:style-name="ce1">
            <text:p>3,254763084</text:p>
          </table:table-cell>
          <table:table-cell table:number-columns-repeated="16373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-0.10534488" table:style-name="ce1">
            <text:p>-0,10534488</text:p>
          </table:table-cell>
          <table:table-cell office:value-type="float" office:value="0.15682020999999999" table:style-name="ce1">
            <text:p>0,15682021</text:p>
          </table:table-cell>
          <table:table-cell office:value-type="float" office:value="9.6294789999999999" table:style-name="ce1">
            <text:p>9,629479</text:p>
          </table:table-cell>
          <table:table-cell office:value-type="float" office:value="9.6313319916534734" table:formula="of:=SQRT(([.C352]*[.C352])+([.D352]*[.D352])+([.E352]*[.E352]))" table:style-name="ce2">
            <text:p>9,63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0.2220788016600469" table:formula="of:=_xll.DFT([.F352:.F709];1;[.H352];1)" table:style-name="ce1">
            <text:p>0,222078802</text:p>
          </table:table-cell>
          <table:table-cell office:value-type="float" office:value="-0.77538856332068395" table:formula="of:=_xll.DFT([.F352:.F709];1;[.H352];2)" table:style-name="ce1">
            <text:p>-0,775388563</text:p>
          </table:table-cell>
          <table:table-cell office:value-type="float" office:value="17.605201870609903" table:style-name="ce1">
            <text:p>17,60520187</text:p>
          </table:table-cell>
          <table:table-cell table:number-columns-repeated="16373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float" office:value="3" table:style-name="ce1">
            <text:p>3</text:p>
          </table:table-cell>
          <table:table-cell office:value-type="float" office:value="-9.6965170000000003E-2" table:style-name="ce1">
            <text:p>-0,09696517</text:p>
          </table:table-cell>
          <table:table-cell office:value-type="float" office:value="0.15203180999999999" table:style-name="ce1">
            <text:p>0,15203181</text:p>
          </table:table-cell>
          <table:table-cell office:value-type="float" office:value="9.6234940000000009" table:style-name="ce1">
            <text:p>9,623494</text:p>
          </table:table-cell>
          <table:table-cell office:value-type="float" office:value="9.6251832545401967" table:formula="of:=SQRT(([.C353]*[.C353])+([.D353]*[.D353])+([.E353]*[.E353]))" table:style-name="ce2">
            <text:p>9,63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0.22839815027785815" table:formula="of:=_xll.DFT([.F353:.F710];1;[.H353];1)" table:style-name="ce1">
            <text:p>0,22839815</text:p>
          </table:table-cell>
          <table:table-cell office:value-type="float" office:value="4.5610375960930725" table:formula="of:=_xll.DFT([.F353:.F710];1;[.H353];2)" table:style-name="ce1">
            <text:p>4,561037596</text:p>
          </table:table-cell>
          <table:table-cell office:value-type="float" office:value="1.3359012530680194" table:style-name="ce1">
            <text:p>1,335901253</text:p>
          </table:table-cell>
          <table:table-cell table:number-columns-repeated="16373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float" office:value="3" table:style-name="ce1">
            <text:p>3</text:p>
          </table:table-cell>
          <table:table-cell office:value-type="float" office:value="-8.3797060000000007E-2" table:style-name="ce1">
            <text:p>-0,08379706</text:p>
          </table:table-cell>
          <table:table-cell office:value-type="float" office:value="7.7811554000000005E-2" table:style-name="ce1">
            <text:p>0,077811554</text:p>
          </table:table-cell>
          <table:table-cell office:value-type="float" office:value="9.4786439999999992" table:style-name="ce1">
            <text:p>9,478644</text:p>
          </table:table-cell>
          <table:table-cell office:value-type="float" office:value="9.4793337668813269" table:formula="of:=SQRT(([.C354]*[.C354])+([.D354]*[.D354])+([.E354]*[.E354]))" table:style-name="ce2">
            <text:p>9,48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7.1514222805841396E-2" table:formula="of:=_xll.DFT([.F354:.F711];1;[.H354];1)" table:style-name="ce1">
            <text:p>0,071514223</text:p>
          </table:table-cell>
          <table:table-cell office:value-type="float" office:value="3.5037915796136421" table:formula="of:=_xll.DFT([.F354:.F711];1;[.H354];2)" table:style-name="ce1">
            <text:p>3,50379158</text:p>
          </table:table-cell>
          <table:table-cell office:value-type="float" office:value="18.404365899631848" table:style-name="ce1">
            <text:p>18,4043659</text:p>
          </table:table-cell>
          <table:table-cell table:number-columns-repeated="16373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float" office:value="3" table:style-name="ce1">
            <text:p>3</text:p>
          </table:table-cell>
          <table:table-cell office:value-type="float" office:value="-7.7811554000000005E-2" table:style-name="ce1">
            <text:p>-0,077811554</text:p>
          </table:table-cell>
          <table:table-cell office:value-type="float" office:value="0.14724340999999999" table:style-name="ce1">
            <text:p>0,14724341</text:p>
          </table:table-cell>
          <table:table-cell office:value-type="float" office:value="9.6594069999999999" table:style-name="ce1">
            <text:p>9,659407</text:p>
          </table:table-cell>
          <table:table-cell office:value-type="float" office:value="9.6608425539066367" table:formula="of:=SQRT(([.C355]*[.C355])+([.D355]*[.D355])+([.E355]*[.E355]))" table:style-name="ce2">
            <text:p>9,66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2.5848398258027656E-2" table:formula="of:=_xll.DFT([.F355:.F712];1;[.H355];1)" table:style-name="ce1">
            <text:p>0,025848398</text:p>
          </table:table-cell>
          <table:table-cell office:value-type="float" office:value="-1.5163727626374903" table:formula="of:=_xll.DFT([.F355:.F712];1;[.H355];2)" table:style-name="ce1">
            <text:p>-1,516372763</text:p>
          </table:table-cell>
          <table:table-cell office:value-type="float" office:value="-4.3904304761270012" table:style-name="ce1">
            <text:p>-4,390430476</text:p>
          </table:table-cell>
          <table:table-cell table:number-columns-repeated="16373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3" table:style-name="ce1">
            <text:p>3</text:p>
          </table:table-cell>
          <table:table-cell office:value-type="float" office:value="-9.6965170000000003E-2" table:style-name="ce1">
            <text:p>-0,09696517</text:p>
          </table:table-cell>
          <table:table-cell office:value-type="float" office:value="0.14963761" table:style-name="ce1">
            <text:p>0,14963761</text:p>
          </table:table-cell>
          <table:table-cell office:value-type="float" office:value="9.6402529999999995" table:style-name="ce1">
            <text:p>9,640253</text:p>
          </table:table-cell>
          <table:table-cell office:value-type="float" office:value="9.641901864390066" table:formula="of:=SQRT(([.C356]*[.C356])+([.D356]*[.D356])+([.E356]*[.E356]))" table:style-name="ce2">
            <text:p>9,64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3.7455553065635208E-2" table:formula="of:=_xll.DFT([.F356:.F713];1;[.H356];1)" table:style-name="ce1">
            <text:p>0,037455553</text:p>
          </table:table-cell>
          <table:table-cell office:value-type="float" office:value="4.1861840964739967" table:formula="of:=_xll.DFT([.F356:.F713];1;[.H356];2)" table:style-name="ce1">
            <text:p>4,186184096</text:p>
          </table:table-cell>
          <table:table-cell office:value-type="float" office:value="22.705660836723801" table:style-name="ce1">
            <text:p>22,70566084</text:p>
          </table:table-cell>
          <table:table-cell table:number-columns-repeated="16373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float" office:value="3" table:style-name="ce1">
            <text:p>3</text:p>
          </table:table-cell>
          <table:table-cell office:value-type="float" office:value="-0.110133275" table:style-name="ce1">
            <text:p>-0,110133275</text:p>
          </table:table-cell>
          <table:table-cell office:value-type="float" office:value="0.16160862000000001" table:style-name="ce1">
            <text:p>0,16160862</text:p>
          </table:table-cell>
          <table:table-cell office:value-type="float" office:value="9.6091289999999994" table:style-name="ce1">
            <text:p>9,609129</text:p>
          </table:table-cell>
          <table:table-cell office:value-type="float" office:value="9.6111189162844877" table:formula="of:=SQRT(([.C357]*[.C357])+([.D357]*[.D357])+([.E357]*[.E357]))" table:style-name="ce2">
            <text:p>9,61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5.6730047845388043E-2" table:formula="of:=_xll.DFT([.F357:.F714];1;[.H357];1)" table:style-name="ce1">
            <text:p>0,056730048</text:p>
          </table:table-cell>
          <table:table-cell office:value-type="float" office:value="3.1415927410125732" table:formula="of:=_xll.DFT([.F357:.F714];1;[.H357];2)" table:style-name="ce1">
            <text:p>3,141592741</text:p>
          </table:table-cell>
          <table:table-cell office:value-type="float" office:value="1.3677811187921025" table:style-name="ce1">
            <text:p>1,367781119</text:p>
          </table:table-cell>
          <table:table-cell table:number-columns-repeated="16373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3" table:style-name="ce1">
            <text:p>3</text:p>
          </table:table-cell>
          <table:table-cell office:value-type="float" office:value="-9.4570965000000007E-2" table:style-name="ce1">
            <text:p>-0,094570965</text:p>
          </table:table-cell>
          <table:table-cell office:value-type="float" office:value="0.15562311000000001" table:style-name="ce1">
            <text:p>0,15562311</text:p>
          </table:table-cell>
          <table:table-cell office:value-type="float" office:value="9.605537" table:style-name="ce1">
            <text:p>9,605537</text:p>
          </table:table-cell>
          <table:table-cell office:value-type="float" office:value="9.6072630482440786" table:formula="of:=SQRT(([.C358]*[.C358])+([.D358]*[.D358])+([.E358]*[.E358]))" table:style-name="ce2">
            <text:p>9,61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6.194447269863719E-2" table:formula="of:=_xll.DFT([.F358:.F715];1;[.H358];1)" table:style-name="ce1">
            <text:p>0,061944473</text:p>
          </table:table-cell>
          <table:table-cell office:value-type="float" office:value="2.1312165507409278" table:formula="of:=_xll.DFT([.F358:.F715];1;[.H358];2)" table:style-name="ce1">
            <text:p>2,131216551</text:p>
          </table:table-cell>
          <table:table-cell office:value-type="float" office:value="19.263153902834546" table:style-name="ce1">
            <text:p>19,2631539</text:p>
          </table:table-cell>
          <table:table-cell table:number-columns-repeated="16373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float" office:value="3" table:style-name="ce1">
            <text:p>3</text:p>
          </table:table-cell>
          <table:table-cell office:value-type="float" office:value="-8.7388359999999998E-2" table:style-name="ce1">
            <text:p>-0,08738836</text:p>
          </table:table-cell>
          <table:table-cell office:value-type="float" office:value="0.17357961999999999" table:style-name="ce1">
            <text:p>0,17357962</text:p>
          </table:table-cell>
          <table:table-cell office:value-type="float" office:value="9.6079310000000007" table:style-name="ce1">
            <text:p>9,607931</text:p>
          </table:table-cell>
          <table:table-cell office:value-type="float" office:value="9.609896186260487" table:formula="of:=SQRT(([.C359]*[.C359])+([.D359]*[.D359])+([.E359]*[.E359]))" table:style-name="ce2">
            <text:p>9,61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19.280378288406773" table:formula="of:=_xll.DFT([.F359:.F716];1;[.H359];1)" table:style-name="ce1">
            <text:p>19,28037829</text:p>
          </table:table-cell>
          <table:table-cell office:value-type="float" office:value="0" table:formula="of:=_xll.DFT([.F359:.F716];1;[.H359];2)" table:style-name="ce1">
            <text:p>0</text:p>
          </table:table-cell>
          <table:table-cell office:value-type="float" office:value="0.55708428750686967" table:style-name="ce1">
            <text:p>0,557084288</text:p>
          </table:table-cell>
          <table:table-cell table:number-columns-repeated="16373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float" office:value="3" table:style-name="ce1">
            <text:p>3</text:p>
          </table:table-cell>
          <table:table-cell office:value-type="float" office:value="-7.5417355000000005E-2" table:style-name="ce1">
            <text:p>-0,075417355</text:p>
          </table:table-cell>
          <table:table-cell office:value-type="float" office:value="0.21547815000000001" table:style-name="ce1">
            <text:p>0,21547815</text:p>
          </table:table-cell>
          <table:table-cell office:value-type="float" office:value="9.6677870000000006" table:style-name="ce1">
            <text:p>9,667787</text:p>
          </table:table-cell>
          <table:table-cell office:value-type="float" office:value="9.6704821021462841" table:formula="of:=SQRT(([.C360]*[.C360])+([.D360]*[.D360])+([.E360]*[.E360]))" table:style-name="ce2">
            <text:p>9,67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9.6704821021462841" table:formula="of:=_xll.DFT([.F360:.F717];1;[.H360];1)" table:style-name="ce1">
            <text:p>9,670482102</text:p>
          </table:table-cell>
          <table:table-cell office:value-type="float" office:value="0" table:formula="of:=_xll.DFT([.F360:.F717];1;[.H360];2)" table:style-name="ce1">
            <text:p>0</text:p>
          </table:table-cell>
          <table:table-cell office:value-type="float" office:value="16.662509261786909" table:style-name="ce1">
            <text:p>16,66250926</text:p>
          </table:table-cell>
          <table:table-cell table:number-columns-repeated="16373"/>
        </table:table-row>
        <table:table-row table:number-rows-repeated="10482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jaak</meta:initial-creator>
    <dc:creator>sjaak</dc:creator>
    <meta:creation-date>2015-05-03T12:23:53Z</meta:creation-date>
    <dc:date>2015-05-03T13:07:4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Magnitud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F$3:.$F$360" chart:class="chart:line" chart:attached-axis="primary-y" chart:style-name="G0S0">
            <chart:data-point chart:repeated="35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FT-full se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I$4:.$I$360" chart:class="chart:line" chart:attached-axis="primary-y" chart:style-name="G0S0">
            <chart:data-point chart:repeated="35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FT-Half set</text:p>
        </chart:title>
        <chart:plot-area svg:x="0.0pt" svg:y="36.59748031496063pt" svg:width="356.8900787401575pt" svg:height="176.7144881889764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N$4:.$N$183" chart:class="chart:line" chart:attached-axis="primary-y" chart:style-name="G0S0">
            <chart:data-point chart:repeated="18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F$3:.$F$183" chart:class="chart:line" chart:attached-axis="primary-y" chart:style-name="G0S0">
            <chart:data-point chart:repeated="18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